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帮助消费者认识棕榈油有多难？ (Free Version)</text:span>
</text:h>
      <text:p text:style-name="P4">
Authors: ['牛雨晗']</text:p>
      <text:p text:style-name="P4">
Publisher: 英国《金融时报》</text:p>
      <text:p text:style-name="P4">
Time: 2023-06-19T00:21:39+00:00</text:p>
      <text:p text:style-name="P4">
Published Time: 2023-06-18T12:00:99+08:00</text:p>
      <text:p text:style-name="P4">
Modified Time: 2023-06-18T20:20:99+08:00</text:p>
      <text:p text:style-name="P4">
Description: 牛雨晗：棕榈油的可持续性问题在中国尚未成为一个公共议题，但民间社会组织的宣传活动已初见成效，方便面行业和个护化妆品行业充满潜力。</text:p>
      <text:p text:style-name="P4">
Images: ["<text:a xlink:type="simple" xlink:href="https://thumbor.ftacademy.cn/unsafe/picture/5/000184785_piclink.jpg" text:style-name="Internet_20_link" text:visited-style-name="Visited_20_Internet_20_Link">
000184785_pic...</text:a>
"]</text:p>
      <text:p text:style-name="P4">
Themes: ['专栏', '中外对话', '关注']</text:p>
      <text:p text:style-name="P4">
Keywords: ['中外对话', '橄榄油', '化妆品', '环保', '大宗商品', '马来西亚', '印度尼西亚', '方便面']</text:p>
      <text:p text:style-name="P4">
Type: Article</text:p>
      <!--METADATA-->
      <text:p text:style-name="P4">
<draw:frame draw:style-name="fr1" draw:name="Image2" text:anchor-type="as-char" svg:width="6.9236in" svg:height="4.624748in" draw:z-index="0">
<draw:image xlink:href="../Images/FT Chinese Free Version/2023-06-19T00-21-39-00-00/000184785_piclink.jpg" xlink:type="simple" xlink:show="embed" xlink:actuate="onLoad" draw:mime-type="image/jpeg"/>
</draw:frame>
</text:p>
      <text:p text:style-name="P4">
“你还记得你最近买东西开始有了看配料表的习惯吗？因为你这个小小的行为，自然已经开始了改变……”</text:p>
      <text:p text:style-name="P4">
在去年12月于加拿大蒙特利尔举办的联合国《生物多样性公约》缔约方大会第十五次会议（COP15）上，非营利性教育组织野声（WildBound）发布了全球首款有关红毛猩猩和可持续棕榈油的游戏——《林中人》。</text:p>
      <text:p text:style-name="P4">
Source: <text:a xlink:type="simple" xlink:href="http://www.ftchinese.com/story/001100002" text:style-name="Internet_20_link" text:visited-style-name="Visited_20_Internet_20_Link">
http://www.ftchinese.com/story/001100002</text:a>
</text:p>
      <!--NEWS-->
      <text:h text:style-name="P10" text:outline-level="1">
<text:span text:style-name="T4">
北约在俄罗斯附近进行重大空中演习，瓦格纳指挥官承认大量囚犯自愿参战</text:span>
</text:h>
      <text:p text:style-name="P4">
Author: 半岛电视台＋通讯社</text:p>
      <text:p text:style-name="P4">
Publisher: Al Jazeera</text:p>
      <text:p text:style-name="P4">
Published Time: 2023-06-19T04:25:33</text:p>
      <text:p text:style-name="P4">
Modified Time: 2023-06-19T21:47:27</text:p>
      <text:p text:style-name="P4">
Description: 北约正准备在该联盟与俄罗斯接壤的东翼进行空中演习，而乌克兰东部和南部各条战线战火纷飞之际，</text:p>
      <text:p text:style-name="P4">
Images: ["<text:a xlink:type="simple" xlink:href="https://chinese.aljazeera.net/wp-content/uploads/2023/06/1-1687148126.jpg" text:style-name="Internet_20_link" text:visited-style-name="Visited_20_Internet_20_Link">
1-1687148126.jpg</text:a>
", "<text:a xlink:type="simple" xlink:href="https://chinese.aljazeera.net/wp-content/uploads/2023/06/2-1687148142.jpg" text:style-name="Internet_20_link" text:visited-style-name="Visited_20_Internet_20_Link">
2-1687148142.jpg</text:a>
", "<text:a xlink:type="simple" xlink:href="https://chinese.aljazeera.net/wp-content/uploads/2023/06/3-1687148153.jpg" text:style-name="Internet_20_link" text:visited-style-name="Visited_20_Internet_20_Link">
3-1687148153.jpg</text:a>
", "<text:a xlink:type="simple" xlink:href="https://chinese.aljazeera.net/wp-content/uploads/2023/06/4-1687148165.jpg" text:style-name="Internet_20_link" text:visited-style-name="Visited_20_Internet_20_Link">
4-1687148165.jpg</text:a>
", "<text:a xlink:type="simple" xlink:href="https://chinese.aljazeera.net/wp-content/uploads/2023/06/5-1687148172.jpg" text:style-name="Internet_20_link" text:visited-style-name="Visited_20_Internet_20_Link">
5-168714817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3" text:anchor-type="as-char" svg:width="6.9236in" svg:height="4.612736in" draw:z-index="0">
<draw:image xlink:href="../Images/Aljazeera Chinese/2023-06-19T04-25-33/1-1687148126.jpg" xlink:type="simple" xlink:show="embed" xlink:actuate="onLoad" draw:mime-type="image/jpeg"/>
</draw:frame>
 乌克兰此前用榴弹炮轰炸俄罗斯军队的阵地 (路透)</text:p>
      <text:p text:style-name="P4">
北约正准备在该联盟与俄罗斯接壤的东翼进行空中演习，而乌克兰东部和南部各条战线战火纷飞之际，俄罗斯瓦格纳集团指挥官叶夫根尼·普里戈津透露，大量战俘自愿到乌克兰作战以换取赦免。</text:p>
      <text:p text:style-name="P4">
德新社报道称，本周将启动一次大型空中演习，其中包括飞越联盟东翼的战斗机。根据机动计划，东部联盟伙伴要求以军事保障和团结发出这样的信号。</text:p>
      <text:p text:style-name="P4">
上周一，北约在德国的协调下发起了一系列规模最大的空中演习，被称为“空中卫士-2023”，旨在展示其成员面对潜在威胁时的团结，特别是来自俄罗斯的威胁。演习包括在德国、捷克共和国、爱沙尼亚和拉脱维亚上空的演习。</text:p>
      <text:p text:style-name="P4">
“空中卫士-2023”演习将持续到6月23日，将包括来自25个成员国和北约盟国的约250架军用飞机，其中包括日本和瑞典，它们是世界上最大军事联盟的候选成员。</text:p>
      <text:p text:style-name="P4">
大约 1万人将参加这些演习，目的是在北约领土内的城市、机场或港口遭到袭击时加强联合行动和防御无人机和巡航导弹。</text:p>
      <text:p text:style-name="P4">
根据德国空军司令英戈·格哈茨将军在介绍此次演习时的说法，演习的想法是在2018年针对俄罗斯在2014年吞并克里米亚而提出的，尽管它并不具体针对“任何一方”。</text:p>
      <text:p text:style-name="P4">
<draw:frame draw:style-name="fr1" draw:name="Image4" text:anchor-type="as-char" svg:width="6.9236in" svg:height="3.894525in" draw:z-index="0">
<draw:image xlink:href="../Images/Aljazeera Chinese/2023-06-19T04-25-33/2-1687148142.jpg" xlink:type="simple" xlink:show="embed" xlink:actuate="onLoad" draw:mime-type="image/jpeg"/>
</draw:frame>
 北约模拟其军队与俄罗斯的对抗 (半岛电视台)</text:p>
      <text:h text:style-name="P13" text:outline-level="4">
<text:span text:style-name="T4">
战俘</text:span>
</text:h>
      <text:p text:style-name="P4">
与此同时，瓦格纳集团负责人周日称，大约32000名从俄罗斯监狱被征召到乌克兰服兵役的人已经返回他们的国家，并证实他们履行了合同并被部署到作战行动中。</text:p>
      <text:p text:style-name="P4">
妇女和人权活动家表达了她们对包括杀人犯和其他暴力犯罪分子在内的许多罪犯被赦免并过早地重新融入俄罗斯社会的关切。但是，普里戈津认为服兵役是一项重要的社会改造计划。</text:p>
      <text:p text:style-name="P4">
普里戈津在其Telegram应用程序频道上发布的一条音频消息中声称，被释放的人总共只犯了83起罪行，这比刑满释放人员通常犯下的罪行要少80倍。</text:p>
      <text:p text:style-name="P4">
普里戈津是俄罗斯总统弗拉基米尔·普京的密友，他亲自在战俘营招募了一些囚犯。普京已对那些签署参战合同的人发出特赦令，前提是他们在乌克兰至少完成了6个月的作战行动。</text:p>
      <text:p text:style-name="P4">
经过数月的战斗，最终控制了巴赫穆特（乌克兰东部）。普里戈津表示，他在那里失去了2万名战士，其中包括1万名前囚犯。在某些情况下，他努力确保罪犯在埋葬时获得军事荣誉。</text:p>
      <text:p text:style-name="P4">
<draw:frame draw:style-name="fr1" draw:name="Image5" text:anchor-type="as-char" svg:width="6.9236in" svg:height="3.893401in" draw:z-index="0">
<draw:image xlink:href="../Images/Aljazeera Chinese/2023-06-19T04-25-33/3-1687148153.jpg" xlink:type="simple" xlink:show="embed" xlink:actuate="onLoad" draw:mime-type="image/jpeg"/>
</draw:frame>
 普里戈津站在他的两名战士中间 (路透)</text:p>
      <text:h text:style-name="P13" text:outline-level="4">
<text:span text:style-name="T4">
战斗与反攻仍在继续</text:span>
</text:h>
      <text:p text:style-name="P4">
在战场上，乌克兰空军宣布它在乌克兰南部的不同地区摧毁了两架攻击直升机、四架伊朗制造的“沙希德”无人机和一架属于俄罗斯军队的“柳叶刀”无人机，同时声称对俄罗斯军队的场地和装备实施了20多次空袭。</text:p>
      <text:p text:style-name="P4">
乌克兰总参谋部还表示，18日，俄军发动了40多次空袭和60多次导弹袭击，造成人员伤亡。</text:p>
      <text:p text:style-name="P4">
在敖德萨（南部），乌克兰军事当局发言人谢尔盖·布拉丘克（SergeyPrachuk）表示，他的部队瞄准了Rekovye地区（赫尔松东南部）的一个弹药库，最终彻底毁灭该地点。</text:p>
      <text:p text:style-name="P4">
乌克兰梅利托波尔市市长伊万·费多罗夫在电视声明中表示，爆炸的性质表明，目标区域是一个弹药库，俄罗斯军队将其用作组装设备和储存燃料的中心。</text:p>
      <text:p text:style-name="P4">
另一方面，亲俄的赫尔松紧急服务部门报告称，俄罗斯军队摧毁了乌克兰军队的一个弹药库。</text:p>
      <text:h text:style-name="P13" text:outline-level="4">
<text:span text:style-name="T4">
人口疏散</text:span>
</text:h>
      <text:p text:style-name="P4">
在北方，俄罗斯别尔哥罗德州州长维亚切斯拉夫·格拉德科夫表示，乌克兰军队对该州进行了120多枚炮弹轰炸，未造成任何人员伤亡。与此同时，乌克兰无人机还投掷了爆炸装置，损坏了汽车和民用车辆。</text:p>
      <text:p text:style-name="P4">
俄罗斯库尔斯克州州长罗曼·斯塔罗维特表示，由于他所说的乌克兰破坏团体在边境的潜在危险，地区当局已经制定了所有与乌克兰接壤的村庄和城镇居民疏散的方案。</text:p>
      <text:p text:style-name="P4">
在顿涅茨克，亲俄当局报告称，乌克兰对该地区的轰炸造成1人死亡、3人受伤，其中包括1名儿童。</text:p>
      <text:p text:style-name="P4">
与此同时，俄罗斯国防部发言人伊戈尔·科纳申科夫称，俄罗斯军队击退了乌克兰对顿涅茨克轴线的8次袭击，造成210名士兵死亡。</text:p>
      <text:p text:style-name="P4">
科纳申科夫表示，俄罗斯军队还在扎波罗热轴线上击退了 3 个乌克兰战术营的进攻，并指出乌克兰南部地区的一个弹药库被毁。</text:p>
      <text:p text:style-name="P4">
另一方面，塔夫里亚地区的乌克兰军队报告称，在扎波罗热南部和顿涅茨克，俄罗斯军队的伤亡损失达4个连。</text:p>
      <text:p text:style-name="P4">
<draw:frame draw:style-name="fr1" draw:name="Image6" text:anchor-type="as-char" svg:width="6.9236in" svg:height="3.894525in" draw:z-index="0">
<draw:image xlink:href="../Images/Aljazeera Chinese/2023-06-19T04-25-33/4-1687148165.jpg" xlink:type="simple" xlink:show="embed" xlink:actuate="onLoad" draw:mime-type="image/jpeg"/>
</draw:frame>
 乌克兰的反攻：缓慢推进 (半岛电视台)</text:p>
      <text:h text:style-name="P13" text:outline-level="4">
<text:span text:style-name="T4">
乌克兰的评论</text:span>
</text:h>
      <text:p text:style-name="P4">
乌克兰总统府顾问米哈伊洛·波多利亚克就17日俄罗斯总统普京与非洲斡旋代表团的会晤发表评论时称，在他看来，“普京与非洲代表团的会面，以及他与他们的谈话，是俄罗斯典型的欺诈行为。”</text:p>
      <text:p text:style-name="P4">
他补充道，普京谈到他的行为符合联合国宪章，而根据这位乌克兰顾问的说法，他是“国际通缉的战犯”。</text:p>
      <text:p text:style-name="P4">
波多利亚克在评论普京的讲话时问道：“《联合国宪章》对侵略他国、占领其部分地区、实施屠杀和酷刑以及绑架儿童有何规定？”</text:p>
      <text:p text:style-name="P4">
他讽刺地继续说道，按照他的说法，“莫斯科国立国际关系学院可能教授的是另一种国际法。”</text:p>
      <text:h text:style-name="P13" text:outline-level="4">
<text:span text:style-name="T4">
俄罗斯的回应</text:span>
</text:h>
      <text:p text:style-name="P4">
而在对立的阵营，克里姆林宫发言人德米特里·佩斯科夫表示，俄罗斯解除乌克兰武装的使命已基本完成，并且乌克兰军队使用的武器数量要少得多。</text:p>
      <text:p text:style-name="P4">
他在俄罗斯总统在圣彼得堡会见非洲调解代表团期间向媒体发表的声明中补充道，基辅越来越依赖西方提供的武器。</text:p>
      <text:p text:style-name="P4">
佩斯科夫认为，西方国家，特别是北约国家直接卷入了乌克兰冲突。</text:p>
      <text:p text:style-name="P4">
他指出，这种干预将导致冲突延长，欧洲局势将变得更加紧张和难以预测。正如他所说，这将迫使俄罗斯采取更果断的措施来确保其安全和顿巴斯地区人民的安全。</text:p>
      <text:p text:style-name="P4">
<draw:frame draw:style-name="fr1" draw:name="Image7" text:anchor-type="as-char" svg:width="6.9236in" svg:height="4.612736in" draw:z-index="0">
<draw:image xlink:href="../Images/Aljazeera Chinese/2023-06-19T04-25-33/5-1687148172.jpg" xlink:type="simple" xlink:show="embed" xlink:actuate="onLoad" draw:mime-type="image/jpeg"/>
</draw:frame>
 佩斯科夫：俄罗斯解除乌克兰武装的使命已基本完成(阿纳多卢通讯社)</text:p>
      <text:h text:style-name="P13" text:outline-level="4">
<text:span text:style-name="T4">
与西方的战争</text:span>
</text:h>
      <text:p text:style-name="P4">
关于西方加快向基辅提供武器，佩斯科夫在接受俄罗斯RT频道采访时表示，“俄罗斯的特别军事行动开始是为了保卫顿巴斯地区，现在居然变成了与整个西方的战争。”</text:p>
      <text:p text:style-name="P4">
佩斯科夫指出，“事实上，针对基辅政权的特别军事行动是为了确保顿巴斯人民的安全而发起的。这是对的。而据俄罗斯塔斯社报道，现在，这实际上是一场莫斯科与整个西方之间的战争。”</text:p>
      <text:p text:style-name="P4">
佩斯科夫还谈到了俄罗斯总统弗拉基米尔·普京关于如果继续对俄罗斯地区进行轰炸，将在乌克兰境内建立“警戒线”的声明，他表示，随着运往乌克兰的武器范围扩大，缓冲区也将扩大，“即我们必须将乌克兰人从我们的土地上赶走多远的距离。”</text:p>
      <text:p text:style-name="P4">
在同一背景下，欧盟内部市场专员蒂埃里·布雷顿18日（周日）在接受法国《巴黎人报》采访时表示，欧盟正在加快向乌克兰运送武器，以支持对俄罗斯军队的反攻。</text:p>
      <text:p text:style-name="P4">
布雷顿称，“我们将加大武器弹药运送力度。这是一场不断升级的战争，（这些武器）在其中起着决定性的作用。”他补充道，“我们正在为一场可能持续数月甚至更长时间的战争做准备。”</text:p>
      <text:p text:style-name="P4">
Source: <text:a xlink:type="simple" xlink:href="https://chinese.aljazeera.net/news/war-in-ukraine/2023/6/19/%e5%8c%97%e7%ba%a6%e5%9c%a8%e4%bf%84%e7%bd%97%e6%96%af%e9%99%84%e8%bf%91%e8%bf%9b%e8%a1%8c%e9%87%8d%e5%a4%a7%e7%a9%ba%e4%b8%ad%e6%bc%94%e4%b9%a0%e7%93%a6%e6%a0%bc%e7%ba%b3%e6%8c%87%e6%8c%a5%e5%ae%98" text:style-name="Internet_20_link" text:visited-style-name="Visited_20_Internet_20_Link">
https://chinese.aljazeera.net/news/war-in-ukraine/2023/6/19/%e5%8c%97%e7%ba%a6%e5%9c%a8%e4%bf%84%e7%bd%97%e6%96%af%e9%99%84%e8%bf%91%e8%bf%9b%e8%a1%8c%e9%87%8d%e5%a4%a7%e7%a9%ba%e4%b8%ad%e6%bc%94%e4%b9%a0%e7%93%a6%e6%a0%bc%e7%ba%b3%e6%8c%87%e6%8c%a5%e5%ae%98</text:a>
</text:p>
      <!--NEWS-->
      <text:h text:style-name="P10" text:outline-level="1">
<text:span text:style-name="T4">
秦刚以"最突出风险"形容台湾问题　美国维护台海和平稳定立场不变</text:span>
</text:h>
      <text:p text:style-name="P4">
Author: None</text:p>
      <text:p text:style-name="P4">
Publisher: Radio Free Asia (Organization)</text:p>
      <text:p text:style-name="P4">
Published Time: 2023-06-19T04:46:00-04:00</text:p>
      <text:p text:style-name="P4">
Modified Time: 2023-06-20T08:58:55-04:00</text:p>
      <text:p text:style-name="P4">
Description: None</text:p>
      <text:p text:style-name="P4">
Videos: []</text:p>
      <text:p text:style-name="P4">
Audios: ["<text:a xlink:type="simple" xlink:href="https://www.rfa.org/mandarin/yataibaodao/junshiwaijiao/hcm-061920230445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4.712515in" draw:z-index="0">
<draw:image xlink:href="../Images/rfamandarin/2023-06-19T04-46-00-04-00/000000.png" xlink:type="simple" xlink:show="embed" xlink:actuate="onLoad" draw:mime-type="image/png"/>
</draw:frame>
 美国国务卿布林肯18日在北京钓鱼台宾馆与秦刚会面。<text:a xlink:type="simple" xlink:href="https://www.rfa.org/mandarin/yataibaodao/junshiwaijiao/hcm-06192023044539.html/@@images/image" text:style-name="Internet_20_link" text:visited-style-name="Visited_20_Internet_20_Link">
 </text:a>
路透社图片  <text:a xlink:type="simple" xlink:href="https://www.rfa.org/mandarin/yataibaodao/junshiwaijiao/hcm-06192023044539.html/@@stream" text:style-name="Internet_20_link" text:visited-style-name="Visited_20_Internet_20_Link">
Audio-1-Link：https://www.rfa.org/mandarin/yataibaodao/junshiwaijiao/hcm-06192023044539.html/@@stream</text:a>
</text:p>
      <text:p text:style-name="P4">
中国外长秦刚与到访的美国国务卿布林肯举行会谈。秦刚罕见地以"最突出的风险"诠释台湾问题。有分析指，虽然中国多次重申台湾是中国核心利益，但是对美国而言，美国有自己的"一中"政策，不会被美中关系绑架。</text:p>
      <ul>
        <li>
<text:span text:style-name="T4">
<text:a xlink:type="simple" xlink:href="https://www.rfa.org/mandarin/Xinwen/st-06192023034858.html" text:style-name="Internet_20_link" text:visited-style-name="Visited_20_Internet_20_Link">
 布林肯与习近平在人民大会堂会面 </text:a>
 </text:span>
  * <text:span text:style-name="T4">
<text:a xlink:type="simple" xlink:href="https://www.rfa.org/mandarin/yataibaodao/junshiwaijiao/hcm-06182023075433.html" text:style-name="Internet_20_link" text:visited-style-name="Visited_20_Internet_20_Link">
 布林肯会晤秦刚 分析：为美中紧张关系提供缓和契机 </text:a>
 </text:span>
  * <text:span text:style-name="T4">
<text:a xlink:type="simple" xlink:href="https://www.rfa.org/mandarin/Xinwen/st1-06172023220613.html" text:style-name="Internet_20_link" text:visited-style-name="Visited_20_Internet_20_Link">
 布林肯抵达北京 中美关系是否改善全球瞩目 </text:a>
 </text:span>
</li>
      </ul>
      <text:p text:style-name="P4">
据中国外交部的新闻稿指出，秦刚就台湾问题等中方核心利益和重大关切阐明严正立场，提出明确要求。</text:p>
      <text:p text:style-name="P4">
“台湾问题是中国核心利益中的核心，是中美关系最重大的问题，也是最突出的风险。”秦刚说道，中方敦促美方恪守“一个中国”原则和中美三个联合公报，将不支持“台独”的承诺真正落到实处。</text:p>
      <text:p text:style-name="P4">
据美国之音引述美国国务院一位高级官员谈话强调，中国在台湾海峡的军事升级是“全球关注的问题”。这名官员说，维护台湾海峡的和平与稳定符合美国的“长期利益”。</text:p>
      <text:p text:style-name="P4">
国立政治大学教授卢业中对本台表示，在美中多次对话后，各自发布的新闻稿都能看出，中方特别强调台湾问题的重要性，但美方通常会在会谈淡化处理台湾问题。最主要的差异在于，中国认为台湾是它的核心利益，但是从美方角度，美国有自己的“一中”政策，关于美台关系有其主体性，美国认为不该被美中关系绑架。</text:p>
      <text:p text:style-name="P4">
“(秦刚)这一次的表述跟以前不同。换句话说，他明确告诉美方这是核心利益，但同时也是双方最容易擦枪走火或彼此有误判的地方。”卢业中紧接着说道，“美国的一中政策，提到有关两岸的所谓的分歧(differences)，应该要透过两岸之间和平的方式处理，美国在此立场踩得蛮稳的”。</text:p>
      <text:p text:style-name="P4">
<text:span text:style-name="T4">
分析：美中会谈有助缓解台海当下局势 长期对峙趋势不变</text:span>
</text:p>
      <text:p text:style-name="P4">
对于此次的会谈是否有助于台海紧张情势的缓解，台湾安保协会副秘书长何澄辉接受本台访问时表示，“对当下的局势有所缓解，但是长期趋势不变”。</text:p>
      <text:p text:style-name="P4">
他说，对中国而言，今时今刻对台发动战争没有胜算，不是好时机。一旦战事失利或难以开展，就足以动摇中共政权，所以，中国会使出“拖字诀”，让外界误以为情势和缓，但那只会向后积累。</text:p>
      <text:p text:style-name="P4">
站在美国立场，何澄辉认为目前俄乌战争如火如荼进行，西方国家多不希望两边开战，倾向和缓局势。正如美国印太司令阿基里诺日前公开说道，他被授予两项重任，防止中共侵台，若失败就做好交战准备并取胜。“至少大家逐渐凝聚共识，对这种修正主义势力扩张，要做出积极快速的回应。让这样的侵略消灭于无形。”</text:p>
      <text:p text:style-name="P4">
<text:span text:style-name="T4">
台湾问题中国软硬两手</text:span>
</text:p>
      <text:p text:style-name="P4">
中共中央政治局委员、中共中央外办主任王毅19日上午，在北京会见布林肯，提到台湾问题，王毅也重申中国一贯说法，维护国家统一永远是中国核心利益中的核心，是全体中华儿女命运所系，是中国共产党矢志不渝的历史使命，“中国没有任何妥协退让的余地”。</text:p>
      <text:p text:style-name="P4">
美国国务卿布林肯和王毅及秦刚会面时，中方都提及台湾问题。(路透社图片)</text:p>
      <text:p text:style-name="P4">
中国在台湾问题展现“软硬两手、内外有别”的处理，中共掌管台湾事务最高层级官员、全国政协主席王沪宁日前出席海峡论坛大会时强调，“两岸关系发展根基在民间、动力在人民，交流合作成果惠及两岸同胞。”他又大谈“和平”称，“两岸关系和平发展是维护台海和平稳定，…通向民族复兴的正确道路”。</text:p>
      <text:p text:style-name="P4">
向来以战狼形象面对世界的《环球时报》前总编辑胡锡进，针对布林肯与秦刚的会谈在个人微博发帖称，“对中美博弈中方需要坚决把握的原则是不与美国全面对抗，但是在核心利益上坚决寸步不让。”他还提醒，“无论前方出现什么，我们都无需急躁、冲动，更无需惊慌”。</text:p>
      <text:p text:style-name="P4">
“一方面他很清楚知道全面开战或者与美国站在对立面，对中国是灾难性。可是另一方面，又无法放弃核心底线。”何澄辉解读，胡锡进发文接近中国主流利益者的矛盾心态。</text:p>
      <text:p text:style-name="P4">
何澄辉提醒，西方国家在谈判时，为了避免冲突，愿意在某些利益上，双方各退一步。但对中国除了时间上的退让外，其他不会退让。“在中国设定的谈判中，西方国家永远是吃亏，因为你永远没有理解，中国不会在实质问题退让，那这谈判从头到尾都是无效的”。</text:p>
      <text:p text:style-name="P4">
卢业中分析，过去胡锡进在中国民族主义扮演“催油门”的角色，如今他公开放软调子，有助于中国领导阶层后续推动与美国的互动与交流。“不论他的意图为何，确实会有一些些帮助缓和当前比较紧绷的美中对峙的态势”。</text:p>
      <text:p text:style-name="P4">
记者：黄春梅 责编： 许书婷 嘉远 网编：何足</text:p>
      <text:p text:style-name="P4">
Source: <text:a xlink:type="simple" xlink:href="https://www.rfa.org/mandarin/yataibaodao/junshiwaijiao/hcm-06192023044539.html" text:style-name="Internet_20_link" text:visited-style-name="Visited_20_Internet_20_Link">
https://www.rfa.org/mandarin/yataibaodao/junshiwaijiao/hcm-06192023044539.html</text:a>
</text:p>
      <!--NEWS-->
      <text:h text:style-name="P10" text:outline-level="1">
<text:span text:style-name="T4">
新一届中德政府磋商谈什么？ (Free Version)</text:span>
</text:h>
      <text:p text:style-name="P4">
Authors: ['司马兆麟']</text:p>
      <text:p text:style-name="P4">
Publisher: 英国《金融时报》</text:p>
      <text:p text:style-name="P4">
Time: 2023-06-19T06:09:43+00:00</text:p>
      <text:p text:style-name="P4">
Published Time: 2023-06-18T12:00:99+08:00</text:p>
      <text:p text:style-name="P4">
Modified Time: 2023-06-19T01:59:99+08:00</text:p>
      <text:p text:style-name="P4">
Description: 司马兆麟：中德未来的合作道路还有诸多不确定性，放缓一下速度、调整一下策略、寻找新的方向，或许才能跑得更远。</text:p>
      <text:p text:style-name="P4">
Images: ["<text:a xlink:type="simple" xlink:href="https://thumbor.ftacademy.cn/unsafe/picture/5/000162225_piclink.jpg" text:style-name="Internet_20_link" text:visited-style-name="Visited_20_Internet_20_Link">
000162225_pic...</text:a>
"]</text:p>
      <text:p text:style-name="P4">
Themes: ['中德关系', '关注']</text:p>
      <text:p text:style-name="P4">
Keywords: ['中德关系', '中欧关系', '德国', '产业链']</text:p>
      <text:p text:style-name="P4">
Type: Article</text:p>
      <!--METADATA-->
      <text:p text:style-name="P4">
<draw:frame draw:style-name="fr1" draw:name="Image11" text:anchor-type="as-char" svg:width="6.9236in" svg:height="4.617987in" draw:z-index="0">
<draw:image xlink:href="../Images/FT Chinese Free Version/2023-06-19T06-09-43-00-00/000162225_piclink.jpg" xlink:type="simple" xlink:show="embed" xlink:actuate="onLoad" draw:mime-type="image/jpeg"/>
</draw:frame>
</text:p>
      <text:p text:style-name="P4">
6月19日中国国务院李强出访欧洲，对德国进行正式访问并参加七轮中德政府磋商，对法国进行正式访问并出席新全球融资契约峰会。这是李强上任后的首访，充分体现了中方对中欧关系的高度重视。毕竟欧洲始终是中方为抗衡美国试图拉拢的对象，而德法两国在欧洲的领导地位也就成了中国极力争取的对象。</text:p>
      <text:p text:style-name="P4">
访德期间，中德政府将举行新一轮政府磋商。作为双方新一届政府的首次磋商，两国经济界和各国媒体对于本轮的政府磋商都给予了高度关注。此外，李强还将出席第11届中德经济技术合作论坛，并同两国经济界代表进行深入交流。</text:p>
      <text:p text:style-name="P4">
Source: <text:a xlink:type="simple" xlink:href="http://www.ftchinese.com/story/001100011" text:style-name="Internet_20_link" text:visited-style-name="Visited_20_Internet_20_Link">
http://www.ftchinese.com/story/001100011</text:a>
</text:p>
      <!--NEWS-->
      <text:h text:style-name="P10" text:outline-level="1">
<text:span text:style-name="T4">
美国着手应对来自中国AI的潜在威胁 (Free Version)</text:span>
</text:h>
      <text:p text:style-name="P4">
Author: Andrew Duehren / Ryan Tracy</text:p>
      <text:p text:style-name="P4">
Publisher: 华尔街日报中文网</text:p>
      <text:p text:style-name="P4">
Published Time: 2023-06-19T06:20:00.000Z</text:p>
      <text:p text:style-name="P4">
Modified Time: 2023-06-19T06:20:00.000Z</text:p>
      <text:p text:style-name="P4">
Created Time: 2023-06-19T04:45:00.000Z</text:p>
      <text:p text:style-name="P4">
Description: 拜登政府正在努力解决如何识别对国家安全构成威胁的AI的问题；在美国采取行动遏制对中国先进技术公司的投资之际，这是美国面临的一个核心挑战。</text:p>
      <text:p text:style-name="P4">
Images: []</text:p>
      <text:p text:style-name="P4">
Categories: ['国际']</text:p>
      <text:p text:style-name="P4">
Keywords: SYND,LINK:EN|WP-WSJ-0000984127</text:p>
      <text:p text:style-name="P4">
Type: Article</text:p>
      <!--METADATA-->
      <text:p text:style-name="P4">
拜登(Joe Biden)政府正在努力解决如何识别对国家安全构成威胁的人工智能(AI)的问题；在 <text:a xlink:type="simple" xlink:href="https://cn.wsj.com/articles/CN-BGH-20230306080256" text:style-name="Internet_20_link" text:visited-style-name="Visited_20_Internet_20_Link">
 美国采取行动遏制对中国先进技术公司的投资</text:a>
 之际，这是美国面临的一个核心挑战。</text:p>
      <text:p text:style-name="P4">
Source: <text:a xlink:type="simple" xlink:href="https://cn.wsj.com/articles/%E7%BE%8E%E5%9B%BD%E7%9D%80%E6%89%8B%E5%BA%94%E5%AF%B9%E6%9D%A5%E8%87%AA%E4%B8%AD%E5%9B%BDai%E7%9A%84%E6%BD%9C%E5%9C%A8%E5%A8%81%E8%83%81-c0405f1c" text:style-name="Internet_20_link" text:visited-style-name="Visited_20_Internet_20_Link">
https://cn.wsj.com/articles/%E7%BE%8E%E5%9B%BD%E7%9D%80%E6%89%8B%E5%BA%94%E5%AF%B9%E6%9D%A5%E8%87%AA%E4%B8%AD%E5%9B%BDai%E7%9A%84%E6%BD%9C%E5%9C%A8%E5%A8%81%E8%83%81-c0405f1c</text:a>
</text:p>
      <!--NEWS-->
      <text:h text:style-name="P10" text:outline-level="1">
<text:span text:style-name="T4">
FT社评：德国的经济模式需要更新 (Free Version)</text:span>
</text:h>
      <text:p text:style-name="P4">
Authors: ['社评']</text:p>
      <text:p text:style-name="P4">
Publisher: 英国《金融时报》</text:p>
      <text:p text:style-name="P4">
Time: 2023-06-19T06:59:46+00:00</text:p>
      <text:p text:style-name="P4">
Published Time: 2023-06-18T12:00:99+08:00</text:p>
      <text:p text:style-name="P4">
Modified Time: 2023-06-19T02:58:99+08:00</text:p>
      <text:p text:style-name="P4">
Description: 当前的地缘政治逆风突显了德国奉行的国际化经济模式的脆弱，也凸显了其在中长期面临的挑战。</text:p>
      <text:p text:style-name="P4">
Images: ["<text:a xlink:type="simple" xlink:href="https://thumbor.ftacademy.cn/unsafe/picture/8/000182828_piclink.jpg" text:style-name="Internet_20_link" text:visited-style-name="Visited_20_Internet_20_Link">
000182828_pic...</text:a>
"]</text:p>
      <text:p text:style-name="P4">
Themes: ['德国经济', '关注']</text:p>
      <text:p text:style-name="P4">
Keywords: ['德国经济', '制造业', '工业', '能源', '供应链']</text:p>
      <text:p text:style-name="P4">
Type: Article</text:p>
      <!--METADATA-->
      <text:p text:style-name="P4">
<draw:frame draw:style-name="fr1" draw:name="Image12" text:anchor-type="as-char" svg:width="6.9236in" svg:height="3.894525in" draw:z-index="0">
<draw:image xlink:href="../Images/FT Chinese Free Version/2023-06-19T06-59-46-00-00/000182828_piclink.jpg" xlink:type="simple" xlink:show="embed" xlink:actuate="onLoad" draw:mime-type="image/jpeg"/>
</draw:frame>
</text:p>
      <text:p text:style-name="P4">
德国最近公布的数据显示，这个欧洲经济强国近期前景黯淡。德国经济今年出现衰退，该国的投资者情绪最近以疫情以来最快的速度降低。经合组织(OECD)现在预计，今年德国的经济增长率将是主要经济体中最低的。然而，今年过后的走势更令人担忧。当前的地缘政治逆风——从俄罗斯入侵乌克兰到美中之间的紧张局势升级——突显了德国奉行的国际化经济模式的脆弱，也凸显了其在中长期面临的挑战。</text:p>
      <text:p text:style-name="P4">
德国总理奥拉夫•朔尔茨(OlafScholz)一直雄心勃勃地试图重新调整经济方向，包括减少德国对俄罗斯能源的依赖，以及打造新的工业供应链。朔尔茨政府一直在迅速行动。将可再生能源发电占比提高到80%的目标，增加了德国作为绿色投资目的地的吸引力。德国将投资上百亿美元用于促进半导体产业的发展。德国经济也显示出了韧性，对其今年将出现深度衰退的可怕预测没有成真。但未来的任务依然艰巨。</text:p>
      <text:p text:style-name="P4">
Source: <text:a xlink:type="simple" xlink:href="http://www.ftchinese.com/story/001100012" text:style-name="Internet_20_link" text:visited-style-name="Visited_20_Internet_20_Link">
http://www.ftchinese.com/story/001100012</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19T07:51:23</text:p>
      <text:p text:style-name="P4">
Modified Time: 2023-06-19T22:07:29</text:p>
      <text:p text:style-name="P4">
Description: 据英国国防部称，俄罗斯军队“极有可能”会迁往巴赫穆特和扎波罗热地区。</text:p>
      <text:p text:style-name="P4">
Images: ["<text:a xlink:type="simple" xlink:href="https://chinese.aljazeera.net/wp-content/uploads/2023/06/2023-06-17T185908Z_143121781_RC20L1A1B9A6_RTRMADP_3_UKRAINE-CRISIS-OFFENSIVE-BLAHODATNE-1687174047-1687176627.jpg" text:style-name="Internet_20_link" text:visited-style-name="Visited_20_Internet_20_Link">
2023-06-17T18...</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3" text:anchor-type="as-char" svg:width="6.9236in" svg:height="4.612099in" draw:z-index="0">
<draw:image xlink:href="../Images/Aljazeera Chinese/2023-06-19T07-51-23/2023-06-17T185908Z_143121781_RC20L1A1B9A6_RTRMADP_3_UKRAINE-CRISIS-OFFENSIVE-BLAHODATNE-1687174047-1687176627.jpg" xlink:type="simple" xlink:show="embed" xlink:actuate="onLoad" draw:mime-type="image/jpeg"/>
</draw:frame>
一名乌克兰军人在顿涅茨克地区前线附近最新解放的村庄内检查悬挂在“文化之家”外面的国旗 (路透社)</text:p>
      <ul>
        <li>
乌克兰表示，随着反攻行动的展开，它在过去两周内收复了8个定居点。   * 北约秘书长斯托尔滕贝格证实，北约领导人不会在今年7月中旬召开的维尔纽斯峰会上邀请乌克兰加入该军事联盟。</li>
      </ul>
      <text:p text:style-name="P4">
阅读更多</text:p>
      <text:p text:style-name="P4">
Source: <text:a xlink:type="simple" xlink:href="https://chinese.aljazeera.net/news/war-in-ukraine/liveblog/2023/6/19/%e4%bf%84%e7%bd%97%e6%96%af%e5%af%b9%e4%b9%8c%e5%85%8b%e5%85%b0%e6%88%98%e4%ba%89%e7%9a%84%e4%bb%8a%e6%97%a5%e5%8f%91%e5%b1%95-361" text:style-name="Internet_20_link" text:visited-style-name="Visited_20_Internet_20_Link">
https://chinese.aljazeera.net/news/war-in-ukraine/liveblog/2023/6/19/%e4%bf%84%e7%bd%97%e6%96%af%e5%af%b9%e4%b9%8c%e5%85%8b%e5%85%b0%e6%88%98%e4%ba%89%e7%9a%84%e4%bb%8a%e6%97%a5%e5%8f%91%e5%b1%95-361</text:a>
</text:p>
      <!--NEWS-->
      <text:h text:style-name="P10" text:outline-level="1">
<text:span text:style-name="T4">
希腊偷渡船海难：BBC调查发现海岸卫队说法与船舶追踪数据不符</text:span>
</text:h>
      <text:p text:style-name="P4">
Author: https://www.facebook.com/bbcworldservice/</text:p>
      <text:p text:style-name="P4">
Publisher: BBC News 中文</text:p>
      <text:p text:style-name="P4">
Published Time: 2023-06-19T09:25:40.000Z</text:p>
      <text:p text:style-name="P4">
Modified Time: 2023-06-19T09:25:40.000Z</text:p>
      <text:p text:style-name="P4">
Description: BBC掌握的证据显示，超载偷渡者的渔船在沉没前七个小时内几乎不曾移动，与希腊官方说法相违背。</text:p>
      <text:p text:style-name="P4">
Images: ["<text:a xlink:type="simple" xlink:href="https://ichef.bbci.co.uk/news/640/cpsprodpb/110FA/production/_130128896_ea3808af-47f4-49df-a72c-79ca388cc450.png" text:style-name="Internet_20_link" text:visited-style-name="Visited_20_Internet_20_Link">
_130128896_ea...</text:a>
"]</text:p>
      <text:p text:style-name="P4">
Videos: []</text:p>
      <text:p text:style-name="P4">
Tags: ['歐洲', '难民和寻求庇护者', '东欧', '希腊', '移民', '假消息']</text:p>
      <text:p text:style-name="P4">
Type: Article</text:p>
      <!--METADATA-->
      <text:h text:style-name="P12" text:outline-level="3">
<text:span text:style-name="T4">
希腊偷渡船海难：BBC调查发现海岸卫队说法与船舶追踪数据不符</text:span>
</text:h>
      <ul>
        <li>
欧洲事务记者尼克·比克（Nick Beake）与资深欧洲制作人科斯塔斯·卡勒吉斯（Kostas Kallergis）   * BBC News 希腊卡拉马塔报道</li>
      </ul>
      <text:p text:style-name="P4">
2023年6月19日<draw:frame draw:style-name="fr1" draw:name="Image14" text:anchor-type="as-char" svg:width="6.9236in" svg:height="3.894525in" draw:z-index="0">
<draw:image xlink:href="../Images/BBC Chinese/2023-06-19T09-25-40.000Z/_130128896_ea3808af-47f4-49df-a72c-79ca388cc450.png" xlink:type="simple" xlink:show="embed" xlink:actuate="onLoad" draw:mime-type="image/png"/>
</draw:frame>
</text:p>
      <text:p text:style-name="P4">
图像来源，  Greek Coast Guard</text:p>
      <text:p text:style-name="P4">
图像加注文字，</text:p>
      <text:p text:style-name="P4">
这艘明显超载的渔船在沉没前曾多次被拍下身影。</text:p>
      <text:p text:style-name="P4">
<text:span text:style-name="T4">
一艘移民船星期三（6月14日）翻沉，数以百计偷渡者生死未卜。BBC掌握证据显示，希腊海岸警卫队对事件的描述存有疑点。</text:span>
</text:p>
      <text:p text:style-name="P4">
记者对有关海域内其他船只的航行轨迹作分析后认为，该超载渔船在翻沉前七个小时内原地不动。海警则坚称，在这段时间内，渔船朝着意大利航行，并不需要救助。</text:p>
      <text:p text:style-name="P4">
希腊当局迄今并未回应BBC的调查结果。</text:p>
      <text:p text:style-name="P4">
沉船造成至少78人死亡，联合国则称多达500人下落不明。有声音质疑，希腊方面早该采取更多行动，启动全面搜救。</text:p>
      <text:p text:style-name="P4">
对此，联合国呼吁调查希方处理是次船难的做法。希腊官员坚称，船上人员表明无须帮助，且直到翻沉前一刻为止，渔船并无危险。</text:p>
      <text:p text:style-name="P4">
<text:a xlink:type="simple" xlink:href="https://www.bbc.com/zhongwen/simp/world-65912553" text:style-name="Internet_20_link" text:visited-style-name="Visited_20_Internet_20_Link">
 希腊海域再现沉船事件 至少79人死亡和数百人失踪 </text:a>
  * <text:a xlink:type="simple" xlink:href="https://www.bbc.com/zhongwen/simp/world-61807533" text:style-name="Internet_20_link" text:visited-style-name="Visited_20_Internet_20_Link">
 移民、难民和寻求避难者之间到底有何区别？ </text:a>
  * <text:a xlink:type="simple" xlink:href="https://www.bbc.com/zhongwen/simp/world-61979550" text:style-name="Internet_20_link" text:visited-style-name="Visited_20_Internet_20_Link">
 从偷渡惨案看世界四条最危险的非法移民路线 </text:a>
  * <text:a xlink:type="simple" xlink:href="https://www.bbc.com/zhongwen/simp/world-54098168" text:style-name="Internet_20_link" text:visited-style-name="Visited_20_Internet_20_Link">
 希腊移民营地大火致1.3万人逃离 起火原因众说纷纭 </text:a>
  * <text:a xlink:type="simple" xlink:href="https://www.bbc.com/zhongwen/simp/world-50212101" text:style-name="Internet_20_link" text:visited-style-name="Visited_20_Internet_20_Link">
 移民，难民，非法移民和如何鉴定的难题 </text:a>
</text:p>
      <text:p text:style-name="P4">
</text:p>
      <text:p text:style-name="P4">
图像来源，  EPA</text:p>
      <text:p text:style-name="P4">
图像加注文字，</text:p>
      <text:p text:style-name="P4">
沉船有104人获救，联合国称生死未卜者数以百计。</text:p>
      <text:p text:style-name="P4">
BBC取得了一段展示 <text:a xlink:type="simple" xlink:href="https://www.marinetraffic.com/" text:style-name="Internet_20_link" text:visited-style-name="Visited_20_Internet_20_Link">
 MarineTraffic </text:a>
追踪数据的电脑动画，这是一家海事数据分析平台。</text:p>
      <text:p text:style-name="P4">
它们的数据显示了移民船后来翻沉的一小片海域长达数小时的活动，而这些数据给渔船导航毫无困难这官方说法带来疑问。</text:p>
      <text:p text:style-name="P4">
渔船并无配置追踪设备，因此并未在地图上显示，海警与海军舰艇亦然，因它们无须分享其位置。</text:p>
      <text:p text:style-name="P4">
</text:p>
      <text:h text:style-name="P12" text:outline-level="3">
<text:span text:style-name="T4">
海警官方事发时序存疑</text:span>
</text:h>
      <text:p text:style-name="P4">
欧盟边境管理局（Frontex）称，局方在上星期二（13日）格林尼治标准时间（GMT）08:00最先发现移民船，并知会希腊当局。</text:p>
      <text:p text:style-name="P4">
接受海上遇险移民紧急求助的热线“警报电话”（Alarm Phone）称，它们在12:17 GMT接获来电，称渔船遇上危急状况。</text:p>
      <text:p text:style-name="P4">
我们利用经BBC事实核查（BBC Verify）鉴别真伪的视频与照片，以及法庭文件和海事记录，分析接下来数小时的船舶动态。</text:p>
      <text:p text:style-name="P4">
MarineTraffic动画显示，一艘名为“幸运海员”号（Lucky Sailor）的轮船在15:00GMT突然朝北面转向。“幸运海员”号船东，向BBC提供其航海日志（log book），并证实海警要求该船只靠近移民船，向对方提供食物和水。</text:p>
      <text:p text:style-name="P4">
约半个小时后，在15:35 GMT，海警直升机寻获该移民船。希腊官方仍宣称渔船当时仍在稳定航行。</text:p>
      <text:p text:style-name="P4">
</text:p>
      <text:p text:style-name="P4">
图像来源，  MarineTraffic</text:p>
      <text:p text:style-name="P4">
图像加注文字，</text:p>
      <text:p text:style-name="P4">
地图上黄色标记为移民船沉没位置。从该处的船舶动向所见，在沉船前数小时，渔船一直没有移动。</text:p>
      <text:p text:style-name="P4">
但再过两个半小时之后，大约18:00 GMT，另一艘轮船“忠诚斗士”号（Faithful Warrior）驶至相同海域，且同样补给了移民船。</text:p>
      <text:p text:style-name="P4">
“忠诚斗士”号船东提醒BBC该向调查当局查询。</text:p>
      <text:p text:style-name="P4">
一段据报摄自“忠诚斗士”号的视频曝光，宣称记录了轮船在海上用绳子向移民船搬运物资的情况，片段中并未看到其他船只。</text:p>
      <text:p text:style-name="P4">
BBC事实核查检验了视频，并确认船艇外貌符合照片中所见的移民船——而它在片段中并无移动——天气状况也符合当时的报告。视频的拍摄时间暂未知晓。</text:p>
      <text:p text:style-name="P4">
在19:40 GMT至22:40 GMT之间，希腊官员原本宣称，移民船维持着“稳定航路与航速”。</text:p>
      <text:p text:style-name="P4">
当局最初的声明称，它们谨慎地保持一定距离，观察移民船，但它们后来发布的一张近距离拍摄照片——而且是摄于这段时间内——显示移民船哪儿都没去。</text:p>
      <text:p text:style-name="P4">
</text:p>
      <text:p text:style-name="P4">
图像来源，  Greek Coast Guard</text:p>
      <text:p text:style-name="P4">
图像加注文字，</text:p>
      <text:p text:style-name="P4">
希腊海警星期四（15日）发布了这张照片，是渔船沉没前数小时海警以泛光灯照射之下所拍摄。</text:p>
      <text:p text:style-name="P4">
一位希腊政府发言人后来称，海警曾尝试登上移民船作风险评估，但船上有人解开缆绳，不欲受援。</text:p>
      <text:p text:style-name="P4">
在这七个小时内，一切船舶活动均聚焦于明确的一个点上，说明移民船近乎丝毫未动。</text:p>
      <text:p text:style-name="P4">
动画地图的比例显示移民船只航行了几海里，对于一艘在地中海最为水深之处瘫痪，面对着风高浪急的船舶来说，这是预期之内的。</text:p>
      <text:p text:style-name="P4">
船上焦急的人，其动作导致船舶摇摆，也会促使这样的移动。</text:p>
      <text:p text:style-name="P4">
在这段时间内，希腊官员坚称，移民船并无险情，反而正安全地驶往意大利，因此海警并未试图上前营救。</text:p>
      <text:p text:style-name="P4">
</text:p>
      <text:p text:style-name="P4">
到23:00 GMT，载着数百人的移民船下沉，船舶追踪动画显示，多艘船艇涌往现场施救。</text:p>
      <text:p text:style-name="P4">
其中一艘是邮轮“名人扬极”号（Celebrity Beyond），船上有人拍下了海难发生后的情况，并将片段发给BBC。</text:p>
      <text:p text:style-name="P4">
豪华游艇“玛雅女王”号继而受命救起104名幸存者，将他们送到岸边。</text:p>
      <text:p text:style-name="P4">
那些获救的人被送到卡拉马塔港（Kalamata），他们回到安全之地，但也为希腊的整体应对留下了连串教人不安的疑问。</text:p>
      <text:p text:style-name="P4">
</text:p>
      <text:p text:style-name="P4">
关于BBC事实核查（BBC Verify）： <text:a xlink:type="simple" xlink:href="https://www.bbc.com/news/uk-65650822" text:style-name="Internet_20_link" text:visited-style-name="Visited_20_Internet_20_Link">
 了解更多 </text:a>
</text:p>
      <text:p text:style-name="P4">
</text:p>
      <text:p text:style-name="P4">
Source: <text:a xlink:type="simple" xlink:href="https://www.bbc.com/zhongwen/simp/world-65947436" text:style-name="Internet_20_link" text:visited-style-name="Visited_20_Internet_20_Link">
https://www.bbc.com/zhongwen/simp/world-65947436</text:a>
</text:p>
      <!--NEWS-->
      <text:h text:style-name="P10" text:outline-level="1">
<text:span text:style-name="T4">
“反修例”示威四周年：香港社会经历了怎样的变迁？</text:span>
</text:h>
      <text:p text:style-name="P4">
Author: https://www.facebook.com/bbcworldservice/</text:p>
      <text:p text:style-name="P4">
Publisher: BBC News 中文</text:p>
      <text:p text:style-name="P4">
Published Time: 2023-06-19T09:55:01.000Z</text:p>
      <text:p text:style-name="P4">
Modified Time: 2023-06-19T09:55:01.000Z</text:p>
      <text:p text:style-name="P4">
Description: BBC中文採访了三位来自不同政治光谱的人，他们透过各自的亲身经历讲述了这些年香港巨大的社会变化。</text:p>
      <text:p text:style-name="P4">
Images: []</text:p>
      <text:p text:style-name="P4">
Videos: ["<text:a xlink:type="simple" xlink:href="https://www.bbc.com/ws/av-embeds/cps/zhongwen/simp/chinese-news-65950066/p0fw0qbx/zh-hans" text:style-name="Internet_20_link" text:visited-style-name="Visited_20_Internet_20_Link">
zh-hans</text:a>
"]</text:p>
      <text:p text:style-name="P4">
Tags: ['香港版国安法', '香港']</text:p>
      <text:p text:style-name="P4">
Type: Article</text:p>
      <!--METADATA-->
      <text:h text:style-name="P12" text:outline-level="3">
<text:span text:style-name="T4">
“反修例”示威四周年：香港社会经历了怎样的变迁？</text:span>
</text:h>
      <text:p text:style-name="P4">
<text:a xlink:type="simple" xlink:href="https://www.bbc.com/ws/av-embeds/cps/zhongwen/simp/chinese-news-65950066/p0fw0qbx/zh-hans" text:style-name="Internet_20_link" text:visited-style-name="Visited_20_Internet_20_Link">
 Video-1-Link：/ws/av-embeds/cps/zhongwen/simp/chinese-news-65950066/p0fw0qbx/zh-hans </text:a>
 <text:span text:style-name="T4">
你的器材不支持播放多媒体材料</text:span>
<text:span text:style-name="T4">
“反修例”示威四周年：香港社会经历了怎样的变迁？</text:span>
 2023年6月19日</text:p>
      <text:p text:style-name="P4">
2019年，香港爆发了持续数月的反对政府修改《逃犯条例》的示威潮。随着2020年新冠疫情来袭以及北京在香港实施《国家安全法》后，街头抗争几乎绝迹。之后的几年里，港府继续对社会各方面进行“改造”。BBC中文採访了三位来自不同政治光谱的人，他们透过各自的亲身经历讲述了这些年香港巨大的社会变迁。</text:p>
      <text:p text:style-name="P4">
拍摄：李洛、梁铭康</text:p>
      <text:p text:style-name="P4">
采访/剪辑：李洛</text:p>
      <text:p text:style-name="P4">
Source: <text:a xlink:type="simple" xlink:href="https://www.bbc.com/zhongwen/simp/chinese-news-65950066" text:style-name="Internet_20_link" text:visited-style-name="Visited_20_Internet_20_Link">
https://www.bbc.com/zhongwen/simp/chinese-news-65950066</text:a>
</text:p>
      <!--NEWS-->
      <text:h text:style-name="P10" text:outline-level="1">
<text:span text:style-name="T4">
"赤壁君子"陈剑雄再涉寻衅滋事　控方建议量刑四年</text:span>
</text:h>
      <text:p text:style-name="P4">
Author: None</text:p>
      <text:p text:style-name="P4">
Publisher: Radio Free Asia (Organization)</text:p>
      <text:p text:style-name="P4">
Published Time: 2023-06-19T10:32:00-04:00</text:p>
      <text:p text:style-name="P4">
Modified Time: 2023-06-20T08:57:01-04:00</text:p>
      <text:p text:style-name="P4">
Description: None</text:p>
      <text:p text:style-name="P4">
Videos: []</text:p>
      <text:p text:style-name="P4">
Audios: ["<text:a xlink:type="simple" xlink:href="https://www.rfa.org/mandarin/yataibaodao/gf-061920231029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897317in" draw:z-index="0">
<draw:image xlink:href="../Images/rfamandarin/2023-06-19T10-32-00-04-00/000000.png" xlink:type="simple" xlink:show="embed" xlink:actuate="onLoad" draw:mime-type="image/png"/>
</draw:frame>
 湖北异议人士陈剑雄 微博截图  <text:a xlink:type="simple" xlink:href="https://www.rfa.org/mandarin/yataibaodao/gf-06192023102924.html/@@stream" text:style-name="Internet_20_link" text:visited-style-name="Visited_20_Internet_20_Link">
Audio-1-Link：https://www.rfa.org/mandarin/yataibaodao/gf-06192023102924.html/@@stream</text:a>
</text:p>
      <text:p text:style-name="P4">
曾在湖北赤壁发起"光明中国行"的维权人士陈剑雄因涉嫌寻衅滋事，本月出庭受审。控方建议量刑四年。观察人士认为，曾两度服刑的陈剑雄，获释后仍坚持和敏感人士会面，最终招致当局打压。</text:p>
      <ul>
        <li>
<text:span text:style-name="T4">
<text:a xlink:type="simple" xlink:href="https://www.rfa.org/mandarin/Xinwen/2-06182023111613.html" text:style-name="Internet_20_link" text:visited-style-name="Visited_20_Internet_20_Link">
 湖北异议人士陈剑雄案庭审曝光 公诉方建议量刑四年 </text:a>
 </text:span>
  * <text:span text:style-name="T4">
<text:a xlink:type="simple" xlink:href="https://www.rfa.org/mandarin/yataibaodao/renquanfazhi/gf-08092022060218.html" text:style-name="Internet_20_link" text:visited-style-name="Visited_20_Internet_20_Link">
 "赤壁君子"陈剑雄案移送检察院起诉，不排除遭长期关押 </text:a>
 </text:span>
  * <text:span text:style-name="T4">
<text:a xlink:type="simple" xlink:href="https://www.rfa.org/mandarin/yataibaodao/renquanfazhi/gf-05272022074756.html" text:style-name="Internet_20_link" text:visited-style-name="Visited_20_Internet_20_Link">
 湖北"赤壁君子"疑遭杀鸡儆猴 六四前夕陈剑雄被正式逮捕 </text:a>
 </text:span>
</li>
      </ul>
      <text:p text:style-name="P4">
有“赤壁君子”之称的异议人士陈剑雄因涉嫌寻衅滋事,早前在湖北通城县法院受审。消息人士透露，公诉人向法院建议量刑四年。陈剑雄好友袁小华表示，陈剑雄获释约一年后再度被捕，与他就异议人士王爱忠和欧彪峰被羁押，发表个人评论有关。</text:p>
      <text:p text:style-name="P4">
袁小华：“他在推特上就欧彪峰和王爱忠被审判抓捕发表了个人的看法和意见，甚至在言语中表露了他除了关注之外，也想去参加旁听。这也许是导致他被第三次抓捕的原因之一。”</text:p>
      <text:p text:style-name="P4">
异议人士袁小华（图）估计，陈剑雄面临被重判与他和维权律师江天勇会面有关。（袁小华独家提供，拍摄日期不详）  <text:a xlink:type="simple" xlink:href="https://www.rfa.org/mandarin/yataibaodao/gf-06192023102924.html/m0619gf-1.png" text:style-name="Internet_20_link" text:visited-style-name="Visited_20_Internet_20_Link">
</text:a>
</text:p>
      <text:p text:style-name="P4">
<text:span text:style-name="T4">
陈剑雄曾在外地与江天勇会面</text:span>
</text:p>
      <text:p text:style-name="P4">
据了解，陈剑雄曾经离开赤壁，和获释后长期被监控的维权律师江天勇会面。袁小华说，陈剑雄本来就是当局的重点维稳对象，可能就是这次会面，让当局下决心要把陈剑雄入罪。</text:p>
      <text:p text:style-name="P4">
袁小华：“他（陈剑雄）曾经跟江天勇律师有过一次见面。据我推测，他们（湖北赤壁当局）应该是不会允许他离开当地，去外地见这些敏感人士的。刚刚坐牢出来的，（当局）对他的监视非常严格。像陈剑雄也许在他们的眼中，是不听劝告，无可挽救。”</text:p>
      <text:p text:style-name="P4">
2013年5月，陈剑雄、袁小华等五人在湖北赤壁市开展“光明中国行”运动，在当地的人民广场公开宣扬民主理念。被外界誉为“赤壁五君子”。事后陈剑雄曾两度因“寻衅滋事”罪成被判刑。</text:p>
      <text:p text:style-name="P4">
卷入“709大抓捕”事件的北京异议人士翟岩民是陈剑雄的好友。他认为，陈剑雄面临被重判与他的前科有关，加上陈剑雄在赤壁具有一定影响力，不排除当局意图杀鸡儆猴的可能。</text:p>
      <text:p text:style-name="P4">
异议人士翟岩民（中）认为，陈剑雄（左）在地方具有影响力，不排除当局意图杀鸡儆猴的可能。（翟岩民独家提供，拍摄日期不详）  <text:a xlink:type="simple" xlink:href="https://www.rfa.org/mandarin/yataibaodao/gf-06192023102924.html/m0619gf-2.jpg" text:style-name="Internet_20_link" text:visited-style-name="Visited_20_Internet_20_Link">
</text:a>
</text:p>
      <text:p text:style-name="P4">
翟岩民：“（当局）给你做思想工作，一定要按照他们的思想来思考问题。陈剑雄永远不服，永远跟他们作对，誓死不配合他们，一直很强硬的不和他们勾兑，把他关进去，他们省了很大的事。要是他在外面，他们要每天派人去说是照顾，实际上就是看着他，给他安排工作，还要照顾他的生活，所以他们觉得很麻烦，不如把他抓进去反而省心。”</text:p>
      <text:p text:style-name="P4">
翟岩民透露，近日北京当局曾派人面对面警告他，不要再发布陈剑雄案相关讯息。</text:p>
      <text:p text:style-name="P4">
记者：高锋、责编：许书婷 嘉远 网编：何足</text:p>
      <text:p text:style-name="P4">
Source: <text:a xlink:type="simple" xlink:href="https://www.rfa.org/mandarin/yataibaodao/gf-06192023102924.html" text:style-name="Internet_20_link" text:visited-style-name="Visited_20_Internet_20_Link">
https://www.rfa.org/mandarin/yataibaodao/gf-06192023102924.html</text:a>
</text:p>
      <!--NEWS-->
      <text:h text:style-name="P10" text:outline-level="1">
<text:span text:style-name="T4">
德国对华政策：在自我反思和不信任之间</text:span>
</text:h>
      <text:p text:style-name="P4">
Author: None (Language: zh)</text:p>
      <text:p text:style-name="P4">
Publisher: None</text:p>
      <text:p text:style-name="P4">
Time: 2023-06-19T10:48:00Z</text:p>
      <text:p text:style-name="P4">
Description: 第七轮德中政府磋商本周在柏林召开，这也是五年以来该会议机制首次在线下举行。而到访的中国总理李强将会面对一个与默克尔时代截然不同的德国政府对华政策。</text:p>
      <text:p text:style-name="P4">
Videos: []</text:p>
      <text:p text:style-name="P4">
Images: []</text:p>
      <text:p text:style-name="P4">
Subject: 经济纵横</text:p>
      <text:p text:style-name="P4">
Subjects: []</text:p>
      <text:p text:style-name="P4">
Keywords: ['欧债危机', '欧盟', '岛屿主权争端', '马英九', '专题报道：全景观看“习马会”', '专题报道：2016年台湾大选', '德国', '中国', '台湾', '留学德国']</text:p>
      <text:p text:style-name="P4">
ID: 65958853</text:p>
      <!--METADATA-->
      <text:p text:style-name="P4">
<text:a xlink:type="simple" xlink:href="https://www.dw.com/zh/overlay/image/article/65958853/65956578" text:style-name="Internet_20_link" text:visited-style-name="Visited_20_Internet_20_Link">
 </text:a>
</text:p>
      <text:p text:style-name="P4">
6月19日，德国总统施泰因迈尔在总统府欢迎中国总理李强到访。施泰因迈尔强调了美中关系对“全球安全与合作”的重要性</text:p>
      <text:p text:style-name="P4">
（德国之声中文网）中国国务院总理李强到德国访问的话题，到目前为止在中国国内并未引起太多关注。中国外交部发言人汪文斌只是在上周四简短宣布了这项行程安排。官方媒体对德中政府间磋商没怎么聚焦，更没有多少声音指出，<text:a xlink:type="simple" xlink:href="https://www.dw.com/zh/zh/德国与中国压力山大的伙伴关系/a-65941273" text:style-name="Internet_20_link" text:visited-style-name="Visited_20_Internet_20_Link">
 目前在柏林执政的社民党、绿党和自民党联合政府对待中国政府的态度，与前任默克尔政府相比要明显更具批评性。</text:a>
</text:p>
      <text:h text:style-name="P12" text:outline-level="3">
<text:span text:style-name="T4">
大环境今非昔比</text:span>
</text:h>
      <text:p text:style-name="P4">
在上海国际问题研究院欧洲研究中心的学者龙静看来，中国的党和国家领导层如今需要应对德国不同于以往的对华政策。</text:p>
      <text:p text:style-name="P4">
这位外交政策研究学者认为，与默克尔执政时代相比，德中关系中很多因素都发生了改变，“包括国际环境、地区安全局势以及德国自身内政环境”。</text:p>
      <text:h text:style-name="P12" text:outline-level="3">
<text:span text:style-name="T4">
德中政府磋商在即 如何重新定位对华关系</text:span>
</text:h>
      <text:h text:style-name="P12" text:outline-level="3">
<text:span text:style-name="T4">
双边关系变得更加复杂</text:span>
</text:h>
      <text:p text:style-name="P4">
北京的政治学者吴强对两国关系进行了更深入的分析。在他看来，德中关系目前进入了一个“自我反思”阶段——而这与互相之间的不信任感同时并存。</text:p>
      <text:p text:style-name="P4">
吴强是为数不多的身在中国、并且仍然在公开表达批评性观点的国际政治学者之一。他曾在清华大学任教，但后来因为公开发表对中共批评的言论而遭解职。</text:p>
      <text:p text:style-name="P4">
“中国和德国之间的互不信任涉及到台湾问题和俄乌战争”，吴强在接受德广联记者采访时说，“除此之外还有与美国之间的关系，以及德中经济关系如何继续的问题。”</text:p>
      <text:h text:style-name="P12" text:outline-level="3">
<text:span text:style-name="T4">
德国企业面临难题</text:span>
</text:h>
      <text:p text:style-name="P4">
中国虽然是德国最大的贸易伙伴，然而对于德国企业来说 <text:a xlink:type="simple" xlink:href="https://www.dw.com/zh/zh/中国经济遭重创-在华德企商业信心探底/a-64092035" text:style-name="Internet_20_link" text:visited-style-name="Visited_20_Internet_20_Link">
 中国的政治环境给他们带来了越来越多的困难</text:a>
。中国当局对在华开展业务的国际企业提出了比以往更多的要求，希望他们完全避免涉足政治领域，尤其是不要对政治和人权提出批评性的问题。</text:p>
      <text:p text:style-name="P4">
预计在本次政府磋商会议上，德国政府也会提到中国的反间谍法。这项法律能够让中国当局更容易地给外国企业及其工作人员定罪，比如在他们对中国国家统计数据进行评估的情况下。</text:p>
      <text:h text:style-name="P12" text:outline-level="3">
<text:span text:style-name="T4">
有关德国国家安全战略文件的问题</text:span>
</text:h>
      <text:p text:style-name="P4">
中国总理李强预计还会对德国政府即将出台的对华战略文件、以及 <text:a xlink:type="simple" xlink:href="https://www.dw.com/zh/zh/德国出台首份国家安全战略-中国是对手也是伙伴/a-65912004" text:style-name="Internet_20_link" text:visited-style-name="Visited_20_Internet_20_Link">
 不久前刚刚公布的国家安全战略</text:a>
提出不少问题——这份上周发布的德国国安战略在文本中提到中国六次。</text:p>
      <text:p text:style-name="P4">
中国政府对这份文件持批评看法，因为在北京看来，这是全世界民主国家感觉收到中国民族主义政策威胁的有一个证据。</text:p>
      <text:p text:style-name="P4">
学者吴强分析指出：“最让北京头疼的是，美国和西方建立起来的所谓集体安全秩序——这个格局将西太平洋国家和东南亚国家都囊括进去。北京最担心的，就是全世界民主国家联合起来去共同构建这个安全格局。”</text:p>
      <text:h text:style-name="P12" text:outline-level="3">
<text:span text:style-name="T4">
中国在亚太地区的利益</text:span>
</text:h>
      <text:p text:style-name="P4">
北京方面也注意到，德国越来越多地表现出对亚太地区安全局势的关心，而中国原本将这一地区视为自己的势力范围。</text:p>
      <text:p text:style-name="P4">
因此当德国国防部长皮斯托里乌斯（BorisPistorius）6月初宣布明年将再次派遣德国海军舰艇前往亚太海域进行巡航的时候，也引起了中国的警惕。预计这一话题也会在柏林的政府磋商中被提及。</text:p>
      <text:p text:style-name="P4">
Source: <text:a xlink:type="simple" xlink:href="https://www.dw.com/zh/德国对华政策：在自我反思和不信任之间/a-65958853" text:style-name="Internet_20_link" text:visited-style-name="Visited_20_Internet_20_Link">
https://www.dw.com/zh/德国对华政策：在自我反思和不信任之间/a-65958853?maca=chi-rss-chi-all-1127-rdf</text:a>
</text:p>
      <!--NEWS-->
      <text:h text:style-name="P10" text:outline-level="1">
<text:span text:style-name="T4">
藏人行政中央司政访澳　倡导"中间道路"</text:span>
</text:h>
      <text:p text:style-name="P4">
Author: None</text:p>
      <text:p text:style-name="P4">
Publisher: Radio Free Asia (Organization)</text:p>
      <text:p text:style-name="P4">
Published Time: 2023-06-19T11:18:00-04:00</text:p>
      <text:p text:style-name="P4">
Modified Time: 2023-06-20T08:56:09-04:00</text:p>
      <text:p text:style-name="P4">
Description: None</text:p>
      <text:p text:style-name="P4">
Videos: []</text:p>
      <text:p text:style-name="P4">
Audios: ["<text:a xlink:type="simple" xlink:href="https://www.rfa.org/mandarin/yataibaodao/junshiwaijiao/cl-061920231112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5.1927in" draw:z-index="0">
<draw:image xlink:href="../Images/rfamandarin/2023-06-19T11-18-00-04-00/000000.png" xlink:type="simple" xlink:show="embed" xlink:actuate="onLoad" draw:mime-type="image/png"/>
</draw:frame>
 司政边巴次仁出席题为「解决中国与西藏之间的长期冲突是世界和平的当务之急 」的讲座，并发表讲话 <text:a xlink:type="simple" xlink:href="https://www.rfa.org/mandarin/yataibaodao/junshiwaijiao/cl-06192023111251.html/@@images/image" text:style-name="Internet_20_link" text:visited-style-name="Visited_20_Internet_20_Link">
</text:a>
藏人行政中央官网截图  <text:a xlink:type="simple" xlink:href="https://www.rfa.org/mandarin/yataibaodao/junshiwaijiao/cl-06192023111251.html/@@stream" text:style-name="Internet_20_link" text:visited-style-name="Visited_20_Internet_20_Link">
Audio-1-Link：https://www.rfa.org/mandarin/yataibaodao/junshiwaijiao/cl-06192023111251.html/@@stream</text:a>
</text:p>
      <text:p text:style-name="P4">
藏人行政中央司政边巴次仁6月18日在悉尼科技大学(UTS)演讲，倡导和平非暴力的"中间道路"政策, 呼吁建构中国人民和藏人的互利关系。</text:p>
      <ul>
        <li>
<text:span text:style-name="T4">
<text:a xlink:type="simple" xlink:href="https://www.rfa.org/mandarin/yataibaodao/kejiaowen/cl-02062023123225.html" text:style-name="Internet_20_link" text:visited-style-name="Visited_20_Internet_20_Link">
 中国留学生重返澳大利亚 学者呼吁警惕北京伸手海外校园 </text:a>
 </text:span>
  * <text:span text:style-name="T4">
<text:a xlink:type="simple" xlink:href="https://www.rfa.org/mandarin/yataibaodao/junshiwaijiao/jt-03282023100216.html" text:style-name="Internet_20_link" text:visited-style-name="Visited_20_Internet_20_Link">
 流亡藏人领袖出席美国会作证: 为什么西藏的声音消失了? </text:a>
 </text:span>
  * <text:span text:style-name="T4">
<text:a xlink:type="simple" xlink:href="https://www.rfa.org/mandarin/Xinwen/10-05062023165726.html" text:style-name="Internet_20_link" text:visited-style-name="Visited_20_Internet_20_Link">
 藏人行政中央司政访问丹麦 吁维护其促进海外人权作用 </text:a>
 </text:span>
</li>
      </ul>
      <text:p text:style-name="P4">
在这一场名为“解决中国与西藏之间的长期冲突是世界和平的当务之急”的演讲中,边巴次仁指出,由达赖喇嘛所提出并且由藏人以民主方式确认的“中间道路”政策,一方面拒绝目前中国对西藏推行的政策,同时寻求以和平非对话方式,争取西藏在中国享有真正自治。</text:p>
      <text:p text:style-name="P4">
在讲演后,边巴次仁向本台表示,“中间道路”对藏人、中国,以及区域安全均是有利的政策。他说:“每一个争取和平的人,都应该支持藏人的‘中间道路’政策;要是各国都这样做,中国政府就会感受到压力,不得不正视现实和调整自己的行为。”</text:p>
      <text:p text:style-name="P4">
边巴次仁向本台指出,除了争取与各方建立互利关系,“中间道路”同时也坚持捍卫藏人的自主性。他说:</text:p>
      <text:p text:style-name="P4">
“我们是一个民族,我们过去本来是一个独立国家;不论中国如果看待我们,我们是一个自主的民族。”</text:p>
      <text:p text:style-name="P4">
中国政府对藏人推行种族清洗政策;对此,边巴次仁认为澳大利亚政府应该要执行《马格尼茨基法案》,制裁相关中国官员。他说:“《马格尼茨基法案》在执行上必须一视同仁。不应该一方面针对一些能够应付得来的国家,另一方面顾虑到中国强大,就不对中国官员执行。”</text:p>
      <text:p text:style-name="P4">
现任藏人行政中央司政边巴次仁相信,“中间道路”是对藏人、中国和邻近国家区域安全均是有利的政策。 (记者丘德真摄)  <text:a xlink:type="simple" xlink:href="https://www.rfa.org/mandarin/yataibaodao/junshiwaijiao/cl-06192023111251.html/sikong.png" text:style-name="Internet_20_link" text:visited-style-name="Visited_20_Internet_20_Link">
</text:a>
</text:p>
      <text:p text:style-name="P4">
边巴次仁在演讲中又提到,中共如果强行指定未来第十五世达赖喇嘛转世人选的话,将会是不智的做法。他说:</text:p>
      <text:p text:style-name="P4">
“如果中国政府指定达赖喇嘛转世人选,那将会造成长远的问题;那是绝非军警或任何手段可以镇压得住的问题。”</text:p>
      <text:p text:style-name="P4">
边巴次仁认为,中共过去违反藏人意愿,强行指定班禅喇嘛转世人选,结果是让藏人对中共更加不满。他说:</text:p>
      <text:p text:style-name="P4">
“藏人不愿意贩卖中国指定现世班禅喇嘛的照片,但又不能贩卖达赖喇嘛和藏人认定的班禅喇嘛照片;于是,就贩卖第十世班禅喇嘛的照片以示不满,宣示拒绝认可中国指定的人选。”</text:p>
      <text:p text:style-name="P4">
悉尼科技大学(UTS)副教授冯崇义向本台表示,按照“中间道路”政策,西藏不寻求独立,只寻求自主自治,中国不必顾虑领土分裂问题;而且由藏人自主管理西藏,自然环境也会受到保护,不会过度开发,对中国是有好处的。他说:“达赖喇嘛整天讲,讲了几十年,他们西藏政府制订的所有政策,就是‘中间道路’,不要独立。共产党就是骗全世界,骗中国人;说他们(西藏)要独立,在闹分裂。”</text:p>
      <text:p text:style-name="P4">
冯崇义又认为,中共本该是无神论政党,但却试图插手达赖喇嘛的转世问题,是自相矛盾的做法。</text:p>
      <text:p text:style-name="P4">
边巴次仁预订6月20日于坎培拉的全国新闻记者俱乐部(National PressClub)发表演说;而该机构一度遭到中国大使馆施压,要求取消有关演讲。对此,边巴次仁表示,事件更加引起媒体关注他的访澳行程;而他也将会如期发表演说。</text:p>
      <text:p text:style-name="P4">
自由亚洲电台记者丘德真悉尼报导。</text:p>
      <text:p text:style-name="P4">
Source: <text:a xlink:type="simple" xlink:href="https://www.rfa.org/mandarin/yataibaodao/junshiwaijiao/cl-06192023111251.html" text:style-name="Internet_20_link" text:visited-style-name="Visited_20_Internet_20_Link">
https://www.rfa.org/mandarin/yataibaodao/junshiwaijiao/cl-06192023111251.html</text:a>
</text:p>
      <!--NEWS-->
      <text:h text:style-name="P10" text:outline-level="1">
<text:span text:style-name="T4">
漫谈"小"风波| "动物庄园"动画剧场</text:span>
</text:h>
      <text:p text:style-name="P4">
Author: None</text:p>
      <text:p text:style-name="P4">
Publisher: Radio Free Asia (Organization)</text:p>
      <text:p text:style-name="P4">
Published Time: 2023-06-19T11:38:00-04:00</text:p>
      <text:p text:style-name="P4">
Modified Time: 2023-06-20T09:33: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88615in" draw:z-index="0">
<draw:image xlink:href="../Images/rfamandarin/2023-06-19T11-38-00-04-00/000000.png" xlink:type="simple" xlink:show="embed" xlink:actuate="onLoad" draw:mime-type="image/png"/>
</draw:frame>
 <text:a xlink:type="simple" xlink:href="https://www.rfa.org/mandarin/duomeiti/donghuajuchang/dw-06192023113228.html/@@images/image" text:style-name="Internet_20_link" text:visited-style-name="Visited_20_Internet_20_Link">
</text:a>
自由亚洲电台制图</text:p>
      <text:p text:style-name="P4">
（龙、鹰讨论问题）</text:p>
      <text:p text:style-name="P4">
鹰 咳咳，刚得了新冠，嗓子有点变声哈。嘿，上周末您过得怎么样？</text:p>
      <text:p text:style-name="P4">
龙 风平浪静呀——这盛世如我所愿！</text:p>
      <text:p text:style-name="P4">
鹰 您还真是自得其乐啊！上周日是几号来着？</text:p>
      <text:p text:style-name="P4">
龙 上周六不是六月三号么，周日啊是它后一天</text:p>
      <text:p text:style-name="P4">
鹰 那是六——</text:p>
      <text:p text:style-name="P4">
龙 啊对，今天么是六月五号周一，昨天呐比今天少一天</text:p>
      <text:p text:style-name="P4">
鹰 您这是在说相声呢？三和五中间是——</text:p>
      <text:p text:style-name="P4">
龙 我记起来了，昨天呀是五月三十五号！</text:p>
      <text:p text:style-name="P4">
鹰 嘿，真是说相声来了。</text:p>
      <text:p text:style-name="P4">
龙 总之就是再普通不过的一天！</text:p>
      <text:p text:style-name="P4">
鹰 再普通不过，怎么还有草木皆兵，检查手机这一出呢？</text:p>
      <text:p text:style-name="P4">
（ _<text:a xlink:type="simple" xlink:href="https://www.rfa.org/mandarin/yataibaodao/meiti/hx1-05232023092839.html" text:style-name="Internet_20_link" text:visited-style-name="Visited_20_Internet_20_Link">
 https://www.rfa.org/mandarin/yataibaodao/meiti/hx1-05232023092839.html</text:a>
 _ ）</text:p>
      <text:p text:style-name="P4">
龙 这个……这个……昨天是我们“全国检查手机日”！为了庆祝这个瑞雪兆丰年……</text:p>
      <text:p text:style-name="P4">
鹰 六月下雪，那的确应该呀！</text:p>
      <text:p text:style-name="P4">
龙 （恼羞成怒）嗨！不就是六四那点破事儿吗！非逼我说出来不成？一点小风波，早就定性了。一切向前看，绝对不平反——这都是人民的呼声！</text:p>
      <text:p text:style-name="P4">
鹰 人民？小羊知道六四吗？</text:p>
      <text:p text:style-name="P4">
龙 呵，你别不服。小羊呀，你出来！我考考你历史！</text:p>
      <text:p text:style-name="P4">
羊 （上场）来嘞！领导尽管考，只要是让知道的，我肯定知道！</text:p>
      <text:p text:style-name="P4">
龙 这个六月四号，在天安门广场上……</text:p>
      <text:p text:style-name="P4">
羊 （自动捂上耳朵）领导您问问题了吗？我一个字儿都听不见呀？</text:p>
      <text:p text:style-name="P4">
龙 看看，是不是人民的选择？这耳朵根本不需要我来捂，年轻人呀，早就淡忘这场小风波啦！</text:p>
      <text:p text:style-name="P4">
鹰 去年的白纸运动之后，老中青三代参与其中的六四纪念活动，肯定都不是人民的声音咯？</text:p>
      <text:p text:style-name="P4">
（ _<text:a xlink:type="simple" xlink:href="https://www.rfa.org/mandarin/yataibaodao/gangtai/sc-05222023133403.html" text:style-name="Internet_20_link" text:visited-style-name="Visited_20_Internet_20_Link">
 https://www.rfa.org/mandarin/yataibaodao/gangtai/sc-05222023133403.html</text:a>
 _</text:p>
      <text:p text:style-name="P4">
_<text:a xlink:type="simple" xlink:href="https://www.rfa.org/mandarin/yataibaodao/gangtai/lf-05232023113938.html" text:style-name="Internet_20_link" text:visited-style-name="Visited_20_Internet_20_Link">
 https://www.rfa.org/mandarin/yataibaodao/gangtai/lf-05232023113938.html</text:a>
 _ ）</text:p>
      <text:p text:style-name="P4">
龙 那肯定是境外势力呀！你看看这些纪念的地点，英国、美国、加拿大，它要真是人民的声音，有本事来我们龙家纪念呀</text:p>
      <text:p text:style-name="P4">
鹰 我可知道这小粉红的逻辑从哪来的了</text:p>
      <text:p text:style-name="P4">
羊 纪念什么呀领导？六月份有特殊日子？</text:p>
      <text:p text:style-name="P4">
龙 没……没有！不过一群乌合之众呀想要抹黑我们龙家，结果三十几年来来去去也只会上街添堵，翻不起什么大浪，哈哈！</text:p>
      <text:p text:style-name="P4">
鹰 哦？一群乌合之众也能集资建造一个六四纪念馆，看来我们美国的水土还是养人，嗯？</text:p>
      <text:p text:style-name="P4">
（ _<text:a xlink:type="simple" xlink:href="https://www.rfa.org/mandarin/zhuanlan/teahouse/tea-05262023155444.html" text:style-name="Internet_20_link" text:visited-style-name="Visited_20_Internet_20_Link">
 https://www.rfa.org/mandarin/zhuanlan/teahouse/tea-05262023155444.html</text:a>
 _</text:p>
      <text:p text:style-name="P4">
<text:span text:style-name="T5">
<text:a xlink:type="simple" xlink:href="https://www.rfa.org/mandarin/yataibaodao/zhengzhi/hcm2-05252023100556.html" text:style-name="Internet_20_link" text:visited-style-name="Visited_20_Internet_20_Link">
 https://www.rfa.org/mandarin/yataibaodao/zhengzhi/hcm2-05252023100556.html</text:a>
</text:span>
 ）</text:p>
      <text:p text:style-name="P4">
羊 什么纪念馆呀领导？</text:p>
      <text:p text:style-name="P4">
龙 没……没什么！快去看你的直播去！</text:p>
      <text:p text:style-name="P4">
羊 说到直播呀，去年李佳琦的事我还没搞懂因为什么呢，我这就查查……</text:p>
      <text:p text:style-name="P4">
龙 啊……</text:p>
      <text:p text:style-name="P4">
鹰 说也不是，不说也不是，这就是真正的“小风波”悖论呀！</text:p>
      <text:p text:style-name="P4">
Source: <text:a xlink:type="simple" xlink:href="https://www.rfa.org/mandarin/duomeiti/donghuajuchang/dw-06192023113228.html" text:style-name="Internet_20_link" text:visited-style-name="Visited_20_Internet_20_Link">
https://www.rfa.org/mandarin/duomeiti/donghuajuchang/dw-06192023113228.html</text:a>
</text:p>
      <!--NEWS-->
      <text:h text:style-name="P10" text:outline-level="1">
<text:span text:style-name="T4">
布林肯告诉习近平：拜登认为美中有义务处理好关系</text:span>
</text:h>
      <text:p text:style-name="P4">
Author: None (Language: zh)</text:p>
      <text:p text:style-name="P4">
Publisher: None</text:p>
      <text:p text:style-name="P4">
Time: 2023-06-19T11:40:00Z</text:p>
      <text:p text:style-name="P4">
Description: 美國國務卿布林肯週一展開在中國的第2天訪問，先與中共中央外事辦主任王毅會晤，並在周一晚些時候與中國黨和國家領導人習近平會面。究竟如何看待布林肯的訪問，中方的態度成為外界關注的焦點。</text:p>
      <text:p text:style-name="P4">
Videos: []</text:p>
      <text:p text:style-name="P4">
Images: []</text:p>
      <text:p text:style-name="P4">
Subject: 时政风云</text:p>
      <text:p text:style-name="P4">
Subjects: ['奥巴马', '岛屿主权争端', '专题报道：全景观看“习马会”', '中国', '中共十九大', '美国', '德中关系']</text:p>
      <text:p text:style-name="P4">
Keywords: ['美国', '中国', '布林肯', '王毅']</text:p>
      <text:p text:style-name="P4">
ID: 65956287</text:p>
      <!--METADATA-->
      <text:p text:style-name="P4">
<text:a xlink:type="simple" xlink:href="https://www.dw.com/zh/overlay/image/article/65956287/65957793" text:style-name="Internet_20_link" text:visited-style-name="Visited_20_Internet_20_Link">
 </text:a>
</text:p>
      <text:p text:style-name="P4">
布林肯称，美中两国就稳定关系的必要性达成共识</text:p>
      <text:p text:style-name="P4">
（德國之聲中文網）在与中国党和国家领导人习近平会面前，美國國務卿布林肯（AntonyBlinken）週一（6月19日）先與中共中央外事辦主任王毅在北京舉行了雙邊會晤。王毅要求美方停止炒作「中國威脅論」，取消對華非法單邊制裁，放棄對中國科技發展打壓，不得肆意干涉中國的內政，並強調在台灣問題上，沒有任何妥協退讓的餘地。</text:p>
      <text:p text:style-name="P4">
</text:p>
      <text:p text:style-name="P4">
美國國務卿布林肯週一與中共中央外事辦主任王毅在北京會談，王毅表示，台灣問題沒有妥協餘地</text:p>
      <text:p text:style-name="P4">
根據路透社和中國央視等媒體拍攝的影片，布林肯在工作人員的指引下，步入北京釣魚台國賓館，並與王毅握手合照。兩人簡單寒暄幾句後，進入會議室。但布林肯和王毅在相互打招呼，並到會議室內坐下來討論的整個過程中，都沒有對在場的媒體發表任何評論。</text:p>
      <text:p text:style-name="P4">
中國外交部在會後發表聲明表示，王毅著重剖析了台灣問題的實質，強調維護國家統一永遠是中國核心利益中的核心。「在這個問題上，中國沒有任何妥協退讓的餘地」。美方必須真正堅持中美三個聯合公報確定的「一個中國原則」，尊重中國主權和領土完整，明確反對台獨。</text:p>
      <text:p text:style-name="P4">
王毅還說，布林肯此次北京之行正值中美關係處在一個關鍵節點，「需要就對話還是對抗、合作還是衝突作出選擇」。而兩國關係陷入低點的根源，在於美方抱持錯誤的對華認知，導致錯誤的對華政策。美方有必要深刻反思，同中方一道，共同管控分歧、避免戰略意外。</text:p>
      <text:p text:style-name="P4">
聲明也說，布林肯向中國表達了美方看法，表示美方致力於重回兩國元首峇里島會晤確定的議程，期待同中方加強溝通，負責任管控分歧，在雙方有共同利益的領域開展合作。雙方還就共同關心的國際和地區問題，交換了意見。</text:p>
      <text:p text:style-name="P4">
</text:p>
      <text:p text:style-name="P4">
布林肯與王毅的會談現場，雙方都未對在場媒體發表任何公開談話</text:p>
      <text:h text:style-name="P12" text:outline-level="3">
<text:span text:style-name="T4">
布林肯會不會見到習近平，一度不明朗</text:span>
</text:h>
      <text:p text:style-name="P4">
根據美國國務院公佈的行程，布林肯週一上午與王毅會面後，下午安排了與美國商界和駐中外交人員的交流活動，並且在北京時間（台北時間）傍晚結束行程前舉行記者會，宣布訪問成果，隨後他將飛往英國倫敦。</text:p>
      <text:p text:style-name="P4">
布林肯既定的行程規劃中，並沒有與習近平見面的安排，但此前就有多家外媒指出，布林肯本次訪問有機會見到習近平。美國《紐約時報》報導，2018年川普時期的國務卿蓬佩奧（MikePompeo）訪華時，曾與習近平會面。</text:p>
      <text:p text:style-name="P4">
布林肯過去曾在多個場合見到習近平，也有過不少次交談。2011年他陪同時任美國副總統的拜登訪問北京和成都時，就結識了時任中國國家副主席的習近平，布林肯當時擔任美國國家安全顧問。</text:p>
      <text:p text:style-name="P4">
周一当天传出消息，布林肯将于北京时间周一下午4点30分与习近平会面。中国官媒新华社也报道了该消息。</text:p>
      <text:p text:style-name="P4">
</text:p>
      <text:p text:style-name="P4">
中国国家主席习近平6月19日下午在人民大会堂会见来华访问的美国国务卿布林肯</text:p>
      <text:h text:style-name="P12" text:outline-level="3">
<text:span text:style-name="T4">
习近平会见布林肯: 希望你这次访华能帮助稳定中美关系</text:span>
</text:h>
      <text:p text:style-name="P4">
据中国官媒报道，习近平对这位美国国务卿说，此前中方与布林肯进行了长谈，“总体上，双方谈得是坦诚深入的”，中方已经表明了立场，“双方同意共同落实好我和拜登总统在巴厘岛会晤时候达成的共识，双方在一些具体的问题上也取得了进展，达成了共识，这很好。”</text:p>
      <text:p text:style-name="P4">
此外，习近平也表示：“国与国交往总要相互尊重，以诚相待。我也希望国务卿先生这次访华能够为稳定中美关系多发挥积极作用。”</text:p>
      <text:h text:style-name="P12" text:outline-level="3">
<text:span text:style-name="T4">
布林肯：“我们都同意需要稳定我们的关系”</text:span>
</text:h>
      <text:p text:style-name="P4">
美国国务院表示，国务卿布林肯在周一与中国国家主席习近平会面时说， <text:a xlink:type="simple" xlink:href="https://www.state.gov/secretary-antony-j-blinken-and-peoples-republic-of-china-president-xi-jinping-before-their-meeting/" text:style-name="Internet_20_link" text:visited-style-name="Visited_20_Internet_20_Link">
 拜登总统认为华盛顿和北京有义务管理好两国之间的关系，</text:a>
 并且美国致力于这样做。</text:p>
      <text:p text:style-name="P4">
布林肯周一也称，他同意中国领导人的说法、中美需要稳定关系，但他也对双方之间巨大的分歧“保持清醒”。这位美国国务卿对记者表示，“在每次会谈中，我都强调，高层直接接触和持续沟通是负责任地管理分歧和确保竞争不转向冲突的最佳方式，我从中国同行那里听到了同样的话。我们都同意需要稳定我们的关系。”</text:p>
      <text:h text:style-name="P12" text:outline-level="3">
<text:span text:style-name="T4">
布林肯：同习近平主席举行了重要会谈</text:span>
</text:h>
      <text:p text:style-name="P4">
布林肯说，此行的一个重要事项是让中国不再认为“我们在寻求在经济上遏制他们”，他说美国没有这样做，“我们不是要脱钩。我们是要去风险，实现多样化”。</text:p>
      <text:p text:style-name="P4">
据法新社报道，布林肯还指出，中国承诺不向俄罗斯输送致命武器。布林肯说，美国在持续关注中国企业是否会向俄罗斯提供有助其侵略的技术，“我们已要求中国政府在这方面保持高度警惕”。</text:p>
      <text:p text:style-name="P4">
这位美国国务卿还强调，美国和中国进行军方之间的沟通是绝对必要的，“此时此刻，中国还没有同意在这方面取得进展。我认为这是一个我们必须继续努力的问题”。据路透社报道，中国外交部一位官员回应称，是美国单边制裁阻断着军事通信。</text:p>
      <text:p text:style-name="P4">
布林肯也表示，未来几周将有更多美国高级官员访华，同时也欢迎中国官员访美。</text:p>
      <text:p text:style-name="P4">
据路透社报道，一位中国外交部官员表示，中国外长秦刚已经答应布林肯的邀请，将会访问美国。</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中方態度成焦點</text:span>
</text:h>
      <text:p text:style-name="P4">
台灣中央社報導，布林肯抵達北京首都國際機場時，迎接他的是中國外交部北美大洋洲司司長楊濤，現場沒有準備紅地毯，也沒有安排歡迎隊伍。</text:p>
      <text:p text:style-name="P4">
美國《華盛頓郵報》（Washington Post）專欄作家羅金（JoshRogin）在推特上表示，中國派出較為低階的官員在機場迎接布林肯，「可能是北京打算羞辱他的開始，希望不是。」</text:p>
      <text:p text:style-name="P4">
但居住在中國的法國企業家貝特朗（ArnaudBertrand）在回應羅金的推文時表示，這只是中國標準的外交禮節，並無矮化之意；華府智庫戰略暨國際研究中心（CSIS）學者特里奧羅（PaulTriolo）則稱，「現階段並沒有羞辱的跡象」。</text:p>
      <text:p text:style-name="P4">
根據貝特朗貼出的照片，美國前總統奧巴馬任內的國務卿希拉里（Hillary Clinton)及克里（JohnKerry）在2012、2013年分別訪問中國時，也是由時任中國外交部北美司司長的謝鋒接機，與本次的楊濤同級別。但從照片中也可以看到，希拉里在2012年訪問中國時，中國官方當時準備了紅地毯來迎接。</text:p>
      <text:p text:style-name="P4">
而對於布林肯週日（18日）與秦剛的會談，「德國馬歇爾基金會」（GMF）印太研究主任葛來儀（BonnieGlaser）在推特分析美中公布的對話紀要指出，美中會談比她預期的積極，中方表明致力於構建穩定、可預期、建設性的中美關係，「這很重要」。美方提到布林肯與秦剛舉行「坦誠、實質且具建設性」的會談，雖然沒有提及「合作」（cooperative）一詞，但仍正面。</text:p>
      <text:p text:style-name="P4">
葛來儀指出，外界先前對這次訪問的期望很低，但截至目前為止，似乎進行得相當順利，雙方都尋求穩定雙邊關係；布林肯見到王毅，還可能與習近平會面。她說，如果布林肯真的能見到習近平，這將是最重要的會晤。</text:p>
      <text:h text:style-name="P12" text:outline-level="3">
<text:span text:style-name="T4">
中國官媒：希望相互尊重</text:span>
</text:h>
      <text:p text:style-name="P4">
中國官媒《環球時報》週一發表社論指出， <text:a xlink:type="simple" xlink:href="https://www.dw.com/zh/zh/中美外长会晤-两国关系有望转暖/a-65953582" text:style-name="Internet_20_link" text:visited-style-name="Visited_20_Internet_20_Link">
 中美雙方第一天會談後傳出的信息 </text:a>
，給國際社會帶來了一定的積極預期。但中美關係遭遇的困難，絕大部分都是華盛頓單方面錯亂政策和行為的結果，如何改善雙邊關係，自然需要美方多作為。</text:p>
      <text:p text:style-name="P4">
社論說，美方展現出對布林肯訪華的積極姿態，在相當程度上也可以說是「不得已而為之」。在外部，包括其盟友在內的國際社會都希望中美關係止跌企穩，避免動搖世界和平與穩定的根基，這對美方形成壓力，<text:a xlink:type="simple" xlink:href="https://www.dw.com/zh/zh/秦剛晤布林肯75小時-指中美關係處最低谷/a-65955570" text:style-name="Internet_20_link" text:visited-style-name="Visited_20_Internet_20_Link">
 也迫使拜登政府悄悄調整論調 </text:a>
 。</text:p>
      <text:p text:style-name="P4">
社論還說，希望布林肯的訪問能為中美接下來的更多溝通開一個好頭，也希望他能將在中國得到的信息準確帶回到美國社會，這些信息簡而言之就是相互尊重、和平共處、合作共贏，「它只有短短十二個字，卻值得華盛頓仔細掂量」。</text:p>
      <text:p text:style-name="P4">
（綜合報導）</text:p>
      <text:p text:style-name="P4">
Source: <text:a xlink:type="simple" xlink:href="https://www.dw.com/zh/布林肯告诉习近平：拜登认为美中有义务处理好关系/a-65956287" text:style-name="Internet_20_link" text:visited-style-name="Visited_20_Internet_20_Link">
https://www.dw.com/zh/布林肯告诉习近平：拜登认为美中有义务处理好关系/a-65956287?maca=chi-rss-chi-all-1127-rdf</text:a>
</text:p>
      <!--NEWS-->
      <text:h text:style-name="P10" text:outline-level="1">
<text:span text:style-name="T4">
高利率并非“新常态” (Free Version)</text:span>
</text:h>
      <text:p text:style-name="P4">
Authors: ['尼古拉•马尔科夫']</text:p>
      <text:p text:style-name="P4">
Publisher: 英国《金融时报》</text:p>
      <text:p text:style-name="P4">
Time: 2023-06-19T12:15:02+00:00</text:p>
      <text:p text:style-name="P4">
Published Time: 2023-06-18T12:00:99+08:00</text:p>
      <text:p text:style-name="P4">
Modified Time: 2023-06-19T08:12:99+08:00</text:p>
      <text:p text:style-name="P4">
Description: 马尔科夫：美联储及其他央行还能把抗击通胀置于维护金融稳定之上多久？政策制定者优先事项的转变可能比许多投资者想象的来得要早。</text:p>
      <text:p text:style-name="P4">
Images: ["<text:a xlink:type="simple" xlink:href="https://thumbor.ftacademy.cn/unsafe/picture/3/000180163_piclink.jpg" text:style-name="Internet_20_link" text:visited-style-name="Visited_20_Internet_20_Link">
000180163_pic...</text:a>
"]</text:p>
      <text:p text:style-name="P4">
Themes: ['金融市场', '关注']</text:p>
      <text:p text:style-name="P4">
Keywords: ['货币政策', '利率', '中央银行', '美联储', '债券', '金融市场']</text:p>
      <text:p text:style-name="P4">
Type: Article</text:p>
      <!--METADATA-->
      <text:p text:style-name="P4">
<draw:frame draw:style-name="fr1" draw:name="Image48" text:anchor-type="as-char" svg:width="6.9236in" svg:height="3.894525in" draw:z-index="0">
<draw:image xlink:href="../Images/FT Chinese Free Version/2023-06-19T12-15-02-00-00/000180163_piclink.jpg" xlink:type="simple" xlink:show="embed" xlink:actuate="onLoad" draw:mime-type="image/jpeg"/>
</draw:frame>
</text:p>
      <text:p text:style-name="P4">
<text:span text:style-name="T5">
本文作者是百达资产管理(Pictet Asset Management)高级经济学家</text:span>
</text:p>
      <text:p text:style-name="P4">
可怜的债券投资者。在遭受了2022年两位数的毁灭性损失之后，固定收益市场现在仍然比次贷危机以来的任何时候都更加脆弱。受到密切跟踪的债券价格波动指数——美林期权波动率估计(MOVE)指数最近触及近15年来的最高水平。</text:p>
      <text:p text:style-name="P4">
Source: <text:a xlink:type="simple" xlink:href="http://www.ftchinese.com/story/001100015" text:style-name="Internet_20_link" text:visited-style-name="Visited_20_Internet_20_Link">
http://www.ftchinese.com/story/001100015</text:a>
</text:p>
      <!--NEWS-->
      <text:h text:style-name="P10" text:outline-level="1">
<text:span text:style-name="T4">
蔚来加入血腥价格战，电动车行业临分界点 (Free Version)</text:span>
</text:h>
      <text:p text:style-name="P4">
Authors: ['咏竹坊']</text:p>
      <text:p text:style-name="P4">
Publisher: 英国《金融时报》</text:p>
      <text:p text:style-name="P4">
Time: 2023-06-19T12:22:18+00:00</text:p>
      <text:p text:style-name="P4">
Published Time: 2023-06-18T12:00:99+08:00</text:p>
      <text:p text:style-name="P4">
Modified Time: 2023-06-19T08:22:99+08:00</text:p>
      <text:p text:style-name="P4">
Description: 虽然蔚来等规模较小的新能源车企降价，但几乎无助于阻止它们的市场份额流向比亚迪和特斯拉等更大的竞争对手。</text:p>
      <text:p text:style-name="P4">
Images: ["<text:a xlink:type="simple" xlink:href="https://thumbor.ftacademy.cn/unsafe/picture/7/000184157_piclink.jpg" text:style-name="Internet_20_link" text:visited-style-name="Visited_20_Internet_20_Link">
000184157_pic...</text:a>
"]</text:p>
      <text:p text:style-name="P4">
Themes: ['专栏', '咏竹坊', '关注']</text:p>
      <text:p text:style-name="P4">
Keywords: ['咏竹坊', '蔚来', '蔚来汽车', '电动汽车', '威马', '小鹏汽车']</text:p>
      <text:p text:style-name="P4">
Type: Article</text:p>
      <!--METADATA-->
      <text:p text:style-name="P4">
<draw:frame draw:style-name="fr1" draw:name="Image49" text:anchor-type="as-char" svg:width="6.9236in" svg:height="3.894525in" draw:z-index="0">
<draw:image xlink:href="../Images/FT Chinese Free Version/2023-06-19T12-22-18-00-00/000184157_piclink.jpg" xlink:type="simple" xlink:show="embed" xlink:actuate="onLoad" draw:mime-type="image/jpeg"/>
</draw:frame>
</text:p>
      <text:p text:style-name="P4">
蔚来集团(NIO.US;9866.HK)一向因其先进的电动车而广受赞誉，但上周它却发现自己面临一种前所未有的处境，因为它在宣布对全系电动车降价3万元后，成为了网民嘲笑的对象。就在两个月前，蔚来首席执行官李斌还声称，肯定不会加入这场目前正在扼杀该行业的价格战，称这种盲目降价只会导致“恶性竞争”。</text:p>
      <text:p text:style-name="P4">
蔚来的转变凸显了中国电动车车企目前面临的困境，因为它们正试图顺利度过一个意想不到的转变，而分析机构称，这个转变可能还要持续一段时间。小公司的处境最为艰难，因为进一步降价会侵蚀它们本已微薄的利润。但拒绝参与这场降价游戏，则会面临销量流向比亚迪(1211.HK;002594.SZ)和特斯拉(TSLA.US)等行业巨头的风险。</text:p>
      <text:p text:style-name="P4">
Source: <text:a xlink:type="simple" xlink:href="http://www.ftchinese.com/story/001100016" text:style-name="Internet_20_link" text:visited-style-name="Visited_20_Internet_20_Link">
http://www.ftchinese.com/story/001100016</text:a>
</text:p>
      <!--NEWS-->
      <text:h text:style-name="P10" text:outline-level="1">
<text:span text:style-name="T4">
当局称之为危险升级：以色列批准一项推进在约旦河西岸建造定居点的法律</text:span>
</text:h>
      <text:p text:style-name="P4">
Author: 半岛电视台＋通讯社</text:p>
      <text:p text:style-name="P4">
Publisher: Al Jazeera</text:p>
      <text:p text:style-name="P4">
Published Time: 2023-06-19T13:04:39</text:p>
      <text:p text:style-name="P4">
Modified Time: 2023-06-19T22:02:20</text:p>
      <text:p text:style-name="P4">
Description: 以色列政府批准了一项法律修正案，缩短了批准在约旦河西岸建造定居点的阶段，这促使巴勒斯坦权力机构抵制原定于6月19日周一与以色列举行的经济会议。</text:p>
      <text:p text:style-name="P4">
Images: ["<text:a xlink:type="simple" xlink:href="https://chinese.aljazeera.net/wp-content/uploads/2023/06/1-1687179440.jpg" text:style-name="Internet_20_link" text:visited-style-name="Visited_20_Internet_20_Link">
1-1687179440.jpg</text:a>
", "<text:a xlink:type="simple" xlink:href="https://chinese.aljazeera.net/wp-content/uploads/2023/06/2-1687179451.jpg" text:style-name="Internet_20_link" text:visited-style-name="Visited_20_Internet_20_Link">
2-1687179451.jpg</text:a>
"]</text:p>
      <text:p text:style-name="P4">
Topics: ['中东', '巴勒斯坦问题', '政治', '新闻']</text:p>
      <text:p text:style-name="P4">
Keywords: ['中东', '巴勒斯坦问题', '政治', '新闻', '以色列', '巴勒斯坦']</text:p>
      <text:p text:style-name="P4">
Type: Article</text:p>
      <!--METADATA-->
      <text:p text:style-name="P4">
<draw:frame draw:style-name="fr1" draw:name="Image50" text:anchor-type="as-char" svg:width="6.9236in" svg:height="4.612736in" draw:z-index="0">
<draw:image xlink:href="../Images/Aljazeera Chinese/2023-06-19T13-04-39/1-1687179440.jpg" xlink:type="simple" xlink:show="embed" xlink:actuate="onLoad" draw:mime-type="image/jpeg"/>
</draw:frame>
 以色列总理本雅明·内塔尼亚胡 (路透)</text:p>
      <text:p text:style-name="P4">
以色列政府批准了一项法律修正案，缩短了批准在约旦河西岸建造定居点的阶段，这促使巴勒斯坦权力机构抵制原定于6月19日周一与以色列举行的经济会议。</text:p>
      <text:p text:style-name="P4">
半岛电视台记者称，以色列政府决定授予财政部长、极端犹太复国主义政党领导人比撒列·斯莫特里赫根据现行程序批准关于定居点建设决定的权力，而无需国防部长的批准。</text:p>
      <text:p text:style-name="P4">
以色列官方电台称此举是定居点扩张措施的一次重大成功，不顾政治领导人的考虑。</text:p>
      <text:p text:style-name="P4">
它表示，修改法律旨在推进、加快和加强西岸定居点建设。</text:p>
      <text:p text:style-name="P4">
该电台指出，这一步是在总理本雅明·内塔尼亚胡半年前与斯莫特里赫达成的联盟协议内进行的。</text:p>
      <text:p text:style-name="P4">
另一方面，以色列反定居点的“立刻实现和平运动”（PeaceNow）则表示，缩短定居点建设审批程序意味着真正开始实施西岸部分地区的吞并计划，此事将加强定居点建设，加大对定居点的投入。</text:p>
      <text:p text:style-name="P4">
<draw:frame draw:style-name="fr1" draw:name="Image51" text:anchor-type="as-char" svg:width="6.9236in" svg:height="3.892108in" draw:z-index="0">
<draw:image xlink:href="../Images/Aljazeera Chinese/2023-06-19T13-04-39/2-1687179451.jpg" xlink:type="simple" xlink:show="embed" xlink:actuate="onLoad" draw:mime-type="image/jpeg"/>
</draw:frame>
 “我们不接受，我们要么胜利，要么死亡”</text:p>
      <text:h text:style-name="P13" text:outline-level="4">
<text:span text:style-name="T4">
危险升级</text:span>
</text:h>
      <text:p text:style-name="P4">
在同一背景下，巴勒斯坦外交部谴责这一决定，并称此为完成吞并西岸的危险升级。</text:p>
      <text:p text:style-name="P4">
该部呼吁国际和美国采取真正的行动，并向以色列政府施压，以阻止其执行这一决定，以及迫使它停止其非法的单方面措施，这些措施破坏了实施两国解决方案原则、具有国际合法性的决议和已签署协议的机会。</text:p>
      <text:p text:style-name="P4">
另一方面，一名巴勒斯坦官员18日周日宣布，巴勒斯坦权力机构决定抵制定于周一与以色列举行的双边会议，以抗议定居点扩张。</text:p>
      <text:p text:style-name="P4">
巴解组织执行委员会秘书长兼巴勒斯坦民政部长侯赛因·谢赫在一份声明中表示，“我们决定抵制定于明天举行的两党高级经济委员会会议。”</text:p>
      <text:p text:style-name="P4">
谢赫指出，这是对“以色列政府决定加快增设西岸定居点阶段的决定并授权部长比撒列·斯莫特里赫批准这一决定”的回应。</text:p>
      <text:p text:style-name="P4">
他强调，巴勒斯坦领导人“将会考虑与以色列关系相关的其他一些措施和决定”。</text:p>
      <text:p text:style-name="P4">
与此同时，哈马斯也表示，它“谴责以色列的犹太化运动，最近的一次是公布在西岸建造4500多个定居点单元的投标。”</text:p>
      <text:p text:style-name="P4">
Source: <text:a xlink:type="simple" xlink:href="https://chinese.aljazeera.net/middle-east/question-of-palestine/2023/6/19/%e5%bd%93%e5%b1%80%e7%a7%b0%e4%b9%8b%e4%b8%ba%e5%8d%b1%e9%99%a9%e5%8d%87%e7%ba%a7%e4%bb%a5%e8%89%b2%e5%88%97%e6%89%b9%e5%87%86%e4%b8%80%e9%a1%b9%e6%8e%a8%e8%bf%9b%e5%9c%a8%e7%ba%a6%e6%97%a6" text:style-name="Internet_20_link" text:visited-style-name="Visited_20_Internet_20_Link">
https://chinese.aljazeera.net/middle-east/question-of-palestine/2023/6/19/%e5%bd%93%e5%b1%80%e7%a7%b0%e4%b9%8b%e4%b8%ba%e5%8d%b1%e9%99%a9%e5%8d%87%e7%ba%a7%e4%bb%a5%e8%89%b2%e5%88%97%e6%89%b9%e5%87%86%e4%b8%80%e9%a1%b9%e6%8e%a8%e8%bf%9b%e5%9c%a8%e7%ba%a6%e6%97%a6</text:a>
</text:p>
      <!--NEWS-->
      <text:h text:style-name="P10" text:outline-level="1">
<text:span text:style-name="T4">
一场戏剧会　慰藉港人心</text:span>
</text:h>
      <text:p text:style-name="P4">
Author: None</text:p>
      <text:p text:style-name="P4">
Publisher: Radio Free Asia (Organization)</text:p>
      <text:p text:style-name="P4">
Published Time: 2023-06-19T13:18:00-04:00</text:p>
      <text:p text:style-name="P4">
Modified Time: 2023-06-20T08:54:54-04:00</text:p>
      <text:p text:style-name="P4">
Description: None</text:p>
      <text:p text:style-name="P4">
Videos: []</text:p>
      <text:p text:style-name="P4">
Audios: ["<text:a xlink:type="simple" xlink:href="https://www.rfa.org/mandarin/yataibaodao/gangtai/lf-061920231315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4.344001in" draw:z-index="0">
<draw:image xlink:href="../Images/rfamandarin/2023-06-19T13-18-00-04-00/000000.png" xlink:type="simple" xlink:show="embed" xlink:actuate="onLoad" draw:mime-type="image/png"/>
</draw:frame>
“离开·离不开”的音乐+戏剧分享会，打动许多观众的心，拿起手机跟着音乐舞动。 <text:a xlink:type="simple" xlink:href="https://www.rfa.org/mandarin/yataibaodao/gangtai/lf-06192023131517.html/@@images/image" text:style-name="Internet_20_link" text:visited-style-name="Visited_20_Internet_20_Link">
</text:a>
(记者柳飞拍摄)  <text:a xlink:type="simple" xlink:href="https://www.rfa.org/mandarin/yataibaodao/gangtai/lf-06192023131517.html/@@stream" text:style-name="Internet_20_link" text:visited-style-name="Visited_20_Internet_20_Link">
Audio-1-Link：https://www.rfa.org/mandarin/yataibaodao/gangtai/lf-06192023131517.html/@@stream</text:a>
</text:p>
      <text:p text:style-name="P4">
因为时局动荡，越来越多香港人或选择或被迫离港。温哥华祭作舍剧团和自由港乐队，合作用音乐和戏剧方式展现香港本土情怀、抚慰离散港人心情。</text:p>
      <ul>
        <li>
<text:span text:style-name="T4">
<text:a xlink:type="simple" xlink:href="https://www.rfa.org/al-12082022140822.html" text:style-name="Internet_20_link" text:visited-style-name="Visited_20_Internet_20_Link">
 海外港人成立新组织"29原则" 持续关注中港维权律师 </text:a>
 </text:span>
  * <text:span text:style-name="T4">
<text:a xlink:type="simple" xlink:href="https://www.rfa.org/mandarin/ytbdzhuantixilie/hk-bno/al-02082022135646.html" text:style-name="Internet_20_link" text:visited-style-name="Visited_20_Internet_20_Link">
 BNO签证一周年（四）：泪别九旬老父离港 他在英继续默默支援年轻抗争者 </text:a>
 </text:span>
  * <text:span text:style-name="T4">
<text:a xlink:type="simple" xlink:href="https://www.rfa.org/Xinwen/wulb-09202022031242.html" text:style-name="Internet_20_link" text:visited-style-name="Visited_20_Internet_20_Link">
 香港去年逾11万人移出 港澳办：人口减少无关移民潮 </text:a>
 </text:span>
</li>
      </ul>
      <text:p text:style-name="P4">
在现场乐队演奏的音乐下，演员们用肢体和语言展现内心纠葛复杂的情绪，深深打动台下数百位观众。</text:p>
      <text:p text:style-name="P4">
这场名为“离开·离不开”的音乐+戏剧分享会，由祭作舍戏剧和自由港乐队共同呈现。</text:p>
      <text:p text:style-name="P4">
编导楚曼(Truman)说，香港的民主抗争运动让许多人不得不离开香港，移居海外後要面对的身心困局依然很多，要辛苦地适应新生活，还会挂念仍在香港的亲友，甚至为变调的香港感到悲愤，相信这场音乐和戏剧能引发很多共鸣。</text:p>
      <text:p text:style-name="P4">
楚曼的父母在1997年前香港回归前就带着年少的他来到加拿大，对於执导这场音乐剧目，难道没有顾忌担忧吗？他说：“当年为了自由而来的，如果我担心害怕丶畏首畏尾，那我何必来呢？乾脆回香港好了。我并不是一个喜欢政治的人，我只是觉得做人要凭良心，要懂得是非黑白。”</text:p>
      <text:p text:style-name="P4">
“离开·离不开”的音乐+戏剧分享会编导楚曼(图中穿黑色T恤者)和一众演员合影，他们希望透过艺术凝聚香港人心和文化。(记者柳飞拍摄)  <text:a xlink:type="simple" xlink:href="https://www.rfa.org/mandarin/yataibaodao/gangtai/lf-06192023131517.html/p1.jpg" text:style-name="Internet_20_link" text:visited-style-name="Visited_20_Internet_20_Link">
</text:a>
</text:p>
      <text:p text:style-name="P4">
年仅27岁的演员艾琳(Erin)7年前到加拿大念书，学习着如何与孤独相处并自我成长。她说，这几年看到有十几岁的青少年因为参与社会运动而被迫离开香港，可以想见他们的心境比自己当年更困难。“我觉得离别对一个年轻人来说，要处理那个情绪是很难的，年纪小嘛！跟朋友离别丶家人离别，是很重大的一个事情。”</text:p>
      <text:p text:style-name="P4">
这首“海阔天空”音乐一响起，现场观众同声高唱。自由港乐队主唱阿德瑞娜(Adriana)说，他们选了12首属於这一代香港人的流行曲，有些歌曲受到抗争运动的影响而成了禁歌，但在加拿大，大家可以无所畏惧地唱出来。</text:p>
      <text:p text:style-name="P4">
“我们本来就是想要宣传广东歌，希望唱那些在香港不能唱的歌，或是能把香港文化带过来。”</text:p>
      <text:p text:style-name="P4">
因抗争被逮捕过丶去年流亡到加拿大的珍姐观赏这场音乐戏剧会後特别有感触，她说，其中有一幕演到机场情景，让她想起2019年“百万人塞爆机场”的抗争现场。</text:p>
      <text:p text:style-name="P4">
“一个年轻人在机场抗争，他受了伤，我安慰着他，又看他毅然转身继续回到前线，我知道他的痛苦，也佩服他的勇敢。”</text:p>
      <text:p text:style-name="P4">
很多观众都说，路虽漫长煎熬，但有香港人的地方就有希望和力量，黑暗终会过去。</text:p>
      <text:p text:style-name="P4">
记者：柳飞 责编：嘉远 网编：何足</text:p>
      <text:p text:style-name="P4">
Source: <text:a xlink:type="simple" xlink:href="https://www.rfa.org/mandarin/yataibaodao/gangtai/lf-06192023131517.html" text:style-name="Internet_20_link" text:visited-style-name="Visited_20_Internet_20_Link">
https://www.rfa.org/mandarin/yataibaodao/gangtai/lf-06192023131517.html</text:a>
</text:p>
      <!--NEWS-->
      <text:h text:style-name="P10" text:outline-level="1">
<text:span text:style-name="T4">
布林肯访华：习近平会晤美国国务卿促“让中美关系稳下来好起来”</text:span>
</text:h>
      <text:p text:style-name="P4">
Author: https://www.facebook.com/bbcworldservice/</text:p>
      <text:p text:style-name="P4">
Publisher: BBC News 中文</text:p>
      <text:p text:style-name="P4">
Published Time: 2023-06-19T13:38:55.000Z</text:p>
      <text:p text:style-name="P4">
Modified Time: 2023-06-19T13:38:55.000Z</text:p>
      <text:p text:style-name="P4">
Description: 中国国家主席习近平对来访的美国国务卿布林肯称，美国应当“尊重中国，不要损害中国的正当权益”。</text:p>
      <text:p text:style-name="P4">
Images: []</text:p>
      <text:p text:style-name="P4">
Videos: ["<text:a xlink:type="simple" xlink:href="https://www.bbc.com/ws/av-embeds/cps/zhongwen/simp/chinese-news-65950568/p0fw33tk/zh-hans" text:style-name="Internet_20_link" text:visited-style-name="Visited_20_Internet_20_Link">
zh-hans</text:a>
", "<text:a xlink:type="simple" xlink:href="https://www.bbc.com/ws/av-embeds/cps/zhongwen/simp/chinese-news-65950568/p0dg9wvl/zh-hans" text:style-name="Internet_20_link" text:visited-style-name="Visited_20_Internet_20_Link">
zh-hans</text:a>
", "<text:a xlink:type="simple" xlink:href="https://www.bbc.com/ws/av-embeds/cps/zhongwen/simp/chinese-news-65950568/p0fvkjns/zh-hans" text:style-name="Internet_20_link" text:visited-style-name="Visited_20_Internet_20_Link">
zh-hans</text:a>
"]</text:p>
      <text:p text:style-name="P4">
Tags: ['中美关系', '习近平', '中國', '政治', '美国']</text:p>
      <text:p text:style-name="P4">
Type: Article</text:p>
      <!--METADATA-->
      <text:h text:style-name="P12" text:outline-level="3">
<text:span text:style-name="T4">
布林肯访华：习近平会晤美国国务卿促“让中美关系稳下来好起来”</text:span>
</text:h>
      <text:p text:style-name="P4">
2023年6月19日  <text:a xlink:type="simple" xlink:href="https://www.bbc.com/ws/av-embeds/cps/zhongwen/simp/chinese-news-65950568/p0fw33tk/zh-hans" text:style-name="Internet_20_link" text:visited-style-name="Visited_20_Internet_20_Link">
 Video-1-Link：/ws/av-embeds/cps/zhongwen/simp/chinese-news-65950568/p0fw33tk/zh-hans </text:a>
 <text:span text:style-name="T4">
你的器材不支持播放多媒体材料</text:span>
视频加注文字，</text:p>
      <text:p text:style-name="P4">
美国国务卿安东尼·布林肯（Anthony Blinken）于6月19日于北京与中国国家主席习近平会面。</text:p>
      <text:p text:style-name="P4">
<text:span text:style-name="T4">
中国国家主席习近平对五年来首位访华的美国国务卿布林肯（AntonyBlinken）称，中国“不会去挑战和取代美国”，但“美国也要尊重中国，不要损害中国的正当权益”。习近平称期望“让中美关系稳下来、好起来”。</text:span>
</text:p>
      <text:p text:style-name="P4">
习近平星期一（6月19日）下午在北京人民大会堂会晤布林肯时说，知悉布林肯先后与中共中央外事办主任王毅和中国外长秦刚举行过“坦诚，深入”的会晤，并“在一些具体问题上取得进展，达成共识”，“这很好”。</text:p>
      <text:p text:style-name="P4">
布林肯回应说，美国总统拜登（JoeBiden）相信美中两国“有义务和责任管理好彼此关系”，这样做符合两国利益。他其后进一步对媒体记者说，中美双方均同意须稳定双方关系，而直接接触是最佳途径，但美国将继续采取针对性行动保护美国国家利益。</text:p>
      <text:p text:style-name="P4">
BBC驻北京记者麦笛文（StephenMcDonell）分析，习近平这次并未事先张扬地会见布林肯，是具有象征意义的锦上添花，发出了北京与华盛顿均希望制止中美关系走下坡的信息。</text:p>
      <text:p text:style-name="P4">
<text:a xlink:type="simple" xlink:href="https://www.bbc.com/zhongwen/simp/chinese-news-65926522" text:style-name="Internet_20_link" text:visited-style-name="Visited_20_Internet_20_Link">
 美国国务卿布林肯终于访问北京 美中双方各自盘算的政治收获是什么 </text:a>
  * <text:a xlink:type="simple" xlink:href="https://www.bbc.com/zhongwen/simp/chinese-news-65915282" text:style-name="Internet_20_link" text:visited-style-name="Visited_20_Internet_20_Link">
 美国为何要终结中国的“发展中国家”地位 </text:a>
  * <text:a xlink:type="simple" xlink:href="https://www.bbc.com/zhongwen/simp/world-65807046" text:style-name="Internet_20_link" text:visited-style-name="Visited_20_Internet_20_Link">
 中国防长李尚福香格里拉对话释放全方位强硬信号 </text:a>
  * <text:a xlink:type="simple" xlink:href="https://www.bbc.com/zhongwen/simp/world-65705268" text:style-name="Internet_20_link" text:visited-style-name="Visited_20_Internet_20_Link">
 拜登政府出“乌龙”，美中关系“回暖”再蒙阴影 </text:a>
  * <text:a xlink:type="simple" xlink:href="https://www.bbc.com/zhongwen/simp/world-65662960" text:style-name="Internet_20_link" text:visited-style-name="Visited_20_Internet_20_Link">
 G7峰会：联合声明剑指中国“经济胁迫” </text:a>
</text:p>
      <text:p text:style-name="P4">
</text:p>
      <text:p text:style-name="P4">
图像来源，  Reuters</text:p>
      <text:p text:style-name="P4">
图像加注文字，</text:p>
      <text:p text:style-name="P4">
习近平会晤布林肯的安排在举行前数小时才对外公布。</text:p>
      <text:p text:style-name="P4">
麦笛文说，虽然王毅将当前中美关系僵局归咎于华府，要求美方停止炒作“中国威胁论”，但至少在某程度上恢复了高层沟通，为更高层接触铺平道路，习近平显然要向中国人民传达“北京要与华盛顿接触”的信息。</text:p>
      <text:p text:style-name="P4">
前美国国务院亚太事务助理国务卿，耶鲁大学蔡中曾中国中心高级研究员董云裳（SusanThornton）接受BBC连线采访时指出，从外交礼宾惯例上说，一国元首接见外国外长确非常态，但习近平曾会晤多任美国国务卿，美方也曾安排总统会晤中方外交首长，因此习近平会否会晤布林肯获得了广泛关注。</text:p>
      <text:p text:style-name="P4">
</text:p>
      <text:p text:style-name="P4">
布林肯在会晤后的记者会中说，他在与中方的会晤中提到，美国无意在经济上围堵中国，也没有兴趣将美国经济与中国“脱钩”。</text:p>
      <text:p text:style-name="P4">
布林肯还说与中方谈到了俄罗斯入侵乌克兰，以及朝鲜、台湾、东海与南海局势等议题。美方呼吁中国帮助争取在乌克兰实现“正当和平”，又提出中国应对平壤发挥影响力，制止朝鲜试验弹道导弹等“危险行径”。</text:p>
      <text:p text:style-name="P4">
布林肯又称向重申华府“一个中国”政策不变，不支持台湾独立，也不希望改变台海两岸现状，并对中国在台湾海峡的“挑衅”行为表达关切。此外，他也向中方提及对新疆、西藏与香港人权问题的“深切关注”，也讨论了在华“不当被扣”美国公民的处境。</text:p>
      <text:p text:style-name="P4">
布林肯提到，华府欢迎更多中国官员来访。中国外交部在美方记者会结束数十分钟后宣布，外长秦刚将应邀访问美国。</text:p>
      <text:p text:style-name="P4">
据官方新华社报道，习近平在会晤中对布林肯说，世界需要总体稳定的中美关系，中美两国能否正确相处事关人类前途命运。当前国际社会普遍对中美关系现状感到担忧，不希望看到两国冲突对抗，不愿在中美之间选边站队，期盼中美和平共处、友好合作。两国应该本着对历史、对人民、对世界负责的态度，处理好中美关系，为全球和平与发展作出贡献，为变乱交织的世界注入稳定性、确定性、建设性。</text:p>
      <text:p text:style-name="P4">
习近平说，任何一方都不能按照自己的意愿塑造对方，更不能剥夺对方正当发展权利。希望美方采取理性务实态度，同中方相向而行，共同努力，坚持2022年11月习近平与拜登巴厘岛会晤达成的共识，把有关积极表态落实到行动上，让中美关系稳下来、好起来。</text:p>
      <text:p text:style-name="P4">
<text:a xlink:type="simple" xlink:href="https://www.bbc.com/ws/av-embeds/cps/zhongwen/simp/chinese-news-65950568/p0dg9wvl/zh-hans" text:style-name="Internet_20_link" text:visited-style-name="Visited_20_Internet_20_Link">
 Video-2-Link：/ws/av-embeds/cps/zhongwen/simp/chinese-news-65950568/p0dg9wvl/zh-hans </text:a>
 <text:span text:style-name="T4">
你的器材不支持播放多媒体材料</text:span>
视频加注文字，</text:p>
      <text:p text:style-name="P4">
2022年11月，习近平与拜登在出席二十国集团（G20）峰会之际碰面，这三小时的闭门会后中美都透露了哪些信息？</text:p>
      <text:p text:style-name="P4">
北京大学国际关系学院教授王勇接受BBC采访说，当前中美关系“处于一个非常危险的状态”，北京希望透过布林肯访华实现中美双方深入交流，真正改善两国互信。</text:p>
      <text:p text:style-name="P4">
王勇教授说：“中美之间实际上有非常多的共同利益……但非常遗憾的是中美双方尤其是美国方面，不能正确的认识中国对外政策的动机，对中国发展对世界的影响、对美国的影响，没有一个非常正确的，符合实际的认识，这就是导致当前中美关系困难的一个最重要的原因。”</text:p>
      <text:p text:style-name="P4">
“中国方面是愿意跟美国坐下来，要想出办法来解决问题来，我想这个是一个实事求是的态度，也符合双方的利益，符合世界的利益。”</text:p>
      <text:p text:style-name="P4">
<text:a xlink:type="simple" xlink:href="https://www.bbc.com/ws/av-embeds/cps/zhongwen/simp/chinese-news-65950568/p0fvkjns/zh-hans" text:style-name="Internet_20_link" text:visited-style-name="Visited_20_Internet_20_Link">
 Video-3-Link：/ws/av-embeds/cps/zhongwen/simp/chinese-news-65950568/p0fvkjns/zh-hans </text:a>
 <text:span text:style-name="T4">
你的器材不支持播放多媒体材料</text:span>
视频加注文字，</text:p>
      <text:p text:style-name="P4">
中美近日还因“古巴间谍站”争端而互相指责。</text:p>
      <text:p text:style-name="P4">
总部设于比利时布鲁塞尔的智库俄罗斯、欧洲和亚洲研究中心（CREAS）主任方娴雅（TheresaFallon）对BBC评论说，中国愿意与美国对话，更大程度上是源于自身经济从新冠疫情恢复情况不如预期。她认为中方对美方的表态——例如指控美国等试图围堵中国——主要是要给国内受众有所交代。</text:p>
      <text:p text:style-name="P4">
方娴雅说：“有关电脑芯片的制裁深切伤害到中国经济，中国内部目前有诸多问题：中国经济没能像众多分析人士预期一样，享受到新冠疫情后的‘报复式消费’，人们还在紧握钱包。”</text:p>
      <text:p text:style-name="P4">
“这样的叙事成为了方便的借口：要不是这些西方制裁试图把中国捂住，一切都会很好。”</text:p>
      <text:p text:style-name="P4">
随团到北京采访的BBC驻北美记者安东尼·泽克尔（AnthonyZurcher）说，尽管美方将这次与中方恢复高层接触视为成功，并显得兴高采烈，他们还是承认两国之间存在着更大规模，更棘手的分歧。其中，台湾毫无疑问是争议最大的一块，足以从口舌之争升级到全面枪战。</text:p>
      <text:p text:style-name="P4">
泽克尔说，在美中双方均表达了让两国关系正常化、稳定化的意愿之际，两国同时具有注定发生冲突的各自利益。两国关系如何发展，全在于如何管控分歧。</text:p>
      <text:p text:style-name="P4">
Source: <text:a xlink:type="simple" xlink:href="https://www.bbc.com/zhongwen/simp/chinese-news-65950568" text:style-name="Internet_20_link" text:visited-style-name="Visited_20_Internet_20_Link">
https://www.bbc.com/zhongwen/simp/chinese-news-65950568</text:a>
</text:p>
      <!--NEWS-->
      <text:h text:style-name="P10" text:outline-level="1">
<text:span text:style-name="T4">
布林肯结束访华　美中均同意"稳定关系"</text:span>
</text:h>
      <text:p text:style-name="P4">
Author: None</text:p>
      <text:p text:style-name="P4">
Publisher: Radio Free Asia (Organization)</text:p>
      <text:p text:style-name="P4">
Published Time: 2023-06-19T13:41:00-04:00</text:p>
      <text:p text:style-name="P4">
Modified Time: 2023-06-20T08:54:15-04:00</text:p>
      <text:p text:style-name="P4">
Description: None</text:p>
      <text:p text:style-name="P4">
Videos: []</text:p>
      <text:p text:style-name="P4">
Audios: ["<text:a xlink:type="simple" xlink:href="https://www.rfa.org/mandarin/yataibaodao/junshiwaijiao/kw-061920231322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4.612011in" draw:z-index="0">
<draw:image xlink:href="../Images/rfamandarin/2023-06-19T13-41-00-04-00/000000.png" xlink:type="simple" xlink:show="embed" xlink:actuate="onLoad" draw:mime-type="image/png"/>
</draw:frame>
 美国国务卿布林肯（AnthonyBlinken）19日结束其北京之行登机离华。 <text:a xlink:type="simple" xlink:href="https://www.rfa.org/mandarin/yataibaodao/junshiwaijiao/kw-06192023132239.html/@@images/image" text:style-name="Internet_20_link" text:visited-style-name="Visited_20_Internet_20_Link">
 </text:a>
美联社图片  <text:a xlink:type="simple" xlink:href="https://www.rfa.org/mandarin/yataibaodao/junshiwaijiao/kw-06192023132239.html/@@stream" text:style-name="Internet_20_link" text:visited-style-name="Visited_20_Internet_20_Link">
Audio-1-Link：https://www.rfa.org/mandarin/yataibaodao/junshiwaijiao/kw-06192023132239.html/@@stream</text:a>
</text:p>
      <text:p text:style-name="P4">
美国国务卿布林肯（AnthonyBlinken）6月19日结束其北京之行前召开记者会，强调保持高层直接沟通、以确保两国竞争不会演变成冲突的重要性。专家则认为，这次布林肯访华，为双边关系螺旋式下降找到了一个'停损点'，但未来依然是困难重重。</text:p>
      <ul>
        <li>
<text:span text:style-name="T4">
<text:a xlink:type="simple" xlink:href="https://www.rfa.org/mandarin/Xinwen/4-06192023110212.html" text:style-name="Internet_20_link" text:visited-style-name="Visited_20_Internet_20_Link">
 布林肯记者会重申稳定美中关系 中方对“拜习会”不予表态 </text:a>
 </text:span>
  * <text:span text:style-name="T4">
<text:a xlink:type="simple" xlink:href="https://www.rfa.org/mandarin/yataibaodao/junshiwaijiao/gt1-06192023055614.html" text:style-name="Internet_20_link" text:visited-style-name="Visited_20_Internet_20_Link">
 习近平最后时刻会见布林肯 对中美关系具重大象征意义 </text:a>
 </text:span>
  * <text:span text:style-name="T4">
<text:a xlink:type="simple" xlink:href="https://www.rfa.org/mandarin/Xinwen/6-06182023130642.html" text:style-name="Internet_20_link" text:visited-style-name="Visited_20_Internet_20_Link">
 美中公布布林肯与秦刚会谈内容 双方同意保持沟通 </text:a>
 </text:span>
</li>
      </ul>
      <text:p text:style-name="P4">
19日晚，美国国务卿布林肯在美国驻华大使馆内召开记者会，总结了这次为期两天的中国之行。他说：“在每次会议上，我都强调高层的直接接触和持续沟通是负责任地管理我们的分歧并确保竞争不会演变成冲突的最佳方式。我从我的中国同行那里也听到了同样的话。我们都同意有必要稳定我们的关系。”</text:p>
      <text:p text:style-name="P4">
<text:span text:style-name="T4">
布林肯强调保持高层直接沟通的重要性</text:span>
</text:p>
      <text:p text:style-name="P4">
布林肯表示，在京期间，他和中国国家主席习近平举行了重要谈话，并同中共中央政治局委员、外事办主任王毅及国务委员兼外长秦刚进行了“坦诚、实质和建设性的讨论”。</text:p>
      <text:p text:style-name="P4">
对于这次出访前设定的三个目标，即建立开放的沟通渠道，直接提出关注的问题，在符合共同利益的方面寻求合作，布林肯认为，他在这次访问中都做到了，“但进展是艰难的，需要时间，而且这不是一次拜访、一次旅行、一次谈话的就能取得的结果。”他指出，双方都认为需要“负责任地管理这种关系。”</text:p>
      <text:p text:style-name="Quotations">

<text:p text:style-name="P4">
【美国国务卿布林肯北京记者会】  &gt;
  由于中方历来称台湾问题是中国核心利益的核心， <text:a xlink:type="simple" xlink:href="https://twitter.com/hashtag/%E5%B8%83%E6%9E%97%E8%82%AF" text:style-name="Internet_20_link" text:visited-style-name="Visited_20_Internet_20_Link">
 #布林肯&gt;
 </text:a>
&gt;
 在记者会上提到和中方讨论了台湾问题，他特别提到为什么一旦台湾发生危机，将会对全世界产生影响。 <text:a xlink:type="simple" xlink:href="https://t.co/86nCIrDFuB" text:style-name="Internet_20_link" text:visited-style-name="Visited_20_Internet_20_Link">
 pic.twitter.com/86nCIrDFuB&gt;
 </text:a>
&gt;
&gt;
 — 自由亚洲电台 (@RFA_Chinese) <text:a xlink:type="simple" xlink:href="https://twitter.com/RFA_Chinese/status/1670863647139315712" text:style-name="Internet_20_link" text:visited-style-name="Visited_20_Internet_20_Link">
 June 19, 2023&gt;
 </text:a>
</text:p>

</text:p>
      <text:p text:style-name="P4">
美国艾德菲大学文理学院院长、政治学教授王维正告诉本台：“这次布林肯到北京访问，可以说为双方关系螺旋式下降找到一个‘停损点’。”</text:p>
      <text:p text:style-name="P4">
<text:span text:style-name="T4">
担忧中国挑衅性行动 布林肯重申美国对台政策</text:span>
</text:p>
      <text:p text:style-name="P4">
针对各界关注的南海及台海问题，布林肯表示：“我提出了美国及越来越多的国家对中国在台湾海峡以及南海和东海的挑衅性行动的担忧。在台湾问题上，我重申了美国长期以来的‘一个中国’政策。该政策没有改变。”</text:p>
      <text:p text:style-name="P4">
在台湾问题上，布林肯重申，美国基于台湾关系法、美中三个联合公报以及对台六项保证之上的一中政策没有变化。他还说，美国不支持台独，也反对任何一方单方面改变台海现状的企图。他也指出:“我们信守台湾关系法规定的义务，包括确保台湾拥有足够用于自卫的武器。”</text:p>
      <text:p text:style-name="P4">
布林肯也提及了美中的舰船飞机最近近距离接触的事件，并再次向中方强调了美中之间恢复军事沟通渠道的重要性。不过，他透露，中方并没有同意其建议，“目前，中国还没有同意推进这一进程。我认为这是我们必须继续努力解决的问题。我们恢复这些沟通渠道非常重要。”</text:p>
      <text:p text:style-name="P4">
谈到俄乌战争时，布林肯也重申，欢迎中国和其他国家一起，在以基于《联合国宪章》的公正和平原则来解决俄乌冲突中，发挥建设性作用。</text:p>
      <text:p text:style-name="P4">
<text:span text:style-name="T4">
布林肯强调供应链“去风险化和多元化”</text:span>
</text:p>
      <text:p text:style-name="P4">
19日下午，布林肯与在华的美国商界领袖举行了圆桌会议，了解这些企业面临的问题，包括中方最近针对美国公司的“惩罚性行动”。</text:p>
      <text:p text:style-name="P4">
19日下午，布林肯与在华的美国商界领袖举行了圆桌会议，了解这些企业面临的问题。(布林肯推特图片)  <text:a xlink:type="simple" xlink:href="https://www.rfa.org/mandarin/yataibaodao/junshiwaijiao/kw-06192023132239.html/fy_ziv0wyaevn-8.jpeg" text:style-name="Internet_20_link" text:visited-style-name="Visited_20_Internet_20_Link">
</text:a>
</text:p>
      <text:p text:style-name="P4">
对于美中经济“脱钩”问题，布林肯在记者会上强调，美国所做的是“去风险化和多元化”，而不是寻求在经济上遏制中国：“正如我所说，我们不是要脱钩。我们正在降低风险和多样化。”</text:p>
      <text:p text:style-name="P4">
不过，学者王维正认为，美国无论如何向北京再保证，恐怕都不会有效，因为“中国方面可能已经认定了，中美未来竞争基本上是科技上和经济实力上的竞争。”</text:p>
      <text:p text:style-name="P4">
布林肯还说，此行他也向中方特别提到了被中方错误拘留的美国公民和面临出境禁令的人士，并表示将继续努力，以确保他们获释并安全返美。</text:p>
      <text:p text:style-name="P4">
王维正则认为，如果北京要想对美国释出一些善意，可以将这些人释放，但拜登政府绝不要以此为满。</text:p>
      <text:p text:style-name="P4">
<text:span text:style-name="T4">
美中将有更多高层互访 专家：双边关系依然困难重重</text:span>
</text:p>
      <text:p text:style-name="P4">
根据美国国务院发言人米勒（MatthewMiller）19日发表的声明，双方强调，美中应携手应对气候变化、全球宏观经济稳定及禁毒等共同的跨国挑战。双方还同意恢复人员交流，并将增加两国间的直飞航班。此外，秦刚同意接受布林肯的邀请，在彼此合适的时间回访华府，继续相关讨论。布林肯在记者会上也谈到,预计未来几周, 美国高级官员将更多地访问中国。美方也欢迎中国官员进一步访美。</text:p>
      <text:p text:style-name="P4">
王维正指出，中国原本更希望美国财政部长耶伦和商务部长雷蒙多先行访华，但拜登更希望布林肯先去，以便为11月份在亚太经合组织（APEC）峰会上，与习近平会面打通道路。他说：“未来3-4个月，美中高级官员的访问可能会恢复，但彼此之间相互竞争的局势不会改变。”</text:p>
      <text:p text:style-name="P4">
专家认为，这次习近平与布林肯举行了35分钟的短暂会面，显示出中方愿意与美方合作，努力稳定关系。但美国的德国马歇尔基金会亚洲项目主任葛来仪（BonnieGlaser）也指出，不应对此行成果有任何夸大，因为未来关系还面临诸多困难。</text:p>
      <text:p text:style-name="P4">
她特别指出，在王毅的声明中，中方显然把美中关系恶化的所有责任推给美方：“这不是我们能够稳定彼此关系的基础。美国也不能接受这样的诠释，这种双方意见分歧的信号依然存在。未来，这些依然会是挑战。”</text:p>
      <text:p text:style-name="P4">
记者：凯迪 责编：嘉远 网编：何足</text:p>
      <text:p text:style-name="P4">
Source: <text:a xlink:type="simple" xlink:href="https://www.rfa.org/mandarin/yataibaodao/junshiwaijiao/kw-06192023132239.html" text:style-name="Internet_20_link" text:visited-style-name="Visited_20_Internet_20_Link">
https://www.rfa.org/mandarin/yataibaodao/junshiwaijiao/kw-06192023132239.html</text:a>
</text:p>
      <!--NEWS-->
      <text:h text:style-name="P10" text:outline-level="1">
<text:span text:style-name="T4">
塔利班抨击美国关于阿富汗境内威胁上升的报告</text:span>
</text:h>
      <text:p text:style-name="P4">
Author: 半岛电视台＋通讯社</text:p>
      <text:p text:style-name="P4">
Publisher: Al Jazeera</text:p>
      <text:p text:style-name="P4">
Published Time: 2023-06-19T13:59:41</text:p>
      <text:p text:style-name="P4">
Modified Time: 2023-06-19T21:56:20</text:p>
      <text:p text:style-name="P4">
Description: 塔利班拒绝了美国监管机构的一份报告，该报告称自该运动于2021年8月在闪电战中接管阿富汗以来，</text:p>
      <text:p text:style-name="P4">
Images: ["<text:a xlink:type="simple" xlink:href="https://chinese.aljazeera.net/wp-content/uploads/2023/06/h_57185094-1687182742.jpg" text:style-name="Internet_20_link" text:visited-style-name="Visited_20_Internet_20_Link">
h_57185094-16...</text:a>
", "<text:a xlink:type="simple" xlink:href="https://chinese.aljazeera.net/wp-content/uploads/2023/06/image-1687182895.jpg" text:style-name="Internet_20_link" text:visited-style-name="Visited_20_Internet_20_Link">
image-1687182...</text:a>
", "<text:a xlink:type="simple" xlink:href="https://chinese.aljazeera.net/wp-content/uploads/2023/06/image-8-1687182955.jpg" text:style-name="Internet_20_link" text:visited-style-name="Visited_20_Internet_20_Link">
image-8-16871...</text:a>
"]</text:p>
      <text:p text:style-name="P4">
Topics: ['政治', '新闻']</text:p>
      <text:p text:style-name="P4">
Keywords: ['政治', '新闻', '美国', '阿富汗']</text:p>
      <text:p text:style-name="P4">
Type: Article</text:p>
      <!--METADATA-->
      <text:p text:style-name="P4">
<draw:frame draw:style-name="fr1" draw:name="Image65" text:anchor-type="as-char" svg:width="6.9236in" svg:height="4.608995in" draw:z-index="0">
<draw:image xlink:href="../Images/Aljazeera Chinese/2023-06-19T13-59-41/h_57185094-1687182742.jpg" xlink:type="simple" xlink:show="embed" xlink:actuate="onLoad" draw:mime-type="image/jpeg"/>
</draw:frame>
塔利班首席发言人扎比胡拉·穆贾希德否认自该武装组织于2021年8月重新在阿富汗掌权以来，该国的安全状况出现恶化的指控 (法国媒体)</text:p>
      <text:p text:style-name="P4">
塔利班拒绝了美国监管机构的一份报告，该报告称自该运动于2021年8月在闪电战中接管阿富汗以来，该国的外国武装团体和国内安全威胁有所上升。</text:p>
      <text:p text:style-name="P4">
塔利班运动首席发言人扎比胡拉·穆贾希德在18日晚些时候发布的一份声明中表示，“我们强烈反对SIGAR的宣传”，他所指的是美国阿富汗重建督察长。</text:p>
      <text:p text:style-name="P4">
穆贾希德以塔利班政府的名义指出，“阿富汗伊斯兰酋长国完全控制了局势，不会允许任何团体或实体破坏阿富汗的稳定，或者利用阿富汗的土地对付任何其他国家。”</text:p>
      <text:p text:style-name="P4">
据穆贾希德称，美国阿富汗重建督察长在其最新报告中强调，塔利班政府面临严重的安全问题，外国武装组织以及国内威胁在阿富汗不断上升，导致一些国家受到的风险增加。</text:p>
      <text:p text:style-name="P4">
这位发言人表示，阿富汗正经历着40年来从未有过的安全与稳定。</text:p>
      <text:p text:style-name="P4">
他补充称，“没有外国武装组织活跃在阿富汗境内”，并且ISIS武装组织已经被严重削弱，濒临被摧毁的地步。</text:p>
      <text:p text:style-name="P4">
这项声明总结称，“阿富汗对任何人都不构成威胁，相反，伊斯兰酋长国希望与包括美国在内的国际社会建立良好和具有建设性的关系。”</text:p>
      <text:p text:style-name="P4">
<draw:frame draw:style-name="fr1" draw:name="Image66" text:anchor-type="as-char" svg:width="6.9236in" svg:height="3.894525in" draw:z-index="0">
<draw:image xlink:href="../Images/Aljazeera Chinese/2023-06-19T13-59-41/image-1687182895.jpg" xlink:type="simple" xlink:show="embed" xlink:actuate="onLoad" draw:mime-type="image/jpeg"/>
</draw:frame>
 阿富汗的医疗保健：医院面临医务人员短缺的问题(通讯社)</text:p>
      <text:p text:style-name="P4">
塔利班运动表示，它遵守了与美国在2020年达成的多哈协议中作出的承诺，即不允许武装团体在阿富汗领土上活动。</text:p>
      <text:p text:style-name="P4">
这项协议导致以美国为首的外国军队在经历了持续20年的战争和占领之后撤出该国。但是在2021年8月，美军的撤出导致受西方支持的阿富汗政府和军队迅速垮台，而塔利班随后重新掌权。</text:p>
      <text:p text:style-name="P4">
塔利班指责美国继续对阿富汗实行外交孤立，而没有兑现其承诺。</text:p>
      <text:p text:style-name="P4">
“ISIS呼罗珊分支”一直对塔利班的权威构成最大的威胁，并声称对多起袭击事件负责。</text:p>
      <text:p text:style-name="P4">
在“ISIS呼罗珊分支”发起的旨在破坏塔利班政府的袭击中，有包括外国人和哈扎拉族少数民族在内的数百人死亡或者受伤。</text:p>
      <text:p text:style-name="P4">
该武装组织还以塔利班政府的官员为目标，包括声称对今年3月北部巴尔赫省省长在其办公室遇袭身亡的事件负责，以及对本月东北部巴达赫尚省代理省长的遇害事件负责。</text:p>
      <text:p text:style-name="P4">
塔利班政府对该组织的成员发起了镇压，并突袭了它在阿富汗多个省内的藏身之处。</text:p>
      <text:p text:style-name="P4">
<draw:frame draw:style-name="fr1" draw:name="Image67" text:anchor-type="as-char" svg:width="6.9236in" svg:height="4.669185in" draw:z-index="0">
<draw:image xlink:href="../Images/Aljazeera Chinese/2023-06-19T13-59-41/image-8-1687182955.jpg" xlink:type="simple" xlink:show="embed" xlink:actuate="onLoad" draw:mime-type="image/jpeg"/>
</draw:frame>
 所谓的“反恐战争”的真正影响是什么？(通讯社)</text:p>
      <text:p text:style-name="P4">
Source: <text:a xlink:type="simple" xlink:href="https://chinese.aljazeera.net/news/2023/6/19/%e5%a1%94%e5%88%a9%e7%8f%ad%e6%8a%a8%e5%87%bb%e7%be%8e%e5%9b%bd%e5%85%b3%e4%ba%8e%e9%98%bf%e5%af%8c%e6%b1%97%e5%a2%83%e5%86%85%e5%a8%81%e8%83%81%e4%b8%8a%e5%8d%87%e7%9a%84%e6%8a%a5%e5%91%8a" text:style-name="Internet_20_link" text:visited-style-name="Visited_20_Internet_20_Link">
https://chinese.aljazeera.net/news/2023/6/19/%e5%a1%94%e5%88%a9%e7%8f%ad%e6%8a%a8%e5%87%bb%e7%be%8e%e5%9b%bd%e5%85%b3%e4%ba%8e%e9%98%bf%e5%af%8c%e6%b1%97%e5%a2%83%e5%86%85%e5%a8%81%e8%83%81%e4%b8%8a%e5%8d%87%e7%9a%84%e6%8a%a5%e5%91%8a</text:a>
</text:p>
      <!--NEWS-->
      <text:h text:style-name="P10" text:outline-level="1">
<text:span text:style-name="T4">
英外相访华频现暗涌　英台官员破例会面惹中方不满</text:span>
</text:h>
      <text:p text:style-name="P4">
Author: None</text:p>
      <text:p text:style-name="P4">
Publisher: Radio Free Asia (Organization)</text:p>
      <text:p text:style-name="P4">
Published Time: 2023-06-19T14:00:00-04:00</text:p>
      <text:p text:style-name="P4">
Modified Time: 2023-06-20T08:57:51-04:00</text:p>
      <text:p text:style-name="P4">
Description: None</text:p>
      <text:p text:style-name="P4">
Videos: []</text:p>
      <text:p text:style-name="P4">
Audios: ["<text:a xlink:type="simple" xlink:href="https://www.rfa.org/mandarin/yataibaodao/junshiwaijiao/al-061920231350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171455in" draw:z-index="0">
<draw:image xlink:href="../Images/rfamandarin/2023-06-19T14-00-00-04-00/000000.png" xlink:type="simple" xlink:show="embed" xlink:actuate="onLoad" draw:mime-type="image/png"/>
</draw:frame>
 英国安全事务国务大臣图根哈特(图左)据报已经会晤了台湾数位发展部部长唐凤(图右)。 路透社资料图片/RFA组图  <text:a xlink:type="simple" xlink:href="https://www.rfa.org/mandarin/yataibaodao/junshiwaijiao/al-06192023135052.html/@@stream" text:style-name="Internet_20_link" text:visited-style-name="Visited_20_Internet_20_Link">
Audio-1-Link：https://www.rfa.org/mandarin/yataibaodao/junshiwaijiao/al-06192023135052.html/@@stream</text:a>
</text:p>
      <text:p text:style-name="P4">
英国外相克莱弗利（James Cleverly）据报将于下月访华，然而英中关系却充满暗流。英国保安国务大臣图根达特（TomTugendhat）据报打破惯例，和访英的台湾数位发展部部长唐凤会面，惹来中方不满。而另一方面，一批英国议员去信首相苏纳克（RishiSunak），要求他介入中央对外联络部部长刘建超的访英之行。</text:p>
      <ul>
        <li>
<text:span text:style-name="T4">
<text:a xlink:type="simple" xlink:href="https://www.rfa.org/mandarin/Xinwen/3-06172023120121.html" text:style-name="Internet_20_link" text:visited-style-name="Visited_20_Internet_20_Link">
 打破外交惯例 英国安全事务大臣会晤唐凤 </text:a>
 </text:span>
  * <text:span text:style-name="T4">
<text:a xlink:type="simple" xlink:href="https://www.rfa.org/mandarin/yataibaodao/gangtai/hcm1209a-12092021043715.html" text:style-name="Internet_20_link" text:visited-style-name="Visited_20_Internet_20_Link">
 台湾受邀参加民主峰会 政委唐凤将发表"国家声明" </text:a>
 </text:span>
  * <text:span text:style-name="T4">
<text:a xlink:type="simple" xlink:href="https://www.rfa.org/mandarin/Xinwen/2-07142021075253.html" text:style-name="Internet_20_link" text:visited-style-name="Visited_20_Internet_20_Link">
 台湾行政院政务委员唐凤应邀在“全球新兴科技峰会”发言 分享台湾经验 </text:a>
 </text:span>
</li>
      </ul>
      <text:p text:style-name="P4">
英国外相克莱弗利（JamesCleverly）四月发表重要演说，表态要和中国建立“稳建而具建设性”的关系后，包括《路透社》等媒体近日都引述消息，表示克莱弗利将于下月访问中国。然而克莱弗利最终能否成行，仍然存在很多变数。</text:p>
      <text:p text:style-name="P4">
<text:span text:style-name="T4">
鹰派组织欢迎英台官员破例会面</text:span>
</text:p>
      <text:p text:style-name="P4">
《路透社》日前引述消息人士，表示英国保安国务大臣图根达特（TomTugendhat）周三（14日）和访问英国的台湾数位发展部部长唐凤会面，讨论共同的安全利益问题。英国目前虽在台北设有办事处，却只有和北京有正式外交关系，因此按照过往惯例，英国高层部长一般不会和台湾官员会面。</text:p>
      <text:p text:style-name="P4">
“对华政策跨国议会联盟”（Inter-Parliamentary Alliance on China，IPAC）执行董事裴伦德（Luke dePulford）表示，据他了解，这是英台部长级官员的第一次会面，认为是迈出了重要的一步：“我们非常欢迎这个会面，这个会面发出了正确的信息。应该要祝贺安全部长克服了其他部门的压力，开创了先河，以后所有英国部长都可以效法。”</text:p>
      <text:p text:style-name="P4">
不过无论是英国还是台湾官方，都没有正式确认这次会面。然而唐凤上周四（15日）曾在推特上载自己阅读一本关于图根达特著作的照片，表示希望向图根达特取经，以此方式隐晦地透露，自己和图根达特进行了某种形式的接触。</text:p>
      <text:p text:style-name="P4">
唐凤上周四（15日）曾在推特上载自己阅读一本关于图根达特著作的照。(唐凤推特截图)  <text:a xlink:type="simple" xlink:href="https://www.rfa.org/mandarin/yataibaodao/junshiwaijiao/al-06192023135052.html/fyqgfc3xwaeeu6p.jpeg" text:style-name="Internet_20_link" text:visited-style-name="Visited_20_Internet_20_Link">
</text:a>
</text:p>
      <text:p text:style-name="P4">
<text:span text:style-name="T4">
中方</text:span>
 <text:span text:style-name="T4">
“</text:span>
 <text:span text:style-name="T4">
强烈不满、坚决反对</text:span>
 <text:span text:style-name="T4">
”</text:span>
</text:p>
      <text:p text:style-name="P4">
中国驻英大使馆周日（18日）发表声明，以“窜访”形容台湾官员访英之行，批评英台官员会面，违反了“一个中国原则”，向“台独”势力发出错误信号，表示强烈不满、坚决反对：“中方敦促英方切实恪守一个中国原则和国际关系基本准则，停止与台湾当局进行任何官方往来，停止助长‘台独’分裂势力气焰。我们要正告英方，任何损害中国利益的行径都必将受到中方有力反击！”</text:p>
      <text:p text:style-name="P4">
台湾政治大学教授李酉潭接受本台访问时表示，中共一直在国际上打压台湾的任何主权行为，然而台湾自1996年起，已通过民主选举确立为“主权在民”的自由民主国家，和外国官员互动，也是自然不过的事。</text:p>
      <text:p text:style-name="P4">
李酉潭说：“图根达特部长这次和台湾数位发展部长唐凤见面，史无前例，但也带动英国各部部长跃跃欲试，未来随时可能和台湾做更紧密的互动。当然欧盟，以及各国的议员和议长，已经跟台湾做很紧密的交流。”</text:p>
      <text:p text:style-name="P4">
他认为中方若因此做出激烈反应，甚至因而取消英国外相的访华行程，愈显示中共政权的霸道不讲理。他又期望英台可以加强抵抗“认知战”、“讯息战”的技术交流，防范威权主义在全球扩散下，假讯息对自由民主体制的攻击。</text:p>
      <text:p text:style-name="P4">
<text:span text:style-name="T4">
英美对华</text:span>
 <text:span text:style-name="T4">
“</text:span>
 <text:span text:style-name="T4">
一手软，一手硬</text:span>
 <text:span text:style-name="T4">
”</text:span>
</text:p>
      <text:p text:style-name="P4">
移居英国的香港国际关系学者黄伟国向本台表示，按目前观察，英美两国都在外交上作出不少“假动作”，以两种不同手法和中国交往。</text:p>
      <text:p text:style-name="P4">
移居英国的香港国际关系学者黄伟国。(黃偉國社交網站截图)</text:p>
      <text:p text:style-name="P4">
黄伟国说：“现阶段英美好像想释出善意，缓和趋向紧张的气氛，但同时间美方对于台海的防卫从未放松，英方又会见唐凤。所以我看现阶段，英美都想给中方一个印象，一方面在很多事务上不再很强硬地批评中方，但同时也不见得在实质上解除对中方的任何限制和制裁，以及在高科技领域的防范。”</text:p>
      <text:p text:style-name="P4">
另外，中共中央对外联络部部长刘建超本周将访问英国，并将在英国皇家国际事务研究所发表演说，也计划和部分英国议员会面。一批跨党派英国议员致函首相苏纳克（RishiSunak），要求他重新考虑是否要让刘建超访问英国。</text:p>
      <text:p text:style-name="P4">
他们引述非政府组织“保护卫士”的报告，指出曾任中纪委国际合作局局长，以及中国国家预防腐败局副局长的刘建超，曾主导把数百名中国异见者从英国等国家强制遣返回中国，又参与建立“留置”机制，在司法系统以外，以强制拘押、酷刑等手段对付中共党员。</text:p>
      <text:p text:style-name="P4">
记者：吕熙（伦敦） 责编：嘉远 网编：何足</text:p>
      <text:p text:style-name="P4">
Source: <text:a xlink:type="simple" xlink:href="https://www.rfa.org/mandarin/yataibaodao/junshiwaijiao/al-06192023135052.html" text:style-name="Internet_20_link" text:visited-style-name="Visited_20_Internet_20_Link">
https://www.rfa.org/mandarin/yataibaodao/junshiwaijiao/al-06192023135052.html</text:a>
</text:p>
      <!--NEWS-->
      <text:h text:style-name="P10" text:outline-level="1">
<text:span text:style-name="T4">
5名巴勒斯坦人牺牲和以色列士兵受伤：占领军席卷杰宁，直升机20年来首次轰炸约旦河西岸</text:span>
</text:h>
      <text:p text:style-name="P4">
Author: 半岛电视台</text:p>
      <text:p text:style-name="P4">
Publisher: Al Jazeera</text:p>
      <text:p text:style-name="P4">
Published Time: 2023-06-19T14:28:13</text:p>
      <text:p text:style-name="P4">
Modified Time: 2023-06-19T22:01:30</text:p>
      <text:p text:style-name="P4">
Description: 据巴勒斯坦医疗消息来源称，以色列占领军6月19日周一上午突袭约旦河西岸的杰宁难民营，</text:p>
      <text:p text:style-name="P4">
Images: ["<text:a xlink:type="simple" xlink:href="https://chinese.aljazeera.net/wp-content/uploads/2023/06/61-1687184651.jpg" text:style-name="Internet_20_link" text:visited-style-name="Visited_20_Internet_20_Link">
61-1687184651...</text:a>
", "<text:a xlink:type="simple" xlink:href="https://chinese.aljazeera.net/wp-content/uploads/2023/06/62-1687184658.jpg" text:style-name="Internet_20_link" text:visited-style-name="Visited_20_Internet_20_Link">
62-1687184658...</text:a>
"]</text:p>
      <text:p text:style-name="P4">
Topics: ['中东', '军事', '巴勒斯坦问题', '政治', '新闻']</text:p>
      <text:p text:style-name="P4">
Keywords: ['中东', '军事', '巴勒斯坦问题', '政治', '新闻', '以色列', '巴勒斯坦']</text:p>
      <text:p text:style-name="P4">
Type: Article</text:p>
      <!--METADATA-->
      <text:p text:style-name="P4">
<draw:frame draw:style-name="fr1" draw:name="Image72" text:anchor-type="as-char" svg:width="6.9236in" svg:height="4.612736in" draw:z-index="0">
<draw:image xlink:href="../Images/Aljazeera Chinese/2023-06-19T14-28-13/61-1687184651.jpg" xlink:type="simple" xlink:show="embed" xlink:actuate="onLoad" draw:mime-type="image/jpeg"/>
</draw:frame>
 以色列用以色列“阿帕奇”直升机轰炸杰宁后的现场(阿纳多卢通讯社)</text:p>
      <text:p text:style-name="P4">
据巴勒斯坦医疗消息来源称，以色列占领军6月19日周一上午突袭约旦河西岸的杰宁难民营，用子弹打死了包括一名儿童在内的5名巴勒斯坦人，另有691人受伤，其中包括7名以色列士兵。</text:p>
      <text:p text:style-name="P4">
以色列媒体称，以色列士兵在杰宁遭到巴勒斯坦武装分子的伏击受伤，其中一些伤势严重。而以色列电台则报道称，伤员均为边防士兵，伤势介于轻度和中度之间。</text:p>
      <text:p text:style-name="P4">
以色列媒体报道称，自20年前第二次起义以来，这是飞机首次轰炸约旦河西岸的目标。</text:p>
      <text:p text:style-name="P4">
半岛电视台记者还表示，一架以色列军用直升机轰炸了杰宁营地贾布里亚特附近的一个目标。</text:p>
      <text:p text:style-name="P4">
占领军表示，此次杰宁军事行动旨在逮捕通缉的巴勒斯坦人。</text:p>
      <text:p text:style-name="P4">
半岛电视台记者证实，伴随着巴勒斯坦武装分子与占领军之间断断续续的冲突声，以色列的“阿帕奇”直升机和无人机仍在杰宁的上空飞行。</text:p>
      <text:p text:style-name="P4">
同时，以色列军队表示将继续在该营地进行“军事活动”，并指出其军事行动有陆空保障，从那里撤回他的军用车辆需要几个小时。</text:p>
      <text:p text:style-name="P4">
它还表示正在调查自己在杰宁的车辆前放置的爆炸装置及其质量。</text:p>
      <text:p text:style-name="P4">
以色列媒体报道称，作为以色列军队在那里活动的一部分，F-16战斗机正在飞越这座城市。</text:p>
      <text:h text:style-name="P13" text:outline-level="4">
<text:span text:style-name="T4">
装甲车爆炸</text:span>
</text:h>
      <text:p text:style-name="P4">
另一方面，以色列官方广播公司表示，一辆载着他们的装甲车在从杰宁市一处地点撤离时发生爆炸，以色列士兵受了轻伤和中度伤。</text:p>
      <text:p text:style-name="P4">
半岛电视台记者报道称，巴勒斯坦抵抗战士在城郊引爆炸药，以色列军车受损。</text:p>
      <text:p text:style-name="P4">
以色列军队证实，在占领军从杰宁撤出期间，一枚炸弹在车内爆炸并毁坏了这辆车。</text:p>
      <text:p text:style-name="P4">
以色列媒体指出，杰宁的这个爆炸装置重达40公斤，足以让一辆先进的军用车辆退役。</text:p>
      <text:p text:style-name="P4">
目击者报告称，有人看到军用直升机将受伤的士兵运送到以色列境内的医院。</text:p>
      <text:p text:style-name="P4">
媒体援引军方消息称，抵抗战士发射的一枚炮弹击穿了一辆装甲车并在车内爆炸，导致所有士兵受伤，并且从爆炸现场转移受伤士兵和5辆被困车辆的过程持续了一个多小时。</text:p>
      <text:p text:style-name="P4">
占领军召集了增援来支援他们的部队。</text:p>
      <text:p text:style-name="P4">
伊斯兰抵抗运动（哈马斯）在杰宁的军事分支卡桑旅（The Izz ad-Din al-QassamBrigades）称，它在杰宁营地伏击了一支属于占领军的犹太复国主义势力，并向其发射了一连串的爆炸装置，随后是猛烈的子弹雨。</text:p>
      <text:p text:style-name="P4">
伊斯兰圣战运动（杰哈德）下属的武装派别圣城旅的杰宁分支指出，其成员与在杰宁营地贾布里亚特地区被发现的占领军特种部队发生冲突。</text:p>
      <text:p text:style-name="P4">
它表示，它首次直接对着占领军引爆了高爆装置，其两名战士在与占领军对峙时牺牲。</text:p>
      <text:p text:style-name="P4">
与此同时，杰哈德还警告占领军称，如他们所说，诉诸空袭将促使抵抗战士使用他们所谓出其不意的方法。</text:p>
      <text:p text:style-name="P4">
另一方面，巴勒斯坦红新月会表示，占领军阻挠救护车抵达杰宁营救伤员，并指出一辆以色列军车故意撞上一辆巴勒斯坦救护车，以阻止其前来救助伤员。</text:p>
      <text:p text:style-name="P4">
半岛电视台记者还表示，占领军在记者报道袭击杰宁及其营地时袭击了他们，并且一名记者在军事行动中瞄准媒体工作人员时被以色列军队射杀。</text:p>
      <text:h text:style-name="P13" text:outline-level="4">
<text:span text:style-name="T4">
回应</text:span>
</text:h>
      <text:p text:style-name="P4">
哈马斯在评论这次行动时说道，以色列占领军远未赢得杰宁的战斗。</text:p>
      <text:p text:style-name="P4">
另一方面，巴勒斯坦外交部认为对杰宁的“占领侵略”是“冲突领域的危险升级”，据它所说，它要求美国的坚定立场上升到巴勒斯坦人民在定居者殖民主义和以色列迫害罪行方面所遭受的水平。</text:p>
      <text:p text:style-name="P4">
该部在一份声明中表示，以色列军队在约旦河西岸使用武装直升机是一次“危险的升级，并且是对美国要求停止所有单方面措施的立场的无视”。</text:p>
      <text:p text:style-name="P4">
与此同时，巴勒斯坦总理穆罕默德·阿什提耶也对以色列军队的行动进行了谴责。他在讲话中说道，“占领军不断攻城导致了杰宁一个血腥的早晨，正是国际社会的沉默和双重标准助长了这个极端主义政府进行更多的杀戮、破坏和恐吓。”</text:p>
      <text:p text:style-name="P4">
巴勒斯坦权力机构决定19日周一召开紧急会议，以回应以色列在杰宁的军事行动。</text:p>
      <text:p text:style-name="P4">
根据埃及外交部的一份声明，埃及也谴责了以色列对杰宁的“袭击”以及期间针对平民的空袭和枪击。</text:p>
      <text:p text:style-name="P4">
该声明补充道，“此类袭击只会导致局势激化，存在失控的危险，并破坏缓解被占领土紧张局势的努力。”</text:p>
      <text:p text:style-name="P4">
根据约旦外交部的声明，约旦也表达了相同的立场，它谴责以色列对杰宁的“侵略”，呼吁国际社会采取“立即有效”的行动予以制止。</text:p>
      <text:p text:style-name="P4">
另一方面，土耳其外交部也“强烈”谴责以色列军队袭击杰宁期间杀害四名巴勒斯坦人，其中包括一名儿童。</text:p>
      <text:p text:style-name="P4">
它在一份声明中补充道，“我们再次呼吁以色列政府立即停止这些针对巴勒斯坦平民的不可接受的行为，这些行为可能会导致暴力事件的恶性循环。”</text:p>
      <text:p text:style-name="P4">
路透社援引联合国人权事务高级专员沃尔克·图尔克的话称，“深切关注巴勒斯坦被占领土的局势，包括显然是以色列军队单方面处决的情况”。</text:p>
      <text:h text:style-name="P13" text:outline-level="4">
<text:span text:style-name="T4">
大规模行动</text:span>
</text:h>
      <text:p text:style-name="P4">
另一方面，以色列财长斯莫特里赫表示，现在是在西岸北部开展大规模行动并调遣空军和装甲部队的时候了，并且他将要求召开安全和政治安全理事会紧急会议。</text:p>
      <text:p text:style-name="P4">
正如以色列国防部长约亚夫·加兰特所说，“恐怖主义没有避难所，也无法在任何地方找到它，无论是在杰宁、纳布卢斯还是加沙”。他还指出，以色列“将触及每一个恐怖分子，无情的战斗将采取进攻性和主动性的方式。”</text:p>
      <text:p text:style-name="P4">
以色列媒体援引以色列军队中央司令部的话称，杰宁行动后“游戏规则变了”。</text:p>
      <text:h text:style-name="P13" text:outline-level="4">
<text:span text:style-name="T4">
逮捕运动</text:span>
</text:h>
      <text:p text:style-name="P4">
占领军在包括约旦河西岸几个地区在内的逮捕和突击行动中逮捕了 5 名巴勒斯坦人，数小时后以色列就开展了这次行动。</text:p>
      <text:p text:style-name="P4">
占领军在一份声明中称，其部队逮捕了伯利恒区胡桑镇的3名公民，并逮捕了纳布卢斯南部哈瓦拉镇的1名公民，以及杰宁以南阿拉巴镇的1名男孩。</text:p>
      <text:p text:style-name="P4">
它补充道，在逮捕行动期间，他的部队遭到枪击并被投掷爆炸装置，还遭到了还击。占领军还指出他的部队没有人员伤亡，并表示它将已经巴勒斯坦被拘留者以抵抗占领的罪名转移到拘留中心接受审讯。</text:p>
      <text:p text:style-name="P4">
<draw:frame draw:style-name="fr1" draw:name="Image73" text:anchor-type="as-char" svg:width="6.9236in" svg:height="9.231467in" draw:z-index="0">
<draw:image xlink:href="../Images/Aljazeera Chinese/2023-06-19T14-28-13/62-1687184658.jpg" xlink:type="simple" xlink:show="embed" xlink:actuate="onLoad" draw:mime-type="image/jpeg"/>
</draw:frame>
 占领军继续猛攻杰宁营 (社交网站)</text:p>
      <text:p text:style-name="P4">
Source: <text:a xlink:type="simple" xlink:href="https://chinese.aljazeera.net/news/military/2023/6/19/5%e5%90%8d%e5%b7%b4%e5%8b%92%e6%96%af%e5%9d%a6%e4%ba%ba%e7%89%ba%e7%89%b2%e5%92%8c%e4%bb%a5%e8%89%b2%e5%88%97%e5%a3%ab%e5%85%b5%e5%8f%97%e4%bc%a4%e5%8d%a0%e9%a2%86%e5%86%9b%e5%b8%ad%e5%8d%b7" text:style-name="Internet_20_link" text:visited-style-name="Visited_20_Internet_20_Link">
https://chinese.aljazeera.net/news/military/2023/6/19/5%e5%90%8d%e5%b7%b4%e5%8b%92%e6%96%af%e5%9d%a6%e4%ba%ba%e7%89%ba%e7%89%b2%e5%92%8c%e4%bb%a5%e8%89%b2%e5%88%97%e5%a3%ab%e5%85%b5%e5%8f%97%e4%bc%a4%e5%8d%a0%e9%a2%86%e5%86%9b%e5%b8%ad%e5%8d%b7</text:a>
</text:p>
      <!--NEWS-->
      <text:h text:style-name="P10" text:outline-level="1">
<text:span text:style-name="T4">
2023年德国书业和平奖将授予拉什迪</text:span>
</text:h>
      <text:p text:style-name="P4">
Author: None (Language: zh)</text:p>
      <text:p text:style-name="P4">
Publisher: None</text:p>
      <text:p text:style-name="P4">
Time: 2023-06-19T14:41:00Z</text:p>
      <text:p text:style-name="P4">
Description: 德国书商基金会本周一宣布，今年的德国书业和平奖将授予印度裔英国作家萨尔曼·拉什迪，以表彰他的不屈不挠、对生活的积极态度和讲故事的乐趣。拉什迪自1988年以来因小说《撒旦诗篇》遭受死亡威胁，去年在纽约被袭击，身受重伤，一只眼睛失明。</text:p>
      <text:p text:style-name="P4">
Videos: []</text:p>
      <text:p text:style-name="P4">
Images: []</text:p>
      <text:p text:style-name="P4">
Subject: 文化经纬</text:p>
      <text:p text:style-name="P4">
Subjects: ['欧债危机', '欧盟', '伊朗', '戴安娜', '德国', '英国', '英国退欧', '留学德国', '留学德国', '德国联邦大选']</text:p>
      <text:p text:style-name="P4">
Keywords: ['拉什迪', '伊朗', '德国书业和平奖', '德国', '英国', '书商']</text:p>
      <text:p text:style-name="P4">
ID: 65962350</text:p>
      <!--METADATA-->
      <text:p text:style-name="P4">
<text:a xlink:type="simple" xlink:href="https://www.dw.com/zh/overlay/image/article/65962350/65960593" text:style-name="Internet_20_link" text:visited-style-name="Visited_20_Internet_20_Link">
 </text:a>
</text:p>
      <text:p text:style-name="P4">
拉什迪2022年遭到袭击后一只眼睛失明</text:p>
      <text:p text:style-name="P4">
（德国之声中文网）德国书商基金会董事会周一（2023年6月19日）在法兰克福宣布，76岁的萨尔曼·拉什迪今年秋季将在法兰克福圣保罗教堂获颁德国书业和平奖。奖金25000欧元。该奖传统上是在法兰克福书展（2023年10月18日至22日）结束之际颁发。以表彰那些在文学、科学或艺术方面为实现和平理念做出贡献的人物。</text:p>
      <text:h text:style-name="P12" text:outline-level="3">
<text:span text:style-name="T4">
自1988年来遭到追杀</text:span>
</text:h>
      <text:p text:style-name="P4">
萨尔曼·拉什迪（Sir Salman Rushdie）1947年6月19日出生于印度孟买，十四岁移居英国读书。自1988年以来，拉什迪就因小说《撒旦诗篇》遭受死亡威胁。1989年，伊朗当时的领导人霍梅尼曾下达处决拉什迪的教令，悬赏300万美元对其追杀。之后10年里，拉什迪隐姓埋名，在英国情报部门的帮助下四处躲藏，有一年甚至换了56处住所。</text:p>
      <text:p text:style-name="P4">
</text:p>
      <text:p text:style-name="P4">
拉什迪在1986年的一张照片</text:p>
      <text:p text:style-name="P4">
时至今日，拉什迪仍然生活在危险之中。去年8月，就在其最新小说《胜利之城》出版前不久，拉什迪在美国纽约的一次文学活动中被一名黎巴嫩裔美国男子用刀刺成重伤，一只眼睛失明，一只手不能再动。拉什迪获得了大量声援，但伊朗却指责拉什迪和他的支持者自己应对这次袭击负责。</text:p>
      <text:h text:style-name="P12" text:outline-level="3">
<text:span text:style-name="T4">
思想和言论自由的捍卫者</text:span>
</text:h>
      <text:p text:style-name="P4">
目前，拉什迪正在创作一本关于此次未遂暗杀的新书。德国书商基金会赞扬他 "仍然是思想和言论自由最具热情的倡导者之一--不仅对他自己，也对那些不同意其观点的人"。德国书商基金会认为，拉什迪冒着巨大的个人风险，捍卫了和平共处的一个基本前提条件。</text:p>
      <text:p text:style-name="P4">
评委会表示，拉什迪因 "他的不屈不挠、对生命的积极态度"受到表彰，他用讲故事的乐趣丰富了世界，在小说和非小说类书籍中将"叙事的预见性与文学创新、幽默和智慧相结合"，自其代表作《午夜的孩子》1981年出版以来，以其对移民和全球政治的解释给人留下了深刻印象。"在此过程中，他描述了暴力政权摧毁整个社会的力量，也描述了个人的抵抗精神的不可摧毁性"。</text:p>
      <text:p text:style-name="P4">
</text:p>
      <text:p text:style-name="P4">
拉什迪2023年5月18日在美国笔会的一次活动上</text:p>
      <text:p text:style-name="P4">
拉什迪表示对荣获这一重要奖项感到非常荣幸和感激，基金会董事会引用拉什迪的话说，"我感谢评委会的慷慨。我知道这个奖项的意义有多大，我对我的名字将和以前的获奖者出现在一起感到有些受宠若惊。我真的很高兴"。</text:p>
      <text:h text:style-name="P12" text:outline-level="3">
<text:span text:style-name="T4">
德国总统表示敬意</text:span>
</text:h>
      <text:p text:style-name="P4">
德国总统施泰因迈尔对拉什迪表示敬意，称赞其是一位"不屈不挠的伟大作家"，"其全部作品都反对意识形态和可怕的简单化，捍卫世界奇妙的复杂性和讲故事的巨大的力量"，其指导原则是"永不放弃写作和言论自由"。</text:p>
      <text:p text:style-name="P4">
2007年，前英国女王伊丽莎白二世向拉什迪授予了 <text:a xlink:type="simple" xlink:href="https://www.dw.com/zh/zh/拉什迪绶爵风波未息/a-2619702" text:style-name="Internet_20_link" text:visited-style-name="Visited_20_Internet_20_Link">
 荣誉爵士勋章</text:a>
 。</text:p>
      <text:p text:style-name="P4">
德国书业和平奖创立于1950年。2022年，该奖被授予乌克兰作家谢尔盖·扎丹（ Serhij Zhadan ）。2012年，中国流亡作家廖亦武获得过该奖。</text:p>
      <text:p text:style-name="P4">
（法新社）</text:p>
      <text:p text:style-name="P4">
Source: <text:a xlink:type="simple" xlink:href="https://www.dw.com/zh/2023年德国书业和平奖将授予拉什迪/a-65962350" text:style-name="Internet_20_link" text:visited-style-name="Visited_20_Internet_20_Link">
https://www.dw.com/zh/2023年德国书业和平奖将授予拉什迪/a-65962350?maca=chi-rss-chi-all-1127-rdf</text:a>
</text:p>
      <!--NEWS-->
      <text:h text:style-name="P10" text:outline-level="1">
<text:span text:style-name="T4">
以色列军队与巴勒斯坦武装分子激烈交火 (Free Version)</text:span>
</text:h>
      <text:p text:style-name="P4">
Authors: ['詹姆斯•肖特']</text:p>
      <text:p text:style-name="P4">
Publisher: 英国《金融时报》</text:p>
      <text:p text:style-name="P4">
Time: 2023-06-19T23:06:02+00:00</text:p>
      <text:p text:style-name="P4">
Published Time: 2023-06-19T12:00:99+08:00</text:p>
      <text:p text:style-name="P4">
Modified Time: 2023-06-19T19:02:99+08:00</text:p>
      <text:p text:style-name="P4">
Description: 以军对约旦河西岸城市杰宁发起一次突袭，其间与武装分子发生激烈枪战，造成至少5名巴勒斯坦人死亡，另有91人受伤。以方有7人受伤。</text:p>
      <text:p text:style-name="P4">
Images: ["<text:a xlink:type="simple" xlink:href="https://thumbor.ftacademy.cn/unsafe/picture/3/000184903_piclink.jpeg" text:style-name="Internet_20_link" text:visited-style-name="Visited_20_Internet_20_Link">
000184903_pic...</text:a>
"]</text:p>
      <text:p text:style-name="P4">
Themes: ['中东', '关注']</text:p>
      <text:p text:style-name="P4">
Keywords: ['中东', '巴以冲突', '以色列']</text:p>
      <text:p text:style-name="P4">
Type: Article</text:p>
      <!--METADATA-->
      <text:p text:style-name="P4">
<draw:frame draw:style-name="fr1" draw:name="Image77" text:anchor-type="as-char" svg:width="6.9236in" svg:height="4.617987in" draw:z-index="0">
<draw:image xlink:href="../Images/FT Chinese Free Version/2023-06-19T23-06-02-00-00/000184903_piclink.jpeg" xlink:type="simple" xlink:show="embed" xlink:actuate="onLoad" draw:mime-type="image/jpeg"/>
</draw:frame>
</text:p>
      <text:p text:style-name="P4">
巴勒斯坦官员表示，以色列军队对被占领的约旦河西岸进行了一次突袭，其间与武装分子发生一场激烈枪战，造成至少5名巴勒斯坦人死亡，另有91人受伤。</text:p>
      <text:p text:style-name="P4">
这场战斗是最新事件，标志着一年多以来困扰约旦河西岸的暴力持续升级。它还标志着以军自2005年第二次巴勒斯坦大起义(SecondIntifada)结束以来首次在约旦河西岸上空部署武装直升机。</text:p>
      <text:p text:style-name="P4">
Source: <text:a xlink:type="simple" xlink:href="http://www.ftchinese.com/story/001100017" text:style-name="Internet_20_link" text:visited-style-name="Visited_20_Internet_20_Link">
http://www.ftchinese.com/story/001100017</text:a>
</text:p>
      <!--NEWS-->
      <text:h text:style-name="P10" text:outline-level="1">
<text:span text:style-name="T4">
华尔街再次折戟“中国梦” (Free Version)</text:span>
</text:h>
      <text:p text:style-name="P4">
Author: Jacky Wong</text:p>
      <text:p text:style-name="P4">
Publisher: 华尔街日报中文网</text:p>
      <text:p text:style-name="P4">
Published Time: 2023-06-19T23:25:00.000Z</text:p>
      <text:p text:style-name="P4">
Modified Time: 2023-06-19T23:25:00.000Z</text:p>
      <text:p text:style-name="P4">
Created Time: 2023-06-19T01:44:00.000Z</text:p>
      <text:p text:style-name="P4">
Description: 华尔街一直对想象中的中国财富垂涎三尺。现在它终于有了机会，事态却并不是完全按计划走向了。</text:p>
      <text:p text:style-name="P4">
Images: []</text:p>
      <text:p text:style-name="P4">
Categories: ['金融市场', '股闻天下']</text:p>
      <text:p text:style-name="P4">
Keywords: SYND,LINK:EN|WP-WSJ-0000986661</text:p>
      <text:p text:style-name="P4">
Type: Article</text:p>
      <!--METADATA-->
      <text:p text:style-name="P4">
华尔街一直对想象中的中国财富垂涎三尺。现在它终于有了机会， <text:a xlink:type="simple" xlink:href="https://cn.wsj.com/articles/CN-CEC-20230617083331" text:style-name="Internet_20_link" text:visited-style-name="Visited_20_Internet_20_Link">
 事态却并不是完全按计划走向</text:a>
 。</text:p>
      <text:p text:style-name="P4">
Source: <text:a xlink:type="simple" xlink:href="https://cn.wsj.com/articles/%E5%8D%8E%E5%B0%94%E8%A1%97%E5%86%8D%E6%AC%A1%E6%8A%98%E6%88%9F-%E4%B8%AD%E5%9B%BD%E6%A2%A6-e83c8a1c" text:style-name="Internet_20_link" text:visited-style-name="Visited_20_Internet_20_Link">
https://cn.wsj.com/articles/%E5%8D%8E%E5%B0%94%E8%A1%97%E5%86%8D%E6%AC%A1%E6%8A%98%E6%88%9F-%E4%B8%AD%E5%9B%BD%E6%A2%A6-e83c8a1c</text:a>
</text:p>
      <!--NEWS-->
      <text:h text:style-name="P10" text:outline-level="1">
<text:span text:style-name="T4">
C罗将踢生涯第200场国际赛 永不放弃为葡萄牙效力</text:span>
</text:h>
      <text:p text:style-name="P4">
Publisher: 法新社</text:p>
      <text:p text:style-name="P4">
Published Time: 2023-06-20T-11:32:10+00:00</text:p>
      <text:p text:style-name="P4">
Modified Time: 2023-06-20T09:05:03+00:00</text:p>
      <text:p text:style-name="P4">
Description: （法新社里斯本19日电） 葡萄牙足球巨星「C罗」罗纳度正为2024欧洲国家杯会外赛备战，将在对冰岛一役达成生涯在国际赛第200场出赛里程碑。他今天表示，自己「永远不会放弃」为葡萄牙而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6-20T-11-32-10-00-00/000000.png" xlink:type="simple" xlink:show="embed" xlink:actuate="onLoad" draw:mime-type="image/png"/>
</draw:frame>
</text:p>
      <text:p text:style-name="P4">
法新社报导，「C罗」罗纳度（CristianoRonaldo）今年3月对列支敦斯登（Liechtenstein）的比赛，是他生涯踢的第197场国际赛，创下男子球员国际赛出赛场次新纪录。</text:p>
      <text:p text:style-name="P4">
葡萄牙20日将对上冰岛，C罗今天在雷克雅维克（Reykjavik）进行的赛前记者会上说：「我永远不会放弃来到这里（为葡萄牙国家队效力），因为这一直是个梦想。」</text:p>
      <text:p text:style-name="P4">
「达到生涯200场国际赛的里程碑，不是为了任何人，这显示了我对国家和球队的爱。」</text:p>
      <text:p text:style-name="P4">
在今年初马蒂内兹（Roberto Martinez）接掌葡萄牙兵符后，C罗在3场出赛中攻进4球，但球队上周击败波士尼亚-赫塞哥维纳（Bosnia andHerzegovina）的比赛，他并未攻破球门。</text:p>
      <text:p text:style-name="P4">
C罗补充道：「如果我能在生涯第200场国际赛中进球，那将是非常美好的。」他在国际赛一共踢进了122个进球，是男子球员的最佳纪录。</text:p>
      <text:p text:style-name="P4">
「我没有在追逐纪录，是它们追着我跑。我很高兴，因为这是我持续在球队中保持最高水准的其中一部分动力来源。」</text:p>
      <text:p text:style-name="P4">
「这是我从未想过自己能完成的事。」</text:p>
      <text:p text:style-name="P4">
马蒂内兹证实，目前效力于沙乌地阿拉伯豪门球队艾纳斯（Al Nassr）的C罗，在葡萄牙对冰岛一役将会先发。</text:p>
      <text:p text:style-name="P4">
曾为比利时国家队总教练的马蒂内兹说：「一名球员能在国际赛出赛达200场，这是独一无二的。」</text:p>
      <text:p text:style-name="P4">
「这是葡萄牙足球的骄傲，」</text:p>
      <text:p text:style-name="P4">
葡萄牙正在争取进到明年于德国进行的2024欧洲国家杯会内赛参赛资格，他们靠着轰进13球的旺盛火力拿下3连胜，目前在会外赛J组排名第1。</text:p>
      <text:p text:style-name="P4">
Source: <text:a xlink:type="simple" xlink:href="https://www.rfi.fr/cn/%E8%BF%90%E5%8A%A8%E5%A4%A9%E5%9C%B0/20230620-c%E7%BD%97%E5%B0%86%E8%B8%A2%E7%94%9F%E6%B6%AF%E7%AC%AC200%E5%9C%BA%E5%9B%BD%E9%99%85%E8%B5%9B-%E6%B0%B8%E4%B8%8D%E6%94%BE%E5%BC%83%E4%B8%BA%E8%91%A1%E8%90%84%E7%89%99%E6%95%88%E5%8A%9B" text:style-name="Internet_20_link" text:visited-style-name="Visited_20_Internet_20_Link">
https://www.rfi.fr/cn/%E8%BF%90%E5%8A%A8%E5%A4%A9%E5%9C%B0/20230620-c%E7%BD%97%E5%B0%86%E8%B8%A2%E7%94%9F%E6%B6%AF%E7%AC%AC200%E5%9C%BA%E5%9B%BD%E9%99%85%E8%B5%9B-%E6%B0%B8%E4%B8%8D%E6%94%BE%E5%BC%83%E4%B8%BA%E8%91%A1%E8%90%84%E7%89%99%E6%95%88%E5%8A%9B</text:a>
</text:p>
      <!--NEWS-->
      <text:h text:style-name="P10" text:outline-level="1">
<text:span text:style-name="T4">
派对门报告获议员认同 强生国会通行证遭取消</text:span>
</text:h>
      <text:p text:style-name="P4">
Publisher: 法新社</text:p>
      <text:p text:style-name="P4">
Published Time: 2023-06-20T-15:02:08+00:00</text:p>
      <text:p text:style-name="P4">
Modified Time: 2023-06-20T08:50:03+00:00</text:p>
      <text:p text:style-name="P4">
Description: （法新社伦敦19日电） 英国国会议员今天以压倒性票数，决定取消前首相强生的国会通行证，因为据获得他们认同的报告，强生在COVID-19疫情时发生的「派对门」事件上，对议会撒了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6-20T-15-02-08-00-00/000000.png" xlink:type="simple" xlink:show="embed" xlink:actuate="onLoad" draw:mime-type="image/png"/>
</draw:frame>
</text:p>
      <text:p text:style-name="P4">
在强生（Boris Johnson）59岁生日这天，历经数小时的激辩后，国会议员以354比7的悬殊票数，对特权委员会（Committee ofPrivileges）的调查结果表达认同，但包括现任首相苏纳克（Rishi Sunak）在内的许多保守党人弃权。</text:p>
      <text:p text:style-name="P4">
在辩论期间，议员们及前首相梅伊（Theresa May）同声要求国会同僚谴责强生。强生在得知调查结果后，已经在9日先发制人辞去国会议员职位。</text:p>
      <text:p text:style-name="P4">
梅伊表示，国会的这次表决将是「恢复民众对议会信任，微小却重要的一步」。</text:p>
      <text:p text:style-name="P4">
梅伊敦促所属政党必须表现出「不论这个在我们当中的人有多资深，只要必须采取行动，我们都准备好了」的态度。显然是在嘲讽苏纳克，以及他做出弃权决定。</text:p>
      <text:p text:style-name="P4">
强生和他日益减少的支持者，将委员会的报告形容是「政治迫害」。</text:p>
      <text:p text:style-name="P4">
主管脱欧机会和政府效率的部会前首长芮斯莫格（Jacob Rees-Mogg）表示，那个委员会「蓄意试图对强生的行为做出最不利的解释」。</text:p>
      <text:p text:style-name="P4">
但承诺要恢复政府诚信的苏纳克表示，委员会的跨党派成员「确实完成了他们的工作」。</text:p>
      <text:p text:style-name="P4">
Source: <text:a xlink:type="simple" xlink:href="https://www.rfi.fr/cn/%E5%9B%BD%E9%99%85%E6%8A%A5%E9%81%93/20230620-%E6%B4%BE%E5%AF%B9%E9%97%A8%E6%8A%A5%E5%91%8A%E8%8E%B7%E8%AE%AE%E5%91%98%E8%AE%A4%E5%90%8C-%E5%BC%BA%E7%94%9F%E5%9B%BD%E4%BC%9A%E9%80%9A%E8%A1%8C%E8%AF%81%E9%81%AD%E5%8F%96%E6%B6%88" text:style-name="Internet_20_link" text:visited-style-name="Visited_20_Internet_20_Link">
https://www.rfi.fr/cn/%E5%9B%BD%E9%99%85%E6%8A%A5%E9%81%93/20230620-%E6%B4%BE%E5%AF%B9%E9%97%A8%E6%8A%A5%E5%91%8A%E8%8E%B7%E8%AE%AE%E5%91%98%E8%AE%A4%E5%90%8C-%E5%BC%BA%E7%94%9F%E5%9B%BD%E4%BC%9A%E9%80%9A%E8%A1%8C%E8%AF%81%E9%81%AD%E5%8F%96%E6%B6%88</text:a>
</text:p>
      <!--NEWS-->
      <text:h text:style-name="P10" text:outline-level="1">
<text:span text:style-name="T4">
欧股开盘走低</text:span>
</text:h>
      <text:p text:style-name="P4">
Publisher: 法新社</text:p>
      <text:p text:style-name="P4">
Published Time: 2023-06-20T-17:02:08+00:00</text:p>
      <text:p text:style-name="P4">
Modified Time: 2023-06-20T08:50:02+00:00</text:p>
      <text:p text:style-name="P4">
Description: （法新社伦敦20日电） 欧洲主要股市今天开盘走低，追随亚洲股市普遍跌势，投资人静候华尔街股市在长周末后恢复交易的指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6-20T-17-02-08-00-00/000000.png" xlink:type="simple" xlink:show="embed" xlink:actuate="onLoad" draw:mime-type="image/png"/>
</draw:frame>
</text:p>
      <text:p text:style-name="P4">
伦敦股市金融时报百种股价指数（FTSE 100）开盘小跌0.1%，来到7579.25点。</text:p>
      <text:p text:style-name="P4">
法兰克福股市DAX指数下跌0.5%，来到16123.79点；巴黎股市CAC 40指数下跌0.3%，来到7293.18点。</text:p>
      <text:p text:style-name="P4">
Source: <text:a xlink:type="simple" xlink:href="https://www.rfi.fr/cn/%E8%B4%A2%E7%BB%8F%E5%BF%AB%E8%AE%AF/20230620-%E6%AC%A7%E8%82%A1%E5%BC%80%E7%9B%98%E8%B5%B0%E4%BD%8E" text:style-name="Internet_20_link" text:visited-style-name="Visited_20_Internet_20_Link">
https://www.rfi.fr/cn/%E8%B4%A2%E7%BB%8F%E5%BF%AB%E8%AE%AF/20230620-%E6%AC%A7%E8%82%A1%E5%BC%80%E7%9B%98%E8%B5%B0%E4%BD%8E</text:a>
</text:p>
      <!--NEWS-->
      <text:h text:style-name="P10" text:outline-level="1">
<text:span text:style-name="T4">
枪手闯母校开枪 巴西中学枪案一死一伤</text:span>
</text:h>
      <text:p text:style-name="P4">
Publisher: 法新社</text:p>
      <text:p text:style-name="P4">
Published Time: 2023-06-20T-22:32:11+00:00</text:p>
      <text:p text:style-name="P4">
Modified Time: 2023-06-20T08:05:05+00:00</text:p>
      <text:p text:style-name="P4">
Description: （法新社巴西隆德里纳市19日电） 巴西当局表示，一名枪手今天闯入巴西南部一所他曾就读的学校开枪，造成一名16岁学生死亡、另一人重伤，随后遭警方逮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6-20T-22-32-11-00-00/000000.png" xlink:type="simple" xlink:show="embed" xlink:actuate="onLoad" draw:mime-type="image/png"/>
</draw:frame>
</text:p>
      <text:p text:style-name="P4">
巴拉纳州当局表示，这名男子来到隆德里纳市（Londrina）这所他曾就读的中小学，说想申请成绩单，但进校后就拔枪开火。</text:p>
      <text:p text:style-name="P4">
巴西媒体报导指出，枪手年仅21岁。</text:p>
      <text:p text:style-name="P4">
当局发布声明说，一名16岁女孩遇害，一名同龄男孩重伤送医，枪手已被逮捕。</text:p>
      <text:p text:style-name="P4">
总统鲁拉（Luiz Inacio Lula daSilva）表示「悲伤和愤慨」，他在推特写道，「又一个年轻生命被仇恨和暴力夺去，我们的学校或社会不能再容忍这种事情」。</text:p>
      <text:p text:style-name="P4">
Source: <text:a xlink:type="simple" xlink:href="https://www.rfi.fr/cn/%E5%9B%BD%E9%99%85%E6%8A%A5%E9%81%93/20230620-%E6%9E%AA%E6%89%8B%E9%97%AF%E6%AF%8D%E6%A0%A1%E5%BC%80%E6%9E%AA-%E5%B7%B4%E8%A5%BF%E4%B8%AD%E5%AD%A6%E6%9E%AA%E6%A1%88%E4%B8%80%E6%AD%BB%E4%B8%80%E4%BC%A4" text:style-name="Internet_20_link" text:visited-style-name="Visited_20_Internet_20_Link">
https://www.rfi.fr/cn/%E5%9B%BD%E9%99%85%E6%8A%A5%E9%81%93/20230620-%E6%9E%AA%E6%89%8B%E9%97%AF%E6%AF%8D%E6%A0%A1%E5%BC%80%E6%9E%AA-%E5%B7%B4%E8%A5%BF%E4%B8%AD%E5%AD%A6%E6%9E%AA%E6%A1%88%E4%B8%80%E6%AD%BB%E4%B8%80%E4%BC%A4</text:a>
</text:p>
      <!--NEWS-->
      <text:h text:style-name="P10" text:outline-level="1">
<text:span text:style-name="T4">
日经微幅收高</text:span>
</text:h>
      <text:p text:style-name="P4">
Publisher: 法新社</text:p>
      <text:p text:style-name="P4">
Published Time: 2023-06-20T-24:32:11+00:00</text:p>
      <text:p text:style-name="P4">
Modified Time: 2023-06-20T08:05:02+00:00</text:p>
      <text:p text:style-name="P4">
Description: （法新社东京20日电） 中国人民银行今天调降2项指标利率，日本股市基准日经指数尾盘收复盘初失土，终场微幅收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6-20T-24-32-11-00-00/000000.png" xlink:type="simple" xlink:show="embed" xlink:actuate="onLoad" draw:mime-type="image/png"/>
</draw:frame>
</text:p>
      <text:p text:style-name="P4">
日经225指数收盘微涨18.49点，或0.06%，收在33388.91点。东证股价指数收跌6.65点，或0.29%，来到2283.85点。</text:p>
      <text:p text:style-name="P4">
Source: <text:a xlink:type="simple" xlink:href="https://www.rfi.fr/cn/%E8%B4%A2%E7%BB%8F%E5%BF%AB%E8%AE%AF/20230620-%E6%97%A5%E7%BB%8F%E5%BE%AE%E5%B9%85%E6%94%B6%E9%AB%98" text:style-name="Internet_20_link" text:visited-style-name="Visited_20_Internet_20_Link">
https://www.rfi.fr/cn/%E8%B4%A2%E7%BB%8F%E5%BF%AB%E8%AE%AF/20230620-%E6%97%A5%E7%BB%8F%E5%BE%AE%E5%B9%85%E6%94%B6%E9%AB%98</text:a>
</text:p>
      <!--NEWS-->
      <text:h text:style-name="P10" text:outline-level="1">
<text:span text:style-name="T4">
与时间赛跑 美加搜救探险铁达尼号失联潜水器</text:span>
</text:h>
      <text:p text:style-name="P4">
Publisher: 法新社</text:p>
      <text:p text:style-name="P4">
Published Time: 2023-06-20T-26:32:11+00:00</text:p>
      <text:p text:style-name="P4">
Modified Time: 2023-06-20T08:20:03+00:00</text:p>
      <text:p text:style-name="P4">
Description: （法新社波士顿19日电） 美国、加拿大海岸防卫队今天与时间赛跑，急于搜救一艘载着5人潜入北大西洋深海探险知名沉船「铁达尼号」残骸的潜水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3" text:anchor-type="as-char" svg:width="6.9236in" svg:height="3.617581in" draw:z-index="0">
<draw:image xlink:href="../Images/rficn/2023-06-20T-26-32-11-00-00/000000.png" xlink:type="simple" xlink:show="embed" xlink:actuate="onLoad" draw:mime-type="image/png"/>
</draw:frame>
</text:p>
      <text:p text:style-name="P4">
这艘长6.5公尺的「泰坦」（Titan）型深潜载具是由「海洋之门探险」（OceanGateExpeditions）公司运营，18日下潜约1小时45分后就与水面失联。</text:p>
      <text:p text:style-name="P4">
截至19日晚间，密集海空搜救持续在麻州鳕角（Cape Cod）外海约1450公里、水深约3960公尺的区域进行。</text:p>
      <text:p text:style-name="P4">
美国海岸防卫队表示，他们已在鳕角东部1450公里处展开全面搜索；加拿大海岸防卫队也表示会派飞机和船只到搜寻区域参与救援。</text:p>
      <text:p text:style-name="P4">
在波士顿督导搜救行动的美国海岸防卫队少将毛格（JohnMauger）告诉媒体：「在那片偏远区域搜索是一项挑战，但我们正部署所有可用资源，以确保能找到失联潜水器并救出里面的人。」</text:p>
      <text:p text:style-name="P4">
「我们用尽全力展开搜救，我们的人员都十分看重这次任务」。</text:p>
      <text:p text:style-name="P4">
对潜水器上的5人而言，能否获救的关键是时间，因为泰坦潜水器的供氧约96小时。毛格19日下午表示，他认为艇上还有70多小时的氧气存量。</text:p>
      <text:p text:style-name="P4">
这次潜水器上有知名英国亿万富豪兼飞行员哈定（Hamish Harding），他18日在Instagram发文「终于可以骄傲表示，我加入了海洋之门探险」。</text:p>
      <text:p text:style-name="P4">
58岁的哈定当时还说：「纽芬兰（Newfoundland）正值40来气候环境最严苛的冬天，这趟可能是2023年首次、也是唯一一次探索铁达尼号的载人任务。」</text:p>
      <text:p text:style-name="P4">
毛格不愿证实失踪5人的身份。哈定则是在发文中提及潜水器上的人员里有几位传奇探险家，有些人从1980年代至今已参与铁达尼号探险任务超过30次。</text:p>
      <text:p text:style-name="P4">
当时号称不沉巨轮的铁达尼号1912年4月从英国南安普敦（Southampton）驶往纽约的处女航途中，在北大西洋撞冰山沉没，船上2200多名乘客与船员超过1500人罹难。目前铁达尼号残骸位于加拿大纽芬兰（Newfoundland）外海约592公里、水深约3810公尺的海床。</text:p>
      <text:p text:style-name="P4">
伦敦大学学院（UCL）海洋工程学教授葛瑞格（Alistair Greig）表示，从目前新闻披露的消息推测，失联潜水器恐面临两种下场。</text:p>
      <text:p text:style-name="P4">
他说若潜水器只是电子或通讯出问题，应能上浮到海面并漂浮，等候救援人员发现。</text:p>
      <text:p text:style-name="P4">
「另一种情况是潜水器压力壳破损，若如此则极其不妙。」</text:p>
      <text:p text:style-name="P4">
Source: <text:a xlink:type="simple" xlink:href="https://www.rfi.fr/cn/%E5%9B%BD%E9%99%85%E6%8A%A5%E9%81%93/20230620-%E4%B8%8E%E6%97%B6%E9%97%B4%E8%B5%9B%E8%B7%91-%E7%BE%8E%E5%8A%A0%E6%90%9C%E6%95%91%E6%8E%A2%E9%99%A9%E9%93%81%E8%BE%BE%E5%B0%BC%E5%8F%B7%E5%A4%B1%E8%81%94%E6%BD%9C%E6%B0%B4%E5%99%A8" text:style-name="Internet_20_link" text:visited-style-name="Visited_20_Internet_20_Link">
https://www.rfi.fr/cn/%E5%9B%BD%E9%99%85%E6%8A%A5%E9%81%93/20230620-%E4%B8%8E%E6%97%B6%E9%97%B4%E8%B5%9B%E8%B7%91-%E7%BE%8E%E5%8A%A0%E6%90%9C%E6%95%91%E6%8E%A2%E9%99%A9%E9%93%81%E8%BE%BE%E5%B0%BC%E5%8F%B7%E5%A4%B1%E8%81%94%E6%BD%9C%E6%B0%B4%E5%99%A8</text:a>
</text:p>
      <!--NEWS-->
      <text:h text:style-name="P10" text:outline-level="1">
<text:span text:style-name="T4">
中国降息幅度低于预期 香港和上海领跌亚洲股市</text:span>
</text:h>
      <text:p text:style-name="P4">
Publisher: 法新社</text:p>
      <text:p text:style-name="P4">
Published Time: 2023-06-20T-4:02:09+00:00</text:p>
      <text:p text:style-name="P4">
Modified Time: 2023-06-20T11:35:02+00:00</text:p>
      <text:p text:style-name="P4">
Description: （法新社香港20日电） 随着中国央行降息幅度低于预期，升高市场忧心中国缺乏行动来启动经济复苏，香港和上海股市今天领跌亚洲股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6-20T-4-02-09-00-00/000000.png" xlink:type="simple" xlink:show="embed" xlink:actuate="onLoad" draw:mime-type="image/png"/>
</draw:frame>
</text:p>
      <text:p text:style-name="P4">
法新社报导，即使成长减缓，经济持续疲软，北京的行动力仍显不足，带动上周全球股市反弹的乐观情绪似乎正在消退。</text:p>
      <text:p text:style-name="P4">
中国人民银行今天调降用来定价贷款利率的贷款市场报价利率（LPR），1年期和5年期LPR结束9个月的按兵不动，均下调10个基点，低于预期的15个基点。</text:p>
      <text:p text:style-name="P4">
港股恒生指数收盘下跌超过1%，容易受到借贷成本上升影响的科技公司股价首当其冲，而房地产公司股价也下跌。上海股市也收低。</text:p>
      <text:p text:style-name="P4">
荷兰国际集团（ING）亚太研究部门主管卡奈尔（Robert Carnell）指出，由于降息幅度太小，「对于提振面临困境的经济不会有太大的作用」。</text:p>
      <text:p text:style-name="P4">
「即使进一步降息，我们预计未来几个月会有更多相同的降息，也许会数度降息，但我们还是不太可能看到房地产需求出现强劲变化，营建业可能会仍然疲软，地方政府将继续感受到土地销售减少和财政紧张的压力。」</text:p>
      <text:p text:style-name="P4">
首尔、新加坡、台北、曼谷、马尼拉和雅加达股市都下跌，但东京、雪梨和威灵顿股市上涨。（译者：林沂锋/核稿：刘淑琴）</text:p>
      <text:p text:style-name="P4">
Source: <text:a xlink:type="simple" xlink:href="https://www.rfi.fr/cn/%E8%B4%A2%E7%BB%8F%E5%BF%AB%E8%AE%AF/20230620-%E4%B8%AD%E5%9B%BD%E9%99%8D%E6%81%AF%E5%B9%85%E5%BA%A6%E4%BD%8E%E4%BA%8E%E9%A2%84%E6%9C%9F-%E9%A6%99%E6%B8%AF%E5%92%8C%E4%B8%8A%E6%B5%B7%E9%A2%86%E8%B7%8C%E4%BA%9A%E6%B4%B2%E8%82%A1%E5%B8%82" text:style-name="Internet_20_link" text:visited-style-name="Visited_20_Internet_20_Link">
https://www.rfi.fr/cn/%E8%B4%A2%E7%BB%8F%E5%BF%AB%E8%AE%AF/20230620-%E4%B8%AD%E5%9B%BD%E9%99%8D%E6%81%AF%E5%B9%85%E5%BA%A6%E4%BD%8E%E4%BA%8E%E9%A2%84%E6%9C%9F-%E9%A6%99%E6%B8%AF%E5%92%8C%E4%B8%8A%E6%B5%B7%E9%A2%86%E8%B7%8C%E4%BA%9A%E6%B4%B2%E8%82%A1%E5%B8%82</text:a>
</text:p>
      <!--NEWS-->
      <text:h text:style-name="P10" text:outline-level="1">
<text:span text:style-name="T4">
亚马逊等公司承诺在欧洲雇用1.3万难民 (Free Version)</text:span>
</text:h>
      <text:p text:style-name="P4">
Authors: ['蒂姆•布拉德肖']</text:p>
      <text:p text:style-name="P4">
Publisher: 英国《金融时报》</text:p>
      <text:p text:style-name="P4">
Time: 2023-06-20T00:41:02+00:00</text:p>
      <text:p text:style-name="P4">
Published Time: 2023-06-19T12:00:99+08:00</text:p>
      <text:p text:style-name="P4">
Modified Time: 2023-06-19T20:36:99+08:00</text:p>
      <text:p text:style-name="P4">
Description: 这是数十家企业在“世界难民日”前夕发起的一部分努力，目的是帮助招聘逃离乌克兰战争和其他危机地区的人士。</text:p>
      <text:p text:style-name="P4">
Images: ["<text:a xlink:type="simple" xlink:href="https://thumbor.ftacademy.cn/unsafe/picture/8/000184908_piclink.jpeg" text:style-name="Internet_20_link" text:visited-style-name="Visited_20_Internet_20_Link">
000184908_pic...</text:a>
"]</text:p>
      <text:p text:style-name="P4">
Themes: ['乌克兰战争', '关注']</text:p>
      <text:p text:style-name="P4">
Keywords: ['移民', '难民', '亚马逊', '联合国', '万豪国际', '乌克兰战争', '星巴克', '欧洲委员会']</text:p>
      <text:p text:style-name="P4">
Type: Article</text:p>
      <!--METADATA-->
      <text:p text:style-name="P4">
<draw:frame draw:style-name="fr1" draw:name="Image85" text:anchor-type="as-char" svg:width="6.9236in" svg:height="4.617987in" draw:z-index="0">
<draw:image xlink:href="../Images/FT Chinese Free Version/2023-06-20T00-41-02-00-00/000184908_piclink.jpeg" xlink:type="simple" xlink:show="embed" xlink:actuate="onLoad" draw:mime-type="image/jpeg"/>
</draw:frame>
</text:p>
      <text:p text:style-name="P4">
亚马逊(Amazon)承诺未来三年期间在欧洲雇用至少5000名难民。这是数十家企业发起的一项新努力的一部分，目的是帮助招聘逃离乌克兰战争和其他危机地区的人士。</text:p>
      <text:p text:style-name="P4">
这家科技巨头的承诺是40多家公司——包括希尔顿(Hilton)、万豪(Marriott)、欧艾斯集团(ISS)和星巴克(Starbucks)——中最大的。若加在一起，这些公司承诺雇用逾1.3万难民。</text:p>
      <text:p text:style-name="P4">
Source: <text:a xlink:type="simple" xlink:href="http://www.ftchinese.com/story/001100018" text:style-name="Internet_20_link" text:visited-style-name="Visited_20_Internet_20_Link">
http://www.ftchinese.com/story/001100018</text:a>
</text:p>
      <!--NEWS-->
      <text:h text:style-name="P10" text:outline-level="1">
<text:span text:style-name="T4">
中國籍研究員遭日逮捕 北京嚴正關切</text:span>
</text:h>
      <text:p text:style-name="P4">
Author: None (Language: zh)</text:p>
      <text:p text:style-name="P4">
Publisher: None</text:p>
      <text:p text:style-name="P4">
Time: 2023-06-20T01:34:00Z</text:p>
      <text:p text:style-name="P4">
Description: 日本警方日前逮捕了1名中國籍研究員，罪名是涉嫌向一家中國公司洩露數據。中國外交部發言人毛寧19日對此發表了回應，她說了什麼？這名研究員洩漏了什麼數據？</text:p>
      <text:p text:style-name="P4">
Videos: []</text:p>
      <text:p text:style-name="P4">
Images: []</text:p>
      <text:p text:style-name="P4">
Subject: 时政风云</text:p>
      <text:p text:style-name="P4">
Subjects: ['中日关系']</text:p>
      <text:p text:style-name="P4">
Keywords: ['商业机密', '中日关系', '间谍']</text:p>
      <text:p text:style-name="P4">
ID: 65967582</text:p>
      <!--METADATA-->
      <text:p text:style-name="P4">
<text:a xlink:type="simple" xlink:href="https://www.dw.com/zh/overlay/image/article/65967582/65259432" text:style-name="Internet_20_link" text:visited-style-name="Visited_20_Internet_20_Link">
 </text:a>
</text:p>
      <text:p text:style-name="P4">
1名中國籍研究員在日本遭逮捕，中國外交部發言人毛寧對此表示嚴正關切</text:p>
      <text:p text:style-name="P4">
（德國之聲中文網）《日經亞洲》報導，日本警方日前逮捕了日本產業技術綜合研究所的中國籍研究員權恒道，罪名是涉嫌向一家中國公司洩露數據。</text:p>
      <text:p text:style-name="P4">
對此，中國外交部發言人毛寧19日回應，中方已藉外交管道向日方表達嚴重關切，要求日方切實尊重法制、市場經濟和公平競爭原則，維護中國公民的合法權益，以為中日科技交流創造良好環境。</text:p>
      <text:p text:style-name="P4">
日本產業技術綜合研究所則稱：「非常遺憾我們的工作人員被捕，我們將全力配合調查並嚴格處理此事。」該研究所有2300多名研究人員，是日本最大的公共資助研究機構。</text:p>
      <text:p text:style-name="P4">
綜合媒體報導，59歲的權恒道涉嫌參與中國政府主導的「千人計畫」，並於2018年4月13日以電子郵件將自己研究氟化合物的結果，洩露給北京的化學製品公司。氟化合物可用於電氣設備中，作為變壓器的絕緣體。</text:p>
      <text:p text:style-name="P4">
在這封電子郵件寄出一週後，這家中國公司以權恒道為發明人、申請了一項專利，隨後獲准。日本警方因此指控他涉嫌違反《不正競爭防止法》，16日並已送檢，但他目前否認上述指控。</text:p>
      <text:p text:style-name="P4">
消息人士告訴《日經亞洲》，權恒道還在北京理工大學任教，據信該校與中國軍方有聯繫。</text:p>
      <text:h text:style-name="P12" text:outline-level="3">
<text:span text:style-name="T4">
中日商業間諜</text:span>
</text:h>
      <text:p text:style-name="P4">
這並非中日間的第一起商業機密洩漏案。</text:p>
      <text:p text:style-name="P4">
2020 年，日本1名大型化學公司的前僱員因向中國公司洩露智慧型手機的液晶機密技術，遭到起訴。</text:p>
      <text:p text:style-name="P4">
今年3月， <text:a xlink:type="simple" xlink:href="https://www.dw.com/zh/zh/日本藥廠員工遭中國拘留-北京证实涉嫌间谍活动/a-65129171" text:style-name="Internet_20_link" text:visited-style-name="Visited_20_Internet_20_Link">
 中國亦以「涉嫌從事間諜活動為由」，拘留了1名日本安斯泰來製藥公司的日籍員工</text:a>
 。此前亦至少有另16名 <text:a xlink:type="simple" xlink:href="https://www.dw.com/zh/zh/中国拘捕一名日本教授-指控从事间谍活动/a-50912372" text:style-name="Internet_20_link" text:visited-style-name="Visited_20_Internet_20_Link">
日本公民，因同樣理由被中國政府拘留 </text:a>
 。</text:p>
      <text:p text:style-name="P4">
（《日經亞洲》、《南華早報》、中國外交部）</text:p>
      <text:p text:style-name="P4">
Source: <text:a xlink:type="simple" xlink:href="https://www.dw.com/zh/中國籍研究員遭日逮捕-北京嚴正關切/a-65967582" text:style-name="Internet_20_link" text:visited-style-name="Visited_20_Internet_20_Link">
https://www.dw.com/zh/中國籍研究員遭日逮捕-北京嚴正關切/a-65967582?maca=chi-rss-chi-all-1127-rdf</text:a>
</text:p>
      <!--NEWS-->
      <text:h text:style-name="P10" text:outline-level="1">
<text:span text:style-name="T4">
欧洲已落后于美国且差距仍在扩大 (Free Version)</text:span>
</text:h>
      <text:p text:style-name="P4">
Authors: ['吉迪恩•拉赫曼']</text:p>
      <text:p text:style-name="P4">
Publisher: 英国《金融时报》</text:p>
      <text:p text:style-name="P4">
Time: 2023-06-20T01:46:28+00:00</text:p>
      <text:p text:style-name="P4">
Published Time: 2023-06-19T12:00:99+08:00</text:p>
      <text:p text:style-name="P4">
Modified Time: 2023-06-19T21:41:99+08:00</text:p>
      <text:p text:style-name="P4">
Description: 拉赫曼：从科技到能源，从资本市场到高等学府，如今的欧盟都无法与美国竞争。英国的境遇也好不了多少。</text:p>
      <text:p text:style-name="P4">
Images: []</text:p>
      <text:p text:style-name="P4">
Themes: ['观点', '全球经济', '关注']</text:p>
      <text:p text:style-name="P4">
Keywords: ['全球经济', '美国', '欧洲']</text:p>
      <text:p text:style-name="P4">
Type: Article</text:p>
      <!--METADATA-->
      <text:p text:style-name="P4">
乌克兰战争已重振了跨大西洋联盟。但美国与其欧洲盟友之间的关系越来越不平衡。</text:p>
      <text:p text:style-name="P4">
美国经济现在远比欧盟或英国更富有、更有活力——而且差距还在扩大。由此产生的影响将远远超出相对生活水平的范畴。欧洲在技术、能源、资本和国防方面对美国的依赖，正在逐渐削弱欧盟对“战略自主”可能抱有的任何憧憬。</text:p>
      <text:p text:style-name="P4">
Source: <text:a xlink:type="simple" xlink:href="http://www.ftchinese.com/story/001100019" text:style-name="Internet_20_link" text:visited-style-name="Visited_20_Internet_20_Link">
http://www.ftchinese.com/story/001100019</text:a>
</text:p>
      <!--NEWS-->
      <text:h text:style-name="P10" text:outline-level="1">
<text:span text:style-name="T4">
俄罗斯军队的“战术”行动，乌克兰获得击退无人机和导弹的先进武器</text:span>
</text:h>
      <text:p text:style-name="P4">
Author: 半岛电视台＋通讯社</text:p>
      <text:p text:style-name="P4">
Publisher: Al Jazeera</text:p>
      <text:p text:style-name="P4">
Published Time: 2023-06-20T01:53:31</text:p>
      <text:p text:style-name="P4">
Modified Time: 2023-06-20T01:53:31</text:p>
      <text:p text:style-name="P4">
Description: 英国表示，俄罗斯军队正在其控制的乌克兰南部前线进行“战术”行动，而法国则宣布向基辅提供相当于“爱国者”系统的先进防空系统。</text:p>
      <text:p text:style-name="P4">
Images: ["<text:a xlink:type="simple" xlink:href="https://chinese.aljazeera.net/wp-content/uploads/2023/06/1-1687224795.jpg" text:style-name="Internet_20_link" text:visited-style-name="Visited_20_Internet_20_Link">
1-1687224795.jpg</text:a>
", "<text:a xlink:type="simple" xlink:href="https://chinese.aljazeera.net/wp-content/uploads/2023/06/2-1687224803.jpg" text:style-name="Internet_20_link" text:visited-style-name="Visited_20_Internet_20_Link">
2-1687224803.jpg</text:a>
", "<text:a xlink:type="simple" xlink:href="https://chinese.aljazeera.net/wp-content/uploads/2023/06/3-1687224809.jpg" text:style-name="Internet_20_link" text:visited-style-name="Visited_20_Internet_20_Link">
3-1687224809.jpg</text:a>
", "<text:a xlink:type="simple" xlink:href="https://chinese.aljazeera.net/wp-content/uploads/2023/06/4-1687224814.jpg" text:style-name="Internet_20_link" text:visited-style-name="Visited_20_Internet_20_Link">
4-1687224814.jpg</text:a>
", "<text:a xlink:type="simple" xlink:href="https://chinese.aljazeera.net/wp-content/uploads/2023/06/5-1687224821.jpg" text:style-name="Internet_20_link" text:visited-style-name="Visited_20_Internet_20_Link">
5-1687224821.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87" text:anchor-type="as-char" svg:width="6.9236in" svg:height="4.612736in" draw:z-index="0">
<draw:image xlink:href="../Images/Aljazeera Chinese/2023-06-20T01-53-31/1-1687224795.jpg" xlink:type="simple" xlink:show="embed" xlink:actuate="onLoad" draw:mime-type="image/jpeg"/>
</draw:frame>
 法国-意大利制造的SAMP/T系统 (社交网站)</text:p>
      <text:p text:style-name="P4">
英国表示，俄罗斯军队正在其控制的乌克兰南部前线进行“战术”行动，而法国则宣布向基辅提供相当于“爱国者”系统的先进防空系统。</text:p>
      <text:p text:style-name="P4">
根据英国国防部对乌克兰事态发展的情报评估，过去10天里，俄罗斯可能已开始调动第聂伯河东岸的第聂伯各部队的部分人员，以增援扎波罗热和巴赫穆特地区。</text:p>
      <text:p text:style-name="P4">
该部在其推特账户上发布的评估补充道，这可能包括第49军的数千名成员，其中包括第34独立旅，以及空降部队和海军陆战队部队。</text:p>
      <text:p text:style-name="P4">
评估指出，第聂伯罗各部队的重新部署很可能反映了俄罗斯的想法，即它认为在卡霍夫卡大坝倒塌和由此引发的洪水之后，乌克兰现在不太可能跨过第聂伯河发动大规模攻势。</text:p>
      <text:p text:style-name="P4">
<draw:frame draw:style-name="fr1" draw:name="Image88" text:anchor-type="as-char" svg:width="6.9236in" svg:height="4.765595in" draw:z-index="0">
<draw:image xlink:href="../Images/Aljazeera Chinese/2023-06-20T01-53-31/2-1687224803.jpg" xlink:type="simple" xlink:show="embed" xlink:actuate="onLoad" draw:mime-type="image/jpeg"/>
</draw:frame>
 2022年动员行动中的俄罗斯军队 (路透)</text:p>
      <text:h text:style-name="P13" text:outline-level="4">
<text:span text:style-name="T4">
布林肯对“致命武器”的担忧</text:span>
</text:h>
      <text:p text:style-name="P4">
另一方面，美国国务卿安东尼·布林肯6月19日周一在北京证实，中国再次承诺不向俄罗斯提供在乌克兰使用的致命武器。同时，他对中国民营企业的举动表示担忧。</text:p>
      <text:p text:style-name="P4">
布林肯告诉记者，“我们和其他国家已经从中国得到保证，它不会也不会向俄罗斯提供致命援助以供在乌克兰使用。”</text:p>
      <text:p text:style-name="P4">
美国部长补充说道，正如他所说，“我们还没有看到任何违反这一保证的证据。我们一直担心的是，中国公司可能会提供俄罗斯可用于进一步侵略乌克兰的技术。”</text:p>
      <text:p text:style-name="P4">
根据布林肯的说法，华盛顿方面已要求中国政府对此“高度警惕”。他证实，中国在“最近几周”就此问题做出了保证，而不仅仅是在他访问北京期间。</text:p>
      <text:h text:style-name="P13" text:outline-level="4">
<text:span text:style-name="T4">
SAMP/T系统</text:span>
</text:h>
      <text:p text:style-name="P4">
同样在军备方面，法国总统埃马纽埃尔·马克龙周一宣布，乌克兰已经接收并正在使用法国-意大利制造的中程地对空防御系统SAMP/T，而这是在巴黎承诺授予基辅系统四个月后发生的。</text:p>
      <text:p text:style-name="P4">
巴黎曾于2月初宣布将这套相当于美国的“爱国者”的系统运送到基辅。</text:p>
      <text:p text:style-name="P4">
在巴黎关于欧洲防空和导弹防御的演讲中，马克龙表示，“我很高兴与我的意大利同行焦尔吉娅·梅洛尼一起通知你，法国-意大利SAMP/T已经部署并正在乌克兰运行，以保护关键设施并挽救生命。”</text:p>
      <text:p text:style-name="P4">
<draw:frame draw:style-name="fr1" draw:name="Image89" text:anchor-type="as-char" svg:width="6.9236in" svg:height="3.894525in" draw:z-index="0">
<draw:image xlink:href="../Images/Aljazeera Chinese/2023-06-20T01-53-31/3-1687224809.jpg" xlink:type="simple" xlink:show="embed" xlink:actuate="onLoad" draw:mime-type="image/jpeg"/>
</draw:frame>
 SAMP/T系统 (半岛电视台)</text:p>
      <text:p text:style-name="P4">
SAMP/T（MAMBA） 预计将帮助乌克兰应对来自俄罗斯无人机、导弹和飞机的攻击。</text:p>
      <text:p text:style-name="P4">
几个月来，基辅一直呼吁加强其防空能力，特别是在2022年秋天俄罗斯使用伊朗制造的无人机对其重要基础设施发动袭击之后。</text:p>
      <text:h text:style-name="P13" text:outline-level="4">
<text:span text:style-name="T4">
拉马福萨评估非洲代表团的工作</text:span>
</text:h>
      <text:p text:style-name="P4">
在外交层面解决冲突，19日周一，南非总统西里尔·拉马福萨在与冲突双方领导人举行会谈后从基辅和圣彼得堡返回后，赞扬了非洲为乌克兰带来和平的使命，并称这是“历史性的”。</text:p>
      <text:p text:style-name="P4">
非洲高级别代表团周五会见了乌克兰总统泽连斯基，然后前往俄罗斯与俄罗斯总统普京举行会谈。</text:p>
      <text:p text:style-name="P4">
拉马福萨在每周新闻发布会上称，“这一倡议具有历史意义，因为这是非洲领导人首次在非洲大陆以外的地区执行和平使命。”</text:p>
      <text:p text:style-name="P4">
代表团传达了一个深受乌克兰冲突影响的大陆的声音，尤其是粮食价格高昂，因为其中很大一部分是从俄罗斯和乌克兰这两个交战国进口的。</text:p>
      <text:p text:style-name="P4">
<draw:frame draw:style-name="fr1" draw:name="Image90" text:anchor-type="as-char" svg:width="6.9236in" svg:height="5.1927in" draw:z-index="0">
<draw:image xlink:href="../Images/Aljazeera Chinese/2023-06-20T01-53-31/4-1687224814.jpg" xlink:type="simple" xlink:show="embed" xlink:actuate="onLoad" draw:mime-type="image/jpeg"/>
</draw:frame>
 和平倡议对炮火的影响 (半岛电视台)</text:p>
      <text:h text:style-name="P13" text:outline-level="4">
<text:span text:style-name="T4">
10点建议</text:span>
</text:h>
      <text:p text:style-name="P4">
代表团提出了 10 点建议，其中包括缓和局势、承认两国主权、不阻碍跨越黑海的粮食出口以及战俘和儿童返回原籍国。</text:p>
      <text:p text:style-name="P4">
周一，拉马福萨指出，特派团从双方那里得到的“积极接待”本身就是“最重要的成就之一”。他还表示，“我们发现它得到了鼓励，并给出了乐观的理由，即提议将被考虑。”并且据拉马福萨称，泽连斯基和普京同意继续接触。</text:p>
      <text:p text:style-name="P4">
另一方面，克里姆林宫认为实施这些原则“非常困难”，而泽连斯基则排除了与莫斯科举行会谈的可能性，只要俄罗斯军队占领乌克兰部分地区。</text:p>
      <text:p text:style-name="P4">
在此背景下，克里姆林宫周一表示，它将继续与非洲调解团保持联系，尤其是在定于下个月举行的俄非峰会期间。它还补充道可以实施一些建议的想法。</text:p>
      <text:p text:style-name="P4">
克里姆林宫发言人德米特里·佩斯科夫告诉记者，与代表团的会谈将继续进行，他们的一些建议在理论上是可行的，但他并未提及具体建议。他还称，“总之，与非洲人的对话将继续进行。”</text:p>
      <text:h text:style-name="P13" text:outline-level="4">
<text:span text:style-name="T4">
多条战线激战</text:span>
</text:h>
      <text:p text:style-name="P4">
在战场上，俄罗斯国防部宣布它的部队已完全控制顿涅茨克地区的新顿涅茨克市。</text:p>
      <text:p text:style-name="P4">
该部表示，部队击退了乌克兰的进攻，并在战斗中摧毁了大约50辆乌克兰车辆和坦克。它发布了两个视频片段，据称其中显示了其军队对该城市的控制以及乌克兰人的损失。。</text:p>
      <text:p text:style-name="P4">
另一方面，乌克兰国防部副部长安娜·马利亚尔表示，尽管俄罗斯在该地区增援，但乌克兰军队在过去一周继续向巴赫穆特推进。她补充到，乌克兰军队挫败了俄罗斯向利曼-库皮扬斯克、阿夫迪伊夫卡和马林卡推进的企图。</text:p>
      <text:p text:style-name="P4">
马利亚尔指出，在别尔江斯克和梅利托波尔方向的进攻行动两周内，乌克兰军队夺回了8个城镇，并且在两周内向塔夫里安行动区推进了大约7公里深。</text:p>
      <text:p text:style-name="P4">
乌克兰军方宣布，经过两周的战斗，它重新控制了扎波罗热西南部的Pyatakhatka镇，并发布了一段视频片段，据称视频片段显示它的士兵站在该镇的一座官方建筑前。</text:p>
      <text:p text:style-name="P4">
乌克兰的反击已经持续了两周左右，战斗的节奏正在加快，特别是在南部和东部前线。</text:p>
      <text:p text:style-name="P4">
<draw:frame draw:style-name="fr1" draw:name="Image91" text:anchor-type="as-char" svg:width="6.9236in" svg:height="3.894525in" draw:z-index="0">
<draw:image xlink:href="../Images/Aljazeera Chinese/2023-06-20T01-53-31/5-1687224821.jpg" xlink:type="simple" xlink:show="embed" xlink:actuate="onLoad" draw:mime-type="image/jpeg"/>
</draw:frame>
 顿涅茨克地区 (半岛电视台)</text:p>
      <text:h text:style-name="P13" text:outline-level="4">
<text:span text:style-name="T4">
战火纷飞的南部前线</text:span>
</text:h>
      <text:p text:style-name="P4">
在相关背景下，位于赫尔松的乌克兰军事当局表示，俄罗斯轰炸一个公共汽车站，导致10辆公共汽车起火，同时敖德萨地区的一个紧急服务设施也因炮击而受损。</text:p>
      <text:p text:style-name="P4">
半岛电视台记者报道称，在监测到S-300导弹的发射后，乌克兰东南部的扎波罗热听到了一系列爆炸声。</text:p>
      <text:p text:style-name="P4">
另一方面，敖德萨军政府宣布该地区遭到来自黑海的导弹袭击，防空系统对此做出了回应。</text:p>
      <text:p text:style-name="P4">
乌克兰空军表示，它检测到了导弹的动作，并向乌克兰南部和东部的扎波罗热、第聂伯罗和顿涅茨克进军。</text:p>
      <text:p text:style-name="P4">
在北部，俄罗斯别尔哥罗德州州长维亚切斯拉夫·格拉德科夫称，乌克兰炮击瓦卢伊基村，造成 7 人受伤。与此同时，在与乌克兰接壤的地区，有9栋住宅楼遭到破坏。</text:p>
      <text:p text:style-name="P4">
在顿涅茨克，亲俄当局报告称，乌克兰针对该市的炮击造成8名平民受伤，还破坏了7座居民楼和3处基础设施。</text:p>
      <text:p text:style-name="P4">
Source: <text:a xlink:type="simple" xlink:href="https://chinese.aljazeera.net/news/war-in-ukraine/2023/6/20/%e4%bf%84%e7%bd%97%e6%96%af%e5%86%9b%e9%98%9f%e7%9a%84%e6%88%98%e6%9c%af%e8%a1%8c%e5%8a%a8%e4%b9%8c%e5%85%8b%e5%85%b0%e8%8e%b7%e5%be%97%e5%87%bb%e9%80%80%e6%97%a0%e4%ba%ba" text:style-name="Internet_20_link" text:visited-style-name="Visited_20_Internet_20_Link">
https://chinese.aljazeera.net/news/war-in-ukraine/2023/6/20/%e4%bf%84%e7%bd%97%e6%96%af%e5%86%9b%e9%98%9f%e7%9a%84%e6%88%98%e6%9c%af%e8%a1%8c%e5%8a%a8%e4%b9%8c%e5%85%8b%e5%85%b0%e8%8e%b7%e5%be%97%e5%87%bb%e9%80%80%e6%97%a0%e4%ba%ba</text:a>
</text:p>
      <!--NEWS-->
      <text:h text:style-name="P10" text:outline-level="1">
<text:span text:style-name="T4">
“全职儿女”： 中国严峻就业形势下，年轻人的重整旗鼓之举还是“自我麻醉”？</text:span>
</text:h>
      <text:p text:style-name="P4">
Author: https://www.facebook.com/bbcworldservice/</text:p>
      <text:p text:style-name="P4">
Publisher: BBC News 中文</text:p>
      <text:p text:style-name="P4">
Published Time: 2023-06-20T02:03:53.000Z</text:p>
      <text:p text:style-name="P4">
Modified Time: 2023-06-20T02:03:53.000Z</text:p>
      <text:p text:style-name="P4">
Description: 在中国职场竞争激烈的环境下，许多年轻人回家做起了“全职儿女”，通过做家务或陪伴父母来获得认可。有人甚至与父母签订了一份劳务契约，列出付出与报酬。</text:p>
      <text:p text:style-name="P4">
Images: ["<text:a xlink:type="simple" xlink:href="https://ichef.bbci.co.uk/news/640/cpsprodpb/74F9/production/_130154992_screenshot.jpg" text:style-name="Internet_20_link" text:visited-style-name="Visited_20_Internet_20_Link">
_130154992_sc...</text:a>
"]</text:p>
      <text:p text:style-name="P4">
Videos: ["<text:a xlink:type="simple" xlink:href="https://www.bbc.com/ws/av-embeds/cps/zhongwen/simp/chinese-news-65877454/p0fk1h0q/zh-hans" text:style-name="Internet_20_link" text:visited-style-name="Visited_20_Internet_20_Link">
zh-hans</text:a>
"]</text:p>
      <text:p text:style-name="P4">
Tags: ['中國', '就业', '年轻人']</text:p>
      <text:p text:style-name="P4">
Type: Article</text:p>
      <!--METADATA-->
      <text:h text:style-name="P12" text:outline-level="3">
<text:span text:style-name="T4">
“全职儿女”： 中国严峻就业形势下，年轻人的重整旗鼓之举还是“自我麻醉”？</text:span>
</text:h>
      <ul>
        <li>
常思颖   * BBC中文</li>
      </ul>
      <text:p text:style-name="P4">
2023年6月20日凌晨2点03分<draw:frame draw:style-name="fr1" draw:name="Image92" text:anchor-type="as-char" svg:width="6.9236in" svg:height="3.894525in" draw:z-index="0">
<draw:image xlink:href="../Images/BBC Chinese/2023-06-20T02-03-53.000Z/_130154992_screenshot.jpg" xlink:type="simple" xlink:show="embed" xlink:actuate="onLoad" draw:mime-type="image/jpeg"/>
</draw:frame>
 图像加注文字，</text:p>
      <text:p text:style-name="P4">
陈都都过去几个月里做全职女儿。</text:p>
      <text:p text:style-name="P4">
<text:span text:style-name="T4">
29岁的朱莉在北京一家企业做游戏策划，多年来的频繁加班渐渐让她吃不消。今年4月，在和退休的父母商量后，她决定辞职回家陪二老，同时也为下一段人生好好做下规划。</text:span>
</text:p>
      <text:p text:style-name="P4">
除了有更多时间陪伴父母，家里其实也不需要她帮太多忙。不过她说，作为独生子女， 以前从来不做家务的自己现在开始收拾房间。</text:p>
      <text:p text:style-name="P4">
朱莉说，日常生活开销主要由父母承担，妈妈还提出每月给她2000元的生活费，但她没有收。</text:p>
      <text:p text:style-name="P4">
父母对她的要求似乎并不高，只希望她“能保持正常的生活状态，不要睡太晚，不要过于放纵自己 ”。</text:p>
      <text:p text:style-name="P4">
像朱莉这样的“全职儿女”生活方式在中国年轻人中流行起来，引起网上热议和学界的关注。他们大多是在职场初期受挫或职业进入瓶颈期，决定回到家里与父母同住，通过陪伴父母或承担一些家务来获得认可。</text:p>
      <text:p text:style-name="P4">
有人甚至与父母签订了一份简易的劳务契约，上边列出付出与报酬——做一份家务多少钱，陪伴父母一小时多少钱。</text:p>
      <text:p text:style-name="P4">
“全职儿女”的背后是中国高企的失业率。中国官方最新数据显示，今年5月，16至24岁青年人的失业率升至20.8%，连续两个月创2018年有统计以来新高。其中大学毕业生的情况更糟糕，据中国国务院发展研究中心研究员卓贤估算，大学生失业率是青年整体失业率的1.4倍，是青年失业人口的主要群体。</text:p>
      <text:p text:style-name="P4">
新加坡国立大学李光耀公共政策学院助理教授陆曦说：“全职儿女是社会失业大潮下出现的不可避免的现象，背后体现的是整个社会经济严重下滑、萎缩的现状。”</text:p>
      <text:p text:style-name="P4">
<text:a xlink:type="simple" xlink:href="https://www.bbc.com/ws/av-embeds/cps/zhongwen/simp/chinese-news-65877454/p0fk1h0q/zh-hans" text:style-name="Internet_20_link" text:visited-style-name="Visited_20_Internet_20_Link">
 Video-1-Link：/ws/av-embeds/cps/zhongwen/simp/chinese-news-65877454/p0fk1h0q/zh-hans </text:a>
 <text:span text:style-name="T4">
你的器材不支持播放多媒体材料</text:span>
视频加注文字，</text:p>
      <text:p text:style-name="P4">
2023年史上最难毕业季：中国年轻人“挤爆”寺庙祈求工作</text:p>
      <text:p text:style-name="P4">
<text:a xlink:type="simple" xlink:href="https://www.bbc.com/zhongwen/simp/chinese-news-61632336" text:style-name="Internet_20_link" text:visited-style-name="Visited_20_Internet_20_Link">
 中国高校毕业生首超千万 “今年才是真难” </text:a>
  * <text:a xlink:type="simple" xlink:href="https://www.bbc.com/zhongwen/simp/chinese-news-57304453" text:style-name="Internet_20_link" text:visited-style-name="Visited_20_Internet_20_Link">
 “内卷”与“躺平”之间挣扎的中国年轻人 </text:a>
</text:p>
      <text:h text:style-name="P12" text:outline-level="3">
<text:span text:style-name="T4">
职场焦虑</text:span>
</text:h>
      <text:p text:style-name="P4">
朱莉说，工作五、六年来，加班是家常便饭。辞职前的几个月，公司更强制要求加班。她经常早上9点离家，晚上1点多才回来，“活得像个行尸走肉。”</text:p>
      <text:p text:style-name="P4">
“晚上不吃安眠药睡不着，做梦都是在公司里，梦的内容也跟工作有关。然后早上醒来马上又去工作，感觉24小时都在工作。”</text:p>
      <text:p text:style-name="P4">
在中国，996的工作制（朝九晚九，每周六天）相当常见，尤其是在科技行业。在激烈的市场竞争中，许多初创企业由于没有核心竞争力只能追求速度和强度，因此要求员工加班加点，并且通常不会支付相应的报酬。</text:p>
      <text:p text:style-name="P4">
朱莉说，公司里如果有同事离职，人力资源部门会很快收到几百封简历，招聘新人从来不是问题，这也助长了企业的加班风气。“加班了三个月之后，我发现团队的同事差不多有一半我都不认识了。”</text:p>
      <text:p text:style-name="P4">
父母接受她回家做“全职女儿”，因为他们觉得，女儿这么大年龄还找不到对象，很大原因是跟加班有关。于是对她的辞职表示理解，希望她能找一份时间相对自由的工作。</text:p>
      <text:p text:style-name="P4">
在重庆从事房地产相关的工作的陈都都，今年年初辞职，回到家乡云南的一个小县城，也成为一名“全职女儿”。</text:p>
      <text:p text:style-name="P4">
新冠疫情期间，她所在的行业尤其低迷。公司以底薪加提成的方式计算工资，近一两年收入锐减。扣除日常开支包括每月2000元的房租，基本所剩无几。</text:p>
      <text:p text:style-name="P4">
“考核越来越严格，业绩最好的时候都达不到目标，”27岁的陈都都说。加上疫情期间许多地方长期封控带来的压抑，让她觉得“突然看不到希望了。”</text:p>
      <text:p text:style-name="P4">
“去年那段时间让我觉得，为什么打工人这么悲哀，每天都要早起，碌碌无为地去工作，每天做重复的工作，就拿那么一点工资，我觉得太可悲了，为什么人会这样活着？”</text:p>
      <text:p text:style-name="P4">
</text:p>
      <text:p text:style-name="P4">
图像来源，  Chen Dudu</text:p>
      <text:p text:style-name="P4">
图像加注文字，</text:p>
      <text:p text:style-name="P4">
陈都都在家乡云南。</text:p>
      <text:h text:style-name="P12" text:outline-level="3">
<text:span text:style-name="T4">
间隔年？啃老？</text:span>
</text:h>
      <text:p text:style-name="P4">
有人将“全职儿女”与国外大学毕业生中流行的“间隔年”（gapyear）相比较。许多毕业生用这段过渡时间到社会上历练自己，或者为下一步转行或提升职场竞争力做打算。</text:p>
      <text:p text:style-name="P4">
但有学者指出，“全职儿女” 有啃老之嫌，对家庭和社会的影响不可小觑。</text:p>
      <text:p text:style-name="P4">
学者陆曦说，选择“间隔年”的年轻人一般有着非常明确的打算，最常见的是在职场间隙出去修读硕士学历，或是参加其他的职业培训，哪怕有很少一部分人选择出门旅游，也是在对未来的职业生涯有着非常强烈的预期和信心的情况下做出的选择。</text:p>
      <text:p text:style-name="P4">
而中国的“全职儿女”大部分是被迫待在家里，没有明确的职业规划，在家里待着也不能积累社会实践。而随着就业市场的竞争越来越激烈，考公、考研的人数也越来越多；即便考上了，也将面临未来失业市场更大的挤压，未必能够找到一份合适的工作。</text:p>
      <text:p text:style-name="P4">
据报道，今年中国将有创纪录的1158万学生从高等院校毕业，与去年相比增加了7.6%。与此同时，研究生毕业人数也在增长。2020年，教育部宣布增加近19万个研究生招生名额，扩张速度远高于之前的比例。而这批学生也将在今年毕业进入就业市场。</text:p>
      <text:p text:style-name="P4">
陆曦说，在这种情况下，许多人做全职儿女其实是“自我价值没有办法得到社会肯定和接纳时的一种自我麻醉”。</text:p>
      <text:p text:style-name="P4">
同时，从政府的角度来说，引用“全职儿女”这样的新名词，或者鼓励网络上讨论“全职儿女”的现象，主要是为了避免使用“高失业率”这样的字眼，以此来减低社会矛盾，他说。</text:p>
      <text:p text:style-name="P4">
但归根到底，“全职儿女的本质就是失业，” 陆曦直截了当地说。</text:p>
      <text:p text:style-name="P4">
“考虑到劳动参与率，以及考研、考公的比例，中国青年人的失业率将远远超过20%，所以未来中国的全职儿女会越来越多，尤其是在应届毕业生群体。”</text:p>
      <text:p text:style-name="P4">
</text:p>
      <text:p text:style-name="P4">
图像来源，  Getty Images</text:p>
      <text:p text:style-name="P4">
图像加注文字，</text:p>
      <text:p text:style-name="P4">
有学者认为，归根到底全职儿女的本质就是失业。</text:p>
      <text:p text:style-name="P4">
陆曦表示，全职儿女将使父母一代的可支配收入下降，尤其是当父母支付一定的报酬给子女时，最终导致整个家庭的消费降级。</text:p>
      <text:p text:style-name="P4">
对父母来说，这些钱原本可以流动到市场上去购买商品或服务。对于儿女，从父母手中拿钱意味着他们对未来的收入预期下降，同时由于创造出的新的财富减少，本身的消费也会下降。</text:p>
      <text:p text:style-name="P4">
“全职儿女越多，社会的消费降级越快，”陆曦说。</text:p>
      <text:p text:style-name="P4">
从个体角度来说，他建议年轻人可以选择自我创业，或者把目光转移到国外市场，比如到经济比较蓬勃的东南亚国家寻找机会。他同时告诫，这需要靠个人的机遇和性格来完成，并非适合每一个人。</text:p>
      <text:p text:style-name="P4">
美国密歇根大学（University ofMichigan）社会学助理教授周韵将“全职儿女”与“全职母亲”做类比。她说，二十多年前，美国社会曾出现一场“全职”潮流——受过高等教育的白领母亲“自主退出”职场，回归家庭做全职母亲。当时女性在“理想员工”与“理想母亲”的合力规训与期待下，不得不做出非此即彼的选择。“这些母亲与其说是‘自主退出’，不如说是‘被挤出’。”</text:p>
      <text:p text:style-name="P4">
类似地，在当今中国，“不乐观的就业形势，职场对于996‘理想雇员’的要求，疫情之后人如何想象未来，想象自己与社会、国家的联结”等一系列社会因素导致一些年轻人不得不去做全职儿女，她说。</text:p>
      <text:p text:style-name="P4">
</text:p>
      <text:p text:style-name="P4">
图像来源，  Getty Images</text:p>
      <text:h text:style-name="P12" text:outline-level="3">
<text:span text:style-name="T4">
就业难</text:span>
</text:h>
      <text:p text:style-name="P4">
朱莉说， 自己的父母已经退休，每人每月领着几千元的退休金，对于她来说，做 “全职儿女”只能是权宜之计。</text:p>
      <text:p text:style-name="P4">
过去半个月，她已向中介公司和招聘单位投出了40多份简历，但大多石沉大海，只有两个收到面试通知。</text:p>
      <text:p text:style-name="P4">
“我在辞职前就感觉工作不好找，但真正辞职之后，发现工作更不好找了，”朱莉说。</text:p>
      <text:p text:style-name="P4">
她在国外读的大学，2017年毕业后回到北京工作。当年中国的GDP全年增速达到了近7%，实现七年来首度回升。她很快找到了一份体面的工作。</text:p>
      <text:p text:style-name="P4">
但近几年来，中国政府着力整顿互联网、游戏、教培等行业，许多公司在冲击下爆出大规模裁员的消息。加上疫情期间严格封控，商业活动停滞，中国经济大幅放缓。在这种情况下，就业市场竞争加剧，出现学历贬值、工作起薪低、加班盛行等问题，令许多年轻人难以就业。</text:p>
      <text:p text:style-name="P4">
朱莉说，自己惊讶地发现，身边越来越多新来的同事要么是从中国重点大学毕业，要么是海外名校留学回来。她说，游戏策划本身并不需要太高的学历，而这些高材生之所以进来竞争，很大程度是因为他们在更好的岗位上找不到工作，人才向下屈就，挤占了像她这样非名校毕业生的就业空间。</text:p>
      <text:p text:style-name="P4">
她最近刚收到的两个面试，最终也是败给了名校毕业的学生。她后悔当初急于回国就业的决定，“后悔没有在国外继续读个研究生。”</text:p>
      <text:p text:style-name="P4">
</text:p>
      <text:p text:style-name="P4">
图像来源，  Getty Images</text:p>
      <text:h text:style-name="P12" text:outline-level="3">
<text:span text:style-name="T4">
重振旗鼓?</text:span>
</text:h>
      <text:p text:style-name="P4">
有人说，虽然全职儿女们的生活很惬意，但“躺平”只是表象，焦虑才是他们的常态。</text:p>
      <text:p text:style-name="P4">
“没有（焦虑）是不可能的，”云南的陈都都说。她的心里有两个声音在对垒：“一个是很任性的我，觉得难得有这种时间，还没有想好以后的规划，那就要享受当下；另一个我在提醒，给你三、四个月时间，你要开始想下一步怎么办，不能再那样下去。”</text:p>
      <text:p text:style-name="P4">
父母虽然嘴上没说，但他们心里也有忧虑。爸妈偶尔会问她，接下来怎么打算。</text:p>
      <text:p text:style-name="P4">
“这样一问其实就能听出来了，他们有点担心，”陈都都说，“我也不知道以后的规划，但我又不能跟他们说不知道，我就会说先休息一段时间再说。”</text:p>
      <text:p text:style-name="P4">
回顾过去几个月里做全职女儿的经历，陈都都感慨道：“父母都是很努力很勤奋的人，现在回想起来，我确实觉得挺不好意思的。我每天在家睡到10点，而他们七八点就起床去上班了，50多岁了还那么努力，但我却在家躺平。”</text:p>
      <text:p text:style-name="P4">
“我觉得如果长期下去，我确实是会啃老，”她说。</text:p>
      <text:p text:style-name="P4">
她的心态已经发生转变，从当初职场受挫后“想要躺平”，过渡到了“该卷就得卷”。她目前已经有了新的目标。逼自己一把，索性把行程定了，结束了安逸的全职女儿的生活。她已离开房地产行业，回到大城市开始创业。</text:p>
      <text:p text:style-name="P4">
</text:p>
      <text:p text:style-name="P4">
图像来源，  Chen Dudu</text:p>
      <text:p text:style-name="P4">
图像加注文字，</text:p>
      <text:p text:style-name="P4">
家在云南的陈都都说，“如果长期下去，我确实是会啃老。”</text:p>
      <text:p text:style-name="P4">
北京的朱莉说，她会尽量控制一下焦虑的情绪，“毕竟当初辞职是为了保持精神健康，如果因为找不到工作继续焦虑的话，那相当于白辞了。”</text:p>
      <text:p text:style-name="P4">
为了避免“啃老”，朱莉给自己设定了一个界限，“吃喝住行以外的消费，不能用父母的钱。”</text:p>
      <text:p text:style-name="P4">
她把自己的旧书和年少时攒起来的明星定制产品卖了，攒一些零花钱。她还把以前工作的积蓄做成理财产品，“行情好的话，一天能挣个50到100块钱。”</text:p>
      <text:p text:style-name="P4">
除了开源，她还努力节流。以往“618”打折期间她会囤不少东西，现在什么也不买了。在北京这样高消费的地方，她尽量把支出控制在每月1000块钱。</text:p>
      <text:p text:style-name="P4">
找了快一个月工作，面试依然寥寥无几，朱莉决定转行。借助做全职儿女给她的生活便利——不需要支付房租，时间也相对宽松——她开始写网文为生，给自己定下了一天5000字的目标。</text:p>
      <text:p text:style-name="P4">
Source: <text:a xlink:type="simple" xlink:href="https://www.bbc.com/zhongwen/simp/chinese-news-65877454" text:style-name="Internet_20_link" text:visited-style-name="Visited_20_Internet_20_Link">
https://www.bbc.com/zhongwen/simp/chinese-news-65877454</text:a>
</text:p>
      <!--NEWS-->
      <text:h text:style-name="P10" text:outline-level="1">
<text:span text:style-name="T4">
来自台湾的蔡崇信将出任阿里董事会主席</text:span>
</text:h>
      <text:p text:style-name="P4">
Author: None</text:p>
      <text:p text:style-name="P4">
Publisher: Radio Free Asia (Organization)</text:p>
      <text:p text:style-name="P4">
Published Time: 2023-06-20T02:10:00-04:00</text:p>
      <text:p text:style-name="P4">
Modified Time: 2023-06-20T09:09: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4.612011in" draw:z-index="0">
<draw:image xlink:href="../Images/rfamandarin/2023-06-20T02-10-00-04-00/000000.png" xlink:type="simple" xlink:show="embed" xlink:actuate="onLoad" draw:mime-type="image/png"/>
</draw:frame>
 蔡崇信将接任阿里巴巴控股集团董事会主席。 <text:a xlink:type="simple" xlink:href="https://www.rfa.org/mandarin/Xinwen/st-06202023020724.html/@@images/image" text:style-name="Internet_20_link" text:visited-style-name="Visited_20_Internet_20_Link">
</text:a>
路透资料照。</text:p>
      <text:p text:style-name="P4">
综合中国媒体报道，6月20日，阿里巴巴控股集团董事会主席兼CEO张勇通过全员信宣布，阿里云智能集团完全分拆已经启动，正处于向上发展的最关键时期，必须全身心投入。同时为了适应未来发展规范和要求，其个人不宜再同时担任两家公司董事长与CEO职务。</text:p>
      <text:p text:style-name="P4">
中新网和澎湃新闻都报道，经阿里巴巴控股集团董事会同意，张勇将于今年9月10日卸任阿里巴巴控股集团董事会主席兼CEO职务。张勇此后将专职担任阿里云智能集团董事长兼CEO。同时，经过阿里巴巴控股集团董事会批准，集团执行副主席蔡崇信将出任阿里巴巴控股集团董事会主席；吴泳铭出任阿里巴巴控股集团CEO，同时继续兼任淘天集团董事长。</text:p>
      <text:p text:style-name="P4">
拥有有耶鲁大学经济学及东亚研究学士学位、耶鲁法学院法学博士学位和美国纽约州执业律师资格的蔡崇信，1964年出生于台湾，为加拿大籍华人。他于1999年加入阿里巴巴集团，为公司创始人之一。</text:p>
      <text:p text:style-name="P4">
责编 许书婷</text:p>
      <text:p text:style-name="P4">
Source: <text:a xlink:type="simple" xlink:href="https://www.rfa.org/mandarin/Xinwen/st-06202023020724.html" text:style-name="Internet_20_link" text:visited-style-name="Visited_20_Internet_20_Link">
https://www.rfa.org/mandarin/Xinwen/st-06202023020724.html</text:a>
</text:p>
      <!--NEWS-->
      <text:h text:style-name="P10" text:outline-level="1">
<text:span text:style-name="T4">
台灣將首度參與美日「台海危機」兵推</text:span>
</text:h>
      <text:p text:style-name="P4">
Author: None (Language: zh)</text:p>
      <text:p text:style-name="P4">
Publisher: None</text:p>
      <text:p text:style-name="P4">
Time: 2023-06-20T02:23:00Z</text:p>
      <text:p text:style-name="P4">
Description: 台灣軍事專家透露，日本智庫將於7月再次舉行台海危機的兵推模擬，並首度邀請台方參與，究竟這次的兵推與過去有何不同？</text:p>
      <text:p text:style-name="P4">
Videos: []</text:p>
      <text:p text:style-name="P4">
Images: []</text:p>
      <text:p text:style-name="P4">
Subject: 时政风云</text:p>
      <text:p text:style-name="P4">
Subjects: ['岛屿主权争端', '马英九', '专题报道：全景观看“习马会”', '专题报道：2016年台湾大选', '台湾', '日本']</text:p>
      <text:p text:style-name="P4">
Keywords: ['台湾', '日本', '军事', '兵棋推演']</text:p>
      <text:p text:style-name="P4">
ID: 65967583</text:p>
      <!--METADATA-->
      <text:p text:style-name="P4">
<text:a xlink:type="simple" xlink:href="https://www.dw.com/zh/overlay/image/article/65967583/65407394" text:style-name="Internet_20_link" text:visited-style-name="Visited_20_Internet_20_Link">
 </text:a>
</text:p>
      <text:p text:style-name="P4">
台灣專家將首次受邀參與日本智庫的兵棋推演，圖為美國眾議院日前為美中軍事衝突所做的兵推示意圖</text:p>
      <text:p text:style-name="P4">
（德國之聲中文網）台灣智庫國防安全研究院週六（6月17日）透過臉書透露，台灣專家將於今年7月中旬受邀赴日本東京，首次與日本和美國的軍事專家一起，針對可能發生的兩岸衝突進行聯合兵棋推演。</text:p>
      <text:p text:style-name="P4">
香港《南華早報》報導，台灣國防安全研究院（簡稱國防院）戰略與資源研究所所長蘇紫雲週一（19日）表示，位於東京的半官方的日本智庫「日本戰略研究論壇」（JFSS），首次邀請了台灣軍事和安全專家，包括國防院的專家參加模擬。</text:p>
      <text:p text:style-name="P4">
該兵推將分析美國和日本軍隊，該如何幫助台灣，以阻止來自中國解放軍攻擊的各種假想情境。</text:p>
      <text:p text:style-name="P4">
蘇紫雲說，「這是台灣專家首次與美國和日本專家合作進行兵推」，但他拒絕透露有關該兵推的更多細節，只表示這種類型的模擬通常會持續2到3天，首先是對規則進行一般性討論，然後是對最終結果的3輪預測。</text:p>
      <text:p text:style-name="P4">
「兵推並不一定意味著戰爭會很快到來，而是風險管理。兵推還向北京傳達了一個信息，即戰爭是災難性的，各方必須理性應對」，蘇紫雲說。</text:p>
      <text:p text:style-name="P4">
</text:p>
      <text:p text:style-name="P4">
中國解放軍飛行員示意圖（資料照）</text:p>
      <text:h text:style-name="P12" text:outline-level="3">
<text:span text:style-name="T4">
台日國防合作升溫</text:span>
</text:h>
      <text:p text:style-name="P4">
台灣《自由時報》報導，本次兵推將著重中共對台封鎖和大規模武力犯台情境，藉此強化「台灣有事，日本有事」，「日本有事、全球有事」的認知，以及模擬必要時的協同作戰方式及戰場管理。</text:p>
      <text:p text:style-name="P4">
蘇紫雲也表示，面對中國的軍事威脅，美日台首度協同合作非常有代表性。此外美日台舉行聯合兵推，可以讓台灣與民主盟國擁有共同的安全圖像。</text:p>
      <text:p text:style-name="P4">
台灣國防院上週六（17日）在臉書官方帳號指出，JFSS秘書長長野禮子在6月6日率領日本自衛隊前高階將領到台灣訪問，並拜會了台灣國防院。</text:p>
      <text:p text:style-name="P4">
文章透露，除了長野禮子外，該訪問團的成員還有前日本陸上自衛隊幕僚長岩田清文、前海上自衛隊幕僚長武田智久、前航空自衛隊補給本部長尾上定正，以及秘書長野俊一等人。</text:p>
      <text:p text:style-name="P4">
台灣方面則由國防院董事長霍守業、國防院戰略諮詢顧問李喜明、國防院代理執行長李廷盛、台灣國防大學中共軍事事務研究所所長荊元宙、蘇紫雲、國防院助理研究員林彥宏等人出面接待。</text:p>
      <text:p text:style-name="P4">
文章還提到，岩田清文與霍守業同為裝甲兵科出身，雙方相談甚歡，一見如故。日方亦在參訪中介紹，將於2023年7月中於日本東京舉辦台海危機兵推事宜，該次兵推也是JFSS是繼2021年8月首次舉辦後，第3次舉辦。</text:p>
      <text:h text:style-name="P12" text:outline-level="3">
<text:span text:style-name="T4">
美日重視台海兵推</text:span>
</text:h>
      <text:p text:style-name="P4">
《日經亞洲》今年2月24日曾報導， <text:a xlink:type="simple" xlink:href="https://www.dw.com/zh/zh/日本兵推美日聯手可阻止中國奪取台灣/a-64806380" text:style-name="Internet_20_link" text:visited-style-name="Visited_20_Internet_20_Link">
 日本智庫今年初的模擬兵推顯示</text:a>
，如果日本和美國捲入中國和台灣之間的衝突，將能夠阻止北京接管台灣，但他們的軍事人員和裝備將付出沉重代價。</text:p>
      <text:p text:style-name="P4">
日本笹川和平基金會進行的兵棋推演顯示，日本損失了多達144架戰鬥機，自衛隊傷亡高達2,500人。美國可能損失多達400架噴氣式飛機，超過1萬名士兵傷亡。但中國無法奪取對台灣的控制權。</text:p>
      <text:p text:style-name="P4">
當時的兵推設想了一場兩岸危機，即中國在2026年試圖兩棲入侵台灣。模擬持續了4天，一直持續到1月21日，大約30人參與，包括前日本自衛隊軍官以及來自日本和美國的學者和研究人員參與。</text:p>
      <text:p text:style-name="P4">
在此之前，美國智庫戰略與國際研究中心（CSIS）去年也進行了一系列 <text:a xlink:type="simple" xlink:href="https://www.dw.com/zh/zh/中國若侵台-美智庫美日台慘勝/a-64333907" text:style-name="Internet_20_link" text:visited-style-name="Visited_20_Internet_20_Link">
 模擬2026年兩岸衝突的兵推演習</text:a>
 。</text:p>
      <text:p text:style-name="P4">
根據CSIS今年1月份發布的結果，中國在24種兵推情景中的大多數情況下都未能成功入侵台灣， <text:a xlink:type="simple" xlink:href="https://www.dw.com/zh/zh/華府智庫兵推中國攻台-專家揭三大啟示/a-62763574" text:style-name="Internet_20_link" text:visited-style-name="Visited_20_Internet_20_Link">
 但日本為此付出了巨大的代價</text:a>
，因為日本在兵推中損失了100多架戰機和26艘軍艦。</text:p>
      <text:p text:style-name="P4">
但笹川和平基金會和CSIS的兵推，都是以各方現有的武力為前提，這意味著如果中國顯著增強其軍事實力，2026年若爆發戰爭的實際結果，可能會與兵推有所不同。</text:p>
      <text:p text:style-name="P4">
笹川和平基金會高級安全研究員渡邊恆雄說：「我們必須在力所能及的時候，為重大損失做好一切可能的準備。」</text:p>
      <text:p text:style-name="P4">
（綜合報導）</text:p>
      <text:p text:style-name="P4">
</text:p>
      <text:p text:style-name="P4">
美日重視台海危機的兵推結果，圖為停泊在基隆港的一艘台灣軍艦和士兵（資料照）</text:p>
      <text:p text:style-name="P4">
Source: <text:a xlink:type="simple" xlink:href="https://www.dw.com/zh/台灣將首度參與美日「台海危機」兵推/a-65967583" text:style-name="Internet_20_link" text:visited-style-name="Visited_20_Internet_20_Link">
https://www.dw.com/zh/台灣將首度參與美日「台海危機」兵推/a-65967583?maca=chi-rss-chi-all-1127-rdf</text:a>
</text:p>
      <!--NEWS-->
      <text:h text:style-name="P10" text:outline-level="1">
<text:span text:style-name="T4">
中国总理李强包机出访德、法试图挽救经济颓势</text:span>
</text:h>
      <text:p text:style-name="P4">
Author: None</text:p>
      <text:p text:style-name="P4">
Publisher: Radio Free Asia (Organization)</text:p>
      <text:p text:style-name="P4">
Published Time: 2023-06-20T02:24:00-04:00</text:p>
      <text:p text:style-name="P4">
Modified Time: 2023-06-20T14:19:41-04:00</text:p>
      <text:p text:style-name="P4">
Description: None</text:p>
      <text:p text:style-name="P4">
Videos: []</text:p>
      <text:p text:style-name="P4">
Audios: ["<text:a xlink:type="simple" xlink:href="https://www.rfa.org/mandarin/yataibaodao/junshiwaijiao/gt1-062020230223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4" text:anchor-type="as-char" svg:width="6.9236in" svg:height="4.612011in" draw:z-index="0">
<draw:image xlink:href="../Images/rfamandarin/2023-06-20T02-24-00-04-00/000000.png" xlink:type="simple" xlink:show="embed" xlink:actuate="onLoad" draw:mime-type="image/png"/>
</draw:frame>
 中国总理李强在柏林与德国总理朔尔茨会面。 <text:a xlink:type="simple" xlink:href="https://www.rfa.org/mandarin/yataibaodao/junshiwaijiao/gt1-06202023022352.html/@@images/image" text:style-name="Internet_20_link" text:visited-style-name="Visited_20_Internet_20_Link">
</text:a>
路透。  <text:a xlink:type="simple" xlink:href="https://www.rfa.org/mandarin/yataibaodao/junshiwaijiao/gt1-06202023022352.html/@@stream" text:style-name="Internet_20_link" text:visited-style-name="Visited_20_Internet_20_Link">
Audio-1-Link：https://www.rfa.org/mandarin/yataibaodao/junshiwaijiao/gt1-06202023022352.html/@@stream</text:a>
</text:p>
      <text:p text:style-name="P4">
中国总理李强在亚太局势动荡之际出访德国与法国，争取外商加大对华投资。中国官媒报道，中国愿意与德国合作，为"全球稳定与繁荣"做出贡献。李强将德国作为上任后出访的第一个国家，引起各方关注。</text:p>
      <text:p text:style-name="P4">
<text:a xlink:type="simple" xlink:href="https://www.rfa.org/mandarin/duomeiti/yazhou-henxiangliao/yz-06162023135901.html" text:style-name="Internet_20_link" text:visited-style-name="Visited_20_Internet_20_Link">
 <text:span text:style-name="T4">
青年失业新高 中国社会如压力锅？习近平要应对什么"极端情况"？</text:span>
 </text:a>
  * <text:span text:style-name="T4">
<text:a xlink:type="simple" xlink:href="https://www.rfa.org/mandarin/yataibaodao/jingmao/jw-06162023122715.html" text:style-name="Internet_20_link" text:visited-style-name="Visited_20_Internet_20_Link">
 中国数据暴露经济复苏乏力 救市还能走老路吗？ </text:a>
 </text:span>
</text:p>
      <text:p text:style-name="P4">
正当亚太地区地缘政治紧张局势以及中国经济陷于困难之际，今年3月上任的中国总理李强日前抵达德国，展开正式访问。新华社报道，6月18日下午，国务院总理李强乘包机离开北京，应德国总理朔尔茨和法国政府邀请，赴德国举行第七轮中德政府磋商并对德进行正式访问，对法国进行正式访问并出席新全球融资契约峰会。国务委员兼国务院秘书长吴政隆等陪同人员同机离京。</text:p>
      <text:p text:style-name="P4">
澳大利亚悉尼科技大学教授冯崇义本周二（20日）接受本台采访时表示，李强选择欧洲访问是为了摆脱内外交困的局面。他说：“他现在是内外交困，特别是经济的下滑速度止不住，他无法解决。特别是要把中共党的权力运用到对社会和经济的全面控制，这不仅无法搞好经济，而是破坏经济，消灭财富。”</text:p>
      <text:p text:style-name="P4">
李强此次访问德、法两国，正值西方对中国支持俄罗斯，贸易保护手法以及人权状况恶化等问题愈来愈难以忍受之际。</text:p>
      <text:p text:style-name="P4">
<text:span text:style-name="T4">
学者：欧洲认为中国对其没有直接威胁</text:span>
</text:p>
      <text:p text:style-name="P4">
冯崇义说，李强此行也肩负着在外交领域游说欧洲向北京靠拢，以抗衡美国：“他有一个统战战略计划，要打击主要敌人美国，美国之外的所有地方，都把他当成统战对象。欧洲是他们一直努力，而且取得相当成功的地区，因为欧洲有内在的需求，他需要建立多级世界，而中国在地缘政治上没有对欧洲直接形成威胁。”</text:p>
      <text:p text:style-name="P4">
德国总统弗兰克-瓦尔特·施泰因迈尔本周一强调了中美关系对“全球安全与合作”的重要性，他的发言人塞斯汀·甘梅林在施泰因迈尔与李强会谈后在推特上写道。“他呼吁加强两国之间的沟通渠道。”</text:p>
      <text:p text:style-name="P4">
关注中国乃至国际局势的财经评论人士蔡慎坤表示，李强出访欧洲有多方面的考虑，主要还是为了挽救国内的经济。他对本台说：“上半年的经济一片低迷，出口几乎全面衰退。受疫情的影响，全世界消费购买力都已经放缓了节奏。所以，中国还想像过去三年疫情期间外贸顺差，这种可能性几乎不存在。在此情况下，他必须要维持跟西方强国经济或者政治方面的联系。”</text:p>
      <text:p text:style-name="P4">
美国和欧盟近期对中国在处理俄乌战争等问题上，愈来愈警惕。本周一，北约秘书长延斯·斯托尔滕贝格在柏林发表讲话时说，许多人此前认为从俄罗斯购买天然气是“纯粹的商业决定，而现在尝到了苦头”。他还点名警告中国“我们决不能再次对其他威权政权犯同样的错误，尤其是中国。”</text:p>
      <text:p text:style-name="P4">
北约秘书长延斯·斯托尔滕贝格2023年6月19日在柏林发表讲话时表示，"我们决不能再次对其他威权政权犯同样的错误，尤其是中国"。（美联社图片）  <text:a xlink:type="simple" xlink:href="https://www.rfa.org/mandarin/yataibaodao/junshiwaijiao/gt1-06202023022352.html/ap23170390045668.jpg" text:style-name="Internet_20_link" text:visited-style-name="Visited_20_Internet_20_Link">
</text:a>
</text:p>
      <text:p text:style-name="P4">
<text:span text:style-name="T4">
欧洲决不能对其他威权政权犯同样错误</text:span>
</text:p>
      <text:p text:style-name="P4">
蔡慎坤说，李强出访欧洲期望改善与西方的关系，尤其是想分化德、法与美国的关系，这几乎不可能。他说：“尤其在俄罗斯和乌克兰战争激烈的情况下，你要去分化欧美的步骤，不可能得逞。而且，一个总理也完不成这样的任务。”</text:p>
      <text:p text:style-name="P4">
根据新华社报道，李强此行是乘坐“包机”离开北京，不同于其前任李克强坐专机出访。另据公开资料显示，中央外事办主任王毅近期出访俄罗斯及欧洲，均搭乘专机。</text:p>
      <text:p text:style-name="P4">
据中国业内人士介绍，专机属于专为政府高级官员或者重要人物使用，如国家主席、总理、外长以及重要人物如华为财务长孟晚舟从加拿大回国。而包机通常是租用整架飞机，由政府或企业支付费用。包机在起降时需要按照民航规定办理相关手续，如安检、登记等程序。而专机则享受豁免权，在起降过程中无需经过这些流程。</text:p>
      <text:p text:style-name="P4">
记者：古亭 责编：许书婷、陈美华、嘉远 网编：洪伟</text:p>
      <text:p text:style-name="P4">
Source: <text:a xlink:type="simple" xlink:href="https://www.rfa.org/mandarin/yataibaodao/junshiwaijiao/gt1-06202023022352.html" text:style-name="Internet_20_link" text:visited-style-name="Visited_20_Internet_20_Link">
https://www.rfa.org/mandarin/yataibaodao/junshiwaijiao/gt1-06202023022352.html</text:a>
</text:p>
      <!--NEWS-->
      <text:h text:style-name="P10" text:outline-level="1">
<text:span text:style-name="T4">
中国央行出手刺激经济，下调LPR利率</text:span>
</text:h>
      <text:p text:style-name="P4">
Creator: KEITH BRADSHER</text:p>
      <text:p text:style-name="P4">
Publisher: https://www.facebook.com/nytimeschinese</text:p>
      <text:p text:style-name="P4">
Published Time: 2023-06-20T02:25:51+08:00</text:p>
      <text:p text:style-name="P4">
Description: 这是中国政府担心经济停滞的最明显迹象，表明在出口下降、工程停滞和消费者信心疲软之下，北京希望稳定经济产出。降息幅度不大表明，决策者对现状虽有担忧但并不恐慌。 Agence France-Presse — Getty Images 中国人民银行的降息与西方央行的政策大相径庭，西方央行一直在推高利率以应对通胀。</text:p>
      <text:p text:style-name="P4">
Images: ["<text:a xlink:type="simple" xlink:href="https://static01.nyt.com/images/2023/06/20/multimedia/20China-Ratecuts-bkfh/20China-Ratecuts-bkfh-master1050.jpg" text:style-name="Internet_20_link" text:visited-style-name="Visited_20_Internet_20_Link">
20China-Ratec...</text:a>
"]</text:p>
      <text:p text:style-name="P4">
Category: 商业与经济</text:p>
      <text:p text:style-name="P4">
Type: Article</text:p>
      <!--METADATA-->
      <text:p text:style-name="P4">
<draw:frame draw:style-name="fr1" draw:name="Image108" text:anchor-type="as-char" svg:width="6.9236in" svg:height="4.615733in" draw:z-index="0">
<draw:image xlink:href="../Images/cnnytimes/2023-06-20T02-25-51-08-00/20China-Ratecuts-bkfh-master1050.jpg" xlink:type="simple" xlink:show="embed" xlink:actuate="onLoad" draw:mime-type="image/jpeg"/>
</draw:frame>
</text:p>
      <text:p text:style-name="P4">
中国央行周二下调了国有银行系统发放贷款的重要利率，这是迄今为止中国政府和企业部门日益担心中国经济停滞的最明显迹象。</text:p>
      <text:p text:style-name="P4">
降息幅度很小——仅为该国一年期和五年期贷款基准利率的十分之一。但由于该国几乎所有的企业贷款和抵押贷款都与这两种利率挂钩，降息可能会对整体经济增长速度产生一定影响。</text:p>
      <text:p text:style-name="P4">
中国人民银行的举动使中国与西方的政策大相径庭。在本月早些时候暂停加息之前，美联储花了一年多的时间对抗通胀。欧洲央行也一直在推高利率以应对通货膨胀。</text:p>
      <text:p text:style-name="P4">
但中国存在相反的问题：支出和民营部门投资如此疲软，以至于企业一直在竞相降价以留住客户。截至5月的四个月中，消费者和生产者价格实际上都在下降。</text:p>
      <text:p text:style-name="P4">
富国银行前中国区副总经理、现任上海纽约大学金融学教授的林汉升表示，降息对中国经济来说是一剂缓效药。各个公司通常每年与银行就借款限额进行一次谈判，然后贷款数周至数月不等。只有在发放新贷款或展期现有贷款时，才执行较低的利率。</text:p>
      <text:p text:style-name="P4">
林汉升说，央行周二的降息“将渗透到整个系统，但只会逐渐渗透”。</text:p>
      <text:p text:style-name="P4">
家庭需要等待更长的时间才能受益。在中国，抵押贷款利率几乎都是可调整的。但调整通常发生在1月，中国央行周二在宣布降息时在一份解释性声明中说。</text:p>
      <text:p text:style-name="P4">
因此，虽然未来几个月的购房者可能会从新的降息中受益，但许多业主将需要等待更长时间才能受益。</text:p>
      <text:p text:style-name="P4">
周二的举措是中国自去年8月以来首次下调贷款利率，当时中国经济在上海因疫情封锁两个月后仍处于挣扎中。最新的下调发出的信息是，在出口下降、工程停滞和消费者信心疲软的情况下，北京希望稳定经济产出。去年年底，政府突然放弃了对新冠病毒的防控措施，带来了人们对中国经济迅速复苏的期待。</text:p>
      <text:p text:style-name="P4">
降息幅度不大表明中国经济决策者存在担忧，但并不恐慌。相比之下，在2008年末全球金融危机加速时，中国央行存贷款基准利率 <text:a xlink:type="simple" xlink:href="https://www.nytimes.com/2008/11/27/business/worldbusiness/27yuan.html" text:style-name="Internet_20_link" text:visited-style-name="Visited_20_Internet_20_Link">
 单日下调1.08个百分点</text:a>
。而在1990年代后期的亚洲金融危机期间，中国将贷款利率单日下调了1.44个百分点。</text:p>
      <text:p text:style-name="P4">
Source: <text:a xlink:type="simple" xlink:href="https://cn.nytimes.com/business/20230620/china-loan-prime-rates/" text:style-name="Internet_20_link" text:visited-style-name="Visited_20_Internet_20_Link">
https://cn.nytimes.com/business/20230620/china-loan-prime-rates/</text:a>
</text:p>
      <!--NEWS-->
      <text:h text:style-name="P10" text:outline-level="1">
<text:span text:style-name="T4">
規避美晶片出口管制 中國出現地下黑市</text:span>
</text:h>
      <text:p text:style-name="P4">
Author: None (Language: zh)</text:p>
      <text:p text:style-name="P4">
Publisher: None</text:p>
      <text:p text:style-name="P4">
Time: 2023-06-20T02:48:00Z</text:p>
      <text:p text:style-name="P4">
Description: 據路透社報導，在中國還是可能取得美國管制的高階AI晶片，只要是私下少量購買。當地賣家究竟是怎麼買到美國製的晶片？</text:p>
      <text:p text:style-name="P4">
Videos: []</text:p>
      <text:p text:style-name="P4">
Images: []</text:p>
      <text:p text:style-name="P4">
Subject: 经济纵横</text:p>
      <text:p text:style-name="P4">
Subjects: ['奥巴马', '美国']</text:p>
      <text:p text:style-name="P4">
Keywords: ['晶片', '半导体产业', '深圳', '出口管制', '美国', '人工智慧', '英伟达']</text:p>
      <text:p text:style-name="P4">
ID: 65967606</text:p>
      <!--METADATA-->
      <text:p text:style-name="P4">
<text:a xlink:type="simple" xlink:href="https://www.dw.com/zh/overlay/image/article/65967606/60003556" text:style-name="Internet_20_link" text:visited-style-name="Visited_20_Internet_20_Link">
 </text:a>
</text:p>
      <text:p text:style-name="P4">
美國下令英偉達不可出口高階的人工智慧晶片到中國，但中國當地業者仍然能設法取得。</text:p>
      <text:p text:style-name="P4">
（德國之聲中文網）路透社週二（6月20日）報導，在美國的出口管制之下，在中國若想買到高階的英偉達（Nvidia，又譯輝達）的AI晶片，深圳的華強北地區是不錯的選擇。</text:p>
      <text:p text:style-name="P4">
路透社記者實際走進華強北的賽格廣場大廈，這裡1到10樓擠滿了各種商店，賣的東西從相機零件到無人機都有。晶片不會直接擺出來銷售，但小心地問問看還是買得到。</text:p>
      <text:p text:style-name="P4">
據報，這些晶片不便宜。當地2間供應商匿名透露，他們可以提供少量的美國製A100人工智慧晶片，一枚要價2萬美元，這是一般價格的2倍。在中國買賣美國高階晶片並不違法，但美國的出口管制措施實際上還是創造出一個地下市場，賣家也不希望引來美國或中國政府注意。</text:p>
      <text:p text:style-name="P4">
隨著政治、貿易的緊張局勢加劇， <text:a xlink:type="simple" xlink:href="https://www.dw.com/zh/zh/美欲限縮中國晶片發展-出口管制有用嗎/a-65767213" text:style-name="Internet_20_link" text:visited-style-name="Visited_20_Internet_20_Link">
 美國為了限制中國發展人工智慧和超級計算科技 </text:a>
，去年9月要求英偉達停止向中國和香港出口A100和H100晶片，這是該公司其中2款最先進的晶片。隨後，美國又祭出一系列與半導體有關的出口管制。</text:p>
      <text:p text:style-name="P4">
然而，AI持續在全球蓬勃發展，對高階晶片的需求遽增，特別是英偉達的微處理器；一般認為，要發展機器學習技術，最好使用這種處理器。</text:p>
      <text:p text:style-name="P4">
</text:p>
      <text:p text:style-name="P4">
現階段，英偉達受美國出口管制影響，不得出售A100晶片至中國，改以A800和H800等性能較低的晶片替代，賣給中國客戶。</text:p>
      <text:h text:style-name="P12" text:outline-level="3">
<text:span text:style-name="T4">
規避美國制裁的地下市場</text:span>
</text:h>
      <text:p text:style-name="P4">
香港新創公司萬想科技（Pantheon Lab）共同創辦人劉劍鋒（IvanLau）打算買2到4枚A100晶片，用來運作該公司最新的AI模型。這些賣家從美國以外的地方取得了晶片，1枚晶片報價可達港幣15萬（19150美元）。「我們現在正在跟2個賣家談，想辦法買到一些，」劉劍鋒說：「他們直接告訴我們，不會有保固或支援。」</text:p>
      <text:p text:style-name="P4">
路透社採訪了中國和香港10家供應商，這些人說可以輕易買到少量的A100晶片。這除了顯示中國對這些晶片的強烈需求，也代表小批的交易相對容易規避美國的制裁。</text:p>
      <text:p text:style-name="P4">
當地賣家匿名透露，買家通常是應用程序開發人員、新創企業、研究人員或遊戲玩家，甚至還有地方政府的官員。路透社無法估計總共有多少A100和H100晶片流入中國，也無法確知現在這些交易在多大程度上滿足了需求。</text:p>
      <text:p text:style-name="P4">
英偉達提供給路透社的聲明稱，該公司並不開放出口A100或H100晶片到中國，僅出售 <text:a xlink:type="simple" xlink:href="https://www.dw.com/zh/zh/逃避美国禁令-英伟达为中国市场芯片降速/a-63690343" text:style-name="Internet_20_link" text:visited-style-name="Visited_20_Internet_20_Link">
 性能降低的替代產品</text:a>
，符合美國規範。聲明寫道：「如果我們收到信息說某客戶違反與我們的協議，違法出口受限制的產品，我們將立即採取適當行動。」美國商務部、中國國務院新聞辦公室和中國工業部並未回應置評請求。</text:p>
      <text:p text:style-name="P4">
此前，英國《金融時報》亦曾於3月報導，中國的人工智慧公司會透過雲服務供應商，跟第三方簽訂租賃協議，藉此 <text:a xlink:type="simple" xlink:href="https://www.dw.com/zh/zh/媒體中國ai公司設法繞過美芯片出口管制/a-64940713" text:style-name="Internet_20_link" text:visited-style-name="Visited_20_Internet_20_Link">
 繞過美國的出口管制令</text:a>
 、取得美國製的高階晶片。</text:p>
      <text:p text:style-name="P4">
</text:p>
      <text:p text:style-name="P4">
近年美中科技戰以晶片為核心，美國及其盟友更祭出了一連串出口管制令。圖為美國總統拜登2021年簽署一項因應晶片短缺的行政命令前，手上拿著晶片。</text:p>
      <text:h text:style-name="P12" text:outline-level="3">
<text:span text:style-name="T4">
中國賣家怎麼取得美國晶片？</text:span>
</text:h>
      <text:p text:style-name="P4">
路透社指出，中國供應商主要透過2種方式採購晶片，其一是在英偉達向美國大企業大量發貨之後，設法購得流入市場的多餘庫存；其二是透過在印度、台灣和新加坡等地註冊的公司進口。這代表他們能取得的晶片很少，遠不能滿足從頭開始建立一個複雜的AI大型語言模型的需要。</text:p>
      <text:p text:style-name="P4">
根據一個電子產品採購網站列出的約40個A100賣家，大多數賣家位於華強北。不過，在淘寶、小紅書、抖音上，也都能找到賣A100的訊息。前述企業並未回應路透社置評請求。</text:p>
      <text:p text:style-name="P4">
有些供應商還提醒，用翻新的舊晶片冒充A100的詐欺行為也越來越普遍。而更先進的H100晶片今年3月才剛上市，似乎更難買到。</text:p>
      <text:p text:style-name="P4">
香港中文大學經濟系向當地賣家採購了4枚A100晶片，用在研究上。該系講師周恩誌（VinciChow）告訴路透社，他聽說有在賣一包8枚的H100晶片組。不過，在路透社採訪的10家供應商中，只有一家說他們可以採購到H100。</text:p>
      <text:p text:style-name="P4">
86Research公司駐上海的分析師CharlieChai說，美國很可能不是很在意這樣的小型晶片買賣。他表示：「只有等到中國大幅追趕、構成更大威脅的時候，我們才會看到更嚴格的執法。」他補充說，現階段中國賣家對A100和H100晶片的溢價銷售以後可能回落，因為中國很多AI新創公司最終會撤離這個市場。</text:p>
      <text:p text:style-name="P4">
</text:p>
      <text:p text:style-name="P4">
圖為中國國家主席習近平2018年視察武漢一間半導體公司。</text:p>
      <text:h text:style-name="P12" text:outline-level="3">
<text:span text:style-name="T4">
中國半導體產業出路？</text:span>
</text:h>
      <text:p text:style-name="P4">
據《南華早報》19日報導，北京清華大學微電子學研究所教授魏少軍上週末在廣州參加一場產業論壇時說，面對美國的科技出口限制，中國半導體業應該更開放、更強調合作。</text:p>
      <text:p text:style-name="P4">
魏少軍指出，新冠疫情加上美國的出口管制令，打亂了半導體產業，也讓中國發展本土晶片面臨嚴峻挑戰。《每日經濟新聞》引述其說法稱，中國半導體業應該「揚長避短，掌握主動發展權」，因此要「堅持擴大開放，廣邀朋友」，並善用中國的「超大市場」，「讓半導體全球供應鏈上的合作夥伴共同獲利」。</text:p>
      <text:p text:style-name="P4">
針對美國的半導體出口限制，中國外交部曾稱此舉違背產業發展規律，批評美國「為了維持科技霸權不擇手段」。該部發言人毛寧3月還曾稱：「事實證明，限制打壓阻擋不了中國的發展，只會增強中國自立自強、科技創新的決心和能力。」</text:p>
      <text:h text:style-name="P12" text:outline-level="3">
<text:span text:style-name="T4">
芯片供应吃紧 半导体产业方兴未艾</text:span>
</text:h>
      <text:p text:style-name="P4">
（路透社、《南華早報》等）</text:p>
      <text:p text:style-name="P4">
Source: <text:a xlink:type="simple" xlink:href="https://www.dw.com/zh/規避美晶片出口管制-中國出現地下黑市/a-65967606" text:style-name="Internet_20_link" text:visited-style-name="Visited_20_Internet_20_Link">
https://www.dw.com/zh/規避美晶片出口管制-中國出現地下黑市/a-65967606?maca=chi-rss-chi-all-1127-rdf</text:a>
</text:p>
      <!--NEWS-->
      <text:h text:style-name="P10" text:outline-level="1">
<text:span text:style-name="T4">
谁将左右美国科技股未来走势？AI热潮还是美联储？ (Free Version)</text:span>
</text:h>
      <text:p text:style-name="P4">
Author: Akane Otani / Amina Niasse</text:p>
      <text:p text:style-name="P4">
Publisher: 华尔街日报中文网</text:p>
      <text:p text:style-name="P4">
Published Time: 2023-06-20T03:05:00.000Z</text:p>
      <text:p text:style-name="P4">
Modified Time: 2023-06-20T03:05:00.000Z</text:p>
      <text:p text:style-name="P4">
Created Time: 2023-06-20T01:39:00.000Z</text:p>
      <text:p text:style-name="P4">
Description: 对于美国科技股的这轮涨势是否像互联网泡沫破灭前1999年走势的重演，还是一轮更持久涨势的开始，投资者莫衷一是。</text:p>
      <text:p text:style-name="P4">
Images: []</text:p>
      <text:p text:style-name="P4">
Categories: ['金融市场', '股市']</text:p>
      <text:p text:style-name="P4">
Keywords: SYND,LINK:EN|WP-WSJ-0000989074</text:p>
      <text:p text:style-name="P4">
Type: Article</text:p>
      <!--METADATA-->
      <text:p text:style-name="P4">
美国股市上的 <text:a xlink:type="simple" xlink:href="https://cn.wsj.com/articles/CN-FIN-20230529145105" text:style-name="Internet_20_link" text:visited-style-name="Visited_20_Internet_20_Link">
 科技股 </text:a>
 风头正劲。</text:p>
      <text:p text:style-name="P4">
Source: <text:a xlink:type="simple" xlink:href="https://cn.wsj.com/articles/%E8%B0%81%E5%B0%86%E5%B7%A6%E5%8F%B3%E7%BE%8E%E5%9B%BD%E7%A7%91%E6%8A%80%E8%82%A1%E6%9C%AA%E6%9D%A5%E8%B5%B0%E5%8A%BF-ai%E7%83%AD%E6%BD%AE%E8%BF%98%E6%98%AF%E7%BE%8E%E8%81%94%E5%82%A8-fb7d842a" text:style-name="Internet_20_link" text:visited-style-name="Visited_20_Internet_20_Link">
https://cn.wsj.com/articles/%E8%B0%81%E5%B0%86%E5%B7%A6%E5%8F%B3%E7%BE%8E%E5%9B%BD%E7%A7%91%E6%8A%80%E8%82%A1%E6%9C%AA%E6%9D%A5%E8%B5%B0%E5%8A%BF-ai%E7%83%AD%E6%BD%AE%E8%BF%98%E6%98%AF%E7%BE%8E%E8%81%94%E5%82%A8-fb7d842a</text:a>
</text:p>
      <!--NEWS-->
      <text:h text:style-name="P10" text:outline-level="1">
<text:span text:style-name="T4">
习近平会见布林肯，中美恢复高级别接触 (Free Version)</text:span>
</text:h>
      <text:p text:style-name="P4">
Author: William Mauldin / Keith Zhai</text:p>
      <text:p text:style-name="P4">
Publisher: 华尔街日报中文网</text:p>
      <text:p text:style-name="P4">
Published Time: 2023-06-20T03:25:00.000Z</text:p>
      <text:p text:style-name="P4">
Modified Time: 2023-06-20T03:25:00.000Z</text:p>
      <text:p text:style-name="P4">
Created Time: 2023-06-19T08:11:00.000Z</text:p>
      <text:p text:style-name="P4">
Description: 中国和美国均希望通过这次会晤来阻止两国关系螺旋式下降，不过此次会晤在一系列争议问题上没有取得明显突破，包括军事层面沟通和敏感技术出口限制等。</text:p>
      <text:p text:style-name="P4">
Images: []</text:p>
      <text:p text:style-name="P4">
Categories: ['国际']</text:p>
      <text:p text:style-name="P4">
Keywords: SYND,LINK:EN|WP-WSJ-0000991141</text:p>
      <text:p text:style-name="P4">
Type: Article</text:p>
      <!--METADATA-->
      <text:p text:style-name="P4">
中国和美国采取措施来阻止两国关系螺旋式下降，美国国务卿布林肯(AntonyBlinken)与中国领导人习近平进行了会面，不过这两个大国可能难以避免这一试探性修复关系的努力受到 <text:a xlink:type="simple" xlink:href="https://cn.wsj.com/articles/CN-BGH-20230308120842" text:style-name="Internet_20_link" text:visited-style-name="Visited_20_Internet_20_Link">
 双方在全球竞争</text:a>
 的阻碍。</text:p>
      <text:p text:style-name="P4">
Source: <text:a xlink:type="simple" xlink:href="https://cn.wsj.com/articles/%E4%B9%A0%E8%BF%91%E5%B9%B3%E4%BC%9A%E8%A7%81%E5%B8%83%E6%9E%97%E8%82%AF-%E7%BE%8E%E4%B8%AD%E6%81%A2%E5%A4%8D%E9%AB%98%E7%BA%A7%E5%88%AB%E6%8E%A5%E8%A7%A6-ff1ff195" text:style-name="Internet_20_link" text:visited-style-name="Visited_20_Internet_20_Link">
https://cn.wsj.com/articles/%E4%B9%A0%E8%BF%91%E5%B9%B3%E4%BC%9A%E8%A7%81%E5%B8%83%E6%9E%97%E8%82%AF-%E7%BE%8E%E4%B8%AD%E6%81%A2%E5%A4%8D%E9%AB%98%E7%BA%A7%E5%88%AB%E6%8E%A5%E8%A7%A6-ff1ff195</text:a>
</text:p>
      <!--NEWS-->
      <text:h text:style-name="P10" text:outline-level="1">
<text:span text:style-name="T4">
英国警告不要“过于依赖”中国电动汽车电池技术 (Free Version)</text:span>
</text:h>
      <text:p text:style-name="P4">
Authors: ['彼得•坎贝尔']</text:p>
      <text:p text:style-name="P4">
Publisher: 英国《金融时报》</text:p>
      <text:p text:style-name="P4">
Time: 2023-06-20T03:29:24+00:00</text:p>
      <text:p text:style-name="P4">
Published Time: 2023-06-19T12:00:99+08:00</text:p>
      <text:p text:style-name="P4">
Modified Time: 2023-06-19T23:25:99+08:00</text:p>
      <text:p text:style-name="P4">
Description: 在印度塔塔汽车和中国远景科技即将就英国第二家大型电动汽车电池工厂达成协议之际，英国商务大臣表示英国必须避免“过于依赖”中国的电池技术。</text:p>
      <text:p text:style-name="P4">
Images: ["<text:a xlink:type="simple" xlink:href="https://thumbor.ftacademy.cn/unsafe/picture/5/000184915_piclink.jpeg" text:style-name="Internet_20_link" text:visited-style-name="Visited_20_Internet_20_Link">
000184915_pic...</text:a>
"]</text:p>
      <text:p text:style-name="P4">
Themes: ['电动汽车', '关注']</text:p>
      <text:p text:style-name="P4">
Keywords: ['电动汽车', '英国政治与政策', '制造业', '自然资源']</text:p>
      <text:p text:style-name="P4">
Type: Article</text:p>
      <!--METADATA-->
      <text:p text:style-name="P4">
<draw:frame draw:style-name="fr1" draw:name="Image113" text:anchor-type="as-char" svg:width="6.9236in" svg:height="4.617987in" draw:z-index="0">
<draw:image xlink:href="../Images/FT Chinese Free Version/2023-06-20T03-29-24-00-00/000184915_piclink.jpeg" xlink:type="simple" xlink:show="embed" xlink:actuate="onLoad" draw:mime-type="image/jpeg"/>
</draw:frame>
</text:p>
      <text:p text:style-name="P4">
英国商务大臣凯米•巴德诺赫(Kemi Badenoch)周一表示，英国必须避免“过于依赖”中国的电动汽车电池技术。</text:p>
      <text:p text:style-name="P4">
这一警告发出之际，英国政府正在参与敲定中国远景科技(Envision)与捷豹路虎(Jaguar Land Rover)所有者塔塔汽车(TataMotors)预期将达成的交易，该交易拟在萨默塞特郡建电动汽车电池工厂，这将是英国的仅仅第二座大规模电动汽车电池工厂。</text:p>
      <text:p text:style-name="P4">
Source: <text:a xlink:type="simple" xlink:href="http://www.ftchinese.com/story/001100020" text:style-name="Internet_20_link" text:visited-style-name="Visited_20_Internet_20_Link">
http://www.ftchinese.com/story/001100020</text:a>
</text:p>
      <!--NEWS-->
      <text:h text:style-name="P10" text:outline-level="1">
<text:span text:style-name="T4">
乌克兰战争：西方克制不是绥靖，而是理性避免战争失控 (Free Version)</text:span>
</text:h>
      <text:p text:style-name="P4">
Authors: ['为FT中文网撰稿']</text:p>
      <text:p text:style-name="P4">
Publisher: 英国《金融时报》</text:p>
      <text:p text:style-name="P4">
Time: 2023-06-20T04:02:27+00:00</text:p>
      <text:p text:style-name="P4">
Published Time: 2023-06-19T12:00:99+08:00</text:p>
      <text:p text:style-name="P4">
Modified Time: 2023-06-19T23:52:99+08:00</text:p>
      <text:p text:style-name="P4">
Description: 叶胜舟：乌克兰有权进攻俄本土，实质已经这么做了。美国和北约限制的是不得用它们提供的武器攻击俄本土，这不是绥靖，而是值得肯定的理性。</text:p>
      <text:p text:style-name="P4">
Images: ["<text:a xlink:type="simple" xlink:href="https://thumbor.ftacademy.cn/unsafe/picture/7/000184877_piclink.jpg" text:style-name="Internet_20_link" text:visited-style-name="Visited_20_Internet_20_Link">
000184877_pic...</text:a>
"]</text:p>
      <text:p text:style-name="P4">
Themes: ['乌克兰战争', '关注']</text:p>
      <text:p text:style-name="P4">
Keywords: ['乌克兰战争', '俄罗斯', '乌克兰', '北约', '国际关系']</text:p>
      <text:p text:style-name="P4">
Type: Article</text:p>
      <!--METADATA-->
      <text:p text:style-name="P4">
<draw:frame draw:style-name="fr1" draw:name="Image114" text:anchor-type="as-char" svg:width="6.9236in" svg:height="4.617987in" draw:z-index="0">
<draw:image xlink:href="../Images/FT Chinese Free Version/2023-06-20T04-02-27-00-00/000184877_piclink.jpg" xlink:type="simple" xlink:show="embed" xlink:actuate="onLoad" draw:mime-type="image/jpeg"/>
</draw:frame>
来自FT中文网的温馨提示：如您对更多FT中文网的内容感兴趣，请在苹果应用商店或谷歌应用市场搜索“FT中文网”，下载FT中文网的官方应用。</text:p>
      <text:p text:style-name="P4">
6月13日，中国政法大学教授杨军在新加坡《联合早报》发表《西方绥靖政策下的俄乌悲剧》文章（下称杨文），读后既有生灵涂炭悲愤的共鸣，亦有一些观点商榷。</text:p>
      <text:p text:style-name="P4">
<text:span text:style-name="T4">
西方愿意和能够制止俄罗斯吗？</text:span>
</text:p>
      <text:p text:style-name="P4">
杨文认为，21世纪发生俄乌战争，“西方一贯对俄奉行的愚蠢的绥靖政策负有不可推卸的责任，甚至在一定程度上还起到推波助澜的作用”；对普京第二次车臣战争、吞并克里米亚、入侵乌东地区都是绥靖，“成全普京一次次加大赌注，才有孤注一掷的特别军事行动”。</text:p>
      <text:p text:style-name="P4">
笔者认为，美国率领北约的确不是被动地绥靖，而是纵火式“推波助澜”，后者作用大于前者。俄乌战争爆发前，作为冷战结束后的唯一超级大国，美国主动采取战略攻势，北约持续东扩，咄咄逼人，在俄家门口驻军和部署进攻性武器，持续压缩俄战略空间。</text:p>
      <text:p text:style-name="P4">
1990年，美国国务卿贝克向苏联总统戈尔巴乔夫承诺，“如果北约可以在德国保持驻军，那么北约将不会向东扩张，哪怕一英寸。”事实是北约此后五轮东扩，俄罗斯据此判断多次被欺骗，也多次警告，提议进行谈判，最近一次是2021年12月17日公布《俄美安全保障条约草案》，均被冷落和拒绝。普京2021年6月接受美国NBC采访、12月23日举行年度新闻记者会，两次愤怒地抨击“北约东扩了五次”，“厚颜无耻地欺骗了我们”。</text:p>
      <text:p text:style-name="P4">
俄罗斯对独联体国家保持着特殊的利益，也保持着特殊的影响力，这符合地缘政治和历史惯性。如果外界冒进渗透，难免与俄发生冲突。2023年6月13日，普京重申，开展特别军事行动是“对越过俄罗斯划定的红线（指北约持续东扩）的反应”，指责北约“2014年发动这场战争，我们正在努力终止它”。</text:p>
      <text:p text:style-name="P4">
“2014年”显然是指2014年2月基辅暴动骚乱愈演愈烈，2月22日乌克兰最高拉达弹劾并罢免亲俄的亚努克维奇总统。俄视之为美在乌策划反俄“颜色革命”，作为报复，3月21日吞并克里米亚。</text:p>
      <text:p text:style-name="P4">
俄乌战争爆发后，美国迅速带领西方盟国严厉制裁俄罗斯，持续援助乌克兰。如果以为美国和北约的目的只是捍卫民主自由普世价值，或者为乌克兰伸张正义，那就有些天真了，其实都是政治精英们勾心斗角、合纵连横，为本国利益谋取最大化，区别在于策略是否高明、能否实现、如何实现。</text:p>
      <text:p text:style-name="P4">
杨文乐观认为，“如果当初欧美政客们表现得再坚毅果敢一些，再勇者无惧一些，再实施一些有效的遏制战略，俄乌之战大概率是不会发生的。”</text:p>
      <text:p text:style-name="P4">
依笔者之见，美国遏俄战略还不有效吗？已经把北极熊逼到墙角，退无可退，恼羞成怒了。按照俄罗斯的逻辑和辩解，北约不东扩，就不会吞并克里米亚、特别军事行动。欧美若抗俄更坚毅果敢，战争就不会发生吗？不妨分析一下战争的责任和渊源。</text:p>
      <text:p text:style-name="P4">
俄乌战争爆发有复杂的历史经纬和持续的现实责任，也是欧洲安全体系大崩溃的标志。如果区分责任，俄、美、乌大致四三三比例，这也是客观分析的三个维度。美国的战争责任前文已述。</text:p>
      <text:p text:style-name="P4">
普京当然是首要的战争责任人。国家实力与个人野心不匹配，严重误判局势，陷自己和人民于深渊，加速俄罗斯衰落为二流国家。美国的确事先掌握俄军调兵、作战等机密情报，表明对俄军政高层和前线部队自上而下的渗透有多么深入、成功，而且必定经营多年。开战前，中央情报局（CIA）局长奉拜登命秘密访俄，拿出证据最后一次警告，此时俄已铁了心动武，且对战况盲目乐观，所以拒绝。</text:p>
      <text:p text:style-name="P4">
普京开战的意图未必如杨文分析，“全面而一次性地彻底将乌克兰重新并入俄联邦”。而是推翻泽连斯基政权，扶持一个傀儡的亲俄政权，手法和2014年吞并克里米亚、2022年吞并乌四州一样，在俄军枪口炮口下组织所谓的“全民公投”，然后建立俄白乌“斯拉夫国家邦联”。如此他虽然不能恢复苏联辽阔的版图，至少成为统一斯拉夫民族的“盖世英雄”。</text:p>
      <text:p text:style-name="P4">
这个“盖世英雄”想法有合情一面，最不合理的是手段，不能用战争。哪怕要渗透、收买，可以徐图之，吃相太难看、消化不良，甚至食物中毒。国与国之间有分歧矛盾很正常，但不应通过侵略战争解决问题，这明显违背《联合国宪章》，又未能顺利地实现速战速决。如今骑虎难下，落日余晖，如何收场已不能自主。</text:p>
      <text:p text:style-name="P4">
本世纪以来，引起全球公愤的政权有三个：一是阿富汗塔利班，悍然炸毁世界文化遗产巴米扬大佛，如今又违背自己重掌权力时的承诺，再次禁止女性受教育和工作；二是朝鲜金正恩，悍然进行第六次核试验，多个国家与其断交或驱逐大使；三是俄罗斯普京，悍然入侵乌克兰，联合国大会多次表决结果明证了公道在人心。</text:p>
      <text:p text:style-name="P4">
还有一个战争责任人是泽连斯基。他接替被罢免的亲俄总统，当然亲美。亲美没啥大不了，问题是“一边倒”亲美，不顾俄罗斯一再警告，甚至将加入北约和欧盟入宪，公然与俄对抗，而且冲在前线，做炮灰就成了早晚的事，可惜祖国成为陪葬。可以说这是一国内政，但碰到俄罗斯这样的蛮横恶邻，又是斯拉夫兄弟，情何以堪？</text:p>
      <text:p text:style-name="P4">
一国元首的首要责任，不是图己之快、大展鸿图，而是保护本国人民生存和尊严。泽连斯基战时的优异表现，不能掩盖战前的平庸误国。有两个成功的先例就明显更高明。</text:p>
      <text:p text:style-name="P4">
其一是芬兰。1940年3月苏芬战争惨败后，芬兰做“小媳妇”80多年，屈服于苏俄淫威之下，直到把握俄罗斯入侵乌克兰后无暇分心的百年契机，迅速摆脱中立，果断申请并成功加入北约；其二是新加坡。小国中的楷模，多次公开声称在中美之间“不选边”，也敢向中美多次讲真话，中美还都买账，视为诤友，马来西亚也不敢吞并它。</text:p>
      <text:p text:style-name="P4">
<text:span text:style-name="T4">
西方克制不是绥靖而是理性避免战争失控</text:span>
</text:p>
      <text:p text:style-name="P4">
杨文批评美国绥靖，“撤出在乌克兰的美国军事顾问和观察员，进一步纵容普京有恃无恐，悍然发动全面战争”。</text:p>
      <text:p text:style-name="P4">
依笔者之见，美国很早、反复表态美军不参战，哪里是绥靖，反而是为普京深挖坑、诱其跳，变相鼓励发动战争。俄乌战争爆发后的事态证明，美国是最大受益者，北约和欧盟空前团结，巩固美国盟主地位，欧洲与俄罗斯能源脱钩、与美国深度捆绑，美国从战争中受益。</text:p>
      <text:p text:style-name="P4">
杨文引用美国霍普金斯大学战略研究学者科恩观点，质疑乌克兰为何无权向俄本土反击。</text:p>
      <text:p text:style-name="P4">
依笔者之见，乌克兰当然有权进攻俄罗斯本土，实质已经这么做了，无人机袭击莫斯科、袭击俄罗斯边境定居点、袭击克里米亚大桥（俄视克里米亚为领土）等。美国和北约限制的是不得用它们提供的武器攻击俄本土。</text:p>
      <text:p text:style-name="P4">
这不是绥靖，并非如杨文所称“结果无一不是陷入更大规模、更惨无人道的战争火海和泥潭之中”，而是值得肯定的理性，避免了战争急剧升级甚至失控。6月12日，法国总统马克龙透露西方军援的底线，“永远不要攻击俄罗斯（本土），避免任何形式的冲突升级。”</text:p>
      <text:p text:style-name="P4">
美国和北约克制，不提供远程导弹；提供了“海马斯”火箭炮，但不提供射程最远的火箭弹；开战一年后乌军不胜，升级提供战机、坦克等重武器，但不提供最先进型号。在此情况下俄罗斯也有相应的克制。</text:p>
      <text:p text:style-name="P4">
如果真的杀红眼，乌军用西方援助导弹袭击莫斯科、圣彼得堡，造成重大人员伤亡，存在拖北约下场与俄罗斯直接冲突的高风险。普京一定严厉报复，最先受罪的还是乌克兰人民，全世界谴责，又能拿普京怎么办？双方都有无辜平民的鲜血，五十步笑一百步吗？</text:p>
      <text:p text:style-name="P4">
普京发动战争已经不幸，如果美俄发生战争更是大不幸。俄军不敌当然不会等死，不得不在乌克兰动用战术核武器，导致美军不得不动用战术核武器进行报复，这对乌克兰甚至欧洲、全球都可能是浩劫。</text:p>
      <text:p text:style-name="P4">
正因为俄军有庞大核武库，所以笔者多次说虽然战略完败，但可以战术不败。美国、北约没有任何意愿和勇气下场，或允许用其武器攻击俄本土，所以普京有恃无恐发动战争。战争拖得越久，俄军胜算越高，美国受益越多，乌、俄、欧亏损越苦。</text:p>
      <text:p text:style-name="P4">
杨文批评，西方援乌的武器设备是在“反复纠结、拖延和搪塞之后”，点名德国最初只援乌几百个钢盔，最近才交付“豹2”坦克，足足等了一年多。</text:p>
      <text:p text:style-name="P4">
西方尤其美国的军援力道已经很大，只是还满足不了泽连斯基的胃口，以至于拜登与泽连斯基会谈时，提醒他要“感恩”。6月13日，美国国务院宣布第40次对乌军援计划，提供价值3.25亿美元的武器装备，累计已提供400多亿美元军援。6月12日，美国继英国之后放风，可能将向乌克兰提供国际法禁用、可穿透坦克正面装甲的贫铀弹。普京6月13日回应，俄罗斯也有贫铀弹，“我们也将保留使用相同弹药的权利。”</text:p>
      <text:p text:style-name="P4">
至于西方开战时援乌武器缓慢，不是绥靖，而是功利。当时不仅西方，几乎全球都普遍认为，一周之内，俄罗斯大军就会攻克基辅，那还援乌干什么？作为战利品捐献给俄军吗？由于俄军虚弱轻敌，乌军顽强撑过第一周，才换来自己的生机。</text:p>
      <text:p text:style-name="P4">
其实乌军第一周的胜利，离不开美军情报支援和战术指挥。例如，俄军直升机群突降基辅郊区机场，试图建立前哨基地，战术与1968年入侵捷克斯洛伐克首都布拉格、1979年入侵阿富汗首都喀布尔一样。俄军遭到早有准备的乌军伏击，大部被歼，残兵仓皇撤退。否则站稳脚跟，后面已待命的大批军用机群和士兵蜂涌而至，基辅就守不住了，泽连斯基只能在靠近波兰边境的利沃夫建立流亡政府，俄罗斯就可以按原剧本成立傀儡政权。</text:p>
      <text:p text:style-name="P4">
至于德国谨慎军援，也有其国情苦衷和历史纠结。德国发动了第二次世界大战，给本国和世界带来沉重的灾难，法西斯和战争罪行在二战后受到严厉清算，国内也有严格的立法。这导致德国民意和政府对军事化心有余悸，自己过不了心理坎，也怕欧洲其他国家误解。</text:p>
      <text:p text:style-name="P4">
如果不是俄乌战争爆发，德国怎么可能180度大转弯，重新走上扩军之路？朔尔茨怎么可能迅速下决心，设立1000亿欧元特别国防基金，承诺将国防开支提高到北约标配的GDP占比2%？德国一直逼美国先宣布援乌不实用的“M1艾布拉姆斯”坦克，随后再宣布援乌实用的“豹式”坦克，避免俄罗斯报复德国，如有报复也与美国共摊，这才是成熟高明的政治。</text:p>
      <text:p text:style-name="P4">
<text:span text:style-name="T5">
（注：作者为独立评论人，微信公号：SSWYSP。本文仅代表作者个人观点。责编邮箱bo.liu@ftchinese.com）</text:span>
</text:p>
      <text:p text:style-name="P4">
Source: <text:a xlink:type="simple" xlink:href="http://www.ftchinese.com/story/001100021" text:style-name="Internet_20_link" text:visited-style-name="Visited_20_Internet_20_Link">
http://www.ftchinese.com/story/001100021</text:a>
</text:p>
      <!--NEWS-->
      <text:h text:style-name="P10" text:outline-level="1">
<text:span text:style-name="T4">
越战“吹哨人”为何披露1958年台海危机机密文件</text:span>
</text:h>
      <text:p text:style-name="P4">
Creator: CHARLIE SAVAGE</text:p>
      <text:p text:style-name="P4">
Publisher: https://www.facebook.com/nytimeschinese</text:p>
      <text:p text:style-name="P4">
Published Time: 2023-06-20T04:07:30+08:00</text:p>
      <text:p text:style-name="P4">
Description: 埃尔斯伯格曾揭露美国关于越战的谎言。随着台湾问题升级，他披露1958年美国曾考虑对中国大陆使用核武器以保护台湾，希望借此引起对《反间谍法》以及台海危机的讨论。 Donal F. Holway/The New York Times 丹尼尔·埃尔斯伯格和他的妻子帕特丽夏。1971年，他披露五角大楼文件的行为及其后果在历史上留下了印记，定义了他的人生。</text:p>
      <text:p text:style-name="P4">
Images: ["<text:a xlink:type="simple" xlink:href="https://static01.nyt.com/images/2023/06/18/multimedia/18dc-ellsberg1-czkm/18dc-ellsberg1-czkm-master1050.jpg" text:style-name="Internet_20_link" text:visited-style-name="Visited_20_Internet_20_Link">
18dc-ellsberg...</text:a>
"]</text:p>
      <text:p text:style-name="P4">
Category: 美国</text:p>
      <text:p text:style-name="P4">
Type: Article</text:p>
      <!--METADATA-->
      <text:p text:style-name="P4">
<draw:frame draw:style-name="fr1" draw:name="Image115" text:anchor-type="as-char" svg:width="6.9236in" svg:height="4.622327in" draw:z-index="0">
<draw:image xlink:href="../Images/cnnytimes/2023-06-20T04-07-30-08-00/18dc-ellsberg1-czkm-master1050.jpg" xlink:type="simple" xlink:show="embed" xlink:actuate="onLoad" draw:mime-type="image/jpeg"/>
</draw:frame>
</text:p>
      <text:p text:style-name="P4">
经历了幻灭的军事分析师丹尼尔·埃尔斯伯格因在1971年泄露所谓的“五角大楼文件”而闻名，在漫长而精彩的人生的最后几年里，他曾希望自己被起诉。他希望我能帮他实现这个目标。</text:p>
      <text:p text:style-name="P4">
他期待的指控是根据《反间谍法》被控不当处理国家安全机密，他的计划是给我另一份他在几十年前拿走的机密文件，他一直在未经授权的情况下保管着这份文件。他希望藉此给最高法院一个机会，明确将该法适用于那些向记者泄露政府机密的人是违宪的。如今，前总统特朗普面临31项指控，正是违反了这部《反间谍法》，尽管案情截然不同。</text:p>
      <text:p text:style-name="P4">
埃尔斯伯格在1971年披露了五角大楼文件——一份关于越南战争的机密研究报告，显示了一代军事和政治领导人如何对公众撒谎——他的行为及其后果在历史上留下了印记，成为定义他的一生的事件。</text:p>
      <text:p text:style-name="P4">
但在 <text:a xlink:type="simple" xlink:href="https://www.nytimes.com/2023/06/16/us/daniel-ellsberg-dead.html" text:style-name="Internet_20_link" text:visited-style-name="Visited_20_Internet_20_Link">
 一些 </text:a>
 <text:a xlink:type="simple" xlink:href="https://www.washingtonpost.com/obituaries/2023/06/16/daniel-ellsberg-pentagon-papers-dead/" text:style-name="Internet_20_link" text:visited-style-name="Visited_20_Internet_20_Link">
讣告 </text:a>
 中，也可以隐约看见2021年的一个插曲，当时他给了我一份绝密文件，内容是美国军方领导人在1958年推动对中国率先实施核打击，罔顾苏联会替其盟友进行对等报复的风险，以及数百万人的死亡。</text:p>
      <text:p text:style-name="P4">
广告</text:p>
      <text:p text:style-name="P4">
在审视他对后世的影响时，同样值得注意的是，他还希望通过揭密让人们开始关注《反间谍法》的问题。</text:p>
      <text:p text:style-name="P4">
“如果被起诉，我会重申我的信念，也就是我正在做的事情——就像我过去所做的那样——不是犯罪，”他告诉我，他还说，利用该法案“将出于公共利益的机密披露定为犯罪”应该被视为违宪。</text:p>
      <text:p text:style-name="P4">
政府有多种手段来阻止和惩罚未经授权向记者和公众披露信息的行为，而且在美国历史的大部分时间里，政府从未试图将泄密者送进监狱。《反间谍法》早在“一战”就已成文，但直到20世纪下半叶，政府才开始试图用它来起诉泄密者而不是间谍——起初收效甚微。</text:p>
      <text:p text:style-name="P4">
1957年，军方在军事法庭上对一名陆军上校提出了《反间谍法》指控，罪名是向记者提供有关一项有争议的导弹计划的信息，但检察官撤销了指控。1971年，司法部在针对埃尔斯伯格和曾帮助过他的同事安东尼·罗素的案件中首次成功发起此类起诉。但该案被法官驳回，理由是政府行为不当和非法收集证据。</text:p>
      <text:p text:style-name="P4">
十年后，里根政府的司法部再次尝试，以《反间谍法》起诉一名国防分析师，此人向《简氏防务周刊》(Jane’s DefenceWeekly)提供了一家苏联造船厂的机密卫星照片。他被判有罪。但是，只有一个人因为几十年来经常发生的这种行为而被送进监狱，这太奇怪、也不公平了，因此比尔·克林顿总统在2001年赦免了他。</text:p>
      <text:p text:style-name="P4">
然而，司法部从乔治·W·布什总统执政中期开始时不时使用《反间谍法》追究泄密者，这一做法在两党总统任内持续了下去。该法为被告设置了严厉的惩罚——每项罪名10年监禁——并且禁止被告通过辩称他们的披露是为了公共利益而建议陪审团宣告无罪。大多数被告接受认罪协议是为了避免被判长期徒刑的风险，从而排除了就这种情况下使用该法律是否合宪提出上诉的机会。</text:p>
      <text:p text:style-name="P4">
广告</text:p>
      <text:p text:style-name="P4">
2014年，埃尔斯伯格和我讨论过政府在日益增加对该法的使用  ，当时 <text:a xlink:type="simple" xlink:href="https://www.nytimes.com/2014/01/15/us/politics/snowden-to-join-board-of-press-freedom-foundation.html" text:style-name="Internet_20_link" text:visited-style-name="Visited_20_Internet_20_Link">
 我写了一篇文章</text:a>
 ，提到泄露监控活动机密的美国国家安全局前承包商雇员爱德华·斯诺登如何加入了埃尔斯伯格参与创立的一个非营利性新闻自由组织的董事会。（埃尔斯伯格曾公开表示，斯诺登和他志趣相投，后者为了逃避《反间谍法》指控一直流亡在俄罗斯。）</text:p>
      <text:p text:style-name="P4">
“问题是——我想说，几乎没有人意识到这是一个问题——将《反间谍法》适用于那些向美国公众提供信息的人，而不是像间谍一样秘密地向外国势力提供信息的人，这是否符合宪法，”他告诉我。“现在很少有人提出这个问题。当我揭露五角大楼文件时，我并没有想到这一点——我认为我违反了该法的明文规定，有人这么提醒过我。我确实是违反了。”</text:p>
      <text:p text:style-name="P4">
</text:p>
      <text:p text:style-name="P4">
埃尔斯伯格在谈到《反间谍法》时说，“它显然过于宽泛，并不仅仅适用于像我这样有安全权限的人。”  Leon Neal/Agence France-Presse— Getty Images</text:p>
      <text:p text:style-name="P4">
在随后的几年里， <text:a xlink:type="simple" xlink:href="https://www.nytimes.com/2018/10/18/us/politics/terry-albury-fbi-sentencing.html" text:style-name="Internet_20_link" text:visited-style-name="Visited_20_Internet_20_Link">
 更多 </text:a>
 <text:a xlink:type="simple" xlink:href="https://www.nytimes.com/2021/07/27/us/politics/daniel-hale-leak-sentence.html" text:style-name="Internet_20_link" text:visited-style-name="Visited_20_Internet_20_Link">
 记者</text:a>
 的 <text:a xlink:type="simple" xlink:href="https://www.nytimes.com/2018/08/23/us/reality-winner-nsa-sentence.html" text:style-name="Internet_20_link" text:visited-style-name="Visited_20_Internet_20_Link">
 线人 </text:a>
 面临《反间谍法》指控。2019年，特朗普政府领导下的司法部  又跨过了一条界限  ， <text:a xlink:type="simple" xlink:href="https://www.nytimes.com/2019/05/23/us/politics/assange-indictment.html" text:style-name="Internet_20_link" text:visited-style-name="Visited_20_Internet_20_Link">
以《反间谍法》起诉维基解密创始人朱利安·阿桑奇</text:a>
——不是因为泄密，而是因为征集和发布泄密信息。拜登政府的司法部保留了这些前所未有的指控；阿桑奇通过在英国争取不被引渡来拖延审判，  但上诉屡屡失败。</text:p>
      <text:p text:style-name="P4">
正是在这样的背景下，2021年春天一个阳光明媚的周六下午，埃尔斯伯格给我打了电话。当时，我正在看一场少年棒球联盟的比赛。我离开低矮的露天看台和草坪椅，避开其他家长的耳目。</text:p>
      <text:p text:style-name="P4">
埃尔斯伯格说，几十年前，他手上还有另一份基于政府内部记录的机密研究报告，但在五角大楼文件泄露时，他没有把这份报告交给记者，因为它涉及的是另一个不同的话题：1958年，中共军队炮击台湾控制的岛屿，引发了一场危机。报告表明，世界距离核战争的距离比公众被允许知道的要近。</text:p>
      <text:p text:style-name="P4">
我有兴趣写一写这件事吗？我有。</text:p>
      <text:p text:style-name="P4">
广告</text:p>
      <text:p text:style-name="P4">
在接下来的几个星期里，我仔细阅读了有关台湾的研究报告，并就1958年那场危机的历史咨询了专家。在我写 <text:a xlink:type="simple" xlink:href="https://www.nytimes.com/2021/05/22/us/politics/nuclear-war-risk-1958-us-china.html" text:style-name="Internet_20_link" text:visited-style-name="Visited_20_Internet_20_Link">
 文章</text:a>
 的时候，埃尔斯伯格和我多次交谈。他更喜欢在他加州那间堆满书籍的家庭办公室里通过视频通话。在一次冗长的通话中，他的妻子帕特里夏也加入了我们。</text:p>
      <text:p text:style-name="P4">
他说，他的部分动机是台湾问题 <text:a xlink:type="simple" xlink:href="https://www.economist.com/weeklyedition/2021-05-01" text:style-name="Internet_20_link" text:visited-style-name="Visited_20_Internet_20_Link">
 再度 </text:a>
 <text:a xlink:type="simple" xlink:href="https://www.nytimes.com/2021/04/27/opinion/china-us-2034.html" text:style-name="Internet_20_link" text:visited-style-name="Visited_20_Internet_20_Link">
 紧张</text:a>
 。他表示，五角大楼的战争规划者很可能再次制定应急计划，如果中国要攻击台湾，而常规武器似乎不足以击退中国，就会使用核武器。他认为，任何这种可怕举措的可能性都值得进行公开讨论。</text:p>
      <text:p text:style-name="P4">
但他说，另一个原因是，他公开承认在未经授权的情况下保留和传播了机密文件，他希望根据《反间谍法》受到指控。他想成为一个测试案例，把司法部利用这部法律来惩罚泄密行为是否符合宪法这个问题提交到最高法院。</text:p>
      <text:p text:style-name="P4">
他指出，禁止未经授权保留国家安全机密的条款写得太过宽泛，以至于从表面上看，它也可以被用来起诉一篇涉密的报纸文章的记者、出版人，甚至是那些将文章告知配偶或保留剪报而未向当局报告的读者。他提到这部法律的逐渐扩大对公众在民主国家获得信息产生的寒蝉效应，并对拜登政府没有撤销对阿桑奇的《反间谍法》指控表示失望。</text:p>
      <text:p text:style-name="P4">
“它显然过于宽泛，并不仅仅适用于像我这样有安全权限的人。阿桑奇现在感受到了这种压力，”他还说，“50年来，我一直对记者们说，‘这东西是上了膛的武器，正在瞄准你们。’”</text:p>
      <text:p text:style-name="P4">
简而言之，90岁高龄的他愿意冒他42岁时已被免除的牢狱之灾的风险。不过，尽管司法部在使用《反间谍法》方面变得咄咄逼人，但它显然不想参与埃尔斯伯格的计划。文章发表了，引起了一些关注，但令他失望的是，没有人对他提出指控。</text:p>
      <text:p text:style-name="P4">
广告</text:p>
      <text:p text:style-name="P4">
“我很期待在法庭上辩论，”今年3月，在宣布自己被诊断患有胰腺癌后，他对一位 <text:a xlink:type="simple" xlink:href="https://shadowproof.com/2023/03/08/conversation-ellsberg-assange-guilty-of-journalism-book-launch/" text:style-name="Internet_20_link" text:visited-style-name="Visited_20_Internet_20_Link">
 采访者</text:a>
 说。“那时候我还不知道我的生命会比我预期的要短。”</text:p>
      <text:p text:style-name="P4">
Source: <text:a xlink:type="simple" xlink:href="https://cn.nytimes.com/usa/20230620/daniel-ellsberg-espionage-act-pentagon-papers/" text:style-name="Internet_20_link" text:visited-style-name="Visited_20_Internet_20_Link">
https://cn.nytimes.com/usa/20230620/daniel-ellsberg-espionage-act-pentagon-papers/</text:a>
</text:p>
      <!--NEWS-->
      <text:h text:style-name="P10" text:outline-level="1">
<text:span text:style-name="T4">
湖南一女子派出所内猝死 家属哭诉指刑讯逼供</text:span>
</text:h>
      <text:p text:style-name="P4">
Author: None</text:p>
      <text:p text:style-name="P4">
Publisher: Radio Free Asia (Organization)</text:p>
      <text:p text:style-name="P4">
Published Time: 2023-06-20T04:11:00-04:00</text:p>
      <text:p text:style-name="P4">
Modified Time: 2023-06-20T11:35:36-04:00</text:p>
      <text:p text:style-name="P4">
Description: None</text:p>
      <text:p text:style-name="P4">
Videos: []</text:p>
      <text:p text:style-name="P4">
Audios: ["<text:a xlink:type="simple" xlink:href="https://www.rfa.org/mandarin/yataibaodao/renquanfazhi/gt2-062020230411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5.524774in" draw:z-index="0">
<draw:image xlink:href="../Images/rfamandarin/2023-06-20T04-11-00-04-00/000000.png" xlink:type="simple" xlink:show="embed" xlink:actuate="onLoad" draw:mime-type="image/png"/>
</draw:frame>
 死者家属披麻戴孝抗议警察涉刑讯逼供致受害人死亡网络截图  <text:a xlink:type="simple" xlink:href="https://www.rfa.org/mandarin/yataibaodao/renquanfazhi/gt2-06202023041103.html/@@stream" text:style-name="Internet_20_link" text:visited-style-name="Visited_20_Internet_20_Link">
Audio-1-Link：https://www.rfa.org/mandarin/yataibaodao/renquanfazhi/gt2-06202023041103.html/@@stream</text:a>
</text:p>
      <text:p text:style-name="P4">
湖南省慈利县一女子本周一发视频求助说，她母亲主动到派出所接受询问后，竟然死在派出所内，而且身上有伤痕。但派出所却说没有当时的录音录像，她怀疑母亲遭刑讯逼供。此事一度登上微博热搜。本周二，慈利县政法委成立联合调查组，对该案展开调查。</text:p>
      <text:p text:style-name="P4">
<text:a xlink:type="simple" xlink:href="https://www.rfa.org/mandarin/yataibaodao/renquanfazhi/gt1-06052023033913.html" text:style-name="Internet_20_link" text:visited-style-name="Visited_20_Internet_20_Link">
 <text:span text:style-name="T4">
武汉小学生被老师撞死 其母疑遭网暴和维稳选择轻生</text:span>
 </text:a>
  * <text:span text:style-name="T4">
<text:a xlink:type="simple" xlink:href="https://www.rfa.org/mandarin/zhuanlan/jieduxinjiang/xinjiang-06162023092951.html" text:style-name="Internet_20_link" text:visited-style-name="Visited_20_Internet_20_Link">
 维吾尔制帽匠夫妇狱中身亡 </text:a>
 </text:span>
</text:p>
      <text:p text:style-name="P4">
发表视频公开求助的邓姓女子说，她的母亲一周前到派出所接受询问，数个小时后，接到警察打来的电话，赶到医院见到了母亲带伤痕的尸体。她眼含着泪说：“我想借助网友的力量控诉湖南省慈利县公安机关对我妈妈赵永香刑讯逼供，不幸的事情发生在2023年6月14日上午十点左右的时候，我妈妈主动到公安机关接受询问，可是到下午四点钟，一个民警给我打电话，让我赶到慈利县中医医院，当我赶到医院见我妈妈的时候，我发现妈妈身上有多处的伤痕，已经失去了生命的体征......”</text:p>
      <text:p text:style-name="P4">
视频中，这名女子头戴白绫举着一张遗照，她对母亲的死因感到可疑，她恳求网民为其主持公道，伸张正义：“慈利县公安机关说没有同步的录音录像，没有执法记录仪的影像资料。慈利公安机关办案严重违规，刑讯逼供，一条鲜活的生命就这样不明不白的死在派出所。”</text:p>
      <text:p text:style-name="P4">
死者女儿称，母亲嘴角有血迹，派出所说"没有录像"。（网络截图／古亭提供）  <text:a xlink:type="simple" xlink:href="https://www.rfa.org/mandarin/yataibaodao/renquanfazhi/gt2-06202023041103.html/m0620-gt2p2.jpg" text:style-name="Internet_20_link" text:visited-style-name="Visited_20_Internet_20_Link">
</text:a>
</text:p>
      <text:p text:style-name="P4">
<text:span text:style-name="T4">
联合调查组：心率失常导致心源性猝死</text:span>
</text:p>
      <text:p text:style-name="P4">
本周二，微信公号“平安慈利”发出“情况通报”称，6月14日，犯罪嫌疑人赵某香（女，56岁，慈利县人）因涉嫌容留、介绍卖淫犯罪，主动到慈利县公安局观音桥派出所投案。赵某香在等候讯问期间上厕所途中突然倒地，民警随即联系医院抢救，经医院抢救无效死亡。医院诊断为恶性心率失常导致心源性猝死。</text:p>
      <text:p text:style-name="P4">
慈利县联合调查组通报称，第一时间由县委政法委、县纪委监委、县人民检察院组成联合调查组，依纪依法展开调查。若调查发现相关人员存在违纪违法行为，将依纪依法严肃处理。</text:p>
      <text:p text:style-name="P4">
此事一度登上微博热搜榜，有网民留言，派出所里面的监控是24小时无死角，除非把人带到没监控地方审讯，“请公布完整执法经过监控视频”，还有网民问，监控探头又坏了吧？</text:p>
      <text:p text:style-name="P4">
维权律师包龙军周二接受本台采访时说，从法律角度而言，当事人进入派出所一刻起，警察与嫌疑人的所有对话均要有视频记录：“要保障她各方面的安全，这方面都要按法律规定记录在案，如询问人是谁，有无保障她的休息、必要的饮食。第二，就要确定她的死因，必须经县以上公安机关负责人批准，必须取得家属同意，家属有权利参与检验过程。”</text:p>
      <text:p text:style-name="P4">
邓姓女子发视频哭诉母亲在派出所内离奇死亡。当局成立联合调查组调查。（网络截图／古亭提供）  <text:a xlink:type="simple" xlink:href="https://www.rfa.org/mandarin/yataibaodao/renquanfazhi/gt2-06202023041103.html/m0620-gt2p3.jpg" text:style-name="Internet_20_link" text:visited-style-name="Visited_20_Internet_20_Link">
</text:a>
</text:p>
      <text:p text:style-name="P4">
<text:span text:style-name="T4">
民间声音：警权过大 执法犯法</text:span>
</text:p>
      <text:p text:style-name="P4">
湖南张家界前中学教师田女士对本台说，在不讲法制的中国社会，派出所公安的执法权常被无限放大，想抓谁就抓谁。如能打通和公安的关系，再大的事也是“小事”：“你上梁不正下梁歪，越到基层越像土匪。我知道现在警察都不能单独的询问嫌疑人，至少要两个人，可相互证明。用常识看，警察执法有问题。”</text:p>
      <text:p text:style-name="P4">
虽然上述案件正在进行调查，但已经有网民推测官方可能做出的结论，包括肇事的是协警、临时工，或者说是被“尿憋死的，伤痕是之前就有”，网民“长安墨家”留言写道，在派出所，正常问询有监控，但这个事好像有三小时没监控。目前，中国众多媒体正在关注此事的调查进展。</text:p>
      <text:p text:style-name="P4">
记者：古亭 责编：许书婷、陈美华、嘉远 网编：洪伟</text:p>
      <text:p text:style-name="P4">
Source: <text:a xlink:type="simple" xlink:href="https://www.rfa.org/mandarin/yataibaodao/renquanfazhi/gt2-06202023041103.html" text:style-name="Internet_20_link" text:visited-style-name="Visited_20_Internet_20_Link">
https://www.rfa.org/mandarin/yataibaodao/renquanfazhi/gt2-06202023041103.html</text:a>
</text:p>
      <!--NEWS-->
      <text:h text:style-name="P10" text:outline-level="1">
<text:span text:style-name="T4">
Lex专栏：阿斯利康分拆中国业务是隔离风险的必要举措 (Free Version)</text:span>
</text:h>
      <text:p text:style-name="P4">
Authors: ['Lex专栏']</text:p>
      <text:p text:style-name="P4">
Publisher: 英国《金融时报》</text:p>
      <text:p text:style-name="P4">
Time: 2023-06-20T04:13:56+00:00</text:p>
      <text:p text:style-name="P4">
Published Time: 2023-06-19T12:00:99+08:00</text:p>
      <text:p text:style-name="P4">
Modified Time: 2023-06-20T00:00:99+08:00</text:p>
      <text:p text:style-name="P4">
Description: 阿斯利康的举措突显出一个正在壮大的趋势，即企业正努力使自己与围绕中国的地缘政治风险绝缘。</text:p>
      <text:p text:style-name="P4">
Images: ["<text:a xlink:type="simple" xlink:href="https://thumbor.ftacademy.cn/unsafe/picture/9/000184919_piclink.jpg" text:style-name="Internet_20_link" text:visited-style-name="Visited_20_Internet_20_Link">
000184919_pic...</text:a>
"]</text:p>
      <text:p text:style-name="P4">
Themes: ['阿斯利康', '关注']</text:p>
      <text:p text:style-name="P4">
Keywords: ['阿斯利康', '制药', '地缘政治', '跨国公司', '脱钩']</text:p>
      <text:p text:style-name="P4">
Type: Article</text:p>
      <!--METADATA-->
      <text:p text:style-name="P4">
<draw:frame draw:style-name="fr1" draw:name="Image122" text:anchor-type="as-char" svg:width="6.9236in" svg:height="3.894525in" draw:z-index="0">
<draw:image xlink:href="../Images/FT Chinese Free Version/2023-06-20T04-13-56-00-00/000184919_piclink.jpg" xlink:type="simple" xlink:show="embed" xlink:actuate="onLoad" draw:mime-type="image/jpeg"/>
</draw:frame>
</text:p>
      <text:p text:style-name="P4">
中国体操运动员的高超技巧举世闻名。如今轮到那些依赖中国市场的企业必须展现出精湛平衡技能了。</text:p>
      <text:p text:style-name="P4">
随着美中关系日益紧张，阿斯利康可能表演一个转体(twist)动作：分拆中国业务。英国《金融时报》周一报道，这家伦敦上市的制药企业可能选择将中国业务单独在香港或内地上市。这突显出一个正在壮大的趋势：企业使自己与该地区的地缘政治风险绝缘。</text:p>
      <text:p text:style-name="P4">
Source: <text:a xlink:type="simple" xlink:href="http://www.ftchinese.com/story/001100022" text:style-name="Internet_20_link" text:visited-style-name="Visited_20_Internet_20_Link">
http://www.ftchinese.com/story/001100022</text:a>
</text:p>
      <!--NEWS-->
      <text:h text:style-name="P10" text:outline-level="1">
<text:span text:style-name="T4">
全球通胀顽疾为何如此难治？ (Free Version)</text:span>
</text:h>
      <text:p text:style-name="P4">
Author: Tom Fairless / Paul Hannon</text:p>
      <text:p text:style-name="P4">
Publisher: 华尔街日报中文网</text:p>
      <text:p text:style-name="P4">
Published Time: 2023-06-20T04:25:00.000Z</text:p>
      <text:p text:style-name="P4">
Modified Time: 2023-06-20T04:25:00.000Z</text:p>
      <text:p text:style-name="P4">
Created Time: 2023-06-20T03:08:00.000Z</text:p>
      <text:p text:style-name="P4">
Description: 央行对抗高通胀的战争已经持续了大约一年，但胜利的号角仍未吹响。</text:p>
      <text:p text:style-name="P4">
Images: []</text:p>
      <text:p text:style-name="P4">
Categories: ['经济']</text:p>
      <text:p text:style-name="P4">
Keywords: SYND,LINK:EN|WP-WSJ-0000991197</text:p>
      <text:p text:style-name="P4">
Type: Article</text:p>
      <!--METADATA-->
      <text:p text:style-name="P4">
全球主要央行去年低估了通胀形势，现在正努力避免重蹈覆辙。</text:p>
      <text:p text:style-name="P4">
Source: <text:a xlink:type="simple" xlink:href="https://cn.wsj.com/articles/%E5%85%A8%E7%90%83%E9%80%9A%E8%83%80%E9%A1%BD%E7%96%BE%E4%B8%BA%E4%BD%95%E5%A6%82%E6%AD%A4%E9%9A%BE%E6%B2%BB-1e03965e" text:style-name="Internet_20_link" text:visited-style-name="Visited_20_Internet_20_Link">
https://cn.wsj.com/articles/%E5%85%A8%E7%90%83%E9%80%9A%E8%83%80%E9%A1%BD%E7%96%BE%E4%B8%BA%E4%BD%95%E5%A6%82%E6%AD%A4%E9%9A%BE%E6%B2%BB-1e03965e</text:a>
</text:p>
      <!--NEWS-->
      <text:h text:style-name="P10" text:outline-level="1">
<text:span text:style-name="T4">
未来可能会更糟 如果欧洲不能补偿俄罗斯天然气将如何，它有何替代方案？</text:span>
</text:h>
      <text:p text:style-name="P4">
Author: 半岛电视台</text:p>
      <text:p text:style-name="P4">
Publisher: Al Jazeera</text:p>
      <text:p text:style-name="P4">
Published Time: 2023-06-20T04:31:32</text:p>
      <text:p text:style-name="P4">
Modified Time: 2023-06-20T06:01:06</text:p>
      <text:p text:style-name="P4">
Description: 俄乌战争爆发之后，俄罗斯与欧盟国家相互制裁，在此背景下，欧盟委员会通过了“为安全冬季节省天然气”计划来应对俄罗斯天然气供应中断的问题。</text:p>
      <text:p text:style-name="P4">
Images: ["<text:a xlink:type="simple" xlink:href="https://chinese.aljazeera.net/wp-content/uploads/2023/06/1-1687234886.jpg" text:style-name="Internet_20_link" text:visited-style-name="Visited_20_Internet_20_Link">
1-1687234886.jpg</text:a>
"]</text:p>
      <text:p text:style-name="P4">
Topics: ['乌克兰战争', '政治', '新闻']</text:p>
      <text:p text:style-name="P4">
Keywords: ['乌克兰战争', '政治', '新闻', '俄罗斯', '欧洲']</text:p>
      <text:p text:style-name="P4">
Type: Article</text:p>
      <!--METADATA-->
      <text:p text:style-name="P4">
<draw:frame draw:style-name="fr1" draw:name="Image123" text:anchor-type="as-char" svg:width="6.9236in" svg:height="3.894525in" draw:z-index="0">
<draw:image xlink:href="../Images/Aljazeera Chinese/2023-06-20T04-31-32/1-1687234886.jpg" xlink:type="simple" xlink:show="embed" xlink:actuate="onLoad" draw:mime-type="image/jpeg"/>
</draw:frame>
 天然气之争</text:p>
      <text:p text:style-name="P4">
俄乌战争爆发之后，俄罗斯与欧盟国家相互制裁，在此背景下，欧盟委员会通过了“为安全冬季节省天然气”计划来应对俄罗斯天然气供应中断的问题。</text:p>
      <text:p text:style-name="P4">
半岛电视台关注天然气战争和欧洲对俄罗斯天然气依赖的事态发展，此前，欧洲去年冬天设法克服了天然气和能源供应危机，减少了天然气消耗，现在进口量约为历史进口水平的三分之一。</text:p>
      <text:p text:style-name="P4">
计划报告称，据欧盟委员会称，欧洲迅速将其天然气资源多元化，去年耗资超过 500亿美元来填充其储层，然而，据彭博社报道，由于向消费者和公司提供的一揽子援助计划，高昂的能源成本使欧洲大陆损失了近万亿美元。</text:p>
      <text:p text:style-name="P4">
这些天来，随着天然气价格的下跌，欧洲人对为即将到来的冬天储备感到乐观，但海湾地区的主要出口商和欧洲的能源专家发出警告，下一个冬天可能会更糟，而且距离宣布全球能源危机结束还有很长一段时间。</text:p>
      <text:p text:style-name="P4">
该计划报告还监测了冷战结束后的俄乌紧张局势，并与欧洲能源替代领域的国际专家进行了讨论，以减少对俄罗斯天然气进口的依赖，无论是通过从美国、卡塔尔、阿塞拜疆、中亚国家、非洲或东地中海进口天然气，以及长期依赖这些替代品中的任何一种所面临的挑战。</text:p>
      <text:h text:style-name="P13" text:outline-level="4">
<text:span text:style-name="T4">
俄罗斯天然气的替代品</text:span>
</text:h>
      <text:p text:style-name="P4">
关于俄罗斯的替代者问题，能源领域研究员、国际专家阿纳斯·哈吉表示，虽然目前不可能完全依赖俄罗斯的天然气，但欧洲也不能完全摆脱俄罗斯，而能够为欧洲争取到大量天然气的国家只有美国。</text:p>
      <text:p text:style-name="P4">
阿纳斯·哈吉认为，未来几年对天然气和液化气的需求将很大，预计其价格将大幅上涨，这意味着欧洲天然气危机的延续，因为成本高昂，欧洲大陆将无法承受。</text:p>
      <text:p text:style-name="P4">
牛津能源研究所首席研究员古尔米拉·拉齐耶夫在评估欧洲形势时表示，由于俄罗斯天然气供应中断，欧盟仍在从历史性危机中恢复，尽管市场已经从这次冲击中恢复过来，但未来两年更多天然气供应中断可能会加剧风险，因此，他强调欧盟需要通过新的途径寻求天然气资源的保障。</text:p>
      <text:p text:style-name="P4">
古尔米拉·拉齐耶夫认为，欧洲除了天然气之外还有其他选择，它可以依赖的供应商和替代品很多，但问题往往出在成本和对长期合同的承诺上，并指出，欧洲不想卷入其中，正在寻找替代和临时解决方案。</text:p>
      <text:p text:style-name="P4">
Source: <text:a xlink:type="simple" xlink:href="https://chinese.aljazeera.net/news/2023/6/20/%e6%9c%aa%e6%9d%a5%e5%8f%af%e8%83%bd%e4%bc%9a%e6%9b%b4%e7%b3%9f%e5%a6%82%e6%9e%9c%e6%ac%a7%e6%b4%b2%e4%b8%8d%e8%83%bd%e8%a1%a5%e5%81%bf%e4%bf%84%e7%bd%97%e6%96%af%e5%a4%a9%e7%84%b6%e6%b0%94%e5%b0%86" text:style-name="Internet_20_link" text:visited-style-name="Visited_20_Internet_20_Link">
https://chinese.aljazeera.net/news/2023/6/20/%e6%9c%aa%e6%9d%a5%e5%8f%af%e8%83%bd%e4%bc%9a%e6%9b%b4%e7%b3%9f%e5%a6%82%e6%9e%9c%e6%ac%a7%e6%b4%b2%e4%b8%8d%e8%83%bd%e8%a1%a5%e5%81%bf%e4%bf%84%e7%bd%97%e6%96%af%e5%a4%a9%e7%84%b6%e6%b0%94%e5%b0%86</text:a>
</text:p>
      <!--NEWS-->
      <text:h text:style-name="P10" text:outline-level="1">
<text:span text:style-name="T4">
为什么有些人会患上“封锁健忘症”？ (Free Version)</text:span>
</text:h>
      <text:p text:style-name="P4">
Authors: ['杰迈玛•凯莉']</text:p>
      <text:p text:style-name="P4">
Publisher: 英国《金融时报》</text:p>
      <text:p text:style-name="P4">
Time: 2023-06-20T05:17:10+00:00</text:p>
      <text:p text:style-name="P4">
Published Time: 2023-06-19T12:00:99+08:00</text:p>
      <text:p text:style-name="P4">
Modified Time: 2023-06-20T01:16:99+08:00</text:p>
      <text:p text:style-name="P4">
Description: 凯莉：新冠封锁让人感觉像是久远的事情，而且似乎正在快速从我们的意识中消散。许多人对那段时期只剩下模糊的记忆。</text:p>
      <text:p text:style-name="P4">
Images: []</text:p>
      <text:p text:style-name="P4">
Themes: ['观点', '新型冠状病毒', '关注']</text:p>
      <text:p text:style-name="P4">
Keywords: ['新型冠状病毒', '防疫', '心理健康', '英国社会']</text:p>
      <text:p text:style-name="P4">
Type: Article</text:p>
      <!--METADATA-->
      <text:p text:style-name="P4">
新冠疫情期间实施的封锁令人备感枯燥、焦虑和痛苦，但我们中有一些人也生出了一种莫名的兴奋之情。被禁止走出家门，不准和所爱的人相见，这样的日子或许难熬，但我们至少可以用这样的想法来自我安慰：我们正在亲历一个重大历史事件。以后我们可以和孙子孙女们讲起这段时光。有人会把它拍成电影。</text:p>
      <text:p text:style-name="P4">
然而，正值英国展开官方新冠调查、而这个国家彻底解除法定限制措施还不满16个月之际，封锁却不仅让人感觉像是久远的事情，而且似乎正在快速从我们的意识中消散。许多人对那段时期只剩下模糊的记忆，对那段时期什么时候发生了什么重要事件只有依稀一点感觉。</text:p>
      <text:p text:style-name="P4">
Source: <text:a xlink:type="simple" xlink:href="http://www.ftchinese.com/story/001100024" text:style-name="Internet_20_link" text:visited-style-name="Visited_20_Internet_20_Link">
http://www.ftchinese.com/story/001100024</text:a>
</text:p>
      <!--NEWS-->
      <text:h text:style-name="P10" text:outline-level="1">
<text:span text:style-name="T4">
中國股東遭意大利盯上 無權任命倍耐力CEO</text:span>
</text:h>
      <text:p text:style-name="P4">
Author: None (Language: zh)</text:p>
      <text:p text:style-name="P4">
Publisher: None</text:p>
      <text:p text:style-name="P4">
Time: 2023-06-20T06:21:00Z</text:p>
      <text:p text:style-name="P4">
Description: 隨著西方與中國關係日益緊張，歐洲政府也開始忌憚中國對其企業的影響力。為保護意大利輪胎製造商倍耐力的晶片技術，意大利政府日前限制了中國中化集團作為倍耐力最大股東的影響力。義大利政府還對倍耐力下了哪些規定？</text:p>
      <text:p text:style-name="P4">
Videos: []</text:p>
      <text:p text:style-name="P4">
Images: []</text:p>
      <text:p text:style-name="P4">
Subject: 时政风云</text:p>
      <text:p text:style-name="P4">
Subjects: ['欧洲难民危机', '意大利']</text:p>
      <text:p text:style-name="P4">
Keywords: ['意大利', '中意关系', '倍耐力', '芯片']</text:p>
      <text:p text:style-name="P4">
ID: 65968479</text:p>
      <!--METADATA-->
      <text:p text:style-name="P4">
<text:a xlink:type="simple" xlink:href="https://www.dw.com/zh/overlay/image/article/65968479/56712607" text:style-name="Internet_20_link" text:visited-style-name="Visited_20_Internet_20_Link">
 </text:a>
</text:p>
      <text:p text:style-name="P4">
意大利政府日前限制了中國中化集團對義大利企業的影響力（資料照）</text:p>
      <text:p text:style-name="P4">
（德國之聲中文網）意大利輪胎製造商倍耐力（Pirelli）週日（6月18日）表示，意大利政府已裁定中國中化集團（Sinochem）不得指定倍耐力的執行長，儘管中化集團持有該公司37%的股份、擁有60%的董事會席位，是其主要股東。</text:p>
      <text:p text:style-name="P4">
路透社報導， <text:a xlink:type="simple" xlink:href="https://www.dw.com/zh/zh/義大利總理退出一帶一路仍能與中國友好/a-65761538" text:style-name="Internet_20_link" text:visited-style-name="Visited_20_Internet_20_Link">
 意大利總理梅洛尼 </text:a>
（Giorgia Meloni）的右翼政府上週五（16日）根據該國的「黃金權力」（GoldenPower），宣布了一系列保護倍耐力及其管理層自主權的措施，以保護對該國具戰略意義的資產。此前，中化集團3月曾通知意大利政府，該公司將與倍耐力的現任執行長普洛維拉（MarcoTronchetti Provera）旗下的意大利控股公司Camfin續約並更新現有股東協議。</text:p>
      <text:p text:style-name="P4">
意大利政府在16日公布的聲明中表示，倍耐力的「智慧車胎」（CyberTyre）以晶片技術收集車輛數據，是對國家具戰略重要性的關鍵科技，若此技術遭不當使用，將導致用戶數據安全、國家安全的潛在重大風險。</text:p>
      <text:p text:style-name="P4">
中化集團背後的出資者是中國國務院國有資產監督管理委員會，而Camfin是普洛維拉的私人投資工具，擁有倍耐力14%的股份。</text:p>
      <text:p text:style-name="P4">
英國《金融時報》報導，「黃金權力」是意大利政府在國家戰略性資產投資方面，能夠否決收購、強制出售股權、對外資加以限制的一項廣泛權力。2015年中化投資倍耐力時，這項權力還沒有那麼大，交易也不受國家安全審查。</text:p>
      <text:p text:style-name="P4">
</text:p>
      <text:p text:style-name="P4">
義大利總理梅洛尼（資料照）</text:p>
      <text:h text:style-name="P12" text:outline-level="3">
<text:span text:style-name="T4">
意大利下了什麼規定？</text:span>
</text:h>
      <text:p text:style-name="P4">
根據中化集團與普洛維拉早前達成的股東協議，倍耐力的執行長有權指定繼任者，中化日前提議更新協議、取消該條款，這意味著2026年後，普洛維拉將把他目前享有的繼任執行長任命權，拱手讓給由中化控制的倍耐力董事會。這份更新後的協議3月提交給意大利政府，因而引發了這場審查。</text:p>
      <text:p text:style-name="P4">
綜合媒體報導，意大利政府裁定，只有Camfin有權提名倍耐力的下任執行長，也禁止中化參與倍耐力經營策略及財務計畫的相關決策。倍耐力未來任何管理上的變動——包括未能續約或簽署股東協議——也都須經政府審查。</text:p>
      <text:p text:style-name="P4">
意大利規定，在倍耐力的15名董事會成員中，中化集團僅能挑選不超過8名、並由Camfin決定4名，且未來董事會未來「部分」戰略決策須經至少80%的董事批准。若依此前提交的股東更新協議，中化集團本可決定9名董事、而Camfin則留下3名成員。</text:p>
      <text:p text:style-name="P4">
倍耐力除須將其財務和資金池（cash pooling）與中化集團分開之外，該公司還須任命1名新的、經政府審查的意大利公民加入董事會，以確保其裁決得到遵守。</text:p>
      <text:p text:style-name="P4">
此外，意大利政府也要求倍耐力拒絕中化集團共享任何資訊的要求，包括與專有技術相關的任何資訊。中化集團也被勒令不得對倍耐力進行任何由北京強加的干預。</text:p>
      <text:p text:style-name="P4">
中化集團拒絕對此發表評論。《金融時報》訪問的律師分析，北京可能仍在審視意大利政府此次決定的影響。</text:p>
      <text:p text:style-name="P4">
倍耐力股東將於7月31日投票選出新一屆董事會，並由現任副執行長布魯諾（Giorgio Bruno）接任下屆執行長，現任執行長普洛維拉則將繼續擔任執行副主席。</text:p>
      <text:p text:style-name="P4">
</text:p>
      <text:p text:style-name="P4">
中化集團持有倍耐力37% 的股份，是其主要股東（資料照）</text:p>
      <text:h text:style-name="P12" text:outline-level="3">
<text:span text:style-name="T4">
知情人士：意大利政府已經干預很少</text:span>
</text:h>
      <text:p text:style-name="P4">
《金融時報》報導，1位熟悉此案的意大利高級官員稱，意大利本可命令中化集團減少、甚至完全出售其在倍耐力的股份，因此該國已經將此次的干預範圍縮到「最小」了。</text:p>
      <text:p text:style-name="P4">
該官員表示，「我想他們（中化集團）在得知股份沒受影響時，應該會鬆一口氣」，並指出中化集團還保留了其在倍耐力董事會的席位。</text:p>
      <text:p text:style-name="P4">
曾推動意大利加入北京「 <text:a xlink:type="simple" xlink:href="https://www.dw.com/zh/zh/義大利傳將與中國談判退出一帶一路/a-65598090" text:style-name="Internet_20_link" text:visited-style-name="Visited_20_Internet_20_Link">
 一帶一路 </text:a>
」倡議的經濟發展部副部長傑拉奇（MicheleGeraci）警告，意大利此次對倍耐力的干預，理由非但沒有足夠的說服力，還將激怒北京，並增加意大利公司在中國經商的風險。</text:p>
      <text:h text:style-name="P12" text:outline-level="3">
<text:span text:style-name="T4">
意大利考虑低调退出一带一路</text:span>
</text:h>
      <text:p text:style-name="P4">
傑拉奇表示，中國將對此表達不滿，「但他們很聰明，不會立即以明確、可見的方式進行報復」，但未來若有「意大利公司在中國出現問題時，它將為意大利政府的決定付出代價」。</text:p>
      <text:p text:style-name="P4">
他批評意大利政府之所以動用「黃金權力」，是因為總理梅洛尼和財政部長喬爾傑蒂（Giancarlo Giorgetti） 需要呈現反華、親美和親北約的形象。</text:p>
      <text:p text:style-name="P4">
他說，倍耐力的車胎晶片技術無關國家安全或戰略資產，「如果你追蹤的是一個卡車司機，他往哪開、開多快、有沒有停下來上廁所，這都不是國家機密」。</text:p>
      <text:p text:style-name="P4">
他還表示，此舉在其他外國投資者眼中，將是一個破壞性的信號：「全世界看到的，是意大利政府在投資規則上玩骰子。」</text:p>
      <text:p text:style-name="P4">
（路透社、《金融時報》、CNN）</text:p>
      <text:p text:style-name="P4">
Source: <text:a xlink:type="simple" xlink:href="https://www.dw.com/zh/中國股東遭意大利盯上-無權任命倍耐力ceo/a-65968479" text:style-name="Internet_20_link" text:visited-style-name="Visited_20_Internet_20_Link">
https://www.dw.com/zh/中國股東遭意大利盯上-無權任命倍耐力ceo/a-65968479?maca=chi-rss-chi-all-1127-rdf</text:a>
</text:p>
      <!--NEWS-->
      <text:h text:style-name="P10" text:outline-level="1">
<text:span text:style-name="T4">
鸿海集团董事长刘扬伟：富士康必须考虑应对最坏的局面</text:span>
</text:h>
      <text:p text:style-name="P4">
Author: https://www.facebook.com/bbcworldservice/</text:p>
      <text:p text:style-name="P4">
Publisher: BBC News 中文</text:p>
      <text:p text:style-name="P4">
Published Time: 2023-06-20T06:32:38.000Z</text:p>
      <text:p text:style-name="P4">
Modified Time: 2023-06-20T06:32:38.000Z</text:p>
      <text:p text:style-name="P4">
Description: 富士康的母公司鸿海科技集团董事长刘扬伟告诉BBC，希望台海战争不会发生，但自己也在为最坏的局面做准备。</text:p>
      <text:p text:style-name="P4">
Images: []</text:p>
      <text:p text:style-name="P4">
Videos: ["<text:a xlink:type="simple" xlink:href="https://www.bbc.com/ws/av-embeds/cps/zhongwen/simp/business-65958945/p0fw5stn/zh-hans" text:style-name="Internet_20_link" text:visited-style-name="Visited_20_Internet_20_Link">
zh-hans</text:a>
"]</text:p>
      <text:p text:style-name="P4">
Tags: []</text:p>
      <text:p text:style-name="P4">
Type: Article</text:p>
      <!--METADATA-->
      <text:h text:style-name="P12" text:outline-level="3">
<text:span text:style-name="T4">
鸿海集团董事长刘扬伟：富士康必须考虑应对最坏的局面</text:span>
</text:h>
      <text:p text:style-name="P4">
<text:a xlink:type="simple" xlink:href="https://www.bbc.com/ws/av-embeds/cps/zhongwen/simp/business-65958945/p0fw5stn/zh-hans" text:style-name="Internet_20_link" text:visited-style-name="Visited_20_Internet_20_Link">
 Video-1-Link：/ws/av-embeds/cps/zhongwen/simp/business-65958945/p0fw5stn/zh-hans </text:a>
 <text:span text:style-name="T4">
你的器材不支持播放多媒体材料</text:span>
<text:span text:style-name="T4">
鸿海集团董事长刘扬伟：富士康必须考虑应对最坏的局面</text:span>
 2023年6月20日早上6点32分</text:p>
      <text:p text:style-name="P4">
随着美中两个超级大国关系降至冰点，总部设在台湾的富士康公司正在面临抉择。这家电子制造巨头负责生产苹果公司60%的产品，包括iPhone手机。</text:p>
      <text:p text:style-name="P4">
在一次独家专访中，富士康的母公司鸿海科技集团董事长刘扬伟告诉BBC，希望台海战争不会发生，但自己也在为最坏的局面做准备。</text:p>
      <text:p text:style-name="P4">
Source: <text:a xlink:type="simple" xlink:href="https://www.bbc.com/zhongwen/simp/business-65958945" text:style-name="Internet_20_link" text:visited-style-name="Visited_20_Internet_20_Link">
https://www.bbc.com/zhongwen/simp/business-65958945</text:a>
</text:p>
      <!--NEWS-->
      <text:h text:style-name="P10" text:outline-level="1">
<text:span text:style-name="T4">
中美未能重啟軍事對話 布林肯訪華失利？</text:span>
</text:h>
      <text:p text:style-name="P4">
Author: None (Language: zh)</text:p>
      <text:p text:style-name="P4">
Publisher: None</text:p>
      <text:p text:style-name="P4">
Time: 2023-06-20T06:47:00Z</text:p>
      <text:p text:style-name="P4">
Description: 美國國務卿布林肯週一結束任內首次訪華行程，並與中國國家主席習近平見面。儘管美國總統拜登高度讚許此行成果，但雙方並未恢復軍事聯繫，不少專家也認為兩國之間的關係仍然脆弱。</text:p>
      <text:p text:style-name="P4">
Videos: []</text:p>
      <text:p text:style-name="P4">
Images: []</text:p>
      <text:p text:style-name="P4">
Subject: 时政风云</text:p>
      <text:p text:style-name="P4">
Subjects: ['奥巴马', '岛屿主权争端', '马英九', '专题报道：全景观看“习马会”', '专题报道：2016年台湾大选', '中国', '台湾', '中共十九大', '美国', '德中关系']</text:p>
      <text:p text:style-name="P4">
Keywords: ['美国', '中国', '布林肯', '拜登', '台湾']</text:p>
      <text:p text:style-name="P4">
ID: 65968525</text:p>
      <!--METADATA-->
      <text:p text:style-name="P4">
<text:a xlink:type="simple" xlink:href="https://www.dw.com/zh/overlay/image/article/65968525/65957373" text:style-name="Internet_20_link" text:visited-style-name="Visited_20_Internet_20_Link">
 </text:a>
</text:p>
      <text:p text:style-name="P4">
布林肯與習近平的會談，直到開始前約1小時才正式對外公布。</text:p>
      <text:p text:style-name="P4">
（德國之聲中文網）美國國務卿布林肯（AntonyBlinken）週一（19日）結束任內首次訪華行程，並與中國國家主席習近平見面。但有專家認為，這次訪問並沒有在重大議題上取得突破。布林肯也承認，中美軍事的聯繫並沒有恢復，而是「仍在進行（修復）中」。</text:p>
      <text:p text:style-name="P4">
美國CBS電視台報導，布林肯在專訪中被問及中方是否開放中美軍事聯繫時，布林肯表示，雙方將「繼續努力」達成協議，重新開放這些溝通渠道，以避免意外衝突。</text:p>
      <text:p text:style-name="P4">
布林肯說，他向中國官員非常明確地表示，兩國軍方之間的交流符合中國的利益。「我們都同意，我們至少要確保我們不會因為溝通不暢、誤解而無意中發生衝突」。</text:p>
      <text:h text:style-name="P12" text:outline-level="3">
<text:span text:style-name="T4">
气球事件“这一章该结束了”</text:span>
</text:h>
      <text:p text:style-name="P4">
今年早些時候，由於美國擊落了一個飛過美國上空的中國「間諜氣球」後，中國關閉了兩國軍方間的通信。</text:p>
      <text:p text:style-name="P4">
据美媒MSNBC周二（6月20日）报道，布林肯在接受该媒体采访时说，中国气球事件“该结束了”。</text:p>
      <text:p text:style-name="P4">
这位美国国务卿说：“我们做了我们需要做的事情来保护我们的利益，我们说了我们需要说的话，我们也明确表达了应该明确表达的内容，以确保这种情况不再发生。因此，只要它不再发生，这一章就应该结束了。”</text:p>
      <text:h text:style-name="P12" text:outline-level="3">
<text:span text:style-name="T4">
布林肯：同习近平主席举行了重要会谈</text:span>
</text:h>
      <text:h text:style-name="P12" text:outline-level="3">
<text:span text:style-name="T4">
專家：訪華未成功</text:span>
</text:h>
      <text:p text:style-name="P4">
布林肯的中國之行是自2018年以來，美國國務卿的首次訪華，目的是緩和過去幾個月來升溫的中美緊張局勢，尤其是在「間諜氣球」事件之後。布林肯週一告訴美媒CBS，中美雙方「同意有必要穩定我們的關係」，但在一些問題上仍存在嚴重分歧。</text:p>
      <text:p text:style-name="P4">
<text:a xlink:type="simple" xlink:href="https://www.dw.com/zh/zh/专家评布林肯访华对话是好的-但安全风险并未消失/a-65962928" text:style-name="Internet_20_link" text:visited-style-name="Visited_20_Internet_20_Link">
 雖然海外媒體大多肯定布林肯的訪華行 </text:a>
 ，認為中美雙方恢復會談和接觸， <text:a xlink:type="simple" xlink:href="https://www.dw.com/zh/zh/德语媒体恢复对话总是件好事/a-65961679" text:style-name="Internet_20_link" text:visited-style-name="Visited_20_Internet_20_Link">
 總比沒有好</text:a>
，但也有專家對此有不同看法。法新社報導，美國智庫史汀生中心（StimsonCenter）中國項目主任孫韻表示，雙方未能在最有可能爆發危機的軍事領域重啟對話，美國負有責任。此外，「在布林肯訪問之後，兩國關係仍然極度脆弱」。</text:p>
      <text:p text:style-name="P4">
德國馬歇爾基金會中國問題專家葛來儀（BonnieGlaser）也表示，隨著台灣臨近明年的選舉，北京越來越警惕，「雙方基本同意探討穩定雙邊關係的可能性。他們能否實現這一目標尚不確定」。</text:p>
      <text:h text:style-name="P12" text:outline-level="3">
<text:span text:style-name="T4">
拜登肯定布林肯訪華</text:span>
</text:h>
      <text:p text:style-name="P4">
路透社報導， <text:a xlink:type="simple" xlink:href="https://www.dw.com/zh/zh/布林肯告诉习近平拜登认为美中有义务处理好关系/a-65956287" text:style-name="Internet_20_link" text:visited-style-name="Visited_20_Internet_20_Link">
 美國總統拜登稱讚布林肯此行</text:a>
，他週一在美國加州表示，他認為美中關係正走在「正確的道路上」，並暗示在布林肯的北京之行期間，順利取得了進展。</text:p>
      <text:p text:style-name="P4">
「我們走在正確的道路上」，拜登談到美中關係時說。當記者問他是否覺得已經取得進展時，他回答說，「已經取得了進展」。</text:p>
      <text:p text:style-name="P4">
拜登還讚揚了布林肯的訪華，並說「他做得非常棒」。</text:p>
      <text:p text:style-name="P4">
</text:p>
      <text:p text:style-name="P4">
美國總統拜登肯定布林肯的訪華行程，圖為他6月初在白宮（資料照）</text:p>
      <text:h text:style-name="P12" text:outline-level="3">
<text:span text:style-name="T4">
中方：取得六大成果</text:span>
</text:h>
      <text:p text:style-name="P4">
中國央視報導，中國外交部美大司司長楊濤週一表示，布林肯訪華最大成果，是同意中美雙方回到2022年在峇里島達成的元首會晤共識。此外，從中方觀點來看，布林肯與習近平、王毅、秦剛的三次會談，達成了6大成果。</text:p>
      <text:p text:style-name="P4">
楊濤指出，第一，當前中美關係處在建交以來最低谷，這種狀況不符合中美兩國人民根本利益，也不符合國際社會共同期待，第二，美方有必要深刻反思，與中方相向而行，維護好中美關係的政治基礎。</text:p>
      <text:p text:style-name="P4">
第三，中方提出了穩定中美關係的方向和路徑，第四是闡釋了中國發展的邏輯和趨勢，五是重申了中方在核心利益和重大關切上的底線紅線。最後，雙方達成了一些積極共識和成果，同意落實兩國元首峇里島會晤時確定的共識。</text:p>
      <text:p text:style-name="P4">
</text:p>
      <text:p text:style-name="P4">
中國一個電視牆，正在播放中國國家主席習近平會晤美國國務卿布林肯的新聞</text:p>
      <text:p text:style-name="P4">
法新社報導，中國人民大學國際關係學院教授時殷弘表示，布林肯此訪符合預期，雙方都強調了積極性。</text:p>
      <text:p text:style-name="P4">
他說，習近平將於11月訪問美國，屆時拜登將歡迎各國領導人前往舊金山參加亞太經合組織（APEC）論壇，氣氛似乎已經步入正軌。</text:p>
      <text:p text:style-name="P4">
時殷弘說，關於中美應加強溝通和縮小合作的說法，「當然是積極的，但很難具體實施」。</text:p>
      <text:h text:style-name="P12" text:outline-level="3">
<text:span text:style-name="T4">
台灣外交部：掌握中美互動</text:span>
</text:h>
      <text:p text:style-name="P4">
台灣外交部週二（20日）針對布林肯的訪問發表聲明指出，台灣一向密切關注美中高層互動，而目前台美之間互信良好，溝通管道至為暢通，對於美中高層互動的情形，台美一向保持密切聯繫。</text:p>
      <text:p text:style-name="P4">
而對於美方支持台海和平穩定的堅定立場，台灣外交部表示歡迎與肯定，並強調台海和平穩定是印太地區安全與繁榮的核心。</text:p>
      <text:p text:style-name="P4">
聲明說，台灣政府將持續深化與美國及安全夥伴關係，共同捍衛以規則為基礎的國際秩序，促進台海及印太區域的和平、穩定及繁榮。</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綜合報導）</text:p>
      <text:p text:style-name="P4">
Source: <text:a xlink:type="simple" xlink:href="https://www.dw.com/zh/中美未能重啟軍事對話-布林肯訪華失利？/a-65968525" text:style-name="Internet_20_link" text:visited-style-name="Visited_20_Internet_20_Link">
https://www.dw.com/zh/中美未能重啟軍事對話-布林肯訪華失利？/a-65968525?maca=chi-rss-chi-all-1127-rdf</text:a>
</text:p>
      <!--NEWS-->
      <text:h text:style-name="P10" text:outline-level="1">
<text:span text:style-name="T4">
中国下调贷款市场报价利率 (Free Version)</text:span>
</text:h>
      <text:p text:style-name="P4">
Authors: ['韩乐', '康河信']</text:p>
      <text:p text:style-name="P4">
Publisher: 英国《金融时报》</text:p>
      <text:p text:style-name="P4">
Time: 2023-06-20T06:47:34+00:00</text:p>
      <text:p text:style-name="P4">
Published Time: 2023-06-19T12:00:99+08:00</text:p>
      <text:p text:style-name="P4">
Modified Time: 2023-06-20T02:46:99+08:00</text:p>
      <text:p text:style-name="P4">
Description: 受贸易和房地产疲软拖累，中国经济在放开防疫限制6个月后仍未满血复活。</text:p>
      <text:p text:style-name="P4">
Images: ["<text:a xlink:type="simple" xlink:href="https://thumbor.ftacademy.cn/unsafe/picture/7/000184937_piclink.jpg" text:style-name="Internet_20_link" text:visited-style-name="Visited_20_Internet_20_Link">
000184937_pic...</text:a>
"]</text:p>
      <text:p text:style-name="P4">
Themes: ['中国经济', '关注']</text:p>
      <text:p text:style-name="P4">
Keywords: ['中国经济', '中国央行', '货币政策', '利率']</text:p>
      <text:p text:style-name="P4">
Type: Article</text:p>
      <!--METADATA-->
      <text:p text:style-name="P4">
<draw:frame draw:style-name="fr1" draw:name="Image137" text:anchor-type="as-char" svg:width="6.9236in" svg:height="3.894525in" draw:z-index="0">
<draw:image xlink:href="../Images/FT Chinese Free Version/2023-06-20T06-47-34-00-00/000184937_piclink.jpg" xlink:type="simple" xlink:show="embed" xlink:actuate="onLoad" draw:mime-type="image/jpeg"/>
</draw:frame>
</text:p>
      <text:p text:style-name="P4">
中国已下调两项基准贷款利率，均为近一年来首次下调。政策制定者正在推进谨慎的货币支持措施，以刺激陷入困境的中国经济实现更强劲增长。</text:p>
      <text:p text:style-name="P4">
中国央行(PBoC)周二宣布，1年期贷款市场报价利率(LPR)下调10个基点，至3.55%，5年期LPR从4.3%下调至4.2%。</text:p>
      <text:p text:style-name="P4">
Source: <text:a xlink:type="simple" xlink:href="http://www.ftchinese.com/story/001100028" text:style-name="Internet_20_link" text:visited-style-name="Visited_20_Internet_20_Link">
http://www.ftchinese.com/story/001100028</text:a>
</text:p>
      <!--NEWS-->
      <text:h text:style-name="P10" text:outline-level="1">
<text:span text:style-name="T4">
赞布林肯“做得非常好” 拜登：美中关系走向正确轨道</text:span>
</text:h>
      <text:p text:style-name="P4">
Author: 联合早报 (Person)</text:p>
      <text:p text:style-name="P4">
Publisher: 联合早报 (Organization)</text:p>
      <text:p text:style-name="P4">
Published Time: 2023-06-20T06:58</text:p>
      <text:p text:style-name="P4">
Modified Time: 2023-06-20T07:11</text:p>
      <text:p text:style-name="P4">
Description: 美国总统拜登在国务卿布林肯结束两天北京访问后说，他认为美中关系走向正确轨道。综合彭博社和路透社报道，拜登星期一（6月19日）晚在加利福尼亚州向媒体讲话时说，布林肯“做得非常好”，“...</text:p>
      <text:p text:style-name="P4">
Videos: []</text:p>
      <text:p text:style-name="P4">
Audios: []</text:p>
      <text:p text:style-name="P4">
Images: []</text:p>
      <text:p text:style-name="P4">
Type: NewsArticle</text:p>
      <text:p text:style-name="P4">
Breadcrumbs: ['即时', '国际']</text:p>
      <text:p text:style-name="P4">
Keywords: ['美中关系', '拜登', '布林肯', '中国', '习近平']</text:p>
      <!--METADATA-->
      <text:p text:style-name="P4">
美国总统拜登在国务卿布林肯结束两天 <text:a xlink:type="simple" xlink:href="https://www.zaobao.com/realtime/china/story20230618-1405448" text:style-name="Internet_20_link" text:visited-style-name="Visited_20_Internet_20_Link">
 北京访问</text:a>
后说，他认为美中关系走向正确轨道。</text:p>
      <text:p text:style-name="P4">
综合彭博社和路透社报道，拜登星期一（6月19日）晚在加利福尼亚州向媒体讲话时说，布林肯“做得非常好”，“我们走向了正确的轨道”。</text:p>
      <text:p text:style-name="P4">
当被问及是否认为美中关系已取得进展时，拜登回答说，“我的想法不是这样。你们不该这么问。你们应该问的是，这次访问取得了多少进展。”</text:p>
      <text:p text:style-name="P4">
布林肯已离开北京飞往伦敦，准备出席本年度的“乌克兰重建会议”。记者问拜登有没有和布林肯通过话，拜登说，他通过国家安全委员会顾问沙利文与布林肯保持联系。</text:p>
      <text:p text:style-name="P4">
拜登上周末告诉记者， <text:a xlink:type="simple" xlink:href="https://www.zaobao.com/realtime/china/story20230618-1405461" text:style-name="Internet_20_link" text:visited-style-name="Visited_20_Internet_20_Link">
 他希望能在未来几个月内与中国国家主席习近平会面</text:a>
。白宫星期一受询时说，目前未有美中领导人会面的时间表。</text:p>
      <text:p text:style-name="P4">
布林肯星期一在离开北京前召开的新闻发布会说，华盛顿已经实现了此次访华的目标，包括直接提出关切、尝试建立对话渠道和探索合作领域。但他也说，进展并非一帆风顺。</text:p>
      <text:p text:style-name="P4">
布林肯说：“美中关系处于不稳定时期，双方都认识到须要努力稳定关系。”</text:p>
      <text:p text:style-name="P4">
Source: <text:a xlink:type="simple" xlink:href="https://www.zaobao.com.sg/realtime/world/story20230620-1406009" text:style-name="Internet_20_link" text:visited-style-name="Visited_20_Internet_20_Link">
https://www.zaobao.com.sg/realtime/world/story20230620-1406009</text:a>
</text:p>
      <!--NEWS-->
      <text:h text:style-name="P10" text:outline-level="1">
<text:span text:style-name="T4">
中国计划在古巴建立新训练设施，解放军或得以在美国家门口驻扎 (Free Version)</text:span>
</text:h>
      <text:p text:style-name="P4">
Author: Warren P. Strobel / Gordon Lubold / Vivian Salama / Michael R. Gordon</text:p>
      <text:p text:style-name="P4">
Publisher: 华尔街日报中文网</text:p>
      <text:p text:style-name="P4">
Published Time: 2023-06-20T07:20:00.000Z</text:p>
      <text:p text:style-name="P4">
Modified Time: 2023-06-20T07:20:00.000Z</text:p>
      <text:p text:style-name="P4">
Created Time: 2023-06-20T03:41:00.000Z</text:p>
      <text:p text:style-name="P4">
Description: 据现任和前任美国官员称，中国和古巴正就在古巴建立一个新的联合军事训练设施进行谈判，这在华盛顿引起警觉，因为中国可能由此得以在距离佛罗里达海岸仅100英里处驻扎军队及其开展其它安全和情报行动。</text:p>
      <text:p text:style-name="P4">
Images: []</text:p>
      <text:p text:style-name="P4">
Categories: ['国际']</text:p>
      <text:p text:style-name="P4">
Keywords: SYND,LINK:EN|WP-WSJ-0000990617</text:p>
      <text:p text:style-name="P4">
Type: Article</text:p>
      <!--METADATA-->
      <text:p text:style-name="P4">
据现任和前任美国官员称，中国和 <text:a xlink:type="simple" xlink:href="https://cn.wsj.com/articles/CN-BGH-20230612084951" text:style-name="Internet_20_link" text:visited-style-name="Visited_20_Internet_20_Link">
 古巴 </text:a>
正就在古巴建立一个新的联合军事训练设施进行谈判，这在华盛顿引起警觉，因为中国可能由此得以在 <text:a xlink:type="simple" xlink:href="https://cn.wsj.com/articles/CN-BGH-20230609170256" text:style-name="Internet_20_link" text:visited-style-name="Visited_20_Internet_20_Link">
 距离佛罗里达海岸仅100英里处驻扎军队</text:a>
 及开展其它安全和情报行动。</text:p>
      <text:p text:style-name="P4">
Source: <text:a xlink:type="simple" xlink:href="https://cn.wsj.com/articles/%E4%B8%AD%E5%9B%BD%E8%AE%A1%E5%88%92%E5%9C%A8%E5%8F%A4%E5%B7%B4%E5%BB%BA%E7%AB%8B%E6%96%B0%E8%AE%AD%E7%BB%83%E8%AE%BE%E6%96%BD-%E8%A7%A3%E6%94%BE%E5%86%9B%E6%88%96%E5%BE%97%E4%BB%A5%E5%9C%A8%E7%BE%8E%E5%9B%BD%E5%AE%B6%E9%97%A8%E5%8F%A3%E9%A9%BB%E6%89%8E-efe51472" text:style-name="Internet_20_link" text:visited-style-name="Visited_20_Internet_20_Link">
https://cn.wsj.com/articles/%E4%B8%AD%E5%9B%BD%E8%AE%A1%E5%88%92%E5%9C%A8%E5%8F%A4%E5%B7%B4%E5%BB%BA%E7%AB%8B%E6%96%B0%E8%AE%AD%E7%BB%83%E8%AE%BE%E6%96%BD-%E8%A7%A3%E6%94%BE%E5%86%9B%E6%88%96%E5%BE%97%E4%BB%A5%E5%9C%A8%E7%BE%8E%E5%9B%BD%E5%AE%B6%E9%97%A8%E5%8F%A3%E9%A9%BB%E6%89%8E-efe51472</text:a>
</text:p>
      <!--NEWS-->
      <text:h text:style-name="P10" text:outline-level="1">
<text:span text:style-name="T4">
载游客看铁达尼号残骸 潜水器失联 供氧剩96小时</text:span>
</text:h>
      <text:p text:style-name="P4">
Author: 联合早报 (Person)</text:p>
      <text:p text:style-name="P4">
Publisher: 联合早报 (Organization)</text:p>
      <text:p text:style-name="P4">
Published Time: 2023-06-20T07:34</text:p>
      <text:p text:style-name="P4">
Modified Time: 2023-06-20T17:42</text:p>
      <text:p text:style-name="P4">
Description: 一艘对“铁达尼”号残骸进行探险旅游的小型潜水器自星期天（6月18日）早上下潜后，在大西洋北美洲海域失联至今。综合路透社和英国广播公司（BBC）报道，这艘名为“泰坦”（Titan）的...</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铁达尼号']</text:p>
      <!--METADATA-->
      <text:p text:style-name="P4">
一艘对“铁达尼”号残骸进行探险旅游的小型潜水器自星期天（6月18日）早上下潜后，在大西洋北美洲海域失联至今。</text:p>
      <text:p text:style-name="P4">
综合路透社和英国广播公司（BBC）报道，这艘名为“泰坦”（Titan）的潜水器为美国一家私营海底勘探公司OceanGate Expeditions所有。</text:p>
      <text:p text:style-name="P4">
潜水器失踪地点距加拿大东部纽芬兰与拉布拉多省海岸370公里。美国和加拿大的海岸警卫队正在相关海域进行搜救。</text:p>
      <text:p text:style-name="P4">
<draw:frame draw:style-name="fr1" draw:name="Image138" text:anchor-type="as-char" svg:width="6.9236in" svg:height="9.846898in" draw:z-index="0">
<draw:image xlink:href="../Images/zaobao world/2023-06-20T07-34/000000.png" xlink:type="simple" xlink:show="embed" xlink:actuate="onLoad" draw:mime-type="image/png"/>
</draw:frame>
</text:p>
      <text:p text:style-name="P4">
当局以声纳、空中搜索和水面舰艇进行搜寻。</text:p>
      <text:p text:style-name="P4">
美国海岸警卫队说，潜水器下潜1小时45分钟后失去联系，估计潜水器还剩70至96个小时的紧急氧气供应。</text:p>
      <text:p text:style-name="P4">
潜水器中有一名驾驶员和四名“任务执行者”（mission operators）。</text:p>
      <text:h text:style-name="P13" text:outline-level="4">
<text:span text:style-name="T4">
潜水器载有英国亿万富豪</text:span>
</text:h>
      <text:p text:style-name="P4">
据一社交媒体贴文，英国亿万富豪、探险家、天空旅行者哈米什·哈丁（Hamish Harding）为其中一人。哈丁从商，在阿拉伯联合酋长国定居。</text:p>
      <text:p text:style-name="P4">
潜水器在距美国马萨诸塞州科德角约1448公里的海中消失，潜水深度约为4公里。</text:p>
      <text:p text:style-name="P4">
参与铁达尼号探险的游客每人收费25万美元（约33万5000新元），盈利用于铁达尼号研究。</text:p>
      <text:p text:style-name="P4">
1912年4月14日深夜至15日凌晨，当时为世界上最大游轮的铁达尼号，从英国南安普敦港至美国纽约港首航的第五天，与一座冰山发生擦撞后在北大西洋发生船难。这次灾难造成1514人死亡，成为历史上最严重的和平时期船难，震惊全球。</text:p>
      <text:p text:style-name="P4">
铁达尼号沉船位于海平面以下约3800米海底，距加拿大纽芬兰海岸外约600公里处。</text:p>
      <text:p text:style-name="P4">
Source: <text:a xlink:type="simple" xlink:href="https://www.zaobao.com.sg/realtime/world/story20230620-1406013" text:style-name="Internet_20_link" text:visited-style-name="Visited_20_Internet_20_Link">
https://www.zaobao.com.sg/realtime/world/story20230620-1406013</text:a>
</text:p>
      <!--NEWS-->
      <text:h text:style-name="P10" text:outline-level="1">
<text:span text:style-name="T4">
《全球对话》第十一期：对话欧洲议会伊伍纽•温柯勒议员 (Free Version)</text:span>
</text:h>
      <text:p text:style-name="P4">
Authors: ['宋欣，周掌柜']</text:p>
      <text:p text:style-name="P4">
Publisher: 英国《金融时报》</text:p>
      <text:p text:style-name="P4">
Time: 2023-06-20T07:39:32+00:00</text:p>
      <text:p text:style-name="P4">
Published Time: 2023-06-19T12:00:99+08:00</text:p>
      <text:p text:style-name="P4">
Modified Time: 2023-06-19T18:00:99+08:00</text:p>
      <text:p text:style-name="P4">
Description: 温柯勒表示，我对全球体系的未来感到乐观，我希望未来几年不会走向紧张局势升级的道路，而是走向更多对话、相互理解和合作的道路。</text:p>
      <text:p text:style-name="P4">
Images: []</text:p>
      <text:p text:style-name="P4">
Themes: ['中欧关系', '关注']</text:p>
      <text:p text:style-name="P4">
Keywords: ['中欧关系', '中欧贸易', '全球化']</text:p>
      <text:p text:style-name="P4">
Type: Article</text:p>
      <!--METADATA-->
      <text:p text:style-name="P4">
过去四十年中国经济迅速腾飞发展经验告诉我们，一个国家要想取得实质上的经济成功，其实有两个最重要的条件：其一是人民要足够勤奋，要有对于美好生活的向往以及切实的努力，在这方面中国以及整个东亚民族都有着非常优良的传统——干活勤勤恳恳、脚踏实地；其次一点就是外部环境的开放性，特别是对于以出口为主要驱动力发展的经济体而言，在贸易自由和贸易保守时代的发展节奏会有天壤之别。</text:p>
      <text:p text:style-name="P4">
从俄乌战争开始，世界已经摒弃了过去“贸易至上”的自由主义准则，当下更多的都是将安全作为更高级别的考量。每个国家和每个区域更是将对于“安全”的界定进行细致的划分，从产品标准到生产过程标准，从组织架构到高管国籍，可以说都在尽可能的画更多的红线，防止有任何潜在的纰漏。在这样的大背景之下，中国出口的压力可想而知，我们看到了中国五月份出口数据，可以说除了和东盟方面仍然保持进口和出口的双向增长，和其他区域都出现了比较大规模的下滑，特别是利润比较高的欧洲和美国。这背后既有市场疲软的原因，但更多的也是一些市场趋势造成的。</text:p>
      <text:p text:style-name="P4">
Source: <text:a xlink:type="simple" xlink:href="http://www.ftchinese.com/story/001100008" text:style-name="Internet_20_link" text:visited-style-name="Visited_20_Internet_20_Link">
http://www.ftchinese.com/story/001100008</text:a>
</text:p>
      <!--NEWS-->
      <text:h text:style-name="P10" text:outline-level="1">
<text:span text:style-name="T4">
乌克兰称反攻行动中“最大的打击”尚未到来</text:span>
</text:h>
      <text:p text:style-name="P4">
Author: 半岛电视台＋通讯社</text:p>
      <text:p text:style-name="P4">
Publisher: Al Jazeera</text:p>
      <text:p text:style-name="P4">
Published Time: 2023-06-20T07:43:37</text:p>
      <text:p text:style-name="P4">
Modified Time: 2023-06-20T07:55:07</text:p>
      <text:p text:style-name="P4">
Description: 乌克兰国防部副部长安娜·马利亚尔表示，基辅军队和莫斯科军队正在进行一场“艰难的决斗”，俄罗斯正全力投入战斗中。</text:p>
      <text:p text:style-name="P4">
Images: ["<text:a xlink:type="simple" xlink:href="https://chinese.aljazeera.net/wp-content/uploads/2023/06/1-1687246745.jpg" text:style-name="Internet_20_link" text:visited-style-name="Visited_20_Internet_20_Link">
1-1687246745.jpg</text:a>
", "<text:a xlink:type="simple" xlink:href="https://chinese.aljazeera.net/wp-content/uploads/2023/06/2-1687246756.jpg" text:style-name="Internet_20_link" text:visited-style-name="Visited_20_Internet_20_Link">
2-1687246756.jpg</text:a>
", "<text:a xlink:type="simple" xlink:href="https://chinese.aljazeera.net/wp-content/uploads/2023/06/3-1687246764.jpg" text:style-name="Internet_20_link" text:visited-style-name="Visited_20_Internet_20_Link">
3-1687246764.jp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139" text:anchor-type="as-char" svg:width="6.9236in" svg:height="4.612736in" draw:z-index="0">
<draw:image xlink:href="../Images/Aljazeera Chinese/2023-06-20T07-43-37/1-1687246745.jpg" xlink:type="simple" xlink:show="embed" xlink:actuate="onLoad" draw:mime-type="image/jpeg"/>
</draw:frame>
在巴赫穆特外，乌克兰士兵用卡车上的S60防空炮向俄罗斯阵地开火 (阿纳多卢通讯社)</text:p>
      <text:p text:style-name="P4">
乌克兰国防部副部长安娜·马利亚尔表示，基辅对俄罗斯军队的反攻行动中“最大的打击”尚未到来，但她承认行动很艰难，莫斯科正在竭尽全力阻止乌克兰向前推进。</text:p>
      <text:p text:style-name="P4">
两周前，乌克兰开启了传闻已久的反攻行动的第一阶段，以收复被俄罗斯军队占领的土地。但有报道称乌克兰军队进展缓慢以及俄罗斯顽强抵抗，在此背景下，莫斯科官员声称乌克兰的攻势失败了。</text:p>
      <text:p text:style-name="P4">
乌克兰军方对整个战役一直保持严格的沉默，直到6月19日周一，它宣布迄今取得了一些小胜利，解放了8个村庄，以及大约113平方公里（70平方英里）的领土。</text:p>
      <text:p text:style-name="P4">
马利亚尔周一表示，“最大的打击尚未到来。”</text:p>
      <text:p text:style-name="P4">
她在Telegram消息应用程序上写道，“正在进行的行动有几个目标，军方正在完成这些任务。”</text:p>
      <text:p text:style-name="P4">
<draw:frame draw:style-name="fr1" draw:name="Image140" text:anchor-type="as-char" svg:width="6.9236in" svg:height="3.894525in" draw:z-index="0">
<draw:image xlink:href="../Images/Aljazeera Chinese/2023-06-20T07-43-37/2-1687246756.jpg" xlink:type="simple" xlink:show="embed" xlink:actuate="onLoad" draw:mime-type="image/jpeg"/>
</draw:frame>
 俄罗斯：乌克兰炮击沃尔诺瓦哈20人受伤</text:p>
      <text:p text:style-name="P4">
她说道，“敌人不会轻易放弃阵地，我们必须做好打一场硬仗的准备。事实上，这就是现在正在发生的事情。”</text:p>
      <text:p text:style-name="P4">
俄罗斯总统弗拉基米尔·普京上周晚些时候表示，乌克兰的反攻没有取得任何有意义的成功。但一些俄罗斯军事博主表示，基辅以巨大的部队和装备损失为代价获得了微小的收益。</text:p>
      <text:p text:style-name="P4">
虽然不可能独立核实前线最有争议点的军事行动的真实性，但路透社能够证实，乌克兰军队在反攻初期取得了进展。</text:p>
      <text:p text:style-name="P4">
18日周日，华盛顿智库战争研究所援引消息人士的话称，乌克兰军队可能会暂时停止反攻行动，以“重新评估他们未来行动的战术”。</text:p>
      <text:p text:style-name="P4">
战争研究所还强调，反攻的主要行动尚未开始。</text:p>
      <text:p text:style-name="P4">
战争研究所在其每日态势分析中表示，“研究所此前曾指出，乌克兰尚未投入大部分可用部队进行反攻行动，也尚未开始它的主要行动。”</text:p>
      <text:p text:style-name="P4">
它指出，“行动暂停是重大进攻行动的一个共同特征，并且这次暂停并不意味着乌克兰反攻结束。”</text:p>
      <text:p text:style-name="P4">
乌克兰总统弗拉基米尔·泽连斯基在其夜间视频讲话中称军事进攻是一种“压力态势”，但是乌克兰军队在这种情况下并没有让集中在俄罗斯军队身上的压力溜走。</text:p>
      <text:p text:style-name="P4">
泽连斯基说道，“在一些地区，我们的勇士正在前进，在一些地区，他们正在捍卫自己的阵地，抵抗着占领者的突袭和变本加厉的进攻。”</text:p>
      <text:p text:style-name="P4">
他声称，“我们没有失去任何阵地。只有解放了一些阵地。只有他们产生了损失。”</text:p>
      <text:p text:style-name="P4">
两个北约成员国的官员表示，莫斯科试图预测乌克兰将会发动袭击的目标，正在重新部署部分军队。</text:p>
      <text:p text:style-name="P4">
<draw:frame draw:style-name="fr1" draw:name="Image141" text:anchor-type="as-char" svg:width="6.9236in" svg:height="3.894525in" draw:z-index="0">
<draw:image xlink:href="../Images/Aljazeera Chinese/2023-06-20T07-43-37/3-1687246764.jpg" xlink:type="simple" xlink:show="embed" xlink:actuate="onLoad" draw:mime-type="image/jpeg"/>
</draw:frame>
 乌克兰反攻要注意的地区 (半岛电视台)</text:p>
      <text:p text:style-name="P4">
英国和爱沙尼亚情报官员表示，俄罗斯一直在从第聂伯河以南地区沿着前线向东调动一些部队。此前，该地区6月6日因巨大的卡霍夫卡水电站大坝被毁而被洪水淹没。</text:p>
      <text:p text:style-name="P4">
总之，乌克兰军方表示它的反攻行动正在按计划进行，但同时承认前线存在“困境”。</text:p>
      <text:p text:style-name="P4">
在该国南部，乌克兰总司令瓦列里·扎卢日尼周一在Telegram中写道，乌克兰的推进受到了防御工事、密集的雷区和“大量储备”的阻碍，但行动将将如期进行。</text:p>
      <text:p text:style-name="P4">
在一段视频中，他还在前线附近的指挥中心与总参谋长谢尔盖·沙普塔拉一起现身。通过此，扎卢日尼可能也在反驳俄罗斯官方媒体的谣言，他们曾多次声称他在5月份的一次导弹袭击中受重伤。</text:p>
      <text:p text:style-name="P4">
Source: <text:a xlink:type="simple" xlink:href="https://chinese.aljazeera.net/news/war-in-ukraine/2023/6/20/%e4%b9%8c%e5%85%8b%e5%85%b0%e7%a7%b0%e5%8f%8d%e6%94%bb%e8%a1%8c%e5%8a%a8%e4%b8%ad%e6%9c%80%e5%a4%a7%e7%9a%84%e6%89%93%e5%87%bb%e5%b0%9a%e6%9c%aa%e5%88%b0%e6%9d%a5" text:style-name="Internet_20_link" text:visited-style-name="Visited_20_Internet_20_Link">
https://chinese.aljazeera.net/news/war-in-ukraine/2023/6/20/%e4%b9%8c%e5%85%8b%e5%85%b0%e7%a7%b0%e5%8f%8d%e6%94%bb%e8%a1%8c%e5%8a%a8%e4%b8%ad%e6%9c%80%e5%a4%a7%e7%9a%84%e6%89%93%e5%87%bb%e5%b0%9a%e6%9c%aa%e5%88%b0%e6%9d%a5</text:a>
</text:p>
      <!--NEWS-->
      <text:h text:style-name="P10" text:outline-level="1">
<text:span text:style-name="T4">
中国再度降息，试图拉动经济复苏 (Free Version)</text:span>
</text:h>
      <text:p text:style-name="P4">
Author: Jason Douglas</text:p>
      <text:p text:style-name="P4">
Publisher: 华尔街日报中文网</text:p>
      <text:p text:style-name="P4">
Published Time: 2023-06-20T07:50:00.000Z</text:p>
      <text:p text:style-name="P4">
Modified Time: 2023-06-20T07:50:00.000Z</text:p>
      <text:p text:style-name="P4">
Created Time: 2023-06-20T06:36:00.000Z</text:p>
      <text:p text:style-name="P4">
Description: 中国金融机构下调了针对家庭和企业的基准贷款利率，这是此前一系列降息行动的延续，旨在为疲软的经济复苏注入活力。</text:p>
      <text:p text:style-name="P4">
Images: []</text:p>
      <text:p text:style-name="P4">
Categories: ['经济', '中国经济']</text:p>
      <text:p text:style-name="P4">
Keywords: SYND,LINK:EN|WP-WSJ-0000992642</text:p>
      <text:p text:style-name="P4">
Type: Article</text:p>
      <!--METADATA-->
      <text:p text:style-name="P4">
中国金融机构下调了针对家庭和企业的基准贷款利率，这是此前一系列降息行动的延续，旨在 <text:a xlink:type="simple" xlink:href="https://cn.wsj.com/articles/CN-CEC-20230617083331" text:style-name="Internet_20_link" text:visited-style-name="Visited_20_Internet_20_Link">
 为疲软的经济复苏注入活力</text:a>
 。</text:p>
      <text:p text:style-name="P4">
Source: <text:a xlink:type="simple" xlink:href="https://cn.wsj.com/articles/%E4%B8%AD%E5%9B%BD%E5%86%8D%E5%BA%A6%E9%99%8D%E6%81%AF-%E8%AF%95%E5%9B%BE%E6%8B%89%E5%8A%A8%E7%BB%8F%E6%B5%8E%E5%A4%8D%E8%8B%8F-c115005" text:style-name="Internet_20_link" text:visited-style-name="Visited_20_Internet_20_Link">
https://cn.wsj.com/articles/%E4%B8%AD%E5%9B%BD%E5%86%8D%E5%BA%A6%E9%99%8D%E6%81%AF-%E8%AF%95%E5%9B%BE%E6%8B%89%E5%8A%A8%E7%BB%8F%E6%B5%8E%E5%A4%8D%E8%8B%8F-c115005</text:a>
</text:p>
      <!--NEWS-->
      <text:h text:style-name="P10" text:outline-level="1">
<text:span text:style-name="T4">
联合国通过保护公海生物多样性协定</text:span>
</text:h>
      <text:p text:style-name="P4">
Author: 联合早报 (Person)</text:p>
      <text:p text:style-name="P4">
Publisher: 联合早报 (Organization)</text:p>
      <text:p text:style-name="P4">
Published Time: 2023-06-20T07:51</text:p>
      <text:p text:style-name="P4">
Modified Time: 2023-06-20T09:03</text:p>
      <text:p text:style-name="P4">
Description: 经过近20年的艰苦谈判，联合国193个会员国星期一（6月19日），在纽约通过了一项具有里程碑意义、具有法律约束力的海洋生物多样性协定。联合国新闻报道，这项协定旨在加强各国管辖范围以...</text:p>
      <text:p text:style-name="P4">
Videos: []</text:p>
      <text:p text:style-name="P4">
Audios: []</text:p>
      <text:p text:style-name="P4">
Images: []</text:p>
      <text:p text:style-name="P4">
Type: NewsArticle</text:p>
      <text:p text:style-name="P4">
Breadcrumbs: ['即时', '国际']</text:p>
      <text:p text:style-name="P4">
Keywords: ['联合国', '海洋', '古特雷斯']</text:p>
      <!--METADATA-->
      <text:p text:style-name="P4">
经过近20年的艰苦谈判，联合国193个会员国星期一（6月19日），在纽约通过了一项具有里程碑意义、具有法律约束力的海洋生物多样性协定。</text:p>
      <text:p text:style-name="P4">
联合国新闻报道，这项协定旨在加强各国管辖范围以外区域的海洋生物多样性的养护和可持续利用，覆盖全球三分之二以上的海洋。</text:p>
      <text:p text:style-name="P4">
长期以来，各国有责任保护和可持续利用其国家管辖范围内的水域，但随着新协定的通过，对于公海的保护也得以加强，免受污染和不可持续的捕鱼活动等破坏性趋势的影响。</text:p>
      <text:p text:style-name="P4">
这份《“联合国海洋法公约”下国家管辖范围以外区域海洋生物多样性的养护和可持续利用协定》共计75条，为国家和其他利益攸关方之间的跨部门合作提供了一个重要框架，以促进海洋及其资源的可持续发展，并解决海洋面临的多方面压力。</text:p>
      <text:p text:style-name="P4">
联合国秘书长古特雷斯称，海洋生物多样性协定的通过，展现了多边主义的力量。他对参与谈判的各国代表说：“通过采取行动，应对我们星球面临的超越国界的威胁，你们正在表明，面对全球威胁应拿出全球行动。并且表明，各国可以为共同利益走到一起，团结起来。”</text:p>
      <text:p text:style-name="P4">
他说：“你们注入了新的活力和希望，给了海洋一线生机。”</text:p>
      <text:p text:style-name="P4">
古特雷斯敦促所有国家不遗余力确保海洋生物多样性协定生效，并促请各国毫不拖延地采取行动，尽快签署和批准协定。</text:p>
      <text:p text:style-name="P4">
Source: <text:a xlink:type="simple" xlink:href="https://www.zaobao.com.sg/realtime/world/story20230620-1406018" text:style-name="Internet_20_link" text:visited-style-name="Visited_20_Internet_20_Link">
https://www.zaobao.com.sg/realtime/world/story20230620-1406018</text:a>
</text:p>
      <!--NEWS-->
      <text:h text:style-name="P10" text:outline-level="1">
<text:span text:style-name="T4">
卡塔尔将与中国达成第二份大型LNG供应协议 (Free Version)</text:span>
</text:h>
      <text:p text:style-name="P4">
Authors: ['安德鲁•英格兰', '西梅昂•克尔']</text:p>
      <text:p text:style-name="P4">
Publisher: 英国《金融时报》</text:p>
      <text:p text:style-name="P4">
Time: 2023-06-20T07:57:01+00:00</text:p>
      <text:p text:style-name="P4">
Published Time: 2023-06-19T12:00:99+08:00</text:p>
      <text:p text:style-name="P4">
Modified Time: 2023-06-20T03:56:99+08:00</text:p>
      <text:p text:style-name="P4">
Description: 知情人士表示，中国石油即将与卡塔尔能源签署一份为期27年、每年购买400万吨液化天然气的协议。</text:p>
      <text:p text:style-name="P4">
Images: ["<text:a xlink:type="simple" xlink:href="https://thumbor.ftacademy.cn/unsafe/picture/4/000184934_piclink.jpg" text:style-name="Internet_20_link" text:visited-style-name="Visited_20_Internet_20_Link">
000184934_pic...</text:a>
"]</text:p>
      <text:p text:style-name="P4">
Themes: ['天然气', '关注']</text:p>
      <text:p text:style-name="P4">
Keywords: ['天然气', '卡塔尔', '中石油', '能源']</text:p>
      <text:p text:style-name="P4">
Type: Article</text:p>
      <!--METADATA-->
      <text:p text:style-name="P4">
<draw:frame draw:style-name="fr1" draw:name="Image142" text:anchor-type="as-char" svg:width="6.9236in" svg:height="3.894525in" draw:z-index="0">
<draw:image xlink:href="../Images/FT Chinese Free Version/2023-06-20T07-57-01-00-00/000184934_piclink.jpg" xlink:type="simple" xlink:show="embed" xlink:actuate="onLoad" draw:mime-type="image/jpeg"/>
</draw:frame>
</text:p>
      <text:p text:style-name="P4">
时隔不到一年，卡塔尔将与中国国有企业达成第二份大型天然气供应协议，这显示出中国这个亟需能源的亚洲大国急着与全球最大的液化天然气出口国之一达成长期协议。</text:p>
      <text:p text:style-name="P4">
知情人士表示，预计中国石油天然气集团有限公司(CNPC，以下简称中石油)与卡塔尔能源(QatarEnergy)将于周二签署一份为期27年的协议；根据协议，中国将每年从这个海湾国家购买400万吨液化天然气。中石油还将以合资企业伙伴的身份，在卡塔尔的全球最大天然气田——北方气田(NorthField)的扩建项目中获得5%的股权。</text:p>
      <text:p text:style-name="P4">
Source: <text:a xlink:type="simple" xlink:href="http://www.ftchinese.com/story/001100031" text:style-name="Internet_20_link" text:visited-style-name="Visited_20_Internet_20_Link">
http://www.ftchinese.com/story/001100031</text:a>
</text:p>
      <!--NEWS-->
      <text:h text:style-name="P10" text:outline-level="1">
<text:span text:style-name="T4">
瑞士5月对华手表出口大增 (Free Version)</text:span>
</text:h>
      <text:p text:style-name="P4">
Author: Joshua Kirby</text:p>
      <text:p text:style-name="P4">
Publisher: 华尔街日报中文网</text:p>
      <text:p text:style-name="P4">
Published Time: 2023-06-20T08:05:00.000Z</text:p>
      <text:p text:style-name="P4">
Modified Time: 2023-06-20T08:05:00.000Z</text:p>
      <text:p text:style-name="P4">
Created Time: 2023-06-20T06:53:00.000Z</text:p>
      <text:p text:style-name="P4">
Description: 根据瑞士钟表工业联合会周二公布的数据，得益于所有主要市场、尤其是中国市场的强劲表现，5月份瑞士手表出口步伐加快。</text:p>
      <text:p text:style-name="P4">
Images: []</text:p>
      <text:p text:style-name="P4">
Categories: ['经济']</text:p>
      <text:p text:style-name="P4">
Keywords: SYND</text:p>
      <text:p text:style-name="P4">
Type: Article</text:p>
      <!--METADATA-->
      <text:p text:style-name="P4">
根据瑞士钟表工业联合会(Federation of the Swiss WatchIndustry)周二公布的数据，得益于所有主要市场、尤其是中国市场的强劲表现，5月份瑞士手表出口步伐加快。</text:p>
      <text:p text:style-name="P4">
Source: <text:a xlink:type="simple" xlink:href="https://cn.wsj.com/articles/%E7%91%9E%E5%A3%AB5%E6%9C%88%E5%AF%B9%E5%8D%8E%E6%89%8B%E8%A1%A8%E5%87%BA%E5%8F%A3%E5%A4%A7%E5%A2%9E-e0af650b" text:style-name="Internet_20_link" text:visited-style-name="Visited_20_Internet_20_Link">
https://cn.wsj.com/articles/%E7%91%9E%E5%A3%AB5%E6%9C%88%E5%AF%B9%E5%8D%8E%E6%89%8B%E8%A1%A8%E5%87%BA%E5%8F%A3%E5%A4%A7%E5%A2%9E-e0af650b</text:a>
</text:p>
      <!--NEWS-->
      <text:h text:style-name="P10" text:outline-level="1">
<text:span text:style-name="T4">
义乌走在人民币贸易结算的前列 (Free Version)</text:span>
</text:h>
      <text:p text:style-name="P4">
Authors: ['孙昱', '康河信']</text:p>
      <text:p text:style-name="P4">
Publisher: 英国《金融时报》</text:p>
      <text:p text:style-name="P4">
Time: 2023-06-20T08:22:36+00:00</text:p>
      <text:p text:style-name="P4">
Published Time: 2023-06-19T12:00:99+08:00</text:p>
      <text:p text:style-name="P4">
Modified Time: 2023-06-20T04:21:99+08:00</text:p>
      <text:p text:style-name="P4">
Description: 全球最大的小商品批发市场义乌的人民币贸易结算比例和增速均高于全国平均水平，一些义乌独有的因素发挥了作用。</text:p>
      <text:p text:style-name="P4">
Images: ["<text:a xlink:type="simple" xlink:href="https://thumbor.ftacademy.cn/unsafe/picture/1/000184921_piclink.jpg" text:style-name="Internet_20_link" text:visited-style-name="Visited_20_Internet_20_Link">
000184921_pic...</text:a>
"]</text:p>
      <text:p text:style-name="P4">
Themes: ['中国经济', '关注']</text:p>
      <text:p text:style-name="P4">
Keywords: ['人民币国际化', '中国经济', '人民币', '义务', '贸易', '浙江']</text:p>
      <text:p text:style-name="P4">
Type: Article</text:p>
      <!--METADATA-->
      <text:p text:style-name="P4">
<draw:frame draw:style-name="fr1" draw:name="Image143" text:anchor-type="as-char" svg:width="6.9236in" svg:height="3.894525in" draw:z-index="0">
<draw:image xlink:href="../Images/FT Chinese Free Version/2023-06-20T08-22-36-00-00/000184921_piclink.jpg" xlink:type="simple" xlink:show="embed" xlink:actuate="onLoad" draw:mime-type="image/jpeg"/>
</draw:frame>
</text:p>
      <text:p text:style-name="P4">
在全球最大的小商品批发市场义乌，愿意用人民币结算的俄罗斯商人越来越多，这令袜子出口商John Zhu感到振奋。</text:p>
      <text:p text:style-name="P4">
JohnZhu说：“俄罗斯与西方决裂令这个国家别无选择，只能依赖人民币维持经济运转。”他指出，莫斯科客户通过中国社交媒体应用程序微信(WeChat)进行人民币支付。“我们是这种趋势的受益者。”</text:p>
      <text:p text:style-name="P4">
Source: <text:a xlink:type="simple" xlink:href="http://www.ftchinese.com/story/001100032" text:style-name="Internet_20_link" text:visited-style-name="Visited_20_Internet_20_Link">
http://www.ftchinese.com/story/001100032</text:a>
</text:p>
      <!--NEWS-->
      <text:h text:style-name="P10" text:outline-level="1">
<text:span text:style-name="T4">
专访：莫迪称印美空前互信，大谈印度领导地位 (Free Version)</text:span>
</text:h>
      <text:p text:style-name="P4">
Author: Rajesh Roy / Brendan Moran / Gordon Fairclough</text:p>
      <text:p text:style-name="P4">
Publisher: 华尔街日报中文网</text:p>
      <text:p text:style-name="P4">
Published Time: 2023-06-20T08:25:00.000Z</text:p>
      <text:p text:style-name="P4">
Modified Time: 2023-06-20T08:25:00.000Z</text:p>
      <text:p text:style-name="P4">
Created Time: 2023-06-20T05:30:00.000Z</text:p>
      <text:p text:style-name="P4">
Description: 印度总理莫迪表示，印度和美国之间的关系比以往任何时候都更加牢固和深入。在地缘政治格局动荡的当下，印度采取行动，希望获得其认为在世界舞台上应有的地位。</text:p>
      <text:p text:style-name="P4">
Images: []</text:p>
      <text:p text:style-name="P4">
Categories: ['国际']</text:p>
      <text:p text:style-name="P4">
Keywords: SYND,LINK:EN|WP-WSJ-0000992043</text:p>
      <text:p text:style-name="P4">
Type: Article</text:p>
      <!--METADATA-->
      <text:p text:style-name="P4">
印度总理莫迪(NarendraModi)表示，印度和美国之间的关系比以往任何时候都更加牢固和深入。在地缘政治格局动荡的当下，印度采取行动，希望获得其认为在世界舞台上应有的地位。</text:p>
      <text:p text:style-name="P4">
Source: <text:a xlink:type="simple" xlink:href="https://cn.wsj.com/articles/%E4%B8%93%E8%AE%BF-%E8%8E%AB%E8%BF%AA%E7%A7%B0%E5%8D%B0%E7%BE%8E%E7%A9%BA%E5%89%8D%E4%BA%92%E4%BF%A1-%E5%A4%A7%E8%B0%88%E5%8D%B0%E5%BA%A6%E9%A2%86%E5%AF%BC%E5%9C%B0%E4%BD%8D-9607fe6a" text:style-name="Internet_20_link" text:visited-style-name="Visited_20_Internet_20_Link">
https://cn.wsj.com/articles/%E4%B8%93%E8%AE%BF-%E8%8E%AB%E8%BF%AA%E7%A7%B0%E5%8D%B0%E7%BE%8E%E7%A9%BA%E5%89%8D%E4%BA%92%E4%BF%A1-%E5%A4%A7%E8%B0%88%E5%8D%B0%E5%BA%A6%E9%A2%86%E5%AF%BC%E5%9C%B0%E4%BD%8D-9607fe6a</text:a>
</text:p>
      <!--NEWS-->
      <text:h text:style-name="P10" text:outline-level="1">
<text:span text:style-name="T4">
乌干达中学遇袭酿42死 疑涉案20人遭逮</text:span>
</text:h>
      <text:p text:style-name="P4">
Publisher: 法新社</text:p>
      <text:p text:style-name="P4">
Published Time: 2023-06-20T08:32:11+00:00</text:p>
      <text:p text:style-name="P4">
Modified Time: 2023-06-20T08:05:04+00:00</text:p>
      <text:p text:style-name="P4">
Description: （法新社乌干达姆蓬杜19日电） 乌干达西部一所中学上周发生攻击事件，与伊斯兰国（IS）相关民兵组织杀害了42人，大多数为学生。乌干达警方今天表示，有20人因涉嫌与民兵组织合作遭逮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3.617581in" draw:z-index="0">
<draw:image xlink:href="../Images/rficn/2023-06-20T08-32-11-00-00/000000.png" xlink:type="simple" xlink:show="embed" xlink:actuate="onLoad" draw:mime-type="image/png"/>
</draw:frame>
</text:p>
      <text:p text:style-name="P4">
乌干达警方发言人埃南加（Fred Enanga）在记者会上说：「涉嫌与民主同盟军（Allied DemocraticForces，ADF）合作的20人已遭逮捕。」他指的是藏身在刚果民主共和国的「民主同盟军」，伊斯兰国团体称民主同盟军是他们在当地的分支。</text:p>
      <text:p text:style-name="P4">
埃南加补充道：「做为调查的一部分，我们也讯问了老师、校长。他们必须解答一些问题。」但他并未明确指出这些人是否被捕。</text:p>
      <text:p text:style-name="P4">
埃南加表示，乌干达西部偏远地区姆蓬杜（Mpondwe）的鲁比里哈中学（Lhubiriha SecondarySchool）16日晚间发生骇人的攻击事件，造成42人死亡，当中有37人是学生。</text:p>
      <text:p text:style-name="P4">
他补充道，另有6人受伤，目前仍在医院接受治疗。</text:p>
      <text:p text:style-name="P4">
Source: <text:a xlink:type="simple" xlink:href="https://www.rfi.fr/cn/%E5%9B%BD%E9%99%85%E6%8A%A5%E9%81%93/20230620-%E4%B9%8C%E5%B9%B2%E8%BE%BE%E4%B8%AD%E5%AD%A6%E9%81%87%E8%A2%AD%E9%85%BF42%E6%AD%BB-%E7%96%91%E6%B6%89%E6%A1%8820%E4%BA%BA%E9%81%AD%E9%80%AE" text:style-name="Internet_20_link" text:visited-style-name="Visited_20_Internet_20_Link">
https://www.rfi.fr/cn/%E5%9B%BD%E9%99%85%E6%8A%A5%E9%81%93/20230620-%E4%B9%8C%E5%B9%B2%E8%BE%BE%E4%B8%AD%E5%AD%A6%E9%81%87%E8%A2%AD%E9%85%BF42%E6%AD%BB-%E7%96%91%E6%B6%89%E6%A1%8820%E4%BA%BA%E9%81%AD%E9%80%AE</text:a>
</text:p>
      <!--NEWS-->
      <text:h text:style-name="P10" text:outline-level="1">
<text:span text:style-name="T4">
传葛林跳出合约成自由球员 勇士表态全力留人</text:span>
</text:h>
      <text:p text:style-name="P4">
Publisher: 法新社</text:p>
      <text:p text:style-name="P4">
Published Time: 2023-06-20T08:32:12+00:00</text:p>
      <text:p text:style-name="P4">
Modified Time: 2023-06-20T08:05:07+00:00</text:p>
      <text:p text:style-name="P4">
Description: NBA勇士新总经理表态 全力留住葛林（中央社旧金山19日法新电）帮助美国职篮NBA金州勇士拿下4座总冠军的功臣葛林据传要跳出合约、成为自由球员，球队新任总经理小邓利维今天表示希望留住葛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3.617581in" draw:z-index="0">
<draw:image xlink:href="../Images/rficn/2023-06-20T08-32-12-00-00/000000.png" xlink:type="simple" xlink:show="embed" xlink:actuate="onLoad" draw:mime-type="image/png"/>
</draw:frame>
</text:p>
      <text:p text:style-name="P4">
根据ESPN和美国运动新闻网站「运动员」（The Athletic）等报导，葛林（DraymondGreen）为转成非受限自由球员，将不执行他下季2760万美元的球员选项。</text:p>
      <text:p text:style-name="P4">
小邓利维（Mike Dunleavy Jr.）16日接手迈尔斯（BobMyers）离队后的职缺；勇士过去在迈尔斯的运筹帷幄于2015年、2017年、2018年、2022年拿下总冠军。小邓利维过去曾在勇士打过球，他的父亲也曾是NBA球员、教练。</text:p>
      <text:p text:style-name="P4">
小邓利维说：「在跑完书面流程并拿到正式文件前，我们无法说太多。」但他明确表示留住葛林是当务之急，勇士总教练柯尔（Steve Kerr）随后也证实此事。</text:p>
      <text:p text:style-name="P4">
小邓利维说：「我们真的希望能留住葛林，他对球队的意义就是能在高水准的比赛中获胜，我们真心觉得必须有他在阵中，所以这真的很重要。」</text:p>
      <text:p text:style-name="P4">
33岁的葛林职司前锋，曾4次获选参加全明星赛，也在2017年拿下年度最佳防守球员奖。</text:p>
      <text:p text:style-name="P4">
本季葛林场均可缴出8.5分、7.2篮板、6.8助攻、1抄截，但勇士在季后赛第2轮不敌洛杉矶湖人。</text:p>
      <text:p text:style-name="P4">
小邓利维希望即便有球员老化和薪资上限问题，勇士仍能保有竞争力，因为球队大股东莱科布（Joe Lacob）希望球队仍是支常胜军。</text:p>
      <text:p text:style-name="P4">
小邓利维说：「我们面临的挑战很多，当中包括球员老化，新的劳资谈判协议也有一些限制，还有任何你想得到的问题。」</text:p>
      <text:p text:style-name="P4">
「我们知道一切问题所在，但也觉得我们处境不错，我们有够力且愿意花钱的老板、一个凝聚力高的团队，且具有良好沟通、合理的决策，我们相信定有办法解决这些问题。」</text:p>
      <text:p text:style-name="P4">
Source: <text:a xlink:type="simple" xlink:href="https://www.rfi.fr/cn/%E8%BF%90%E5%8A%A8%E5%A4%A9%E5%9C%B0/20230620-%E4%BC%A0%E8%91%9B%E6%9E%97%E8%B7%B3%E5%87%BA%E5%90%88%E7%BA%A6%E6%88%90%E8%87%AA%E7%94%B1%E7%90%83%E5%91%98-%E5%8B%87%E5%A3%AB%E8%A1%A8%E6%80%81%E5%85%A8%E5%8A%9B%E7%95%99%E4%BA%BA" text:style-name="Internet_20_link" text:visited-style-name="Visited_20_Internet_20_Link">
https://www.rfi.fr/cn/%E8%BF%90%E5%8A%A8%E5%A4%A9%E5%9C%B0/20230620-%E4%BC%A0%E8%91%9B%E6%9E%97%E8%B7%B3%E5%87%BA%E5%90%88%E7%BA%A6%E6%88%90%E8%87%AA%E7%94%B1%E7%90%83%E5%91%98-%E5%8B%87%E5%A3%AB%E8%A1%A8%E6%80%81%E5%85%A8%E5%8A%9B%E7%95%99%E4%BA%BA</text:a>
</text:p>
      <!--NEWS-->
      <text:h text:style-name="P10" text:outline-level="1">
<text:span text:style-name="T4">
印度總理莫迪訪美 兩國關係有望更上層樓</text:span>
</text:h>
      <text:p text:style-name="P4">
Author: None (Language: zh)</text:p>
      <text:p text:style-name="P4">
Publisher: None</text:p>
      <text:p text:style-name="P4">
Time: 2023-06-20T08:40:00Z</text:p>
      <text:p text:style-name="P4">
Description: 隨著中國在印太影響力漸增，美國與印度越走越近；20日，印度總理莫迪出訪美國，他此行具有哪些重大意義？</text:p>
      <text:p text:style-name="P4">
Videos: []</text:p>
      <text:p text:style-name="P4">
Images: []</text:p>
      <text:p text:style-name="P4">
Subject: 时政风云</text:p>
      <text:p text:style-name="P4">
Subjects: ['奥巴马', '印度', '美国']</text:p>
      <text:p text:style-name="P4">
Keywords: ['美国', '印度', '美印关系', '中印关系', '印俄关系', '莫迪', '拜登']</text:p>
      <text:p text:style-name="P4">
ID: 65969345</text:p>
      <!--METADATA-->
      <text:p text:style-name="P4">
<text:a xlink:type="simple" xlink:href="https://www.dw.com/zh/overlay/image/article/65969345/65967540" text:style-name="Internet_20_link" text:visited-style-name="Visited_20_Internet_20_Link">
 </text:a>
</text:p>
      <text:p text:style-name="P4">
圖為去年11月，美國總統拜登與印度總理莫迪在印尼峇里島的二十國集團（G20）峰會上談話。</text:p>
      <text:p text:style-name="P4">
（德國之聲中文網）在美國尋求抗衡中國影響力之際，印度總理莫迪（NarendraModi）週二（6月20日）出發前往美國，展開為期3天的國事訪問。法新社指出，印度方面認為此行深具歷史意義，將能擴大、鞏固與美國的關係。</text:p>
      <text:p text:style-name="P4">
莫迪曾多次赴美，上一次正式出訪是2021年9月；不過，這是他首度以外交上最高規格的國事訪問方式出訪美國。</text:p>
      <text:p text:style-name="P4">
「這不是常規的出訪，這是印度和美國之間根本上的轉捩點。」新德里的亞洲社會政策研究所（Asia Society PolicyInstitute）學者莫漢（C. RajaMohan）告訴路透社：「這不是抑制中國或反中的問題，而是關乎在亞洲建立新的權力平衡。亞洲是多極的，沒有單一勢力主宰。」</text:p>
      <text:p text:style-name="P4">
根據印度總理辦公室，莫迪21日將首先到紐約的聯合國總部參加「國際瑜珈日」活動，接著去華府會晤拜登，並接受國宴款待。此外，他還會在美國國會發表演說。亞洲國際新聞（ANI）報導，莫迪也將與特斯拉執行長馬斯克（ElonMusk）會面。</text:p>
      <text:h text:style-name="P12" text:outline-level="3">
<text:span text:style-name="T4">
美印需互助以應對中國？</text:span>
</text:h>
      <text:p text:style-name="P4">
據印度總理辦公室公布的行前發言稿，莫迪說印度和美國在國防工業、太空、量子、人工智慧、生物科技等領域持續深化合作，並且共同致力於推動「自由、開放、包容的印太區域願景」；他此行與拜登會面，也有助於促進二十國集團（G20）、四方安全對話（QUAD）和印太經濟框架（IPEF）等多邊體系運作。</text:p>
      <text:p text:style-name="P4">
本月初， <text:a xlink:type="simple" xlink:href="https://www.dw.com/zh/zh/美国印度将加强国防工业合作/a-65829771" text:style-name="Internet_20_link" text:visited-style-name="Visited_20_Internet_20_Link">
 美國防長奧斯汀（Lloyd Austin）造訪新德里</text:a>
時，宣布與印度一同建立了「充滿野心、嶄新的國防工業合作藍圖」。法新社指出，這可能跟一項價值數十億美元的計劃有關。雙方就此已討論多時，而美國可能在莫迪到訪時正式宣布批准此計劃：讓奇異公司（GeneralElectric）在印度生產噴射引擎，供印度國產的戰鬥機使用。</text:p>
      <text:p text:style-name="P4">
</text:p>
      <text:p text:style-name="P4">
中印關係近期持續惡化，雙方互相拒發簽證給記者，目前印度境內可能已無任何中國官媒記者。圖為2017年9月中國國家主席習近平與印度總理莫迪在廈門參加金磚五國峰會。</text:p>
      <text:p text:style-name="P4">
亞洲集團（The Asia Group）的分析師馬利克（Ashok Malik）向法新社表示，「實用主義和政府層面的深度聯盟」定調了美印關係，且 <text:a xlink:type="simple" xlink:href="https://www.dw.com/zh/zh/美印組高科技抗中同盟-著眼半導體供應鏈/a-64572314" text:style-name="Internet_20_link" text:visited-style-name="Visited_20_Internet_20_Link">
具有非常強大的經濟和商業紐帶 </text:a>
。他還說，隨著中國逐漸在區域內顯露出「超常自信」，印度身為崛起的大國，非常重要。</text:p>
      <text:p text:style-name="P4">
美聯社引述金德爾全球大學（O.P. Jindal Global University）外交學者米斯拉（Jitendra NathMisra）觀點稱，因為中國正逐漸追上美國，且中國的經濟規模比印度大上許多，因此美印在面對中國時相互需要，無法單打獨鬥。</text:p>
      <text:p text:style-name="P4">
路透社指出，冷戰時期印度與美國對彼此都不信任，但在近幾任美國總統任內，跟印度加強關係有了跨黨派的支持，兩國過去20多年來也越走越近。以此為基礎，拜登進一步深化跟印度的合作，視之為對抗中國影響力、強化印太區域安全的重要夥伴。而隨著印度與中國關係惡化，印度也逐漸朝西方靠攏。</text:p>
      <text:p text:style-name="P4">
<text:a xlink:type="simple" xlink:href="https://www.dw.com/zh/zh/中印摩擦傳北京欲在爭議邊界再設緩衝區/a-65704799" text:style-name="Internet_20_link" text:visited-style-name="Visited_20_Internet_20_Link">
 印中邊境衝突 </text:a>
 多年未解，今年初又因<text:a xlink:type="simple" xlink:href="https://www.dw.com/zh/zh/邊境口角再起-印度拒中國更改藏南地名/a-65226751" text:style-name="Internet_20_link" text:visited-style-name="Visited_20_Internet_20_Link">
 主權爭議區域的地名命名問題 </text:a>
，再度爆發外交口角。此外，雙方政府近期 <text:a xlink:type="simple" xlink:href="https://www.dw.com/zh/zh/中印互逐媒体印度将无中国官媒记者/a-65781991" text:style-name="Internet_20_link" text:visited-style-name="Visited_20_Internet_20_Link">
 皆以拒發簽證的方式，迫使對方國家的記者離境</text:a>
，此事也加大了兩國矛盾。莫迪這次出訪美國前接受《華爾街日報》訪問時說，除非邊境能實現和平穩定，否則印中關係難有進展。</text:p>
      <ul>
        <li>
</li>
      </ul>
      <h5>
中印边境冲突的渊源</h5>
      <text:h text:style-name="P12" text:outline-level="3">
<text:span text:style-name="T4">
中印2000公里边境, 12万平方公里纠纷</text:span>
</text:h>
      <text:p text:style-name="P4">
中印边界总长近2000公里，另外还有12万平方公里的区域存在领土纠纷。有领土纠纷的边界涉及西段（600公里）、中段（450公里）和东段（650公里）3个部分。2020年5月，中印在锡金北部发生冲突（中段）；6月16日，中印在拉达克的巴勒万河谷（西段）发生士兵肢体冲突，造成数十人伤亡，至少印方称有20名士兵死亡。</text:p>
      <ul>
        <li>
</li>
      </ul>
      <h5>
中印边境冲突的渊源</h5>
      <text:h text:style-name="P12" text:outline-level="3">
<text:span text:style-name="T4">
麦克马洪线</text:span>
</text:h>
      <text:p text:style-name="P4">
马克马洪线(McMahonLine，东段线)是一条英国探险家测量印度时画下的一条英属印度同西藏之间的边界。1914年，英国外交官麦克马洪召集中、印、藏三方会议，由于中华民国不同意分割西藏的麦克马洪线、藏方未能得到事先秘议的独立转而也放弃承认麦克马红线，结果中藏均没有签署《西姆拉条约》。印度和缅甸则认为麦克马洪线是历史疆界。时至今日，中华人民共和国虽然拒绝承认麦克马洪线，但把它看作是实际控制线。1962年中印之战中，中国军队虽然一度占领了该地重镇达旺，但后来撤回到实际控制线以北。</text:p>
      <ul>
        <li>
</li>
      </ul>
      <h5>
中印边境冲突的渊源</h5>
      <text:h text:style-name="P12" text:outline-level="3">
<text:span text:style-name="T4">
藏南（印度：阿鲁纳恰尔邦）</text:span>
</text:h>
      <text:p text:style-name="P4">
藏南在印度被称为“阿鲁纳恰尔邦”（ArunachalPradesh，东段线），面积约为6万平方公里，位于喜马拉雅山脉的南侧。它的西面是不丹，东面是缅甸，向南是印度，北边是中国的西藏。中国称该地为藏南，属于西藏自治区行政区划。不过，按照“麦克马洪线”的划分，该地属于印度，印度也实际控制该地，只是藏方以及中华民国当年均拒绝在条约上签字。中华人民共和国成立后延续这一路线。1948年，刚刚独立的印度开始派兵进入这个地区，1960年，印度完全占领了麦线以南部分，中国控制麦线以北。1972年，印度在该地成立阿鲁纳恰尔中央直辖区，1987年，该区改为“阿鲁纳恰尔邦”。</text:p>
      <ul>
        <li>
</li>
      </ul>
      <h5>
中印边境冲突的渊源</h5>
      <text:h text:style-name="P12" text:outline-level="3">
<text:span text:style-name="T4">
锡金问题</text:span>
</text:h>
      <text:p text:style-name="P4">
英国于1887年强占锡金国，次年出兵西藏。1950年，独立之后的印度称为锡金的保护国，1975年正式将其纳为“锡金邦”。2003年，印度总理瓦杰帕伊访问中国后，北京承认新德里对锡金的主权，同时印度亦承认中国对西藏主权。2005年之后中国出版的地图上已不再将锡金标注成主权国家。</text:p>
      <ul>
        <li>
</li>
      </ul>
      <h5>
中印边境冲突的渊源</h5>
      <text:h text:style-name="P12" text:outline-level="3">
<text:span text:style-name="T4">
1962年中印之战: 印度总理尼赫鲁大败</text:span>
</text:h>
      <text:p text:style-name="P4">
1960年4月，中印两国政府为寻求解决领土争端，由中国总理周恩来与印度总理尼赫鲁在新德里会谈，但未取得共识。1962年中印边境战争爆发。中国军队当年10月20日从边境的东西两处同时发起进攻时，兵力是印度军队的5至10倍。中国军队当时一直深入到印度今天的阿鲁纳恰尔邦省和喜马拉雅地区。整个战争延续了一个月，总共造成2000人丧生。1962年11月20日，中国单方宣布停火，并撤至麦克马洪线后20公里处。战争之后中印关系因边界冲突走入低谷。</text:p>
      <ul>
        <li>
</li>
      </ul>
      <h5>
中印边境冲突的渊源</h5>
      <text:h text:style-name="P12" text:outline-level="3">
<text:span text:style-name="T4">
中印关系改善，甘地总理开启总理互访</text:span>
</text:h>
      <text:p text:style-name="P4">
1988年12月19日至23日，印度总理拉吉夫·甘地对中国进行正式访问并与邓小平会晤。这是34年来印度总理首次访问中国。这次访问被看作是中印关系经过多年的紧张期之后开始转暖的标志。1993年，印度总理拉奥（NarasimhaRao）访华期间，双方签署了《关于在中印边境实际控制线地区保持和平与安宁的协定》。这次访问标志着中印关系开启了一个新的时代。自上世纪九十年代以来，中印双方共签署了5个有关和平解决边境冲突的协定。</text:p>
      <ul>
        <li>
</li>
      </ul>
      <h5>
中印边境冲突的渊源</h5>
      <text:h text:style-name="P12" text:outline-level="3">
<text:span text:style-name="T4">
特别代表会晤机制，习莫频繁会晤</text:span>
</text:h>
      <text:p text:style-name="P4">
自2003年中印建立边界问题特别代表会晤机制以来，双方已举行22轮特代会晤。印方的特别代表是国家安全顾问，中方最高代表则多为外交部长。中国国家主席习近平同印度总理莫迪之间的互动相当频繁。</text:p>
      <ul>
        <li>
</li>
      </ul>
      <h5>
中印边境冲突的渊源</h5>
      <text:h text:style-name="P12" text:outline-level="3">
<text:span text:style-name="T4">
2017年中印洞朗地区对峙</text:span>
</text:h>
      <text:p text:style-name="P4">
占地约100平方公里的洞朗（Doklam）是中国和不丹之间存有争议的地区，印度也从未对该地宣示过主权。2017年6月，印度以“接到不丹政府的求助”、“支持不丹主权”为由，派兵越过中印边界，阻止中国在那里修筑公路，形成同中国军队长达71天的对峙。不丹是中国14个邻国中唯一一个没有与中国建交的国家，其国家的外交权和防务权掌握在印度手中。2014年莫迪以总理身份第一个访问的国家便是不丹。</text:p>
      <ul>
        <li>
</li>
      </ul>
      <h5>
中印边境冲突的渊源</h5>
      <text:h text:style-name="P12" text:outline-level="3">
<text:span text:style-name="T4">
2020年中印冲突又起</text:span>
</text:h>
      <text:p text:style-name="P4">
5月5日，在位于拉达克地区的海拔四千多米的班公错湖（Pangong Tsolake，西段），中国和印度军方人员相互投掷石块、木棒、铁棍等，双方都有人员受伤。5月9日，印度锡金邦那图拉山口（中段），中印军人相互投石并发生肢体冲突，有数十人受伤。6月16日，在加勒万河谷（Galwanvalley，西段）的中印士兵冲突中，有3名印度士兵在与解放军的冲突中死亡。当天稍晚时，印度军方宣布印度士兵的死亡人数提升至20人。</text:p>
      <text:p text:style-name="P4">
作者: 李鱼</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美印之間的「尷尬現實」</text:span>
</text:h>
      <text:p text:style-name="P4">
中國官媒《環球時報》20日的報導內，對於莫迪此行是否代表美印關係強化，抱持懷疑態度。該報訪問復旦大學南亞研究中心副主任林民旺，稱印度本質上是「騎牆派」。林民旺認為，美方稱莫迪訪美是「轉折時刻」，只是「一廂情願」的說法，這種期待「註定會落空」，「因為印度只想要好處，不會承擔美國盟友的義務」。</text:p>
      <text:p text:style-name="P4">
喬治城大學（Georgetown University）外交學院學者努爾丁（IrfanNooruddin）告訴DW，印度感受到中國的威脅，而美國又把中國視為21世紀最大的安全挑戰，這促使印美逐漸靠近。然而，在這種背景下，還是存在著一種「尷尬的現實」，那就是<text:a xlink:type="simple" xlink:href="https://www.dw.com/zh/zh/纪录片印度莫迪问题被禁-警察大学抓人/a-64520565" text:style-name="Internet_20_link" text:visited-style-name="Visited_20_Internet_20_Link">
 印度的民主體制並不像過去那麼健全 </text:a>
，在宗教、新聞、公民社會方面的人權紀錄都引發質疑。</text:p>
      <text:p text:style-name="P4">
「拜登把民主對抗非民主當作外交政策的組織原則，從這個觀點來看，如果印度是個蓬勃發展的民主國家，那可方便多了，」努爾丁說。但也有專家說，跟中國相比，印度至少還是個民主政體。華府智庫布鲁金斯學會（BrookingsInstitution）學者馬丹（TanviMadan）告訴DW，美國接受了印度選民選出來的領袖、認知到自身對印度內政影響有限；儘管如此，「印度的民主狀況確實是美國會考慮的問題」。</text:p>
      <text:p text:style-name="P4">
馬丹進一步表示：「如果中國不希望看到美印關係密切，那也許之前對印度的態度就應該不要那麼強硬。」馬丹說，任何了解印度的人都知道該國珍視其獨立性，未必樂於結盟，「但<text:a xlink:type="simple" xlink:href="https://www.dw.com/zh/zh/印度眼中的安全威胁中国第一美国第二/a-64435242" text:style-name="Internet_20_link" text:visited-style-name="Visited_20_Internet_20_Link">
 當它面臨更大的挑戰 </text:a>
，就會克服這種猶豫不決」。</text:p>
      <text:h text:style-name="P12" text:outline-level="3">
<text:span text:style-name="T4">
印度对俄罗斯石油的胃口越来越大</text:span>
</text:h>
      <text:h text:style-name="P12" text:outline-level="3">
<text:span text:style-name="T4">
印俄關係是隱憂</text:span>
</text:h>
      <text:p text:style-name="P4">
印度擁有巨大的市場，且很有潛力成為中國供應鏈的替代，但 <text:a xlink:type="simple" xlink:href="https://www.dw.com/zh/zh/莫迪访德谈双边合作-俄乌问题分歧仍在/a-61663829" text:style-name="Internet_20_link" text:visited-style-name="Visited_20_Internet_20_Link">
 印度與俄羅斯的關係 </text:a>
 仍讓美國有疑慮。印度政府並沒有明確譴責俄羅斯對烏克蘭的侵略，且持續向俄國購買低價的石油。</text:p>
      <text:p text:style-name="P4">
華府智庫戰略暨國際研究中心（CSIS）學者坎普（DonaldCamp）告訴法新社，雖然美國會催促印度對俄國採取進一步措施，但似乎並未對美印關係進展帶來巨大的阻礙。</text:p>
      <text:p text:style-name="P4">
美聯社分析，印俄之間在國防、核能等領域有合作，這樣的關係持續了數十年；不過，白宮從莫迪近期的公開言論觀察到一些跡象，顯示印度隱約在遠離俄國，這代表印度希望其軍事設備來源能夠更多元化，且印度政府也意識到中俄友好對印度可能有影響。</text:p>
      <text:p text:style-name="P4">
CSIS的美印政策研究學者羅索（Richard Rossow）告訴美聯社，白宮雖然 <text:a xlink:type="simple" xlink:href="https://www.dw.com/zh/zh/拜登勸莫迪少買俄石油-印度批美搞錯重點/a-61429083" text:style-name="Internet_20_link" text:visited-style-name="Visited_20_Internet_20_Link">
 不希望印度繼續向俄國買石油</text:a>
，一方面也不願就此切斷跟印度的關係，因此會透過細微、適當的方式「輕輕推」印度，不會讓此事變成決定性因素。</text:p>
      <text:p text:style-name="P4">
（綜合報導，DW駐華盛頓記者Janelle Dumalaon對此文亦有貢獻）</text:p>
      <text:p text:style-name="P4">
Source: <text:a xlink:type="simple" xlink:href="https://www.dw.com/zh/印度總理莫迪訪美-兩國關係有望更上層樓/a-65969345" text:style-name="Internet_20_link" text:visited-style-name="Visited_20_Internet_20_Link">
https://www.dw.com/zh/印度總理莫迪訪美-兩國關係有望更上層樓/a-65969345?maca=chi-rss-chi-all-1127-rdf</text:a>
</text:p>
      <!--NEWS-->
      <text:h text:style-name="P10" text:outline-level="1">
<text:span text:style-name="T4">
美司法部长突访国际刑事法院 华府政策出现转移</text:span>
</text:h>
      <text:p text:style-name="P4">
Author: 联合早报 (Person)</text:p>
      <text:p text:style-name="P4">
Publisher: 联合早报 (Organization)</text:p>
      <text:p text:style-name="P4">
Published Time: 2023-06-20T08:46</text:p>
      <text:p text:style-name="P4">
Modified Time: 2023-06-20T08:51</text:p>
      <text:p text:style-name="P4">
Description: 美国司法部长加兰星期一（6月19日）突然到荷兰海牙国际刑事法院（ICC）访问，与国际刑事法院首席检察官会面。路透社报道，美国司法部事前没有公布加兰的行程，也没有向媒体提供任何信息。</text:p>
      <text:p text:style-name="P4">
Videos: []</text:p>
      <text:p text:style-name="P4">
Audios: []</text:p>
      <text:p text:style-name="P4">
Images: []</text:p>
      <text:p text:style-name="P4">
Type: NewsArticle</text:p>
      <text:p text:style-name="P4">
Breadcrumbs: ['即时', '国际']</text:p>
      <text:p text:style-name="P4">
Keywords: ['美国司法部', '国际刑事法院', '拜登', '普京', '战争罪']</text:p>
      <!--METADATA-->
      <text:p text:style-name="P4">
美国司法部长加兰星期一（6月19日）突然到荷兰海牙国际刑事法院（ICC）访问，与国际刑事法院首席检察官会面。</text:p>
      <text:p text:style-name="P4">
路透社报道，美国司法部事前没有公布加兰的行程，也没有向媒体提供任何信息。加兰访问海牙，是华府对世界常设战争罪法庭的政策出现转变的迹象。</text:p>
      <text:p text:style-name="P4">
国际刑事法院星期一在推特上说，加兰会见了国际刑事法院首席检察官卡里姆·汗（Karim Khan），但没有提供两人会面的任何细节。</text:p>
      <text:p text:style-name="P4">
加兰和卡里姆·汗见面说明华盛顿与国际刑事法院的关系改善。</text:p>
      <text:p text:style-name="P4">
多个大国包括美国、中国和俄罗斯，都不是国际刑事法院成员国。特朗普担任美国总统时，对国际刑事法院实施制裁。</text:p>
      <text:p text:style-name="P4">
拜登上任后解除了有关制裁，并支持国际刑事法院调查俄罗斯入侵乌克兰后，在乌克兰犯下的战争罪行。</text:p>
      <text:p text:style-name="P4">
今年3月国际刑事法院对俄罗斯总统普京发出逮捕令，指控他从乌克兰非法转移数百名儿童，犯有战争罪。拜登此前说，国际刑事法院向普京发布逮捕令是正当决定。</text:p>
      <text:p text:style-name="P4">
莫斯科一再否认俄罗斯军队犯下暴行的指控，克里姆林宫称国际刑事法院对普京发布的逮捕令是“无效”的。</text:p>
      <text:p text:style-name="P4">
不过在拜登政府中，并非人人支持与国际刑事法院建立更友好关系。</text:p>
      <text:p text:style-name="P4">
上个月，一些美国国会议员说，国务院和司法部门正与国际刑事法院进行合作，但指责五角大楼阻止美国军事情报共享，破坏了对俄罗斯官员的战争罪起诉。</text:p>
      <text:p text:style-name="P4">
Source: <text:a xlink:type="simple" xlink:href="https://www.zaobao.com.sg/realtime/world/story20230620-1406021" text:style-name="Internet_20_link" text:visited-style-name="Visited_20_Internet_20_Link">
https://www.zaobao.com.sg/realtime/world/story20230620-1406021</text:a>
</text:p>
      <!--NEWS-->
      <text:h text:style-name="P10" text:outline-level="1">
<text:span text:style-name="T4">
俄罗斯对乌克兰战争的今日发展</text:span>
</text:h>
      <text:p text:style-name="P4">
Author: 半岛电视台＋通讯社</text:p>
      <text:p text:style-name="P4">
Publisher: Al Jazeera</text:p>
      <text:p text:style-name="P4">
Published Time: 2023-06-20T08:48:37</text:p>
      <text:p text:style-name="P4">
Modified Time: 2023-06-20T16:22:24</text:p>
      <text:p text:style-name="P4">
Description: 俄罗斯在夜间对乌克兰发动了广泛的空袭，目标是该国首都以及从东到西的各大城市。</text:p>
      <text:p text:style-name="P4">
Images: ["<text:a xlink:type="simple" xlink:href="https://chinese.aljazeera.net/wp-content/uploads/2023/06/2023-06-20T113521Z_117237314_RC2ZM1AACLWI_RTRMADP_3_GERMANY-CHINA-SCHOLZ-1687264784-1687266903.jpg" text:style-name="Internet_20_link" text:visited-style-name="Visited_20_Internet_20_Link">
2023-06-20T1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57" text:anchor-type="as-char" svg:width="6.9236in" svg:height="4.612793in" draw:z-index="0">
<draw:image xlink:href="../Images/Aljazeera Chinese/2023-06-20T08-48-37/2023-06-20T113521Z_117237314_RC2ZM1AACLWI_RTRMADP_3_GERMANY-CHINA-SCHOLZ-1687264784-1687266903.jpg" xlink:type="simple" xlink:show="embed" xlink:actuate="onLoad" draw:mime-type="image/jpeg"/>
</draw:frame>
 中国总理李强在柏林举行的新闻发布会上与德国总理舒尔茨握手 (路透社)</text:p>
      <ul>
        <li>
德国总理舒尔茨呼吁中国政府就俄乌战争对俄罗斯施加影响。据乌克兰称，俄罗斯在受洪水影响的赫尔松地区发动袭击，造成至少一名救援人员丧生，另有多人受伤。   * 据塔斯社报道，俄罗斯国防部长表示，乌克兰计划使用远程火炮和风暴阴影导弹袭击克里米亚。</li>
      </ul>
      <text:p text:style-name="P4">
阅读更多</text:p>
      <text:p text:style-name="P4">
Source: <text:a xlink:type="simple" xlink:href="https://chinese.aljazeera.net/news/war-in-ukraine/liveblog/2023/6/20/%e4%bf%84%e7%bd%97%e6%96%af%e5%af%b9%e4%b9%8c%e5%85%8b%e5%85%b0%e6%88%98%e4%ba%89%e7%9a%84%e4%bb%8a%e6%97%a5%e5%8f%91%e5%b1%95-362" text:style-name="Internet_20_link" text:visited-style-name="Visited_20_Internet_20_Link">
https://chinese.aljazeera.net/news/war-in-ukraine/liveblog/2023/6/20/%e4%bf%84%e7%bd%97%e6%96%af%e5%af%b9%e4%b9%8c%e5%85%8b%e5%85%b0%e6%88%98%e4%ba%89%e7%9a%84%e4%bb%8a%e6%97%a5%e5%8f%91%e5%b1%95-362</text:a>
</text:p>
      <!--NEWS-->
      <text:h text:style-name="P10" text:outline-level="1">
<text:span text:style-name="T4">
评论 | 陈光诚：现在的"指鼠为鸭"比秦朝的"指鹿为马"更加邪恶</text:span>
</text:h>
      <text:p text:style-name="P4">
Author: None</text:p>
      <text:p text:style-name="P4">
Publisher: Radio Free Asia (Organization)</text:p>
      <text:p text:style-name="P4">
Published Time: 2023-06-20T08:50:30-04:00</text:p>
      <text:p text:style-name="P4">
Modified Time: 2023-06-20T08:50: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3.88615in" draw:z-index="0">
<draw:image xlink:href="../Images/rfamandarin/2023-06-20T08-50-30-04-00/000000.png" xlink:type="simple" xlink:show="embed" xlink:actuate="onLoad" draw:mime-type="image/png"/>
</draw:frame>
南昌一所高校的学生上个月在校园餐厅吃到疑似"老鼠头"，而官方坚称是鸭脖子。中国官方17日发布最新调查结果证实，异物是鼠头非鸭脖。 网络截图/RFA资料</text:p>
      <text:p text:style-name="P4">
近期发生在江西高校的“指鼠为鸭”事件在6月1日变成“网络热搜”，并且持续经过两周多以后，于2023年6月17日由江西省教育厅、公安厅、国资委和市场管理局组成的“联合调查组”作出通报：江西省“联合调查组”认定“江西工业职业技术学院饭菜中的异物是鼠头”，而不是之前校方和市场管理局狼狈为奸之下所说的“鸭脖”。</text:p>
      <text:p text:style-name="P4">
真不容易！尽管经过了两个多星期的时间以后，中国共产党总算还能分清楚是鼠头还是鸭脖！那么问题来了：事件发生后是谁出面逼迫吃到老鼠头的学生不得不改口公开说是“鸭脖”？这些利用权势颠倒黑白的害民贼们又该当何罪？！应该负什么法律责任？！如何追究那些弄虚作假、颠倒黑白并逼迫学生做虚假陈述的中共责任人们？</text:p>
      <text:p text:style-name="P4">
若中共政权对上述问题不能作出彻底公开的调查，并对那些害民贼作出严肃处理，那么现在的结论就是中共在汹涌的民情之下不得不做出的既想要保帅又不想丢卒的愚民术。因此，接下来那个吃到老鼠头而后来被逼迫改口承认是“鸭脖”的学生，能否自由地接受采访、不受限制地说出是谁……又是怎么逼迫他做虚假陈述的，将成为衡量这件事情的重要风向标。</text:p>
      <text:p text:style-name="P4">
如果该学生像邓玉娇一样，从此失去自由，不能自由的与媒体见面，那么说明作恶者已经从校方和市场管理局上升到了中共中央。接下来的剧本将一如既往地走向已经被无数历史事实证明过了的——中国共产党上下联手站在邪恶一边与人民为敌与真相作对。中共会把重点从解决人民提出的问题重新转移回解决提出问题的人民上来。</text:p>
      <text:p text:style-name="P4">
事实上，现在中共沦陷区发生的“指鼠为鸭”比秦朝赵高的“指鹿为马”更加恶劣。“指鹿为马”发生在两千多年前的秦朝首都咸阳，那里的斗争你死我活，李斯不是不知道那是梅花鹿，只是为了苟全性命于乱世不得不说是“梅花马”。而“指鼠为鸭”则发生在科技发达的现在的学院食堂里，而且事物的真假，即便是不能肉眼可辨，也有无数种方法能够精确的辨别出学生吃出的异物的本质是什么，且不至于威胁到政权的安全。</text:p>
      <text:p text:style-name="P4">
然而“指鼠为鸭”的事情还是堂而皇之地发生了，而且再冲上“网络热搜”持续蝉联半个多月后，那简单而肉眼可辨的真相结论才被初步得出。</text:p>
      <text:p text:style-name="P4">
不过晚来到比不来强，中国共产党总算还有能力分清老鼠头与鸭脖。朋友们觉得共产党尚且存有这么一点点分辨鼠头和鸭脖的能力，对于中共沦陷区人民来说到底是福还是祸呢？</text:p>
      <text:p text:style-name="P4">
而现在的问题是：共产党对那个吃出老鼠头的学生会怎么对待？是公开的表彰他敢讲真话予以嘉奖、给予补偿，还是作为“兴奋源”秘密打压？值得我们参照。</text:p>
      <text:p text:style-name="P4">
我个人觉得那个学生的厄运很可能才刚开始，今后他还能不能自由的上学……甚至说话与出行，都值得大家密切关注。根据我与共匪斗争的经验：很可能在事情平息之前，他都会和当年湖南邓玉娇用水果刀刺死试图强奸她的党的干部之后一样处于被失踪的状态了。</text:p>
      <text:p text:style-name="P4">
我相信中共将用实际行动证明现在的“指鼠为鸭”比发生在秦朝的“指鹿为马”更加邪恶。</text:p>
      <text:p text:style-name="P4">
（文章只代表特约评论员个人的立场和观点）</text:p>
      <text:p text:style-name="P4">
Source: <text:a xlink:type="simple" xlink:href="https://www.rfa.org/mandarin/pinglun/chenguangchengboke/cgc-06192023163841.html" text:style-name="Internet_20_link" text:visited-style-name="Visited_20_Internet_20_Link">
https://www.rfa.org/mandarin/pinglun/chenguangchengboke/cgc-06192023163841.html</text:a>
</text:p>
      <!--NEWS-->
      <text:h text:style-name="P10" text:outline-level="1">
<text:span text:style-name="T4">
美司法部长访国际刑事法院 具历史意义</text:span>
</text:h>
      <text:p text:style-name="P4">
Publisher: 法新社</text:p>
      <text:p text:style-name="P4">
Published Time: 2023-06-20T09:02:08+00:00</text:p>
      <text:p text:style-name="P4">
Modified Time: 2023-06-20T08:50:04+00:00</text:p>
      <text:p text:style-name="P4">
Description: （法新社海牙19日电） 国际刑事法院（ICC）今天表示，美国司法部长贾兰德（Merrick Garland）今天罕见到访，此行重点是针对俄国全面入侵乌克兰采取行动。</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3.617581in" draw:z-index="0">
<draw:image xlink:href="../Images/rficn/2023-06-20T09-02-08-00-00/000000.png" xlink:type="simple" xlink:show="embed" xlink:actuate="onLoad" draw:mime-type="image/png"/>
</draw:frame>
</text:p>
      <text:p text:style-name="P4">
美国并非际刑事法院成员，美国美国在前总统川普（DonaldTrump）任内甚至因不满国际刑事法院有意调查美军在阿富汗战争涉犯战争罪，忿而对国际刑事法院高层官员祭出制裁，直到拜登（JoeBiden）就任后才取消相关制裁。</text:p>
      <text:p text:style-name="P4">
美国司法部表示，贾兰德此行主要与国际刑事法院官员共商追究俄国责任，以及其他共同的执法优先事项，并称贾兰德访问国际刑事法院具「历史意义」。</text:p>
      <text:p text:style-name="P4">
国际刑事法院今天在社群媒体推特（Twitter）上发布贾兰德会晤首席检察官卡林汗（Karim Khan）的影片。</text:p>
      <text:p text:style-name="P4">
俄罗斯去年2月全面入侵乌克兰后，国际刑事法院今年3月对俄国总统蒲亭（VladimirPutin）发出逮捕令，指控他非法将数百名儿童从乌克兰运至俄国，涉犯战争罪。</text:p>
      <text:p text:style-name="P4">
不过，由于俄国也不是国际刑事法院成员，因此视这些为无效命令。</text:p>
      <text:p text:style-name="P4">
Source: <text:a xlink:type="simple" xlink:href="https://www.rfi.fr/cn/%E5%9B%BD%E9%99%85%E6%8A%A5%E9%81%93/20230620-%E7%BE%8E%E5%8F%B8%E6%B3%95%E9%83%A8%E9%95%BF%E8%AE%BF%E5%9B%BD%E9%99%85%E5%88%91%E4%BA%8B%E6%B3%95%E9%99%A2-%E5%85%B7%E5%8E%86%E5%8F%B2%E6%84%8F%E4%B9%89" text:style-name="Internet_20_link" text:visited-style-name="Visited_20_Internet_20_Link">
https://www.rfi.fr/cn/%E5%9B%BD%E9%99%85%E6%8A%A5%E9%81%93/20230620-%E7%BE%8E%E5%8F%B8%E6%B3%95%E9%83%A8%E9%95%BF%E8%AE%BF%E5%9B%BD%E9%99%85%E5%88%91%E4%BA%8B%E6%B3%95%E9%99%A2-%E5%85%B7%E5%8E%86%E5%8F%B2%E6%84%8F%E4%B9%89</text:a>
</text:p>
      <!--NEWS-->
      <text:h text:style-name="P10" text:outline-level="1">
<text:span text:style-name="T4">
欧盟将公布经济安全战略</text:span>
</text:h>
      <text:p text:style-name="P4">
Publisher: 法新社</text:p>
      <text:p text:style-name="P4">
Published Time: 2023-06-20T09:02:09+00:00</text:p>
      <text:p text:style-name="P4">
Modified Time: 2023-06-20T08:35:01+00:00</text:p>
      <text:p text:style-name="P4">
Description: （法新社布鲁塞尔20日电） 欧洲联盟（EU）今天将公布「经济安全战略」计画，详述布鲁塞尔目前面临的经济安全风险，以及可用来加强对抗俄罗斯和中国等对手的新工具。</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617581in" draw:z-index="0">
<draw:image xlink:href="../Images/rficn/2023-06-20T09-02-09-00-00/000000.png" xlink:type="simple" xlink:show="embed" xlink:actuate="onLoad" draw:mime-type="image/png"/>
</draw:frame>
</text:p>
      <text:p text:style-name="P4">
莫斯科去年入侵乌克兰后，布鲁塞尔开始了解到欧盟过于仰赖俄罗斯能源，而亟于寻找新资源，欧盟希望从这些事件汲取教训。</text:p>
      <text:p text:style-name="P4">
欧盟即将公布的「经济安全战略」（Economic SecurityStrategy）料显示，欧盟执委会就如何让经济更有韧性、如何确认浮现中的风险等提出观点。</text:p>
      <text:p text:style-name="P4">
欧盟领袖下周将在布鲁塞尔召开的峰会上展开相关讨论。</text:p>
      <text:p text:style-name="P4">
Source: <text:a xlink:type="simple" xlink:href="https://www.rfi.fr/cn/%E5%9B%BD%E9%99%85%E6%8A%A5%E9%81%93/20230620-%E6%AC%A7%E7%9B%9F%E5%B0%86%E5%85%AC%E5%B8%83%E7%BB%8F%E6%B5%8E%E5%AE%89%E5%85%A8%E6%88%98%E7%95%A5" text:style-name="Internet_20_link" text:visited-style-name="Visited_20_Internet_20_Link">
https://www.rfi.fr/cn/%E5%9B%BD%E9%99%85%E6%8A%A5%E9%81%93/20230620-%E6%AC%A7%E7%9B%9F%E5%B0%86%E5%85%AC%E5%B8%83%E7%BB%8F%E6%B5%8E%E5%AE%89%E5%85%A8%E6%88%98%E7%95%A5</text:a>
</text:p>
      <!--NEWS-->
      <text:h text:style-name="P10" text:outline-level="1">
<text:span text:style-name="T4">
沪港股数收黑</text:span>
</text:h>
      <text:p text:style-name="P4">
Publisher: 法新社</text:p>
      <text:p text:style-name="P4">
Published Time: 2023-06-20T09:32:10+00:00</text:p>
      <text:p text:style-name="P4">
Modified Time: 2023-06-20T09:05:02+00:00</text:p>
      <text:p text:style-name="P4">
Description: （法新社香港20日电） 香港和上海股市今天都收黑，主因中国人民银行降息幅度不如预期，令股市投资人失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20T09-32-10-00-00/000000.png" xlink:type="simple" xlink:show="embed" xlink:actuate="onLoad" draw:mime-type="image/png"/>
</draw:frame>
</text:p>
      <text:p text:style-name="P4">
香港股市恒生指数终场下跌305.81点，或1.54%，收在19607.08点。</text:p>
      <text:p text:style-name="P4">
上海证交所综合指数下跌15.44点，或0.47%，收在3240.36点；深圳证交所综合指数下跌1.05点，或0.05%，收在2080.44点。</text:p>
      <text:p text:style-name="P4">
Source: <text:a xlink:type="simple" xlink:href="https://www.rfi.fr/cn/%E8%B4%A2%E7%BB%8F%E5%BF%AB%E8%AE%AF/20230620-%E6%B2%AA%E6%B8%AF%E8%82%A1%E6%95%B0%E6%94%B6%E9%BB%91" text:style-name="Internet_20_link" text:visited-style-name="Visited_20_Internet_20_Link">
https://www.rfi.fr/cn/%E8%B4%A2%E7%BB%8F%E5%BF%AB%E8%AE%AF/20230620-%E6%B2%AA%E6%B8%AF%E8%82%A1%E6%95%B0%E6%94%B6%E9%BB%91</text:a>
</text:p>
      <!--NEWS-->
      <text:h text:style-name="P10" text:outline-level="1">
<text:span text:style-name="T4">
印度莫迪前往美国进行就任总理后的首次国事访问</text:span>
</text:h>
      <text:p text:style-name="P4">
Author: 半岛电视台＋通讯社</text:p>
      <text:p text:style-name="P4">
Publisher: Al Jazeera</text:p>
      <text:p text:style-name="P4">
Published Time: 2023-06-20T09:35:58</text:p>
      <text:p text:style-name="P4">
Modified Time: 2023-06-20T09:35:58</text:p>
      <text:p text:style-name="P4">
Description: 值此访问之际，人权组织和政治反对派指责莫迪在国内压制异议并推行反穆斯林政策。</text:p>
      <text:p text:style-name="P4">
Images: ["<text:a xlink:type="simple" xlink:href="https://chinese.aljazeera.net/wp-content/uploads/2023/06/1-1687251938.jpg" text:style-name="Internet_20_link" text:visited-style-name="Visited_20_Internet_20_Link">
1-1687251938.jpg</text:a>
", "<text:a xlink:type="simple" xlink:href="https://chinese.aljazeera.net/wp-content/uploads/2023/06/2-1687251948.jpg" text:style-name="Internet_20_link" text:visited-style-name="Visited_20_Internet_20_Link">
2-1687251948.jpg</text:a>
", "<text:a xlink:type="simple" xlink:href="https://chinese.aljazeera.net/wp-content/uploads/2023/06/3-1687251960.jpg" text:style-name="Internet_20_link" text:visited-style-name="Visited_20_Internet_20_Link">
3-1687251960.jpg</text:a>
", "<text:a xlink:type="simple" xlink:href="https://chinese.aljazeera.net/wp-content/uploads/2023/06/4-1687251965.jpg" text:style-name="Internet_20_link" text:visited-style-name="Visited_20_Internet_20_Link">
4-1687251965.jpg</text:a>
"]</text:p>
      <text:p text:style-name="P4">
Topics: ['政治', '新闻']</text:p>
      <text:p text:style-name="P4">
Keywords: ['政治', '新闻', '印度']</text:p>
      <text:p text:style-name="P4">
Type: Article</text:p>
      <!--METADATA-->
      <text:p text:style-name="P4">
<draw:frame draw:style-name="fr1" draw:name="Image162" text:anchor-type="as-char" svg:width="6.9236in" svg:height="4.612736in" draw:z-index="0">
<draw:image xlink:href="../Images/Aljazeera Chinese/2023-06-20T09-35-58/1-1687251938.jpg" xlink:type="simple" xlink:show="embed" xlink:actuate="onLoad" draw:mime-type="image/jpeg"/>
</draw:frame>
美国总统乔·拜登（左）和印度总理纳伦德拉·莫迪2022年在印度尼西亚举行的G20峰会上 (美联社)</text:p>
      <text:p text:style-name="P4">
印度总理纳伦德拉·莫迪前往美国会见总统乔·拜登并在国会发表讲话，随着他的东道主寻求在地区对抗中国，军事和技术关系已提上日程。</text:p>
      <text:p text:style-name="P4">
20日周二启程前往美国进行自2014年上台以来的首次国事访问之前，莫迪在推特上发布了一条推文，他表示，“我们寻求深化印美在贸易、商业、创新、技术等关键领域的关系。”</text:p>
      <text:p text:style-name="P4">
这个世界上人口最多的国家的领导人将于周四出席在白宫举行的国宴，这是拜登自就职以来的第三次举行此类活动。</text:p>
      <text:p text:style-name="P4">
正值印度教民族主义领导人对其穆斯林少数民族的待遇、人权和民主倒退的担忧日益加剧之际，此次访问被新德里誉为“扩大和巩固”关系的“历史性”机遇。</text:p>
      <text:p text:style-name="P4">
但拜登明确表示，他认为美国与印度的关系是一种决定性的关系，将在未来几年共同应对一些最困难的全球挑战，包括气候变化、与人工智能相关的破坏，以及中国在印太地区日益增长的实力。</text:p>
      <text:h text:style-name="P13" text:outline-level="4">
<text:span text:style-name="T4">
在人权担忧中的访问</text:span>
</text:h>
      <text:p text:style-name="P4">
莫迪对美国进行为期三天的访问之际，人权组织和政治反对派指责印度领导人压制异议并奉行歧视穆斯林和其他少数民族的分裂政策。</text:p>
      <text:p text:style-name="P4">
<draw:frame draw:style-name="fr1" draw:name="Image163" text:anchor-type="as-char" svg:width="6.9236in" svg:height="3.894525in" draw:z-index="0">
<draw:image xlink:href="../Images/Aljazeera Chinese/2023-06-20T09-35-58/2-1687251948.jpg" xlink:type="simple" xlink:show="embed" xlink:actuate="onLoad" draw:mime-type="image/jpeg"/>
</draw:frame>
 为什么穆斯林要逃离印度北阿坎德邦的一个小镇(半岛电视台)</text:p>
      <text:p text:style-name="P4">
人权观察亚洲区主任伊莱恩·皮尔森在一封信中敦促拜登不要回避就印度“日益恶化的人权状况”与莫迪进行对峙一事。</text:p>
      <text:p text:style-name="P4">
该组织计划周二在华盛顿放映一部批评莫迪的BBC纪录片，该片已被印度政府禁止。</text:p>
      <text:p text:style-name="P4">
这部纪录片深入探讨了莫迪作为古吉拉特邦首席部长在2002年造成1000多人死亡的致命反穆斯林骚乱期间的监督责任。人权组织认为，官方死亡人数被低估了。</text:p>
      <text:p text:style-name="P4">
2005年，华盛顿撤销了莫迪的美国签证，理由是担心他没有采取行动制止古吉拉特邦的暴力事件。印度最高法院批准的一项调查后来免除了莫迪的罪责，但这一黑暗时刻的污点已经无法磨灭。</text:p>
      <text:p text:style-name="P4">
最近，莫迪因修改该国公民法的立法而受到批评，该法为一些移民快速入籍，但将穆斯林排除在外。此外，印度教民族主义者对穆斯林和其他宗教少数群体的暴力行为增加，以及印度最大反对党领袖拉胡尔·甘地最近因嘲弄莫迪的姓氏而被定罪。</text:p>
      <text:p text:style-name="P4">
皮尔森写道，“莫迪政府在保护被指控犯有一系列罪行的BJP支持者和附属机构方面也表现出公然的偏见，”这里使用的是莫迪的印度人民党的首字母缩写。</text:p>
      <text:p text:style-name="P4">
“在国际层面，据证明，莫迪政府经常不愿意在关键的人权危机上与其他政府站在一起，拒绝或避免谴责其他地方的严重侵犯人权行为。”</text:p>
      <text:p text:style-name="P4">
<draw:frame draw:style-name="fr1" draw:name="Image164" text:anchor-type="as-char" svg:width="6.9236in" svg:height="3.894525in" draw:z-index="0">
<draw:image xlink:href="../Images/Aljazeera Chinese/2023-06-20T09-35-58/3-1687251960.jpg" xlink:type="simple" xlink:show="embed" xlink:actuate="onLoad" draw:mime-type="image/jpeg"/>
</draw:frame>
 古吉拉特邦的幽灵：印度禁止BBC的莫迪纪录片(半岛电视台)</text:p>
      <text:p text:style-name="P4">
印度政府不断捍卫其人权记录，并坚持认为该国的民主原则依然强大。</text:p>
      <text:h text:style-name="P13" text:outline-level="4">
<text:span text:style-name="T4">
印度与俄罗斯的关系</text:span>
</text:h>
      <text:p text:style-name="P4">
美国也避免公开谴责印度对老盟友俄罗斯入侵乌克兰的无声批评以及新德里对俄罗斯石油的日益依赖，俄罗斯石油占印度年度原油进口量的19%，2021年为2%。</text:p>
      <text:p text:style-name="P4">
《华尔街日报》在周一发表的采访中问及莫迪关于美国批评它没有对俄罗斯入侵乌克兰采取更强硬立场有何看法，他对此评论道：“我认为这种看法在美国并不普遍，我认为印度的立场在全世界都是众所周知、也是被人理解的。世界对印度的首要任务是和平这一事实有充分的信心。”</text:p>
      <text:p text:style-name="P4">
莫迪在采访中呼吁对联合国等全球机构进行改革，使其适应日益“多极化的世界秩序”，并使它们更能代表世界上较不富裕的国家。</text:p>
      <text:p text:style-name="P4">
他表示，印度希望能够成为联合国安理会常任理事国。“应该问世界是否想让印度在那里。”</text:p>
      <text:p text:style-name="P4">
<draw:frame draw:style-name="fr1" draw:name="Image165" text:anchor-type="as-char" svg:width="6.9236in" svg:height="3.894067in" draw:z-index="0">
<draw:image xlink:href="../Images/Aljazeera Chinese/2023-06-20T09-35-58/4-1687251965.jpg" xlink:type="simple" xlink:show="embed" xlink:actuate="onLoad" draw:mime-type="image/jpeg"/>
</draw:frame>
 穆斯林在印度抗议拆除神圣场所后遭到鞭打(半岛电视台)</text:p>
      <text:p text:style-name="P4">
2022年美印贸易额攀升至创纪录的1910亿美元。美国最富有的族群，即近五百万印度侨民，他们已成为经济、文化和政治方面的强人。</text:p>
      <text:p text:style-name="P4">
拜登试图重振“四方安全对话”，这是一个由美国、澳大利亚、印度和日本组成的国际伙伴关系。美国对印度的国防销售从2008年的近零增长到2020年的200多亿美元。</text:p>
      <text:p text:style-name="P4">
莫迪的美国之行将于21日周三开始，届时他将带领外国政要和官员参加在纽约联合国秘书处举行的国际瑜伽日会议。瑜伽，一门古老的学科，最早由印度圣人练习，现在是继宝莱坞之后印度最成功的文化出口之一。</text:p>
      <text:p text:style-name="P4">
九年前，莫迪成功游说联合国将6月21日定为国际瑜伽日。自那以后，他利用瑜伽作为一种文化软实力来扩大他的国家的外交影响力，并将自己塑造成一个“禁欲主义”领袖。</text:p>
      <text:p text:style-name="P4">
莫迪此行的正式国事访问部分将于22日周四开始，其中包括与拜登在椭圆形办公室会面、在国会联席会议上发表讲话，以及由拜登和第一夫人吉尔·拜登主持的豪华白宫晚宴。</text:p>
      <text:p text:style-name="P4">
23日周五，莫迪将在副总统卡玛拉·哈里斯和国务卿安东尼·布林肯主持的国务院午餐会上受到表彰，并计划在离开华盛顿前向印度侨民发表讲话。</text:p>
      <text:p text:style-name="P4">
周二，印度亚洲国际新闻社（ANI）表示，莫迪还将在此行期间会见特斯拉的埃隆·马斯克以及其他商界领袖。</text:p>
      <text:p text:style-name="P4">
这位印度领导人还将于24日周六从美国启程前往埃及进行为期两天的访问。</text:p>
      <text:p text:style-name="P4">
Source: <text:a xlink:type="simple" xlink:href="https://chinese.aljazeera.net/news/political/2023/6/20/%e5%8d%b0%e5%ba%a6%e8%8e%ab%e8%bf%aa%e5%89%8d%e5%be%80%e7%be%8e%e5%9b%bd%e8%bf%9b%e8%a1%8c%e5%b0%b1%e4%bb%bb%e6%80%bb%e7%90%86%e5%90%8e%e7%9a%84%e9%a6%96%e6%ac%a1%e5%9b%bd%e4%ba%8b%e8%ae%bf%e9%97%ae" text:style-name="Internet_20_link" text:visited-style-name="Visited_20_Internet_20_Link">
https://chinese.aljazeera.net/news/political/2023/6/20/%e5%8d%b0%e5%ba%a6%e8%8e%ab%e8%bf%aa%e5%89%8d%e5%be%80%e7%be%8e%e5%9b%bd%e8%bf%9b%e8%a1%8c%e5%b0%b1%e4%bb%bb%e6%80%bb%e7%90%86%e5%90%8e%e7%9a%84%e9%a6%96%e6%ac%a1%e5%9b%bd%e4%ba%8b%e8%ae%bf%e9%97%ae</text:a>
</text:p>
      <!--NEWS-->
      <text:h text:style-name="P10" text:outline-level="1">
<text:span text:style-name="T4">
404共和国 | 高正朴：看中国收紧的管制措施与失控的内政方向</text:span>
</text:h>
      <text:p text:style-name="P4">
Author: 作者高正朴为台湾国防大学中共军事研究所博士生</text:p>
      <text:p text:style-name="P4">
Publisher: Radio Free Asia (Organization)</text:p>
      <text:p text:style-name="P4">
Published Time: 2023-06-20T09:38:00-04:00</text:p>
      <text:p text:style-name="P4">
Modified Time: 2023-06-20T09:40:29-04:00</text:p>
      <text:p text:style-name="P4">
Description: 作者高正朴为台湾国防大学中共军事研究所博士生</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88615in" draw:z-index="0">
<draw:image xlink:href="../Images/rfamandarin/2023-06-20T09-38-00-04-00/000000.png" xlink:type="simple" xlink:show="embed" xlink:actuate="onLoad" draw:mime-type="image/png"/>
</draw:frame>
 北京人民大会堂外的中国国徽与国旗 <text:a xlink:type="simple" xlink:href="https://www.rfa.org/mandarin/pinglun/404gongheguo/kzp-06162023145618.html/@@images/image" text:style-name="Internet_20_link" text:visited-style-name="Visited_20_Internet_20_Link">
</text:a>
法新社图片</text:p>
      <text:p text:style-name="P4">
经过疫情三年，对全世界的经济与政治制度造成极大冲击后，世界各国因疫情逐渐趋缓，经济开始复苏的时候，中国却因为疫情新一轮的爆发，又再度加强对民间社会的管制，但与过去三年强推的清零防疫政策不同，这次有更多管制是强加在一般民众身上的，例如近期最恶名昭彰的"农村综合行政执法"，也就是俗称的农管队，与即将推出的"文化市场综合执法队"，俗称"文管"。</text:p>
      <text:p text:style-name="P4">
<text:span text:style-name="T4">
一、政治风险让资金外逃并导致经济下行</text:span>
</text:p>
      <text:p text:style-name="P4">
在中国对民间加强管制措施的背后，是因为疫情三年，在强制"清零"与"封控"政策下，外资开始逐步撤离中国的结果，其撤离原因除了中国本地的工资与经营成本上涨外，另外的因素则是要避开政治上的风险，马云被捕的例子让这些外资巨头认知到，即便和当前共产党高层保持良好的关系，仍有可能被当前政权以任何理由逮捕和没收财产。</text:p>
      <text:p text:style-name="P4">
为了阻止外资和民间资金撤离，中国当局也加强了一系列对资金的管制措施，但这样的动作却适得其反，让外资和民间资金加速原本的撤离速度，在这些外资和民间资金撤离后连带拉升了中国内部的失业率，而这些资本撤离后也连带让各地方政府的财政税收出现问题，但即便地方政府的税收出现问题，每年要上缴给中央的税额却不会有所减免，甚至为让经济成长数字达标，而提高地方政府要上缴给中央的税额，因此各地方政府开始设立各种名目的方式向民间强收税款与罚款，像是提高原本就有的罚款金额，或强制收取过路费和停车费等，但这却进一步恶化原本就已不乐观的民间经济状况。</text:p>
      <text:p text:style-name="P4">
<text:span text:style-name="T4">
二、成立农管队强化农村管理</text:span>
</text:p>
      <text:p text:style-name="P4">
但不止是税收开始出现了问题，为了提升粮食自给率，以避免国内资金进一步流失，去年中国农业农村部在一声号令下，各地纷纷成立了"农管队"来协助地方政府提升"农地复耕率"、"耕地插秧率"等提升各地方农地面积的指标，但地方官员实际执行的成果却是令人瞠目结舌，除了砍掉树林来执行退林还耕政策外，还将山坡地硬是改造成梯田的模式，完全无视水土保持问题。</text:p>
      <text:p text:style-name="P4">
除此之外因为中央给予的指标只有谷物一项，所以还出现地方农管队把即将收成的蔬菜和地瓜等非指标性作物强制剷除的荒唐事，但农管队强化管制的内容不止是耕种项目，还包含农用机具的使用管理，当中包含跨区域使用农机具的通行证与用执照，今年五月河南就出现因没有跨省使用农机具的相关文件，导致大量收割机被卡在高速公路上，导致收割延迟且麦子发芽的事情。</text:p>
      <text:p text:style-name="P4">
<text:span text:style-name="T4">
三、强加各项管理让问题更严重</text:span>
</text:p>
      <text:p text:style-name="P4">
其实无论是各地方政府开始巧立名目向民间强徵税收与罚金，或推出农管队来强化农村生产能力，都显示出中国官方为因应经济下滑只能提出强化管理的政策，但官僚机构的管理原则是只看数字报表，而同样的管理模式在大跃进期间已出现过一次，著名的"放卫星"与"大炼钢"就是因为生产管理干部为达成上级领导要求绩效而谎报数字，从而造成后续多年饥荒的元凶。</text:p>
      <text:p text:style-name="P4">
经济恶化会导致社会治安恶化，也会直接影响到中国共产党的统治基础，而为了避免任何"造反"的思想出现，将原本就有的思想控制专项独立成"文化市场综合执法队"就是未来将执行的政策，我们可以预见共产党的执政阶级可能会为了稳固自身的统治，而进一步收紧对民间的各项管制措施，但这对台湾是否会造成进一步的衝击，则是我们需要进一步观察的。</text:p>
      <text:p text:style-name="P4">
（文章只代表作者个人的立场和观点）</text:p>
      <text:p text:style-name="P4">
Source: <text:a xlink:type="simple" xlink:href="https://www.rfa.org/mandarin/pinglun/404gongheguo/kzp-06162023145618.html" text:style-name="Internet_20_link" text:visited-style-name="Visited_20_Internet_20_Link">
https://www.rfa.org/mandarin/pinglun/404gongheguo/kzp-06162023145618.html</text:a>
</text:p>
      <!--NEWS-->
      <text:h text:style-name="P10" text:outline-level="1">
<text:span text:style-name="T4">
报道：谷歌寻求将Pixel的部分生产迁至印度 (Free Version)</text:span>
</text:h>
      <text:p text:style-name="P4">
Author: Yi Wei Wong</text:p>
      <text:p text:style-name="P4">
Publisher: 华尔街日报中文网</text:p>
      <text:p text:style-name="P4">
Published Time: 2023-06-20T09:40:00.000Z</text:p>
      <text:p text:style-name="P4">
Modified Time: 2023-06-20T09:40:00.000Z</text:p>
      <text:p text:style-name="P4">
Created Time: 2023-06-20T08:30:00.000Z</text:p>
      <text:p text:style-name="P4">
Description: 彭博援引未具名消息人士的话报道称，Alphabet Inc.旗下谷歌正物色位于印度的供应商来组装其Pixel智能手机。</text:p>
      <text:p text:style-name="P4">
Images: []</text:p>
      <text:p text:style-name="P4">
Categories: ['科技']</text:p>
      <text:p text:style-name="P4">
Keywords: SYND</text:p>
      <text:p text:style-name="P4">
Type: Article</text:p>
      <!--METADATA-->
      <text:p text:style-name="P4">
彭博(Bloomberg)援引未具名消息人士的话报道称，Alphabet(GOOG)旗下谷歌(Google)正物色位于印度的供应商来组装其Pixel智能手机，该公司正寻求推动生产多元化、把部分生产从中国迁至其他地方。</text:p>
      <text:p text:style-name="P4">
Source: <text:a xlink:type="simple" xlink:href="https://cn.wsj.com/articles/%E6%8A%A5%E9%81%93-%E8%B0%B7%E6%AD%8C%E5%AF%BB%E6%B1%82%E5%B0%86pixel%E7%9A%84%E9%83%A8%E5%88%86%E7%94%9F%E4%BA%A7%E8%BF%81%E8%87%B3%E5%8D%B0%E5%BA%A6-cad6193d" text:style-name="Internet_20_link" text:visited-style-name="Visited_20_Internet_20_Link">
https://cn.wsj.com/articles/%E6%8A%A5%E9%81%93-%E8%B0%B7%E6%AD%8C%E5%AF%BB%E6%B1%82%E5%B0%86pixel%E7%9A%84%E9%83%A8%E5%88%86%E7%94%9F%E4%BA%A7%E8%BF%81%E8%87%B3%E5%8D%B0%E5%BA%A6-cad6193d</text:a>
</text:p>
      <!--NEWS-->
      <text:h text:style-name="P10" text:outline-level="1">
<text:span text:style-name="T4">
美国担忧中国公司向俄罗斯提供援助</text:span>
</text:h>
      <text:p text:style-name="P4">
Creator: 黄安伟</text:p>
      <text:p text:style-name="P4">
Publisher: https://www.facebook.com/nytimeschinese</text:p>
      <text:p text:style-name="P4">
Published Time: 2023-06-20T09:43:23+08:00</text:p>
      <text:p text:style-name="P4">
Description: 布林肯在访华期间提出了这一担忧，警告中国私营公司不要向莫斯科军队提供可能在乌克兰使用的物资和技术。美国曾称中国政府存在援助意图，但现在表示没有看到相关迹象。 Pool photo by Leah Millis 周一，美国国务卿布林肯和中国领导人习近平在北京的人民大会堂。</text:p>
      <text:p text:style-name="P4">
Images: ["<text:a xlink:type="simple" xlink:href="https://static01.nyt.com/images/2023/06/19/multimedia/19ukraine-briefing-Blinken-China-kcjz/19ukraine-briefing-Blinken-China-kcjz-master1050.jpg" text:style-name="Internet_20_link" text:visited-style-name="Visited_20_Internet_20_Link">
19ukraine-bri...</text:a>
"]</text:p>
      <text:p text:style-name="P4">
Category: 国际</text:p>
      <text:p text:style-name="P4">
Type: Article</text:p>
      <!--METADATA-->
      <text:p text:style-name="P4">
<draw:frame draw:style-name="fr1" draw:name="Image168" text:anchor-type="as-char" svg:width="6.9236in" svg:height="4.516825in" draw:z-index="0">
<draw:image xlink:href="../Images/cnnytimes/2023-06-20T09-43-23-08-00/19ukraine-briefing-Blinken-China-kcjz-master1050.jpg" xlink:type="simple" xlink:show="embed" xlink:actuate="onLoad" draw:mime-type="image/jpeg"/>
</draw:frame>
</text:p>
      <text:p text:style-name="P4">
北京——美国国务卿安东尼-布林肯周一表示，虽然美国没有看到中国政府决定向俄罗斯提供致命武器援助的迹象，但美国担心，中国私营公司会向莫斯科军队提供可能在乌克兰使用的物资和技术。</text:p>
      <text:p text:style-name="P4">
“这令人关切，”在与中国领导人习近平会晤后，布林肯在北京举行的新闻发布会上说。他说，他已经向中国官员提出了这种担忧，并“敦促他们保持警惕”。</text:p>
      <text:p text:style-name="P4">
布林肯在2月曾表示，中国正在考虑向俄罗斯在乌克兰的战争提供致命的援助。中国政府否认正在考虑这种行动，但布林肯和其他美国官员最近几个月一再重复这一说法。</text:p>
      <text:p text:style-name="P4">
布林肯周一重申，美国没有看到北京决定提供这种援助的迹象，他说：“我们现在还没有看到任何与此相矛盾的情况。”</text:p>
      <text:p text:style-name="P4">
他对私营公司的强调表明，美国官员正在放弃对中国政府有相关意图的指控。但布林肯没有公开阐述华盛顿为何对中国公司存在担忧。</text:p>
      <text:p text:style-name="P4">
布林肯还在周日和周一会见了中国外交政策高层官员。他表示，他告诉中国官员，美国欢迎北京努力促进和平解决俄罗斯和乌克兰之间的战争，前提是这些努力能够带来基于联合国宪章的“公正和平”。</text:p>
      <text:p text:style-name="P4">
布林肯表示，这个公正的和平意味着一个能为乌克兰带来持久安全，并且不会让乌克兰领土落入俄罗斯手中的和平。</text:p>
      <text:p text:style-name="P4">
Source: <text:a xlink:type="simple" xlink:href="https://cn.nytimes.com/world/20230620/china-russia-war-aid-blinken-us/" text:style-name="Internet_20_link" text:visited-style-name="Visited_20_Internet_20_Link">
https://cn.nytimes.com/world/20230620/china-russia-war-aid-blinken-us/</text:a>
</text:p>
      <!--NEWS-->
      <text:h text:style-name="P10" text:outline-level="1">
<text:span text:style-name="T4">
巴西查获全球最大一批非法鱼翅</text:span>
</text:h>
      <text:p text:style-name="P4">
Author: 联合早报 (Person)</text:p>
      <text:p text:style-name="P4">
Publisher: 联合早报 (Organization)</text:p>
      <text:p text:style-name="P4">
Published Time: 2023-06-20T09:50</text:p>
      <text:p text:style-name="P4">
Modified Time: 2023-06-20T11:20</text:p>
      <text:p text:style-name="P4">
Description: 巴西查获28.7公吨非法获取的鱼翅，这些鱼翅原定将出口到亚洲。当局称这是世界上最大一批从非法捕获鲨鱼源头充公的鱼翅。路透社报道，巴西环境和可再生自然资源管理局（IBAMA）星期一（...</text:p>
      <text:p text:style-name="P4">
Videos: []</text:p>
      <text:p text:style-name="P4">
Audios: []</text:p>
      <text:p text:style-name="P4">
Images: []</text:p>
      <text:p text:style-name="P4">
Type: NewsArticle</text:p>
      <text:p text:style-name="P4">
Breadcrumbs: ['即时', '国际']</text:p>
      <text:p text:style-name="P4">
Keywords: ['巴西', '濒危物种', '鲨鱼', '走私']</text:p>
      <!--METADATA-->
      <text:p text:style-name="P4">
巴西查获28.7公吨非法获取的鱼翅，这些鱼翅原定将出口到亚洲。</text:p>
      <text:p text:style-name="P4">
当局称这是世界上最大一批从非法捕获鲨鱼源头充公的鱼翅。</text:p>
      <text:p text:style-name="P4">
路透社报道，巴西环境和可再生自然资源管理局（IBAMA）星期一（6月19日）说，在圣卡塔琳娜州（SantaCatarina）查获的这批鱼翅，估计导致约一万条鲨鱼死亡，包括大青鲨（blue shark）和短鳍灰鲭鲨（shortfin mako shark）。</text:p>
      <text:p text:style-name="P4">
这两种鲨鱼上个月刚被列入巴西国家濒危物种名录。</text:p>
      <text:p text:style-name="P4">
巴西环境和可再生自然资源管理局已锁定两家公司，其他涉案公司仍在调查中。</text:p>
      <text:p text:style-name="P4">
捕捞鲨鱼在巴西是非法的。巴西环境和可再生自然资源管理局说，违法者利用捕捞其他鱼类的许可证进行捕鲨活动，并指捕捞鲨鱼还造成数以千计的海鸟死亡，包括一些被列入濒危物种的海鸟。</text:p>
      <text:p text:style-name="P4">
Source: <text:a xlink:type="simple" xlink:href="https://www.zaobao.com.sg/realtime/world/story20230620-1406040" text:style-name="Internet_20_link" text:visited-style-name="Visited_20_Internet_20_Link">
https://www.zaobao.com.sg/realtime/world/story20230620-1406040</text:a>
</text:p>
      <!--NEWS-->
      <text:h text:style-name="P10" text:outline-level="1">
<text:span text:style-name="T4">
苏丹政府拒绝伊加特国家四方机制声明与喀土穆发生零星枪击事件</text:span>
</text:h>
      <text:p text:style-name="P4">
Author: 半岛电视台＋通讯社</text:p>
      <text:p text:style-name="P4">
Publisher: Al Jazeera</text:p>
      <text:p text:style-name="P4">
Published Time: 2023-06-20T09:59:18</text:p>
      <text:p text:style-name="P4">
Modified Time: 2023-06-20T09:59:18</text:p>
      <text:p text:style-name="P4">
Description: 苏丹政府的一位消息人士认为，“伊加特”国家四方机制的声明不可接受，这是对苏丹的明显挑战和对其主权的侵犯，此前，伊加特宣布四方机制外长同意采取渐进方式解决苏丹冲突。</text:p>
      <text:p text:style-name="P4">
Images: ["<text:a xlink:type="simple" xlink:href="https://chinese.aljazeera.net/wp-content/uploads/2023/06/1-1687254943.png" text:style-name="Internet_20_link" text:visited-style-name="Visited_20_Internet_20_Link">
1-1687254943.png</text:a>
", "<text:a xlink:type="simple" xlink:href="https://chinese.aljazeera.net/wp-content/uploads/2023/06/1-1687254999.jpg" text:style-name="Internet_20_link" text:visited-style-name="Visited_20_Internet_20_Link">
1-1687254999.jpg</text:a>
"]</text:p>
      <text:p text:style-name="P4">
Topics: ['军事', '政治', '新闻']</text:p>
      <text:p text:style-name="P4">
Keywords: ['军事', '政治', '新闻', '苏丹']</text:p>
      <text:p text:style-name="P4">
Type: Article</text:p>
      <!--METADATA-->
      <text:p text:style-name="P4">
<draw:frame draw:style-name="fr1" draw:name="Image169" text:anchor-type="as-char" svg:width="6.9236in" svg:height="4.612736in" draw:z-index="0">
<draw:image xlink:href="../Images/Aljazeera Chinese/2023-06-20T09-59-18/1-1687254943.png" xlink:type="simple" xlink:show="embed" xlink:actuate="onLoad" draw:mime-type="image/png"/>
</draw:frame>
 据估计，自苏丹爆发战斗以来，已有超过 115000名苏丹人逃往乍得（阿纳多卢通讯社）</text:p>
      <text:p text:style-name="P4">
苏丹政府的一位消息人士认为，“伊加特”国家四方机制的声明不可接受，这是对苏丹的明显挑战和对其主权的侵犯，此前，伊加特宣布四方机制外长同意采取渐进方式解决苏丹冲突。</text:p>
      <text:p text:style-name="P4">
与此同时，周二上午，苏丹首都喀土穆西南部出现断断续续的枪声，苏丹军队指责快速支援部队违反了前天早上开始的72小时停火协议。</text:p>
      <text:p text:style-name="P4">
伊加特组织在一份声明中表示，由吉布提、南苏丹、肯尼亚和埃塞俄比亚组成的四方机制外长同意采取渐进方式解决苏丹冲突。</text:p>
      <text:p text:style-name="P4">
这种方法优先让冲突双方面对面召开会议讨论主要问题。</text:p>
      <text:p text:style-name="P4">
伊加特组织发表，部长们同意与苏丹各方及有关各方协调密切合作，确保苏丹在和平进程中发挥领导作用。</text:p>
      <text:p text:style-name="P4">
然而，苏丹政府的一位消息人士认为，伊加特四方机制的声明不可接受，这是对苏丹的明显挑战和对其主权的侵犯。</text:p>
      <text:p text:style-name="P4">
同一消息人士还认为，肯尼亚主持政治进程意味着来自非洲以外的团体将控制解决苏丹危机的努力。</text:p>
      <text:h text:style-name="P13" text:outline-level="4">
<text:span text:style-name="T4">
国际警告和关注</text:span>
</text:h>
      <text:p text:style-name="P4">
另一方面，联合国秘书长安东尼奥·古特雷斯周一在日内瓦举行的苏丹问题国际会议闭幕式上的讲话中警告说，“苏丹正以前所未有的速度淹没在死亡和毁灭之中。”</text:p>
      <text:p text:style-name="P4">
安东尼奥·古特雷斯还对人道主义工作者成为袭击目标表示关切，他呼吁冲突各方和苏丹邻国政府保护平民并为人道主义组织的工作提供便利。</text:p>
      <text:p text:style-name="P4">
会议期间，捐助者承诺提供约 15 亿美元，以缓解苏丹和收容逃离战斗的难民的邻国的人道主义危机。</text:p>
      <text:p text:style-name="P4">
这个数额仅占人道主义机构估计他们在一个有 2500 万人赖以生存的国家所需要的总数的一半，即一半以上的人口依靠人道主义援助。</text:p>
      <text:p text:style-name="P4">
<draw:frame draw:style-name="fr1" draw:name="Image170" text:anchor-type="as-char" svg:width="6.9236in" svg:height="3.894525in" draw:z-index="0">
<draw:image xlink:href="../Images/Aljazeera Chinese/2023-06-20T09-59-18/1-1687254999.jpg" xlink:type="simple" xlink:show="embed" xlink:actuate="onLoad" draw:mime-type="image/jpeg"/>
</draw:frame>
 战争进入第三个月……苏丹局势发展到何种程度</text:p>
      <text:h text:style-name="P13" text:outline-level="4">
<text:span text:style-name="T4">
违反停战协定和疏散伤员</text:span>
</text:h>
      <text:p text:style-name="P4">
有关实地方面消息，苏丹军方在一份声明中表示，快速支援部队违反停战协议，袭击了该国西部北达尔富尔州的“塔维拉”地区，造成该地区7名公民死亡，另有多人受伤，迫使他们逃往武装部队总部。</text:p>
      <text:p text:style-name="P4">
根据苏丹军方声明，支持部队在两天内对该地区的公民实施了他们所说的“严重侵犯”，包括杀害 15人，打伤数十名手无寸铁的平民，此外，还焚烧市场，抢劫大量商店，并使该地区数百名公民流离失所。</text:p>
      <text:p text:style-name="P4">
在相关背景下，苏丹外交部周一指责快速支援部队冲进大使馆和津巴布韦驻喀土穆大使的住所，“偷窃汽车和贵重物品，毁坏家具，篡改文件”，对于违反停火协议或袭击津巴布韦大使馆的指控，快速支援部队没有立即发表评论。</text:p>
      <text:p text:style-name="P4">
另一方面，红十字国际委员会表示，应苏丹军队和喀土穆快速支援部队的要求，它取消了将受伤士兵转移到医院的行动，该委员会并解释说，要求取消行动是因为运送伤员的车队在即将越过前线时附近发生枪声。</text:p>
      <text:p text:style-name="P4">
红十字国际委员会在一份声明中证实，尽管双方都提供了安全保证，但事件还是发生了。</text:p>
      <text:p text:style-name="P4">
另一方面，苏丹军方则否认其阻碍一些伤员撤离的指控，声称红十字国际委员会代表团没有到达指定的撤离点，并遵循了所谓的阻碍这一进程的情景。</text:p>
      <text:p text:style-name="P4">
快速支援部队曾表示，一支由红十字国际委员会陪同的受伤苏丹士兵医疗后送车队遭到苏丹军队的袭击。</text:p>
      <text:p text:style-name="P4">
另一方面，达尔富尔地区州长兼苏丹解放军运动负责人明尼·阿尔科·米纳维则表示，战争已经转移到重要地区，战争的情况导致该地区大部分地区局势的爆发。</text:p>
      <text:p text:style-name="P4">
苏丹解放军在其 Facebook 页面上发布的视频剪辑中，米纳维补充说，针对和暗杀政治领导人和民政当局可能会导致一场类似于卢旺达发生的内战。</text:p>
      <text:p text:style-name="P4">
另一方面，快速支援部队指挥官穆罕默德·哈姆丹·达加洛(赫梅蒂)在他的 Facebook页面上发表的一份声明中，他表达了对缓和局势的信心，他称之为“腐败的军政府”，他并表示，这是“在达尔富尔引发战争和助长部落冲突以继续统治和控制的幕后黑手”。</text:p>
      <text:p text:style-name="P4">
赫梅蒂在声明中对乍得过渡军事委员会主席穆罕默德·伊德里斯·代比将军接纳苏丹难民表示感谢。</text:p>
      <text:p text:style-name="P4">
据联合国最新统计，自4月15日战事爆发以来，约有55万人逃离苏丹逃往邻国，其中超过11.5万人逃往乍得。</text:p>
      <text:p text:style-name="P4">
Source: <text:a xlink:type="simple" xlink:href="https://chinese.aljazeera.net/news/2023/6/20/%e8%8b%8f%e4%b8%b9%e6%94%bf%e5%ba%9c%e6%8b%92%e7%bb%9d%e4%bc%8a%e5%8a%a0%e7%89%b9%e5%9b%bd%e5%ae%b6%e5%9b%9b%e6%96%b9%e6%9c%ba%e5%88%b6%e5%a3%b0%e6%98%8e%e4%b8%8e%e5%96%80%e5%9c%9f%e7%a9%86%e5%8f%91" text:style-name="Internet_20_link" text:visited-style-name="Visited_20_Internet_20_Link">
https://chinese.aljazeera.net/news/2023/6/20/%e8%8b%8f%e4%b8%b9%e6%94%bf%e5%ba%9c%e6%8b%92%e7%bb%9d%e4%bc%8a%e5%8a%a0%e7%89%b9%e5%9b%bd%e5%ae%b6%e5%9b%9b%e6%96%b9%e6%9c%ba%e5%88%b6%e5%a3%b0%e6%98%8e%e4%b8%8e%e5%96%80%e5%9c%9f%e7%a9%86%e5%8f%91</text:a>
</text:p>
      <!--NEWS-->
      <text:h text:style-name="P10" text:outline-level="1">
<text:span text:style-name="T4">
香港股市连续第二天走低 (Free Version)</text:span>
</text:h>
      <text:p text:style-name="P4">
Author: Matthew Thomas / Weilun Soon</text:p>
      <text:p text:style-name="P4">
Publisher: 华尔街日报中文网</text:p>
      <text:p text:style-name="P4">
Published Time: 2023-06-20T10:25:00.000Z</text:p>
      <text:p text:style-name="P4">
Modified Time: 2023-06-20T10:25:00.000Z</text:p>
      <text:p text:style-name="P4">
Created Time: 2023-06-20T09:14:00.000Z</text:p>
      <text:p text:style-name="P4">
Description: 香港股市周二连续第二天走低，此前中国的降息幅度令人失望。恒生指数收盘下挫1.5%，承接周一的微跌走势。该指数已经回吐了上周的强劲涨幅。</text:p>
      <text:p text:style-name="P4">
Images: []</text:p>
      <text:p text:style-name="P4">
Categories: ['金融市场', '股市']</text:p>
      <text:p text:style-name="P4">
Keywords: SYND</text:p>
      <text:p text:style-name="P4">
Type: Article</text:p>
      <!--METADATA-->
      <text:p text:style-name="P4">
香港股市周二连续第二天走低，此前中国的降息幅度令人失望。恒生指数收盘下挫1.5%，承接周一的微跌走势。该指数已经回吐了上周的强劲涨幅。</text:p>
      <text:p text:style-name="P4">
Source: <text:a xlink:type="simple" xlink:href="https://cn.wsj.com/articles/%E9%A6%99%E6%B8%AF%E8%82%A1%E5%B8%82%E8%BF%9E%E7%BB%AD%E7%AC%AC%E4%BA%8C%E5%A4%A9%E8%B5%B0%E4%BD%8E-2b80023e" text:style-name="Internet_20_link" text:visited-style-name="Visited_20_Internet_20_Link">
https://cn.wsj.com/articles/%E9%A6%99%E6%B8%AF%E8%82%A1%E5%B8%82%E8%BF%9E%E7%BB%AD%E7%AC%AC%E4%BA%8C%E5%A4%A9%E8%B5%B0%E4%BD%8E-2b80023e</text:a>
</text:p>
      <!--NEWS-->
      <text:h text:style-name="P10" text:outline-level="1">
<text:span text:style-name="T4">
英国议会表决通过派对门调查结论 指控约翰逊撒谎</text:span>
</text:h>
      <text:p text:style-name="P4">
Author: 联合早报 (Person)</text:p>
      <text:p text:style-name="P4">
Publisher: 联合早报 (Organization)</text:p>
      <text:p text:style-name="P4">
Published Time: 2023-06-20T10:37</text:p>
      <text:p text:style-name="P4">
Modified Time: 2023-06-20T10:37</text:p>
      <text:p text:style-name="P4">
Description: 英国议会以压倒性票数，表决支持“派对门”调查报告的结论，即前首相约翰逊向下议院撒谎，蓄意隐瞒他在冠病大流行期间违反防疫规定。路透社报道，英国下议院星期一（6月19日）对特权委员会的...</text:p>
      <text:p text:style-name="P4">
Videos: []</text:p>
      <text:p text:style-name="P4">
Audios: []</text:p>
      <text:p text:style-name="P4">
Images: []</text:p>
      <text:p text:style-name="P4">
Type: NewsArticle</text:p>
      <text:p text:style-name="P4">
Breadcrumbs: ['即时', '国际']</text:p>
      <text:p text:style-name="P4">
Keywords: ['英国', '约翰逊', '议会', '调查']</text:p>
      <!--METADATA-->
      <text:p text:style-name="P4">
英国议会以压倒性票数，表决支持“派对门”调查报告的结论，即前首相约翰逊向下议院撒谎，蓄意隐瞒他在冠病大流行期间违反防疫规定。</text:p>
      <text:p text:style-name="P4">
路透社报道，英国下议院星期一（6月19日）对特权委员会的派对门调查报告进行了五小时的辩论后，以354票对七票的表决结果，支持报告所得出的结论。约翰逊在议会表决前称这份报告是对他进行“政治谋杀”。</text:p>
      <text:p text:style-name="P4">
首相苏纳克没有参加议会的辩论和投票。</text:p>
      <text:p text:style-name="P4">
报告建议包括取消约翰逊进入议会的通行证，如果约翰逊尚未辞去议员职务，建议暂停他在下议院的席位90天。</text:p>
      <text:p text:style-name="P4">
特权委员会6月15日公布调查报告前，向约翰逊寄出一封秘密信函。约翰逊收到信之后在 <text:a xlink:type="simple" xlink:href="https://www.zaobao.com/realtime/world/story20230610-1402942" text:style-name="Internet_20_link" text:visited-style-name="Visited_20_Internet_20_Link">
 6月9日闪电辞去议员职务</text:a>
 。</text:p>
      <text:p text:style-name="P4">
英国议会支持派对门调查报告的结论，并不能阻止约翰逊再次竞选下议院席位，但对于这位前首相来说，这是令人尴尬的惩罚。</text:p>
      <text:p text:style-name="P4">
Source: <text:a xlink:type="simple" xlink:href="https://www.zaobao.com.sg/realtime/world/story20230620-1406044" text:style-name="Internet_20_link" text:visited-style-name="Visited_20_Internet_20_Link">
https://www.zaobao.com.sg/realtime/world/story20230620-1406044</text:a>
</text:p>
      <!--NEWS-->
      <text:h text:style-name="P10" text:outline-level="1">
<text:span text:style-name="T4">
世界最具竞争力经济体：香港排名再跌至全球第7</text:span>
</text:h>
      <text:p text:style-name="P4">
Author: None</text:p>
      <text:p text:style-name="P4">
Publisher: Radio Free Asia (Organization)</text:p>
      <text:p text:style-name="P4">
Published Time: 2023-06-20T10:42:00-04:00</text:p>
      <text:p text:style-name="P4">
Modified Time: 2023-06-20T10:49: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3.740977in" draw:z-index="0">
<draw:image xlink:href="../Images/rfamandarin/2023-06-20T10-42-00-04-00/000000.png" xlink:type="simple" xlink:show="embed" xlink:actuate="onLoad" draw:mime-type="image/png"/>
</draw:frame>
 图为从香港的海面上眺望香港市区的天际线 <text:a xlink:type="simple" xlink:href="https://www.rfa.org/mandarin/Xinwen/1-06202023103430.html/@@images/image" text:style-name="Internet_20_link" text:visited-style-name="Visited_20_Internet_20_Link">
</text:a>
路透社资料图片瑞士洛桑国际管理发展学院（IMD）最新公布的《2023年世界竞争力年报》显示，丹麦连续第二年成为最具竞争力的经济体，而被北京加强管控的香港，排名则再跌两级至全球第七位，不但再次落后于区内竞争对手新加坡三位，更被排在台湾后面。学院按三百多个标准为63个经济体评分，并按得分高低评定《2023年世界竞争力年报》。根据年报，紧随丹麦榜首的依次是爱尔兰丶瑞士丶新加坡丶荷兰丶台湾丶香港丶瑞典丶美国及阿联酋等经济体。香港在2022年上升两位至全球第五位，今年取消防疫措施并高叫复常，排名反而跌回第七位。港府发言人表示，报告肯定香港继续是全球最具竞争力的经济体之一，但疫情严重影响香港经济表现，使得整体竞争力排名下跌。随着香港复常，相信今年香港经济会有显着改善。（责编：梒青）</text:p>
      <text:p text:style-name="P4">
Source: <text:a xlink:type="simple" xlink:href="https://www.rfa.org/mandarin/Xinwen/1-06202023103430.html" text:style-name="Internet_20_link" text:visited-style-name="Visited_20_Internet_20_Link">
https://www.rfa.org/mandarin/Xinwen/1-06202023103430.html</text:a>
</text:p>
      <!--NEWS-->
      <text:h text:style-name="P10" text:outline-level="1">
<text:span text:style-name="T4">
专家解读"布习会"：习近平摆谱　布林肯为突破僵局开路</text:span>
</text:h>
      <text:p text:style-name="P4">
Author: None</text:p>
      <text:p text:style-name="P4">
Publisher: Radio Free Asia (Organization)</text:p>
      <text:p text:style-name="P4">
Published Time: 2023-06-20T10:50:00-04:00</text:p>
      <text:p text:style-name="P4">
Modified Time: 2023-06-20T11:33:29-04:00</text:p>
      <text:p text:style-name="P4">
Description: None</text:p>
      <text:p text:style-name="P4">
Videos: []</text:p>
      <text:p text:style-name="P4">
Audios: ["<text:a xlink:type="simple" xlink:href="https://www.rfa.org/mandarin/yataibaodao/junshiwaijiao/hx1-062020230941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6.9236in" draw:z-index="0">
<draw:image xlink:href="../Images/rfamandarin/2023-06-20T10-50-00-04-00/000000.png" xlink:type="simple" xlink:show="embed" xlink:actuate="onLoad" draw:mime-type="image/png"/>
</draw:frame>
中国领导人习近平19日在人民大会堂会见美国国务卿布林肯（上图）、2018年6月14日，习近平与特朗普的国务卿蓬佩奥（中图）、2017年9月30日习近平和特朗普另一位国务卿蒂勒森会面（下图）。<text:a xlink:type="simple" xlink:href="https://www.rfa.org/mandarin/yataibaodao/junshiwaijiao/hx1-06202023094157.html/@@images/image" text:style-name="Internet_20_link" text:visited-style-name="Visited_20_Internet_20_Link">
 </text:a>
自由亚洲电台制图  <text:a xlink:type="simple" xlink:href="https://www.rfa.org/mandarin/yataibaodao/junshiwaijiao/hx1-06202023094157.html/@@stream" text:style-name="Internet_20_link" text:visited-style-name="Visited_20_Internet_20_Link">
Audio-1-Link：https://www.rfa.org/mandarin/yataibaodao/junshiwaijiao/hx1-06202023094157.html/@@stream</text:a>
</text:p>
      <text:p text:style-name="P4">
6月19日，中国国家主席习近平在北京会见美国国务卿布林肯，但会场座位安排却不同于以往的礼仪规格。在本台最新一期《亚洲很想聊》节目中，有专家解读这一现象是习近平摆谱，而布林肯在为突破美中僵局开路。</text:p>
      <text:p text:style-name="P4">
<text:a xlink:type="simple" xlink:href="https://www.rfa.org/mandarin/yataibaodao/junshiwaijiao/kw-06192023132239.html" text:style-name="Internet_20_link" text:visited-style-name="Visited_20_Internet_20_Link">
 <text:span text:style-name="T4">
布林肯结束访华 美中均同意"稳定关系"</text:span>
 </text:a>
  * <text:span text:style-name="T4">
<text:a xlink:type="simple" xlink:href="https://www.rfa.org/mandarin/yataibaodao/junshiwaijiao/gt1-06192023055614.html" text:style-name="Internet_20_link" text:visited-style-name="Visited_20_Internet_20_Link">
 习近平最后时刻会见布林肯 对中美关系具重大象征意义 </text:a>
 </text:span>
</text:p>
      <text:p text:style-name="P4">
布林肯是2018年以来美国政府到访中国最高级别官员。中国领导人习近平19日在人民大会堂会见布林肯，白宫认为这是美中关系向前迈出的良好一步。就此，本台《亚洲很想聊》的节目嘉宾则指出，中方对“布习会”的安排藏有猫腻。</text:p>
      <text:p text:style-name="P4">
国际问题专家汪浩指出，会面前一小时双方才宣布上述会见，而会面仅三十五分钟。习近平坐大会议桌中间，像主持会议的董事长，两边如下属部门经理，向董事长汇报工作，听取指示。</text:p>
      <text:p text:style-name="P4">
 国际问题专家汪浩（节目截图/自由亚洲电台）  <text:a xlink:type="simple" xlink:href="https://www.rfa.org/mandarin/yataibaodao/junshiwaijiao/hx1-06202023094157.html/3.jpg" text:style-name="Internet_20_link" text:visited-style-name="Visited_20_Internet_20_Link">
</text:a>
</text:p>
      <text:p text:style-name="P4">
<text:span text:style-name="T4">
不符国际礼仪</text:span>
 <text:span text:style-name="T4">
<text:span text:style-name="T5">
* </text:span>
*汪浩：形式存在羞辱意涵</text:span>
</text:p>
      <text:p text:style-name="P4">
汪浩说：“这是以前天朝皇帝召见外夷使节的形式，完全不是现代国际关系的惯例，不符合现代国际关系的礼仪。所以我觉得某种意义上，对布林肯是一种羞辱，可能会对美国国会支持布林肯和拜登政府进一步改善美中关系造成意想不到的后果。”</text:p>
      <text:p text:style-name="P4">
汪浩第一时间在个人脸书对照2018年6月14日，习近平与时任特朗普政府的国务卿蓬佩奥两人毗邻对座的照片，并写下“没有比较没有伤害”。网民留言写着：“听训喔”、“这是中国故意的吧”、“有失国格”、“中国人吃硬不吃软”。</text:p>
      <text:p text:style-name="P4">
 汪浩脸书截图  <text:a xlink:type="simple" xlink:href="https://www.rfa.org/mandarin/yataibaodao/junshiwaijiao/hx1-06202023094157.html/5.png" text:style-name="Internet_20_link" text:visited-style-name="Visited_20_Internet_20_Link">
</text:a>
</text:p>
      <text:p text:style-name="P4">
参加节目的台湾淡江大学国际事务与战略研究所副教授黄介正也认为：“如果没有事前先跟美方商量就直接如此地安排，让美国没有办法退让、不参加，这是霸道一点；如果是事前知道，但美国交涉无果，最后接受，这是第二可能性。总之，中国大陆摆了一个谱，给美国人、给世界看。布林肯回到华府以后，共和党，尤其是共和党鹰派要怎么解读或对白宫加压？这是他可能面对非常困难的局。”</text:p>
      <text:p text:style-name="P4">
<text:span text:style-name="T4">
以牙还牙？</text:span>
 <text:span text:style-name="T4">
黄介正：特朗普也曾摆谱刘鹤</text:span>
</text:p>
      <text:p text:style-name="P4">
黄介正提到，2019年2月，美国时任总统特朗普在白宫接见中国国务院副总理刘鹤时，也曾坐在办公桌后，让刘鹤和时任国务卿蓬佩奥等美中官员围桌而坐。</text:p>
      <text:p text:style-name="P4">
黄介正说：“中国大陆姿态摆比较高，这对中国好不好？美国这样做是为了明年要开始的总统初选，或为了腾出手处理其他外交上的挑战？两个拥核大国、世界两大经济体一直都不讲话、不接电话，不是正面的。这次美方主动会不会有效果？拜登基本上冒一些风险，得继续观察。”</text:p>
      <text:p text:style-name="P4">
黄介正认为，中方摆这谱应与二月中国侦查气球现踪美国领空遭击落，加上近期中国军舰、军机对美军危险接近，以及李尚福未接任中国防长前遭美方制裁等，美中关系非常僵硬有关。</text:p>
      <text:p text:style-name="P4">
台湾淡江大学国际事务与战略研究所副教授黄介正（节目截图/自由亚洲电台）  <text:a xlink:type="simple" xlink:href="https://www.rfa.org/mandarin/yataibaodao/junshiwaijiao/hx1-06202023094157.html/4.jpg" text:style-name="Internet_20_link" text:visited-style-name="Visited_20_Internet_20_Link">
</text:a>
</text:p>
      <text:p text:style-name="P4">
汪浩提及，美中都考虑国内因素，习近平从大外宣角度考虑他对中国老百姓交代的问题。但习又说“东升西降”、“美帝亡我之心不死”、“太平洋之大容得下中美两国”等，自相矛盾令外界迷惑。</text:p>
      <text:p text:style-name="P4">
<text:span text:style-name="T4">
黄介正：见了面就算开路先锋</text:span>
</text:p>
      <text:p text:style-name="P4">
黄介正评价布林肯此行，最起码开了一扇窗，也预示会有高层访问：“如果从低标来看，飞机降落北京首都机场就已达成百分之五十的任务，因为来了、见了面。剩下的百分比，包括习近平有见到，看来他是算开路先锋吧。后面怎么走看双方，美国商务部、美国贸易代表是否接续访问？悬念当然是国防，国防好像还没有消息。”</text:p>
      <text:p text:style-name="P4">
汪浩观察，美中关系自尼克松访问中国降到五十年最低，美方把建立美中军事对话机制作为布林肯访中首要任务，布林肯承认提出多次遭拒绝。会前、会后双方没有对会谈成果高调表示庆祝。</text:p>
      <text:p text:style-name="P4">
在台湾问题上，汪浩认为，双方仍各说各话。布林肯重复“一中政策”，更强调台湾问题国际化、台湾在国际产业链的作用、台湾在国际贸易上的重要地位，台海安全受世界各国关注。安倍前首相提出台湾有事就是日本有事，拜登政府扩大到台湾有事就是世界有事，这一理念已被七大工业国（G7）和北约元首会议接受。</text:p>
      <text:p text:style-name="P4">
<text:span text:style-name="T4">
学者建言台湾应向美方查证美中会谈内容</text:span>
</text:p>
      <text:p text:style-name="P4">
黄介正指出，美方在台湾问题原则上不会让步，但台湾方面应该要求美方简报说明美中谈了什么：“美国在改善跟北京关系时，台湾问题有谈到多深？中国大陆有没有提出新要求、新说法？政府必须跟美国人去查证。这个问的本身就是一个态度，表示我们非常重视，也要让美国知道台湾该有的顾虑。”</text:p>
      <text:p text:style-name="P4">
对此，台湾外交部发言人刘永健表示，美台之间互信良好，沟通管道至为畅通。对于美中高层互动的情形，美台一向保持密切联系。布林肯访中重申，美方及越来越多国家共同关切中国在台海的挑衅行径，强调维系台海和平稳定的重要性，并指出全球50%货运通过台海、70%先进晶片在台制造，台海危机将造成全球巨大经济后果，无一国家可幸免。对于美方一再公开强调支持台海和平稳定的坚定立场，台湾表示欢迎与肯定。</text:p>
      <text:p text:style-name="P4">
记者：夏小华 责编：许书婷、陈美华、何平 网编：洪伟</text:p>
      <text:p text:style-name="P4">
Source: <text:a xlink:type="simple" xlink:href="https://www.rfa.org/mandarin/yataibaodao/junshiwaijiao/hx1-06202023094157.html" text:style-name="Internet_20_link" text:visited-style-name="Visited_20_Internet_20_Link">
https://www.rfa.org/mandarin/yataibaodao/junshiwaijiao/hx1-06202023094157.html</text:a>
</text:p>
      <!--NEWS-->
      <text:h text:style-name="P10" text:outline-level="1">
<text:span text:style-name="T4">
阿里巴巴宣布张勇将卸任董事局主席和CEO (Free Version)</text:span>
</text:h>
      <text:p text:style-name="P4">
Author: Raffaele Huang / Yoko Kubota</text:p>
      <text:p text:style-name="P4">
Publisher: 华尔街日报中文网</text:p>
      <text:p text:style-name="P4">
Published Time: 2023-06-20T11:00:00.000Z</text:p>
      <text:p text:style-name="P4">
Modified Time: 2023-06-20T11:00:00.000Z</text:p>
      <text:p text:style-name="P4">
Created Time: 2023-06-20T04:46:00.000Z</text:p>
      <text:p text:style-name="P4">
Description: 阿里巴巴集团宣布，公司元老、布鲁克林篮网队老板蔡崇信将接替张勇出任主席。目前这家中国电商巨头在努力应对增长缓慢和股票表现不佳的局面。</text:p>
      <text:p text:style-name="P4">
Images: []</text:p>
      <text:p text:style-name="P4">
Categories: ['商业']</text:p>
      <text:p text:style-name="P4">
Keywords: SYND,LINK:EN|WP-WSJ-0000992684</text:p>
      <text:p text:style-name="P4">
Type: Article</text:p>
      <!--METADATA-->
      <text:p text:style-name="P4">
阿里巴巴集团控股有限公司(Alibaba Group Holding, 9988.HK, BABA,简称:阿里巴巴)宣布，公司元老、布鲁克林篮网队(Brooklyn Nets)老板蔡崇信(Joe Tsai)将接替张勇(DanielZhang)出任主席。目前这家中国电商巨头在努力应对增长缓慢和股票表现不佳的局面。</text:p>
      <text:p text:style-name="P4">
Source: <text:a xlink:type="simple" xlink:href="https://cn.wsj.com/articles/%E9%98%BF%E9%87%8C%E5%B7%B4%E5%B7%B4%E5%AE%A3%E5%B8%83%E5%BC%A0%E5%8B%87%E4%B8%8D%E5%86%8D%E6%8B%85%E4%BB%BB%E8%91%A3%E4%BA%8B%E5%B1%80%E4%B8%BB%E5%B8%AD%E5%92%8Cceo-10d1e52b" text:style-name="Internet_20_link" text:visited-style-name="Visited_20_Internet_20_Link">
https://cn.wsj.com/articles/%E9%98%BF%E9%87%8C%E5%B7%B4%E5%B7%B4%E5%AE%A3%E5%B8%83%E5%BC%A0%E5%8B%87%E4%B8%8D%E5%86%8D%E6%8B%85%E4%BB%BB%E8%91%A3%E4%BA%8B%E5%B1%80%E4%B8%BB%E5%B8%AD%E5%92%8Cceo-10d1e52b</text:a>
</text:p>
      <!--NEWS-->
      <text:h text:style-name="P10" text:outline-level="1">
<text:span text:style-name="T4">
难度高、悬念大：德中政府磋商全面开启</text:span>
</text:h>
      <text:p text:style-name="P4">
Author: None (Language: zh)</text:p>
      <text:p text:style-name="P4">
Publisher: None</text:p>
      <text:p text:style-name="P4">
Time: 2023-06-20T11:01:00Z</text:p>
      <text:p text:style-name="P4">
Description: 第七届德中政府磋商今天在柏林全面展开，两国总理及20多名部长级官员参加磋商。这是2018年之后，德中两国间首次面对面的政府磋商。</text:p>
      <text:p text:style-name="P4">
Videos: []</text:p>
      <text:p text:style-name="P4">
Images: []</text:p>
      <text:p text:style-name="P4">
Subject: 时政风云</text:p>
      <text:p text:style-name="P4">
Subjects: ['汉诺威工业博览会', '移民难民', '人权']</text:p>
      <text:p text:style-name="P4">
Keywords: ['德中政府磋商', '李强', '肖尔茨', '人权', '贸易', '台海局势', '贝尔伯克']</text:p>
      <text:p text:style-name="P4">
ID: 65972739</text:p>
      <!--METADATA-->
      <text:p text:style-name="P4">
<text:a xlink:type="simple" xlink:href="https://www.dw.com/zh/overlay/image/article/65972739/65965828" text:style-name="Internet_20_link" text:visited-style-name="Visited_20_Internet_20_Link">
 </text:a>
</text:p>
      <text:p text:style-name="P4">
（德国之声中文网）德国总理肖尔茨陪同来访的中国总理李强检阅了联邦国防军三军仪仗队后，德中政府磋商周二（6月20日）正式开启。共有20多名部长级官员参加了本次主题为"共同持久行动"的政府磋商，双方讨论的核心议题是如何应对气候变化以及与之相关的经济转型。其他议题还包括德中经贸关系以及俄罗斯对乌克兰发动的侵略战争。同德国及其他西方国家不同，中国拒绝对俄罗斯发动的侵略战争进行谴责，但呼吁俄乌双方进行谈判。</text:p>
      <text:p text:style-name="P4">
</text:p>
      <text:p text:style-name="P4">
肖尔茨和李强共同检阅三军仪仗队</text:p>
      <text:p text:style-name="P4">
联邦德国政府会定期同对德国具有重要经济或战略意义的国家开展政府磋商。过去几个月当中，德国的红黄绿联合政府已经先后同西班牙、荷兰、日本和印度进行过政府磋商。而一般认为，<text:a xlink:type="simple" xlink:href="https://www.dw.com/zh/zh/德语媒体恢复对话总是件好事/a-65961679" text:style-name="Internet_20_link" text:visited-style-name="Visited_20_Internet_20_Link">
 此次同中国政府开展的磋商将是迄今为止最具悬念、难度最高的政府磋商。</text:a>
</text:p>
      <text:p text:style-name="P4">
周一晚间，肖尔茨在德国总理府设宴欢迎中国总理李强来访。德国财政部发推表示，自民党籍财政部长林德纳同中国财政部长刘昆进行了"富有建设性"的会谈，会谈内容涉及"当前全球经济所面临的挑战"以及如何捍卫和改善基于规则的国际秩序。</text:p>
      <text:p text:style-name="P4">
来自德国卫生部的消息称，卫生部长社民党人劳特巴赫同中国卫健委副主任曹雪涛"就卫生保健领域的核心问题"交换了意见。</text:p>
      <text:p text:style-name="P4">
德国外交部长贝尔伯克则同中国外长秦刚互通了电话。贝尔伯克稍后发推称，"我们看待世界的眼光不同，但这并不妨碍我们寻求同中国进行交流，找到我们的共同点和分歧，内容涉及经济合作、人权以及俄乌战争。"她表示，为了本次政府磋商，双方已经进行了为期数周的积极筹备。</text:p>
      <text:p text:style-name="P4">
</text:p>
      <text:p text:style-name="P4">
贝尔伯克：观点不同，并不妨碍进行交流。</text:p>
      <text:p text:style-name="P4">
社民党议会党团主席明策尼希（ RolfMützenich）在谈到德中政府磋商时表示，德国不应采取对抗立场，但应明确指出界限在哪。明策尼希在接受德意志电台采访时表示，过去一段时间以来，德国政府已经意识到，口头争吵并不能产生任何成效，涉及气候保护和军备控制的问题，只有讨论才有起到作用。在谈到台湾问题时，明策尼希表示，我们应当鼓励中国政府保持协商态度，也应让中方意识到，紧张状态不断升级，将会造成极大的损失。德方也应明确告诉中国，对台动武是违反联合国宪章的行为。</text:p>
      <text:p text:style-name="P4">
联邦议院外交委员会主席社民党人洛特对德广联《晨间杂志》表示，政府磋商中，德国必须做出明确的表态，"中国对内变得越来越专制，对少数民族的打压日趋严重，对外则变得越来越具有侵略性，例如对台湾发出的威胁。此外，中国还是俄罗斯最亲密的盟友，有鉴于此，德国方面必须表现出自信的姿态，当然不是对抗的姿态。"</text:p>
      <text:p text:style-name="P4">
</text:p>
      <text:p text:style-name="P4">
联邦议院外交委员会主席洛特：不必采取对抗立场，但必须保持自信。</text:p>
      <text:p text:style-name="P4">
自2018年的最后面对面的会谈之后， <text:a xlink:type="simple" xlink:href="https://www.dw.com/zh/zh/中国总理李强到访柏林-德中政府磋商周二开启/a-65958188" text:style-name="Internet_20_link" text:visited-style-name="Visited_20_Internet_20_Link">
 整个疫情期间，德中政府磋商一直以视频连线方式进行，而在此期间，双边关系也已明显降温</text:a>
。中国对民众自由权利的限制、对少数民族的打压、对台湾发出的武力威胁以及在印太地区的大国扩张，令柏林极为不安。</text:p>
      <text:p text:style-name="P4">
而俄罗斯发动的侵乌战争，也令德国政府痛定思痛，决心减少对中国的经济依赖。不过，尽管如此，中国仍是德国最重要的贸易伙伴，而德国也是欧盟内中国的最重要贸易伙伴。</text:p>
      <text:p text:style-name="P4">
（德新社）</text:p>
      <text:p text:style-name="P4">
Source: <text:a xlink:type="simple" xlink:href="https://www.dw.com/zh/难度高、悬念大：德中政府磋商全面开启/a-65972739" text:style-name="Internet_20_link" text:visited-style-name="Visited_20_Internet_20_Link">
https://www.dw.com/zh/难度高、悬念大：德中政府磋商全面开启/a-65972739?maca=chi-rss-chi-all-1127-rdf</text:a>
</text:p>
      <!--NEWS-->
      <text:h text:style-name="P10" text:outline-level="1">
<text:span text:style-name="T4">
美媒：中、古谈判建军事培训设施 有潜在驻军可能</text:span>
</text:h>
      <text:p text:style-name="P4">
Author: None (Language: zh)</text:p>
      <text:p text:style-name="P4">
Publisher: None</text:p>
      <text:p text:style-name="P4">
Time: 2023-06-20T11:02:00Z</text:p>
      <text:p text:style-name="P4">
Description: 据《华尔街日报》引述不具名的美国现任和前任官员称，中国和古巴正就在古巴建立一个新的联合军事培训设施进行谈判。报道称，华盛顿担心，这可能导致中国在距离佛罗里达海岸仅100英里的该处设施驻军，或进行其它安全及情报活动。</text:p>
      <text:p text:style-name="P4">
Videos: []</text:p>
      <text:p text:style-name="P4">
Images: []</text:p>
      <text:p text:style-name="P4">
Subject: 时政风云</text:p>
      <text:p text:style-name="P4">
Subjects: ['岛屿主权争端', '专题报道：全景观看“习马会”', '中国', '中共十九大', '古巴', '德中关系']</text:p>
      <text:p text:style-name="P4">
Keywords: ['古巴', '中国', '间谍基地', '联合军事培训设施', '军事培训设施', '华尔街日报']</text:p>
      <text:p text:style-name="P4">
ID: 65972741</text:p>
      <!--METADATA-->
      <text:p text:style-name="P4">
<text:a xlink:type="simple" xlink:href="https://www.dw.com/zh/overlay/image/article/65972741/65882120" text:style-name="Internet_20_link" text:visited-style-name="Visited_20_Internet_20_Link">
 </text:a>
</text:p>
      <text:p text:style-name="P4">
美媒：美国政府担心中国在其“家门口”进行军事及情报活动（图为美国驻哈瓦那大使馆）</text:p>
      <text:p text:style-name="P4">
（德国之声中文网）《华尔街日报》6月20日的这篇报道称，美国情报部门的报告显示，中、古双方在古巴北部海岸建设一处联合军事设施的谈判已进入后期，但尚未完结。报道称，拜登政府已经联络了古巴官员，试图阻止古巴与中国的协议。但白宫拒绝对此作出评论。</text:p>
      <text:p text:style-name="P4">
《华尔街日报》引述不具名的美国现任和前任官员称，这样一个新的军事设施有可能为中国提供一个平台，潜在有可能在古巴永久驻扎军队，并扩大情报收集能力，包括电子窃听。</text:p>
      <text:p text:style-name="P4">
报道引述美国一名现任和一名前任官员称，最令美国担忧的是，计划中的该设施是中国"141工程"的一部分，而该项目据称是中国人民解放军计划扩大在全球的军事基地以及后勤保障网络。</text:p>
      <text:p text:style-name="P4">
美国一名前官员向该报表示，其它的"141工程"项目还包括中国在柬埔寨的一个海军据点，以及在阿联酋的一处目的不为外界所知的军事设施。报道称，中国在非洲之角的吉布提军事基地等也具备情报收集能力。</text:p>
      <text:p text:style-name="P4">
报道称，美国一些情报官员表示，北京将其在古巴的这一行动视为对美国对台关系的地缘政治回应。美国对台湾在军事和培训上给予很大的投入。《华尔街日报》此前曾报道，美国在台湾派驻超过100名军人对其国防力量提供培训。而台湾距离中国大陆约100英里，与古巴和佛罗里达的距离相当。</text:p>
      <text:p text:style-name="P4">
<text:a xlink:type="simple" xlink:href="https://www.dw.com/zh/zh/中国据报将在古巴建窃听基地-美称报导有误/a-65861382" text:style-name="Internet_20_link" text:visited-style-name="Visited_20_Internet_20_Link">
 《华尔街日报》6月9日曾引述不具名的美国官员称，中国和古巴计划在古巴建立间谍基地。</text:a>
 此后， <text:a xlink:type="simple" xlink:href="https://www.dw.com/zh/zh/認中國在古巴設監聽站-白宮無礙布林肯訪華/a-65887038" text:style-name="Internet_20_link" text:visited-style-name="Visited_20_Internet_20_Link">
《纽约时报》6月12日引述不具名的拜登政府官员称，自从2019年升级之后（或在那之前），中国在古巴的一个间谍基地就已能拦截附近美国军事和商业设施的电子信号</text:a>
 。</text:p>
      <text:p text:style-name="P4">
《华尔街日报》6月20日的报道称，中国驻华盛顿大使馆一名官员引述北京外交部6月9日的回应，称不了解中国与古巴之间达成任何协议。</text:p>
      <text:p text:style-name="P4">
白宫一名官员周一表示，中国政府"会持续尝试加强在古巴的存在，而我们将持续努力予以阻止"。</text:p>
      <text:p text:style-name="P4">
美国国务卿布林肯6月20日在访问伦敦之后的新闻发布会上表示，此前向中方明确表示“我们会对中国在古巴的情报或军事活动深为关切”。他说：“这是我们会非常非常密切监控的事，我们也一直对此作出清晰表态。我们将保护我们的国家，保护我们的利益。”</text:p>
      <text:p text:style-name="P4">
（综合报道）</text:p>
      <text:p text:style-name="P4">
Source: <text:a xlink:type="simple" xlink:href="https://www.dw.com/zh/美媒：中、古谈判建军事培训设施-有潜在驻军可能/a-65972741" text:style-name="Internet_20_link" text:visited-style-name="Visited_20_Internet_20_Link">
https://www.dw.com/zh/美媒：中、古谈判建军事培训设施-有潜在驻军可能/a-65972741?maca=chi-rss-chi-all-1127-rdf</text:a>
</text:p>
      <!--NEWS-->
      <text:h text:style-name="P10" text:outline-level="1">
<text:span text:style-name="T4">
首度利用干细胞制人类胚胎模型 引发监管呼声</text:span>
</text:h>
      <text:p text:style-name="P4">
Publisher: 法新社</text:p>
      <text:p text:style-name="P4">
Published Time: 2023-06-20T11:02:10+00:00</text:p>
      <text:p text:style-name="P4">
Modified Time: 2023-06-20T10:50:01+00:00</text:p>
      <text:p text:style-name="P4">
Description: （法新社巴黎20日电） 科学家首度在实验室使用干细胞创造出类似于人类胚胎的结构。专家表示，这个研究领域应该审慎以待。</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6-20T11-02-10-00-00/000000.png" xlink:type="simple" xlink:show="embed" xlink:actuate="onLoad" draw:mime-type="image/png"/>
</draw:frame>
</text:p>
      <text:p text:style-name="P4">
世界各地多个实验室在过去7天内相继发布描述他们研究工作的预印本，但内容尚未经过同侪审查。</text:p>
      <text:p text:style-name="P4">
这些实验室运用不同技术来促进人类胚胎干细胞自我组成类似于胚胎的结构，过程中不需要精子、卵子或受精。胚胎干细胞可以发展成任何类型的细胞。</text:p>
      <text:p text:style-name="P4">
这样做的目的，是为科学家提供一个模型来研究人类胚胎，希望对造成出生缺陷的原因、遗传疾病、不孕症和怀孕期间其他问题的原因，能够有新的见解。基于伦理问题，这类研究过去限制重重。</text:p>
      <text:p text:style-name="P4">
第一份研究内容在14日公布。剑桥大学和加州理工学院学者哲妮卡-高茨（Magdalena Zernicka-Goetz）在波士顿举行的国际干细胞学会（International Society for Stem CellResearch）年会上，描述她团队的工作。报告内容首先由英国「卫报」（The Guardian）报导。</text:p>
      <text:p text:style-name="P4">
以色列魏兹曼科学研究院（Weizmann Institute of Science）的韩纳（JacobHanna）团队15日发表研究预印本，详细介绍他们利用干细胞培植人类胚胎模型的工作。</text:p>
      <text:p text:style-name="P4">
哲妮卡-高茨团队随后迅速发表研究预印本，提供更多资讯。中国和美国的其他实验室也纷纷跟进，都在上周晚些时候发布预印本。</text:p>
      <text:p text:style-name="P4">
研究人员反驳把这些细胞称为「合成胚胎」的媒体报导，称它们是从干细胞上生长出来，严格来说并非合成细胞，也不应该被视为胚胎。</text:p>
      <text:p text:style-name="P4">
哲妮卡-高茨和韩纳的实验室都说，他们已经开发14天的胚胎模型。这是许多国家规定实验室进行人类胚胎实验的法定天数限制。</text:p>
      <text:p text:style-name="P4">
14天后，胚胎开始组织细胞以形成包括大脑在内的器官，这一时期被称为「黑盒子」，因为人们对超过14天的人类胚胎所知甚少。</text:p>
      <text:p text:style-name="P4">
剑桥大学16日宣布已经启动项目，将为英国的干细胞人类胚胎模型制定第一套管理架构。</text:p>
      <text:p text:style-name="P4">
相关研究学者都强调，他们最终不会把这个胚胎模型放入人类子宫，即使放入，也不会制造出一个婴儿。</text:p>
      <text:p text:style-name="P4">
英国法兰西斯克利克研究中心（Francis Crick Institute）的布瑞斯柯（JamesBriscoe）呼吁研究人员必须「小心、谨慎和透明地进行」实验。</text:p>
      <text:p text:style-name="P4">
「这么做的危险之处在于，错误步骤或不合理的主张，将对大众和政策制定者产生寒蝉效应，将是这个领域的重大挫折。」（译者：林沂锋/核稿：戴雅真）</text:p>
      <text:p text:style-name="P4">
Source: <text:a xlink:type="simple" xlink:href="https://www.rfi.fr/cn/%E7%A7%91%E5%AD%A6%E6%96%B0%E7%9F%A5/20230620-%E9%A6%96%E5%BA%A6%E5%88%A9%E7%94%A8%E5%B9%B2%E7%BB%86%E8%83%9E%E5%88%B6%E4%BA%BA%E7%B1%BB%E8%83%9A%E8%83%8E%E6%A8%A1%E5%9E%8B-%E5%BC%95%E5%8F%91%E7%9B%91%E7%AE%A1%E5%91%BC%E5%A3%B0" text:style-name="Internet_20_link" text:visited-style-name="Visited_20_Internet_20_Link">
https://www.rfi.fr/cn/%E7%A7%91%E5%AD%A6%E6%96%B0%E7%9F%A5/20230620-%E9%A6%96%E5%BA%A6%E5%88%A9%E7%94%A8%E5%B9%B2%E7%BB%86%E8%83%9E%E5%88%B6%E4%BA%BA%E7%B1%BB%E8%83%9A%E8%83%8E%E6%A8%A1%E5%9E%8B-%E5%BC%95%E5%8F%91%E7%9B%91%E7%AE%A1%E5%91%BC%E5%A3%B0</text:a>
</text:p>
      <!--NEWS-->
      <text:h text:style-name="P10" text:outline-level="1">
<text:span text:style-name="T4">
为封存二氧化碳，能源巨头掀起地下圈地潮 (Free Version)</text:span>
</text:h>
      <text:p text:style-name="P4">
Author: Phred Dvorak</text:p>
      <text:p text:style-name="P4">
Publisher: 华尔街日报中文网</text:p>
      <text:p text:style-name="P4">
Published Time: 2023-06-20T11:10:00.000Z</text:p>
      <text:p text:style-name="P4">
Modified Time: 2023-06-20T11:10:00.000Z</text:p>
      <text:p text:style-name="P4">
Created Time: 2023-06-20T07:34:00.000Z</text:p>
      <text:p text:style-name="P4">
Description: 能源巨头们正投入巨资租赁地下土地用于碳封存。批评者认为碳封存只是权宜之计，只会让企业回避更艰难的脱碳战略，甚至许多支持者也认为，碳封存成本太高，不具有商业意义。</text:p>
      <text:p text:style-name="P4">
Images: []</text:p>
      <text:p text:style-name="P4">
Categories: ['商业']</text:p>
      <text:p text:style-name="P4">
Keywords: SYND,LINK:EN|WP-WSJ-0000986978</text:p>
      <text:p text:style-name="P4">
Type: Article</text:p>
      <!--METADATA-->
      <text:p text:style-name="P4">
去年，当西方石油公司(Occidental Petroleum Co., OXY)的经纪人来到DennisDugat位于休斯顿东部的农场的时候，Dugat以为这帮人是来耍弄他的。</text:p>
      <text:p text:style-name="P4">
Source: <text:a xlink:type="simple" xlink:href="https://cn.wsj.com/articles/%E4%B8%BA%E5%B0%81%E5%AD%98%E4%BA%8C%E6%B0%A7%E5%8C%96%E7%A2%B3-%E8%83%BD%E6%BA%90%E5%B7%A8%E5%A4%B4%E6%8E%80%E8%B5%B7%E5%9C%B0%E4%B8%8B%E5%9C%88%E5%9C%B0%E6%BD%AE-c5b66e8f" text:style-name="Internet_20_link" text:visited-style-name="Visited_20_Internet_20_Link">
https://cn.wsj.com/articles/%E4%B8%BA%E5%B0%81%E5%AD%98%E4%BA%8C%E6%B0%A7%E5%8C%96%E7%A2%B3-%E8%83%BD%E6%BA%90%E5%B7%A8%E5%A4%B4%E6%8E%80%E8%B5%B7%E5%9C%B0%E4%B8%8B%E5%9C%88%E5%9C%B0%E6%BD%AE-c5b66e8f</text:a>
</text:p>
      <!--NEWS-->
      <text:h text:style-name="P10" text:outline-level="1">
<text:span text:style-name="T4">
美方：布林肯访中达成3大目标　美中官员将互访</text:span>
</text:h>
      <text:p text:style-name="P4">
Author: None</text:p>
      <text:p text:style-name="P4">
Publisher: Radio Free Asia (Organization)</text:p>
      <text:p text:style-name="P4">
Published Time: 2023-06-20T11:29:00-04:00</text:p>
      <text:p text:style-name="P4">
Modified Time: 2023-06-20T11:30: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4.612011in" draw:z-index="0">
<draw:image xlink:href="../Images/rfamandarin/2023-06-20T11-29-00-04-00/000000.png" xlink:type="simple" xlink:show="embed" xlink:actuate="onLoad" draw:mime-type="image/png"/>
</draw:frame>
图为美国国务卿布林肯19日在北京人民大会堂与中国国家主席习近平会晤。 <text:a xlink:type="simple" xlink:href="https://www.rfa.org/mandarin/Xinwen/3-06202023112018.html/@@images/image" text:style-name="Internet_20_link" text:visited-style-name="Visited_20_Internet_20_Link">
</text:a>
美联社图片</text:p>
      <text:p text:style-name="P4">
美国国务卿布林肯访问北京2天，会晤中国国家主席习近平及中国高层外交官员。美方指出，布林肯达成行前拟定的3大目标，预计未来几个月美中官员将互访。</text:p>
      <text:p text:style-name="P4">
美国国务院东亚及太平洋事务助理国务卿康达（Daniel J. Kritenbrink）与白宫国安会中国与台湾事务资深主任柏兰（SarahBeran）20日通过美国国务院“亚太媒体中心”（U.S. AsiaPacific Media Hub），就布林肯访中举行线上简报会。</text:p>
      <text:p text:style-name="P4">
康达表示，布林肯此行有3大目标，包括重启双边资深官员沟通管道，以负责任方式管控美中关系；与中方坦率交换意见，包括在意见分歧领域；以及在符合美国利益情况下寻求潜在合作领域。</text:p>
      <text:p text:style-name="P4">
康达指出，美方认为布林肯达成所有目标，他与中方进行的坦率且具建设性会晤对上述目标作出实际贡献。他说，这只是第一步，华盛顿会持续在这些议题上努力，以负责任方式管控美中竞争。</text:p>
      <text:p text:style-name="P4">
康达说，双方对强化美中学生、学者与企业交流持欢迎态度，包括将致力增加两国直航班机数量，也同意接下来让资深官员在华盛顿、北京交流，维持开放沟通管道。</text:p>
      <text:p text:style-name="P4">
康达提到布林肯邀请秦刚访问华盛顿持续相关讨论。他说：“我们很感谢国务委员秦刚已接受邀约，双方同意在彼此合适时间安排对等访问。 ”</text:p>
      <text:p text:style-name="P4">
柏兰则说，预期美中官员未来几个月将互访，其中包括美国财政部长耶伦（Janet Yellen）、气候特使凯瑞（JohnKerry），以及将赴美参加亚太经济合作会议（APEC）部长会议的中方官员等。</text:p>
      <text:p text:style-name="P4">
针对双方分歧议题，康达说，布林肯向中方提及诸多美国关切问题，包括遭中国不当监禁美国公民、合成鸦片类药品国际贩运、中国非市场经济作为，以及在新疆、西藏与香港人权侵犯行径等。</text:p>
      <text:p text:style-name="P4">
在台海方面，康达表示，双方就此议题广泛讨论，布林肯重申美国基于台湾关系法、美中三公报及六项保证的“一中政策”没有改变，维系台海和平与稳定符合美国长期利益，美方持续坚持两岸分歧应和平解决。</text:p>
      <text:p text:style-name="P4">
面对媒体询问为何中国仍拒绝重启军事沟通管道，柏兰表示布林肯多次在会面中向中方提及此事，强调这是双方管控竞争、危机沟通及避免沟通不良或误解彼此意图相当重要的管道。</text:p>
      <text:p text:style-name="P4">
柏兰说，美方一直有会面意愿，国防部长奥斯汀（Lloyd Austin）之前曾提议与中国防长李尚福在新加坡“香格里拉对话”举行场边会。</text:p>
      <text:p text:style-name="P4">
她强调，华府各层级官员仍有会面意愿，呼吁北京对此适时回应。</text:p>
      <text:p text:style-name="P4">
（责编：梒青）</text:p>
      <text:p text:style-name="P4">
Source: <text:a xlink:type="simple" xlink:href="https://www.rfa.org/mandarin/Xinwen/3-06202023112018.html" text:style-name="Internet_20_link" text:visited-style-name="Visited_20_Internet_20_Link">
https://www.rfa.org/mandarin/Xinwen/3-06202023112018.html</text:a>
</text:p>
      <!--NEWS-->
      <text:h text:style-name="P10" text:outline-level="1">
<text:span text:style-name="T4">
结婚率下降，单身社会来临 (Free Version)</text:span>
</text:h>
      <text:p text:style-name="P4">
Authors: ['徐瑾']</text:p>
      <text:p text:style-name="P4">
Publisher: 英国《金融时报》</text:p>
      <text:p text:style-name="P4">
Time: 2023-06-20T11:30:48+00:00</text:p>
      <text:p text:style-name="P4">
Published Time: 2023-06-19T12:00:99+08:00</text:p>
      <text:p text:style-name="P4">
Modified Time: 2023-06-19T18:00:99+08:00</text:p>
      <text:p text:style-name="P4">
Description: 徐瑾：结婚率对比十年前几乎腰斩，意味着什么？不想结婚和不能结婚含义有不少重叠，那就是结婚成本上升收益降低，我们或将迎来一个全新的单身社会。</text:p>
      <text:p text:style-name="P4">
Images: ["<text:a xlink:type="simple" xlink:href="https://thumbor.ftacademy.cn/unsafe/picture/2/000184902_piclink.jpeg" text:style-name="Internet_20_link" text:visited-style-name="Visited_20_Internet_20_Link">
000184902_pic...</text:a>
"]</text:p>
      <text:p text:style-name="P4">
Themes: ['专栏', '中国经济', '关注']</text:p>
      <text:p text:style-name="P4">
Keywords: ['中国社会', '结婚率', '中国经济', '软阶层', '徐瑾经济人']</text:p>
      <text:p text:style-name="P4">
Type: Article</text:p>
      <!--METADATA-->
      <text:p text:style-name="P4">
<draw:frame draw:style-name="fr1" draw:name="Image189" text:anchor-type="as-char" svg:width="6.9236in" svg:height="4.651794in" draw:z-index="0">
<draw:image xlink:href="../Images/FT Chinese Free Version/2023-06-20T11-30-48-00-00/000184902_piclink.jpeg" xlink:type="simple" xlink:show="embed" xlink:actuate="onLoad" draw:mime-type="image/jpeg"/>
</draw:frame>
</text:p>
      <text:p text:style-name="P4">
结婚变得越来越不流行。</text:p>
      <text:p text:style-name="P4">
至少在国内，结婚人数可以说创下数十年有数据记录以来新低。按照中国民政部数据，2022年结婚人数为683.3万对，结婚人数连续9年下跌，对比2013年结婚人数1346.9万对的高峰，几乎腰斩。人们为什么不结婚，结婚率降低意味着什么？</text:p>
      <text:p text:style-name="P4">
Source: <text:a xlink:type="simple" xlink:href="http://www.ftchinese.com/story/001100007" text:style-name="Internet_20_link" text:visited-style-name="Visited_20_Internet_20_Link">
http://www.ftchinese.com/story/001100007</text:a>
</text:p>
      <!--NEWS-->
      <text:h text:style-name="P10" text:outline-level="1">
<text:span text:style-name="T4">
中国恢复部分台湾释迦进口　立委：承认九二共识才放行</text:span>
</text:h>
      <text:p text:style-name="P4">
Author: None</text:p>
      <text:p text:style-name="P4">
Publisher: Radio Free Asia (Organization)</text:p>
      <text:p text:style-name="P4">
Published Time: 2023-06-20T11:31:00-04:00</text:p>
      <text:p text:style-name="P4">
Modified Time: 2023-06-20T11:56:00-04:00</text:p>
      <text:p text:style-name="P4">
Description: None</text:p>
      <text:p text:style-name="P4">
Videos: []</text:p>
      <text:p text:style-name="P4">
Audios: ["<text:a xlink:type="simple" xlink:href="https://www.rfa.org/mandarin/yataibaodao/gangtai/hx2-0620202310124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3.88615in" draw:z-index="0">
<draw:image xlink:href="../Images/rfamandarin/2023-06-20T11-31-00-04-00/000000.png" xlink:type="simple" xlink:show="embed" xlink:actuate="onLoad" draw:mime-type="image/png"/>
</draw:frame>
 台湾水果释迦 资料照/记者夏小华摄  <text:a xlink:type="simple" xlink:href="https://www.rfa.org/mandarin/yataibaodao/gangtai/hx2-06202023101247.html/@@stream" text:style-name="Internet_20_link" text:visited-style-name="Visited_20_Internet_20_Link">
Audio-1-Link：https://www.rfa.org/mandarin/yataibaodao/gangtai/hx2-06202023101247.html/@@stream</text:a>
</text:p>
      <text:p text:style-name="P4">
中国国台办本周二宣布，即日起恢复台湾释迦（又称番荔枝）输入。有台湾立委批评中方是选择性放行，目的在于分化台湾社会。</text:p>
      <text:p text:style-name="P4">
<text:a xlink:type="simple" xlink:href="https://www.rfa.org/mandarin/yataibaodao/gangtai/vs-04132023081746.html" text:style-name="Internet_20_link" text:visited-style-name="Visited_20_Internet_20_Link">
 <text:span text:style-name="T4">
中国对台商品采取贸易壁垒意欲何为？</text:span>
 </text:a>
  * <text:span text:style-name="T4">
<text:a xlink:type="simple" xlink:href="https://www.rfa.org/mandarin/Xinwen/5-09192021132043.html" text:style-name="Internet_20_link" text:visited-style-name="Visited_20_Internet_20_Link">
 大陆禁台湾番荔枝莲雾 高雄市长抗议打压 </text:a>
 </text:span>
</text:p>
      <text:p text:style-name="P4">
中国大陆在2021年9月20日以检出介壳虫，不符合国际规范为由，片面暂停进口台湾凤梨、释迦。台湾政府透过《海峡两岸农产品检疫检验合作协议》平台，要求与中方进行科学与技术性对话，争取恢复贸易，但中方却不回应。</text:p>
      <text:p text:style-name="P4">
台湾在野的国民党率团赴中参加海峡论坛后，中国国台办20日宣布，海关总署决定自6月20日起恢复台湾释迦输入，但“须来自获得注册登记的包装厂和果园”。</text:p>
      <text:p text:style-name="P4">
台湾农委会当天就此表示，乐见中国大陆恢复凤梨、释迦输入，目前《海峡两岸农产品检疫检验合作协议》平台尚未接获中方通知重新开放输入凤梨、释迦，也未提供注册登记的条件。台湾凤梨、释迦产业共有1009个供果园和50个包装厂，目前只有台东的25个供果园、3家包装厂、14位农户获得许可。农委会呼吁中方在此平台下沟通谘商检疫规范，让所有包装厂和果园有一致规范可循。</text:p>
      <text:p text:style-name="P4">
国民党6月20日发布新闻稿，将此归功国民党副主席夏立言自去年八月数次率团赴中沟通，争取获得回应。国民党文传会发言人林家兴告诉自由亚洲电台：“夏立言副主席和台东饶庆铃县长此行于海峡论坛大会发表致词，主要目的之一就是持续反映台湾农渔民的心声，希望能促成后续良性发展，让大陆消费者能体验到台湾优质农产品的美好，也让两岸交流的正面效益能够普惠更多台湾民众，真正实现两岸双赢。”</text:p>
      <text:p text:style-name="P4">
国民党主席朱立伦也在个人脸书表示，“国民党顾民生，成功争取释迦销陆，美方乐见对话交流，民进党却制造对抗交恶。”朱立伦强调，台东县长饶庆铃经过638天的努力，凤梨、释迦重新叩关成功。夏立言率团前往厦门参加海峡论坛，在演说当中不卑不亢地向北京当局争取台湾农民、渔民以及台生、台商等权益，反观民进党只会造谣、搞政治，赖清德主席嘴巴上说要“和平保台”，却抨击“海峡论坛”参与者，更举不出具体方法解决台湾农渔产品的外销困境。</text:p>
      <text:p text:style-name="P4">
台媒《中时》引述农业专家指出，中方是接受台东县政府提出的管理系统，而非农委会的外销供果园系统，包装厂也是由台东县府访视合格后向陆方提报，农委会完全被“架空”。</text:p>
      <text:p text:style-name="P4">
 台湾水果释迦（资料照/记者夏小华摄）  <text:a xlink:type="simple" xlink:href="https://www.rfa.org/mandarin/yataibaodao/gangtai/hx2-06202023101247.html/4e8c.jpeg" text:style-name="Internet_20_link" text:visited-style-name="Visited_20_Internet_20_Link">
</text:a>
</text:p>
      <text:p text:style-name="P4">
<text:span text:style-name="T4">
民进党立委：农产品应一视同仁</text:span>
</text:p>
      <text:p text:style-name="P4">
对此，台湾执政的民进党立委刘世芳接受自由亚洲电台采访，批评中方选择性释放部分红利，并不是所有凤梨、释迦都放行。刘世芳指出，农产品不分蓝绿，应一视同仁，中方只放行给国民党执政的台东县等部分农产品无非是精致统战，企图分化台湾，和近日检视商业管制如出一辙。</text:p>
      <text:p text:style-name="P4">
刘世芳说：“中方意图制造只有承认‘九二共识’的人过来，你的这些农渔产品才可以到中国大陆去。这不是真正自由贸易和对等方式，当然会影响台湾选情、台湾的言论和媒体，这是政治性放行农产品。因为台东县长跟夏立言到中国一起去参加海峡论坛，如果国民党选情不好，中方会用这方式处理。”</text:p>
      <text:p text:style-name="P4">
刘世芳强调，政府主张对等贸易，用好的平台和对岸做生意，纯粹考量农产品品质、安全，应标准一致。</text:p>
      <text:p text:style-name="P4">
台湾农委会也表示，将协助农民拓展香港、韩国、泰国、加拿大、日本等外销市场。台湾农产品过去外销高度仰赖中国市场，2018年外销中国金额占比达23.2%，2022年已降为12.9%，而出口美国、日本金额分别已达9.17亿美元、8.56亿美元，双双超越外销中国的金额。</text:p>
      <text:p text:style-name="P4">
 台湾水果莲雾（美联社资料图）  <text:a xlink:type="simple" xlink:href="https://www.rfa.org/mandarin/yataibaodao/gangtai/hx2-06202023101247.html/4e09.jpeg" text:style-name="Internet_20_link" text:visited-style-name="Visited_20_Internet_20_Link">
</text:a>
</text:p>
      <text:p text:style-name="P4">
台湾主管两岸事务的大陆委员会指出，中方以经济利益对台进行分化及统战，这种陈旧的政治操作手法只会使两岸民众渐行渐远，呼吁中国停止政治操作两岸农产贸易。</text:p>
      <text:p text:style-name="P4">
台湾的农粮署长胡忠一向中央社表示，他乐见中国同意恢复台湾的释迦输入，不过现在不是释迦季节也没有释迦可输到中国，但希望中国尽快让台湾的凤梨、莲雾等农产品解禁。</text:p>
      <text:p text:style-name="P4">
记者：夏小华 责编：许书婷、陈美华、何平 网编：洪伟</text:p>
      <text:p text:style-name="P4">
Source: <text:a xlink:type="simple" xlink:href="https://www.rfa.org/mandarin/yataibaodao/gangtai/hx2-06202023101247.html" text:style-name="Internet_20_link" text:visited-style-name="Visited_20_Internet_20_Link">
https://www.rfa.org/mandarin/yataibaodao/gangtai/hx2-06202023101247.html</text:a>
</text:p>
      <!--NEWS-->
      <text:h text:style-name="P10" text:outline-level="1">
<text:span text:style-name="T4">
制约中国？　日本最大护卫舰停靠越南金兰湾</text:span>
</text:h>
      <text:p text:style-name="P4">
Author: None</text:p>
      <text:p text:style-name="P4">
Publisher: Radio Free Asia (Organization)</text:p>
      <text:p text:style-name="P4">
Published Time: 2023-06-20T11:39:00-04:00</text:p>
      <text:p text:style-name="P4">
Modified Time: 2023-06-20T13:11: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4.612011in" draw:z-index="0">
<draw:image xlink:href="../Images/rfamandarin/2023-06-20T11-39-00-04-00/000000.png" xlink:type="simple" xlink:show="embed" xlink:actuate="onLoad" draw:mime-type="image/png"/>
</draw:frame>
图为出云号(图后)协同村雨级护卫舰在苏禄海进行应急演习的资料照片。 <text:a xlink:type="simple" xlink:href="https://www.rfa.org/mandarin/Xinwen/4-06202023113240.html/@@images/image" text:style-name="Internet_20_link" text:visited-style-name="Visited_20_Internet_20_Link">
</text:a>
美联社资料图片日本共同社金兰20日消息，日本海上自卫队最大护卫舰“出云”号，当天停靠在面朝南海的越南中部军事要冲金兰湾的国际港。“出云”号力争改造为事实上的航母，计划搭载F-35B隐形战机。此次靠港似乎意在制约中国。担任指挥官的第一护卫队群司令在舰内召开记者会，强调“为了实现‘自由开放的印度太平洋’，将遵守国际法，为维持海洋秩序作贡献”，表示有意加强与重要伙伴越南的安全保障关系。自卫队20日举行了面向日本媒体和越南政府相关人士的舰内参观活动。护卫舰“五月雨”号与“出云”号一起靠港，两艘舰船上的人员合计约600人。计划停靠至23日，还将与越南海军官员展开交流。金兰湾靠近越南与中国等有主权之争的南海西沙群岛和南沙群岛。冷战时期，前苏联在金兰湾设有大型海外据点。以前严格限制外国船只进港。 （责编：梒青）</text:p>
      <text:p text:style-name="P4">
Source: <text:a xlink:type="simple" xlink:href="https://www.rfa.org/mandarin/Xinwen/4-06202023113240.html" text:style-name="Internet_20_link" text:visited-style-name="Visited_20_Internet_20_Link">
https://www.rfa.org/mandarin/Xinwen/4-06202023113240.html</text:a>
</text:p>
      <!--NEWS-->
      <text:h text:style-name="P10" text:outline-level="1">
<text:span text:style-name="T4">
泰坦尼克号沉船观光潜艇失踪 搜救已展开</text:span>
</text:h>
      <text:p text:style-name="P4">
Author: None (Language: zh)</text:p>
      <text:p text:style-name="P4">
Publisher: None</text:p>
      <text:p text:style-name="P4">
Time: 2023-06-20T11:40:00Z</text:p>
      <text:p text:style-name="P4">
Description: 一艘载有5人的小型潜艇在泰坦尼克号沉船附近失联之后，运营商“海洋之门探险”表示正“调动一切选项”努力搜寻潜艇和失踪人员，潜艇上的氧气预计将在22日耗尽。美国海岸警卫队指挥官表示，失踪区域是一个偏远地区，搜救是一个挑战。</text:p>
      <text:p text:style-name="P4">
Videos: []</text:p>
      <text:p text:style-name="P4">
Images: []</text:p>
      <text:p text:style-name="P4">
Subject: 新闻广角</text:p>
      <text:p text:style-name="P4">
Subjects: ['泰坦尼克号', '沉船', '观光潜艇', '富豪', '潜水器', '失踪', '搜救', '探险', '深海']</text:p>
      <text:p text:style-name="P4">
Keywords: ['意见反馈']</text:p>
      <text:p text:style-name="P4">
ID: 65975169</text:p>
      <!--METADATA-->
      <text:p text:style-name="P4">
<text:a xlink:type="simple" xlink:href="https://www.dw.com/zh/overlay/image/article/65975169/65965355" text:style-name="Internet_20_link" text:visited-style-name="Visited_20_Internet_20_Link">
 </text:a>
</text:p>
      <text:p text:style-name="P4">
这艘名为“泰坦”（Titan）的失联潜艇上载有5人</text:p>
      <text:p text:style-name="P4">
（德国之声中文网）运营泰坦尼克号沉船潜艇游览项目的私人公司周一（6月19日）表示，一艘小型潜艇在大西洋靠近加拿大东南部海岸的水域失踪。</text:p>
      <text:p text:style-name="P4">
这家名为“海洋之门探险”（OceanGateExpeditions）的私人公司发布了一份简短声明表示，已经与相关潜艇失去联系，目前正在“调动一切选项”以营救失踪人员。</text:p>
      <text:p text:style-name="P4">
美国海岸警卫队表示正在泰坦尼克号沉船残骸附近的大西洋海底搜寻这一失踪潜水器。</text:p>
      <text:p text:style-name="P4">
“美国海岸警卫队的C-130搜救团队正在距离科德角（CapeCod）大约900海里的区域寻找一艘逾期未归的加拿大探险潜艇”，美国海岸警卫队东北分区透露，一架具备水下探测性能的加拿大飞机也在协助搜救工作。</text:p>
      <text:p text:style-name="P4">
相关通告显示，这艘从加拿大“极地王子号”科考船下水的21英尺潜水器载有5人，于周日早晨沉入水中1小时45分钟之后失去联系。</text:p>
      <text:p text:style-name="P4">
“我们诚挚感谢一些政府机构和深海公司为了与潜水器重建联系而提供的鼎力协助”，运营商“海洋之门探险”公司的声明写道。</text:p>
      <text:p text:style-name="P4">
</text:p>
      <text:p text:style-name="P4">
失联潜艇载有5人，包括英国亿万富翁、探险家哈丁（Hamish Harding）</text:p>
      <text:h text:style-name="P12" text:outline-level="3">
<text:span text:style-name="T4">
“搜救是一个挑战”</text:span>
</text:h>
      <text:p text:style-name="P4">
美国海岸警卫队指挥官、海军少将约翰·毛格 (John Mauger) 表示，未来几天将有更多搜救资源到达。</text:p>
      <text:p text:style-name="P4">
毛格指出：“失踪区域是一个偏远地区，在那里进行搜救是一个挑战。但是我们在动用一切现有资源，以确保能够找到潜水器的位置，救出被困人员。”</text:p>
      <text:p text:style-name="P4">
“海洋之门探险”公司的顾问康坎农（DavidConcannon）表示，从周日早晨6点开始计时，潜艇上所剩余的氧气差不多还能支撑96小时。他还补充道，有关部门正在努力调遣一辆可以抵达水下6000米深处的远程操控潜水车，使其尽快到达失踪地点。</text:p>
      <text:h text:style-name="P12" text:outline-level="3">
<text:span text:style-name="T4">
价值不菲的潜艇之旅</text:span>
</text:h>
      <text:p text:style-name="P4">
根据运营公司提供的信息，失联潜水器名为“泰坦”（Titan），可以容纳5个人——包括一名船长，一名泰坦尼克号沉船专家，以及三名通常是付费参加的顾客。这种泰坦尼克号沉船的观光之旅持续数日，费用大约是每个人25万美元。</text:p>
      <text:p text:style-name="P4">
“海洋之门探险”公司还会搭载考古学家和其他专家，去观测沉船残骸的腐蚀进程。</text:p>
      <text:p text:style-name="P4">
</text:p>
      <text:p text:style-name="P4">
多年来，人们一直在对泰坦尼克号的残骸进行探索。图中是1986年拍摄的残骸画面</text:p>
      <text:h text:style-name="P12" text:outline-level="3">
<text:span text:style-name="T4">
英国亿万富翁也在潜艇中</text:span>
</text:h>
      <text:p text:style-name="P4">
定居在阿联酋的英国富商和探险家哈丁（Hamish Harding）周日曾经在社媒上发帖，分享了他即将登上潜艇的照片。</text:p>
      <text:p text:style-name="P4">
“我非常自豪地宣布，我参加了（海洋之门探险公司的）RMS TITANIC探测行动，将作为任务专家搭载潜艇下潜到泰坦尼克号。”</text:p>
      <text:p text:style-name="P4">
哈丁旗下的公司Action Aviation也证实了他人的确在潜艇上。</text:p>
      <text:p text:style-name="P4">
凭借海湾地区商务航空业务而发家致富的哈丁本人也是一位深海探险的狂热爱好者。他曾经三度入选吉尼斯世界纪录，两次是因为在全海洋深度下行驶的最长距离和在全海洋深度下停留的最长时间。</text:p>
      <text:p text:style-name="P4">
2021年，他和维斯科沃（Victor Vescovo）乘坐一架双人潜水艇，潜入了西太平洋的马里亚纳海沟最深处——挑战者深渊（ChallengerDeep），那里是全世界海洋最深点——海平面下11000米。相比之下，地球最高峰珠穆朗玛峰的海拔高度为8848米左右。</text:p>
      <text:p text:style-name="P4">
著名的泰坦尼克号由英国建造， <text:a xlink:type="simple" xlink:href="https://www.dw.com/zh/zh/泰坦尼克主题博物馆落成/a-15870015" text:style-name="Internet_20_link" text:visited-style-name="Visited_20_Internet_20_Link">
 在当时被视为豪华邮轮的新标杆</text:a>
，但是在1912年驶往美国的处女航半途中撞上冰山，随后沉没。</text:p>
      <text:p text:style-name="P4">
泰坦尼克号的故事被不少作者写入了纪实类和小说类文学作品，同名电影也在1997年登上大银幕。</text:p>
      <text:p text:style-name="P4">
（法新社、美联社、路透社）</text:p>
      <text:p text:style-name="P4">
Source: <text:a xlink:type="simple" xlink:href="https://www.dw.com/zh/泰坦尼克号沉船观光潜艇失踪-搜救已展开/a-65975169" text:style-name="Internet_20_link" text:visited-style-name="Visited_20_Internet_20_Link">
https://www.dw.com/zh/泰坦尼克号沉船观光潜艇失踪-搜救已展开/a-65975169?maca=chi-rss-chi-all-1127-rdf</text:a>
</text:p>
      <!--NEWS-->
      <text:h text:style-name="P10" text:outline-level="1">
<text:span text:style-name="T4">
韩确立反朝无人机方针 拟投入十倍战力回击</text:span>
</text:h>
      <text:p text:style-name="P4">
Author: 联合早报 (Person)</text:p>
      <text:p text:style-name="P4">
Publisher: 联合早报 (Organization)</text:p>
      <text:p text:style-name="P4">
Published Time: 2023-06-20T11:44</text:p>
      <text:p text:style-name="P4">
Modified Time: 2023-06-20T11:44</text:p>
      <text:p text:style-name="P4">
Description: 韩国军方一名高层人士星期二（6月20日）透露，军方内部基本确立旨在反制朝鲜无人机攻击的方针。韩联社报道，韩国军方高层人士说，如果朝鲜向首尔上空派遣一架无人机，军方将向平壤出动10倍...</text:p>
      <text:p text:style-name="P4">
Videos: []</text:p>
      <text:p text:style-name="P4">
Audios: []</text:p>
      <text:p text:style-name="P4">
Images: []</text:p>
      <text:p text:style-name="P4">
Type: NewsArticle</text:p>
      <text:p text:style-name="P4">
Breadcrumbs: ['即时', '国际']</text:p>
      <text:p text:style-name="P4">
Keywords: ['韩国', '朝鲜', '无人机']</text:p>
      <!--METADATA-->
      <text:p text:style-name="P4">
韩国军方一名高层人士星期二（6月20日）透露，军方内部基本确立旨在反制朝鲜无人机攻击的方针。</text:p>
      <text:p text:style-name="P4">
韩联社报道，韩国军方高层人士说，如果朝鲜向首尔上空派遣一架无人机，军方将向平壤出动10倍之多的无人机，并在核心目标上空盘旋示威。</text:p>
      <text:p text:style-name="P4">
据悉，韩国军方已充分储备执行远程侦察作战任务所需的无人机，并计划在本月底之前装备侦察、监视范围覆盖朝鲜全境的100架小型无人机。</text:p>
      <text:p text:style-name="P4">
此外，军方还计划在今年年底前研发出小型隐身无人机。军方高层人士称，若朝鲜再次发起无人机挑衅，韩国将展现出随时投入多架无人机进行反制的决心。</text:p>
      <text:p text:style-name="P4">
另外，韩国军方还计划于9月成立执行反朝机作战任务的“无人机作战司令部”。</text:p>
      <text:p text:style-name="P4">
政府星期二举行国务会议并通过了从今年4月开始征求公众意见的《关于制定无人机作战司令部令的议案》。根据此议案，司令部将执行战略、作战层面的监视、侦察、打击、心战、电子战等任务，并负责增强无人机作战能力的工作。</text:p>
      <text:p text:style-name="P4">
Source: <text:a xlink:type="simple" xlink:href="https://www.zaobao.com.sg/realtime/world/story20230620-1406049" text:style-name="Internet_20_link" text:visited-style-name="Visited_20_Internet_20_Link">
https://www.zaobao.com.sg/realtime/world/story20230620-1406049</text:a>
</text:p>
      <!--NEWS-->
      <text:h text:style-name="P10" text:outline-level="1">
<text:span text:style-name="T4">
阿里巴巴改组管理层，张勇卸任CEO和董事长 (Free Version)</text:span>
</text:h>
      <text:p text:style-name="P4">
Authors: ['瑞安•麦克莫罗', '埃莉诺•奥尔科特']</text:p>
      <text:p text:style-name="P4">
Publisher: 英国《金融时报》</text:p>
      <text:p text:style-name="P4">
Time: 2023-06-20T11:52:31+00:00</text:p>
      <text:p text:style-name="P4">
Published Time: 2023-06-19T12:00:99+08:00</text:p>
      <text:p text:style-name="P4">
Modified Time: 2023-06-20T05:38:99+08:00</text:p>
      <text:p text:style-name="P4">
Description: 淘宝和天猫的董事长吴泳铭将接替张勇出任首席执行官，张勇卸任首席执行官和董事长后将专注于阿里云计算部门。</text:p>
      <text:p text:style-name="P4">
Images: ["<text:a xlink:type="simple" xlink:href="https://thumbor.ftacademy.cn/unsafe/picture/8/000151398_piclink.jpeg" text:style-name="Internet_20_link" text:visited-style-name="Visited_20_Internet_20_Link">
000151398_pic...</text:a>
"]</text:p>
      <text:p text:style-name="P4">
Themes: ['阿里巴巴', '关注']</text:p>
      <text:p text:style-name="P4">
Keywords: ['阿里巴巴', '分拆']</text:p>
      <text:p text:style-name="P4">
Type: Article</text:p>
      <!--METADATA-->
      <text:p text:style-name="P4">
<draw:frame draw:style-name="fr1" draw:name="Image200" text:anchor-type="as-char" svg:width="6.9236in" svg:height="3.881002in" draw:z-index="0">
<draw:image xlink:href="../Images/FT Chinese Free Version/2023-06-20T11-52-31-00-00/000151398_piclink.jpeg" xlink:type="simple" xlink:show="embed" xlink:actuate="onLoad" draw:mime-type="image/jpeg"/>
</draw:frame>
</text:p>
      <text:p text:style-name="P4">
执掌中国电商巨头阿里巴巴(Alibaba)多年的张勇(Daniel Zhang)将不再担任首席执行官和董事长。该集团正分拆为6个独立实体，加快自我重塑。</text:p>
      <text:p text:style-name="P4">
阿里巴巴周二宣布，其旗舰电商网站淘宝和天猫的董事长吴泳铭(Eddie YongmingWu)将于9月接替张勇出任首席执行官。阿里巴巴联合创始人兼董事会执行副主席蔡崇信(Joseph Tsai)将接替张勇担任董事会主席。</text:p>
      <text:p text:style-name="P4">
Source: <text:a xlink:type="simple" xlink:href="http://www.ftchinese.com/story/001100033" text:style-name="Internet_20_link" text:visited-style-name="Visited_20_Internet_20_Link">
http://www.ftchinese.com/story/001100033</text:a>
</text:p>
      <!--NEWS-->
      <text:h text:style-name="P10" text:outline-level="1">
<text:span text:style-name="T4">
拜登：普京使用战术核武器的威胁是“真实”的</text:span>
</text:h>
      <text:p text:style-name="P4">
Author: 联合早报 (Person)</text:p>
      <text:p text:style-name="P4">
Publisher: 联合早报 (Organization)</text:p>
      <text:p text:style-name="P4">
Published Time: 2023-06-20T12:02</text:p>
      <text:p text:style-name="P4">
Modified Time: 2023-06-20T12:02</text:p>
      <text:p text:style-name="P4">
Description: 美国总统拜登说，俄罗斯总统普京使用战术核武器的威胁是“真实的”。路透社报道，拜登星期一（6月19日）在加利福尼亚州告诉竞选资金捐助者：“大约两年前我出来跑竞选行程时，我说我担心科罗...</text:p>
      <text:p text:style-name="P4">
Videos: []</text:p>
      <text:p text:style-name="P4">
Audios: []</text:p>
      <text:p text:style-name="P4">
Images: []</text:p>
      <text:p text:style-name="P4">
Type: NewsArticle</text:p>
      <text:p text:style-name="P4">
Breadcrumbs: ['即时', '国际']</text:p>
      <text:p text:style-name="P4">
Keywords: ['美国总统', '拜登', '俄罗斯', '核武器']</text:p>
      <!--METADATA-->
      <text:p text:style-name="P4">
美国总统拜登说，俄罗斯总统普京使用战术核武器的威胁是“真实的”。</text:p>
      <text:p text:style-name="P4">
路透社报道，拜登星期一（6月19日）在加利福尼亚州告诉竞选资金捐助者：“大约两年前我出来跑竞选行程时，我说我担心科罗拉多河会干涸时，每个人都看着我，好像我脑筋不正常。”</text:p>
      <text:p text:style-name="P4">
拜登进一步说：“当我说我担心普京使用战术核武器时，他们也看着我，这是真的（威胁）。”</text:p>
      <text:p text:style-name="P4">
普京上周五 <text:a xlink:type="simple" xlink:href="https://www.zaobao.com/news/world/story20230617-1405421" text:style-name="Internet_20_link" text:visited-style-name="Visited_20_Internet_20_Link">
 宣布已将第一批战术核武器运到白罗斯</text:a>
 后，拜登指责普京的行动“太不负责任”。</text:p>
      <text:p text:style-name="P4">
Source: <text:a xlink:type="simple" xlink:href="https://www.zaobao.com.sg/realtime/world/story20230620-1406051" text:style-name="Internet_20_link" text:visited-style-name="Visited_20_Internet_20_Link">
https://www.zaobao.com.sg/realtime/world/story20230620-1406051</text:a>
</text:p>
      <!--NEWS-->
      <text:h text:style-name="P10" text:outline-level="1">
<text:span text:style-name="T4">
巴西前总统波索纳洛将受审 恐危及进军2026大选</text:span>
</text:h>
      <text:p text:style-name="P4">
Publisher: 法新社</text:p>
      <text:p text:style-name="P4">
Published Time: 2023-06-20T12:02:09+00:00</text:p>
      <text:p text:style-name="P4">
Modified Time: 2023-06-20T11:35:03+00:00</text:p>
      <text:p text:style-name="P4">
Description: （法新社巴西利亚20日电） 巴西极右派前总统波索纳洛因抨击国家选举制度被控数项罪名，22日将开始在巴西高等选举法院接受审判，有可能被禁止竞选公职8年，恐将无法参加2026年下次总统大选。</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1" text:anchor-type="as-char" svg:width="6.9236in" svg:height="3.617581in" draw:z-index="0">
<draw:image xlink:href="../Images/rficn/2023-06-20T12-02-09-00-00/000000.png" xlink:type="simple" xlink:show="embed" xlink:actuate="onLoad" draw:mime-type="image/png"/>
</draw:frame>
</text:p>
      <text:p text:style-name="P4">
法新社报导，巴西高等选举法院（Superior Electoral Tribunal, TSE）审理的这起案件源于波索纳洛（JairBolsonaro）2022年7月与外国外交官举行会议，他在会议上对巴西的电子投票系统提出一连串没有事实证明的指控。当时他正竞选连任，但最终失败下台。</text:p>
      <text:p text:style-name="P4">
高等选举法院的7名法官将开始对波索纳洛被控滥用职权和滥用国家媒体等罪名作出判决。当时他在巴西总统官邸晨曦宫举行那次会议，有来自欧盟、法国、西班牙和其他国家的代表参加，并由公共电视直播。</text:p>
      <text:p text:style-name="P4">
内部人士说，法院几乎肯定会将68岁的波索纳洛定罪。波索纳洛在2022年10月的选举中输给资深左派总统候选人鲁拉（Luiz Inacio Lula daSilva），现在恐将失去参加2026年下届总统选举的权利。</text:p>
      <text:p text:style-name="P4">
一名司法界的消息来源告诉法新社：「唯一的问号是有多少（法官）会决定将他定罪」。</text:p>
      <text:p text:style-name="P4">
法院若将波索纳洛定罪，可能会造成巴西右派势力分裂。右派仍然是巴西政坛的强大力量，保守势力目前在国会中占有主导地位。</text:p>
      <text:p text:style-name="P4">
如果被称为「热带川普」的波索纳洛在2026年大选出局，他并没有明显的继承人。</text:p>
      <text:p text:style-name="P4">
圣保罗的商业、法律和工程高等教育机构（Insper）政治分析家科森蒂诺（LeandroConsentino）说，波索纳洛可能利用被定罪将自己塑造成为「烈士」。</text:p>
      <text:p text:style-name="P4">
他说：「波索纳洛将试图透过将自己描绘成政治迫害的受害者，来维持他在强硬派的地盘。」</text:p>
      <text:p text:style-name="P4">
「无论最终谁成为（右派）候选人，他（波索纳洛）将是吸引选票的重要资产。」（译者：林沂锋/核稿：林治平）</text:p>
      <text:p text:style-name="P4">
Source: <text:a xlink:type="simple" xlink:href="https://www.rfi.fr/cn/%E5%9B%BD%E9%99%85%E6%8A%A5%E9%81%93/20230620-%E5%B7%B4%E8%A5%BF%E5%89%8D%E6%80%BB%E7%BB%9F%E6%B3%A2%E7%B4%A2%E7%BA%B3%E6%B4%9B%E5%B0%86%E5%8F%97%E5%AE%A1-%E6%81%90%E5%8D%B1%E5%8F%8A%E8%BF%9B%E5%86%9B2026%E5%A4%A7%E9%80%89" text:style-name="Internet_20_link" text:visited-style-name="Visited_20_Internet_20_Link">
https://www.rfi.fr/cn/%E5%9B%BD%E9%99%85%E6%8A%A5%E9%81%93/20230620-%E5%B7%B4%E8%A5%BF%E5%89%8D%E6%80%BB%E7%BB%9F%E6%B3%A2%E7%B4%A2%E7%BA%B3%E6%B4%9B%E5%B0%86%E5%8F%97%E5%AE%A1-%E6%81%90%E5%8D%B1%E5%8F%8A%E8%BF%9B%E5%86%9B2026%E5%A4%A7%E9%80%89</text:a>
</text:p>
      <!--NEWS-->
      <text:h text:style-name="P10" text:outline-level="1">
<text:span text:style-name="T4">
规避美国禁令　中国地下芯片市场曝光</text:span>
</text:h>
      <text:p text:style-name="P4">
Author: None</text:p>
      <text:p text:style-name="P4">
Publisher: Radio Free Asia (Organization)</text:p>
      <text:p text:style-name="P4">
Published Time: 2023-06-20T12:06:00-04:00</text:p>
      <text:p text:style-name="P4">
Modified Time: 2023-06-20T13:57:23-04:00</text:p>
      <text:p text:style-name="P4">
Description: None</text:p>
      <text:p text:style-name="P4">
Videos: []</text:p>
      <text:p text:style-name="P4">
Audios: ["<text:a xlink:type="simple" xlink:href="https://www.rfa.org/mandarin/yataibaodao/jingmao/tj-062020231138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4.589677in" draw:z-index="0">
<draw:image xlink:href="../Images/rfamandarin/2023-06-20T12-06-00-04-00/000000.png" xlink:type="simple" xlink:show="embed" xlink:actuate="onLoad" draw:mime-type="image/png"/>
</draw:frame>
2023年6月8日，顾客走进广东深圳华强北电子区的赛格电子市场。据路透社披露，中国民众在该电子区可以购买到美国产顶级芯片。 <text:a xlink:type="simple" xlink:href="https://www.rfa.org/mandarin/yataibaodao/jingmao/tj-06202023113850.html/@@images/image" text:style-name="Internet_20_link" text:visited-style-name="Visited_20_Internet_20_Link">
</text:a>
路透社  <text:a xlink:type="simple" xlink:href="https://www.rfa.org/mandarin/yataibaodao/jingmao/tj-06202023113850.html/@@stream" text:style-name="Internet_20_link" text:visited-style-name="Visited_20_Internet_20_Link">
Audio-1-Link：https://www.rfa.org/mandarin/yataibaodao/jingmao/tj-06202023113850.html/@@stream</text:a>
</text:p>
      <text:p text:style-name="P4">
伴随美中竞争升级以及美国对华芯片出口限制措施日趋严格，中国的地下芯片市场近日被媒体曝光。那么，这些芯片以何种方式流入中国？中方的用处何在？</text:p>
      <text:p text:style-name="P4">
<text:a xlink:type="simple" xlink:href="https://www.rfa.org/mandarin/yataibaodao/junshiwaijiao/gf-06132023111530.html" text:style-name="Internet_20_link" text:visited-style-name="Visited_20_Internet_20_Link">
 <text:span text:style-name="T4">
芯片战升级 荷兰拟禁中国学生修读半导体课程</text:span>
 </text:a>
  * <text:span text:style-name="T4">
<text:a xlink:type="simple" xlink:href="https://www.rfa.org/mandarin/Xinwen/8-06122023150247.html" text:style-name="Internet_20_link" text:visited-style-name="Visited_20_Internet_20_Link">
 美将延长韩、台芯片制造商对华出口管制豁免 </text:a>
 </text:span>
</text:p>
      <text:p text:style-name="P4">
路透社本周二披露，中国民众在深圳华强北电子区可以购买到美国产顶级芯片，相关芯片虽然不放在货架上展示，但客户可以在询问店家后购买。而这些芯片所费不赀，有店家匿名告诉路透社，他们提供的少量高端英伟达（Nvidia）A100人工智能芯片，一片售价两万美元，是正常价格的两倍。</text:p>
      <text:p text:style-name="P4">
<text:span text:style-name="T4">
美国芯片禁令后 中国高端芯片供不应求</text:span>
</text:p>
      <text:p text:style-name="P4">
虽然在中国销售美国产芯片并不违法，但是自从美国对中国实施芯片出口管制后，中国黑市也应运而生，因此电子业者希望保持低调，避免这些芯片生意受到美国及中国有关部门的关注。</text:p>
      <text:p text:style-name="P4">
自去年九月起，美国政府便禁止人工智能科技公司龙头英伟达向中国和香港出口A100与H100两款最先进芯片。在美中科技、政治与贸易竞争下，此举限制了中国科技的发展。不过，随着全球人工智能发展以及对相关芯片的需求迅速增长，英伟达被各国视为在人工智能机器学习领域具有最先进芯片。</text:p>
      <text:p text:style-name="P4">
一台手机屏幕上显示的英伟达（NVIDIA）芯片（REUTERS/Dado Ruvic/Illustration）  <text:a xlink:type="simple" xlink:href="https://www.rfa.org/mandarin/yataibaodao/jingmao/tj-06202023113850.html/tj2.jpg" text:style-name="Internet_20_link" text:visited-style-name="Visited_20_Internet_20_Link">
</text:a>
</text:p>
      <text:p text:style-name="P4">
<text:span text:style-name="T4">
中国厂商透过小额进口 规避美国芯片禁令</text:span>
</text:p>
      <text:p text:style-name="P4">
上述在中国地下市场兜售美国芯片的商家表示，他们以每张19,150美元的价格在美国境外购得这些芯片，而他们在购买时便被告知，这些芯片不提供售后服务。路透社就此向中国和香港的10家电子产品供应商洽询，发现每家厂商都能提供少量的A100芯片，这显示中国对美国高端芯片需求强烈，而美国相关的芯片制裁措施在中国小额交易中可以被规避。</text:p>
      <text:p text:style-name="P4">
上述商家还指出，向他们购买芯片的中国客户包括应用软件开发人员、新创公司、研究人员、游戏玩家，甚至还有地方政府。路透社表示，目前无法估计总共有多少A100和H100芯片流入中国，也无法确定有多少购货需求得到了满足。</text:p>
      <text:p text:style-name="P4">
<text:span text:style-name="T4">
中国科技企业高度依赖美国芯片</text:span>
</text:p>
      <text:p text:style-name="P4">
对于中国出现芯片地下市场的状况，英伟达向路透社表示，依据美国法律，英伟达不能向中国出口A100或H100芯片，而只能出售较低阶的产品。如果该公司发现有顾客违法出口芯片，英伟达会立即做出相对应的处理措施。</text:p>
      <text:p text:style-name="P4">
与此同时，美国商务部也表示，出口禁令大幅限制了中方获得美国高端芯片的能力，而对于中国商家非法取得美国芯片的事件，美国政府并不感到意外，美国将对相关事件进行更深入的调查。</text:p>
      <text:p text:style-name="P4">
为了应对出口禁令对生产经营造成的冲击，英伟达在去年针对中国市场推出了效能较低的A800和H800芯片。中国科技公司目前大量依赖这些芯片进口，其中也包括科技龙头企业阿里巴巴和腾讯等。</text:p>
      <text:p text:style-name="P4">
记者：唐缘媛 责编：何平 网编：洪伟</text:p>
      <text:p text:style-name="P4">
Source: <text:a xlink:type="simple" xlink:href="https://www.rfa.org/mandarin/yataibaodao/jingmao/tj-06202023113850.html" text:style-name="Internet_20_link" text:visited-style-name="Visited_20_Internet_20_Link">
https://www.rfa.org/mandarin/yataibaodao/jingmao/tj-06202023113850.html</text:a>
</text:p>
      <!--NEWS-->
      <text:h text:style-name="P10" text:outline-level="1">
<text:span text:style-name="T4">
防范中国　欧盟发布经济安全战略</text:span>
</text:h>
      <text:p text:style-name="P4">
Author: None</text:p>
      <text:p text:style-name="P4">
Publisher: Radio Free Asia (Organization)</text:p>
      <text:p text:style-name="P4">
Published Time: 2023-06-20T12:14:00-04:00</text:p>
      <text:p text:style-name="P4">
Modified Time: 2023-06-20T12:16: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88615in" draw:z-index="0">
<draw:image xlink:href="../Images/rfamandarin/2023-06-20T12-14-00-04-00/000000.png" xlink:type="simple" xlink:show="embed" xlink:actuate="onLoad" draw:mime-type="image/png"/>
</draw:frame>
预定于20日发布的“欧洲经济安全战略”（European Economic Security Strategy）文件封面。 <text:a xlink:type="simple" xlink:href="https://www.rfa.org/mandarin/Xinwen/5-06202023120905.html/@@images/image" text:style-name="Internet_20_link" text:visited-style-name="Visited_20_Internet_20_Link">
</text:a>
European Commission 官网截图欧盟委员会今年计划提出部分措施以解决境外投资带来的安全风险，并加强对民用和军用商品的出口管制，确保欧盟的新技术不会流入中国等国家之手。《路透社》取得预定于20日发布的“欧洲经济安全战略”（European Economic SecurityStrategy）文件，该文件阐述了欧盟如何使其经济更具韧性，并且识别新出现的风险。 该战略的提出标志着委员会开始努力说服欧盟国家，在 7 月 29 日至30 日于布鲁塞尔举行的欧盟领导人峰会上，就与中国的关系进行辩论之前支持其提议。 但各国将不愿放弃授予出口许可证和权衡安全利益的权力。文件指出，一些出口和投资可能将“具有军事意义的一小部分关键技术”泄漏给外国的敌人，比如量子计算、人工智能、6G、生物技术和机器人技术。这份文件虽然没有点名中国，但强调欧盟应与有共同关切的国家合作，并使用了“去风险”一词。 （责编：梒青）</text:p>
      <text:p text:style-name="P4">
Source: <text:a xlink:type="simple" xlink:href="https://www.rfa.org/mandarin/Xinwen/5-06202023120905.html" text:style-name="Internet_20_link" text:visited-style-name="Visited_20_Internet_20_Link">
https://www.rfa.org/mandarin/Xinwen/5-06202023120905.html</text:a>
</text:p>
      <!--NEWS-->
      <text:h text:style-name="P10" text:outline-level="1">
<text:span text:style-name="T4">
陈奕迅广州演唱会歌单风波与被封杀的林夕</text:span>
</text:h>
      <text:p text:style-name="P4">
Author: None (Language: zh)</text:p>
      <text:p text:style-name="P4">
Publisher: None</text:p>
      <text:p text:style-name="P4">
Time: 2023-06-20T12:18:00Z</text:p>
      <text:p text:style-name="P4">
Description: 近日，网上流传陈奕迅广州演唱会送审歌单，数首歌曲的作词人本为香港作词家林夕，但却换成了他人的名字，引起舆论发酵。该活动广州主办公司现出面道歉，但仍不提林夕的名字。因公开支持香港雨伞运动和反送中运动，林夕在中国遭到越来越严厉的封杀。</text:p>
      <text:p text:style-name="P4">
Videos: []</text:p>
      <text:p text:style-name="P4">
Images: []</text:p>
      <text:p text:style-name="P4">
Subject: 时政风云</text:p>
      <text:p text:style-name="P4">
Subjects: ['谷歌', '香港', '雨伞革命', '香港政改', '专题报道：香港“反送中”抗议']</text:p>
      <text:p text:style-name="P4">
Keywords: ['陈奕迅', '林夕', '香港', '广州', '演唱会', '艺人', '封杀', '港独', '作词人', '作词', '歌曲']</text:p>
      <text:p text:style-name="P4">
ID: 65976920</text:p>
      <!--METADATA-->
      <text:p text:style-name="P4">
<text:a xlink:type="simple" xlink:href="https://www.dw.com/zh/overlay/image/article/65976920/41059847" text:style-name="Internet_20_link" text:visited-style-name="Visited_20_Internet_20_Link">
 </text:a>
</text:p>
      <text:p text:style-name="P4">
陈奕迅曾因演唱林夕的歌曲走红</text:p>
      <text:p text:style-name="P4">
（德国之声中文网）《K歌之王》、《任我行》、《想哭》、《当这地球没有花》、《十年》、《开不了心》、《爱情转移》、《你给我听好》......--以上这些由香港歌星陈奕迅主唱的流行歌曲都有什么共同点？</text:p>
      <text:p text:style-name="P4">
没错。它们都是人们并不陌生的老歌，在粤语及国语歌坛流行已久。它们还都出自同一位填词人之手，一位作品超过3800多首、获奖无数、有词神美誉的"殿堂级"作词家。他的名字叫林夕。</text:p>
      <text:p text:style-name="P4">
香港歌坛几乎所有的歌手都唱过林夕作词的歌曲，曾因演唱林夕的歌曲走红的陈奕迅更是说，"没有林夕就没有我"。不过，在广州市文化广电旅游局官网6月12日公布的"陈奕迅Fearand Dreams巡回演唱会-广州站"送审申报资料的演出节目单上，以上这些歌曲的作词人都写上了黄伟文、林宝等港台其他作词人的名字。林夕的名字消失了。</text:p>
      <text:p text:style-name="P4">
相关文件在微博等社交媒体上疯传，引起网民热议和海内外舆论关注。6月15日，广州市文化广电旅游局官网删除了上述演出节目单，只留下陈奕迅演唱会的基本申报简介。6月18日，作为广州主办方的"广州新辉文化发展有限公司"在官方微博声明道歉，宣布正在申请取消这次的"文化批文"，并称自己"操作不严谨，发生重大失误"，"对词曲作者表示诚恳道歉"，"对词曲版权公司诚恳道歉"，但全文不提林夕的名字。6月19日，广州当局官网完全移除整份批文。同日，陈奕迅经理人甘菁菁向传媒表示，"审批文件上出现错误，是不能容许的，我方已与该主办方即时终止合作。"有消息指，"广州新辉文化"只属其中一个主办单位，受影响的只是文件手续问题，陈奕迅广州站的演唱会仍会如期举行。</text:p>
      <text:h text:style-name="P12" text:outline-level="3">
<text:span text:style-name="T4">
支持香港抗争运动</text:span>
</text:h>
      <text:p text:style-name="P4">
林夕本名梁伟文，1961年12月7日生于香港，是香港乐坛元老级的填词人，曾十几次获得叱咤乐坛填词人大奖，两度荣获台湾金曲奖的流行类最佳作词人奖，并荣获香港电台《十大中文金曲颁奖音乐会》"金针奖"等奖项。</text:p>
      <text:p text:style-name="P4">
2014年，香港发生一系列争取真普选的公民抗命运动，俗称"雨伞运动"。林夕和作词人Pan一起为香港雨伞运动主题歌《撑起雨伞》作词。歌词写道，"静坐人海你我非不怕 会畏惧这样下去怎办 但是人生 到了这一晚 更怕未表白内心呼喊"，"雨伞是一朵朵的花 不枯也不散 为着明天 要记得今晚 你我用镇定面对忧患若是人生 错过这一晚 怕再没机会任意呼喊"。</text:p>
      <text:p text:style-name="P4">
</text:p>
      <text:p text:style-name="P4">
2014年，香港发生争取真普选的"雨伞运动"</text:p>
      <text:p text:style-name="P4">
当示威者的全部诉求被当局拒绝后，林夕用脚投票，开始往返于香港和台湾，逐渐在台湾长居。2019年，林夕多次公开声援香港的"反送中"运动，并与台湾乐团"灭火器"合作创作反映该运动中抗议者心声的歌曲《双城记》。<text:a xlink:type="simple" xlink:href="https://www.dw.com/zh/zh/写词赠罗冠聪-林夕被贴港独标签/a-54581151" text:style-name="Internet_20_link" text:visited-style-name="Visited_20_Internet_20_Link">
 2020年，林夕改写自己为歌手王菲填词的《约定》，赠予"香港众志"前主席罗冠聪 </text:a>
 。</text:p>
      <text:p text:style-name="P4">
由于公开支持香港反送中运动，林夕在中国遭到封杀，许多作品被下架。很多由他填词的作品在中国播放时，作词人变成了"佚名"。2020年8月，中国央视发表文章，点名批评林夕，称"为北京奥运写下'我家大门常打开'的香港作词人林夕，最近又跟'港独'搞到一块儿"。文章提到，林夕在接受采访时曾表示，自己被内地下架音乐、被节目除名"是一种光荣"，而为《北京欢迎你》填词做了一趟官方喉舌，是其"人生污点"。</text:p>
      <text:p text:style-name="P4">
香港实施"国安法"后，林夕取得中华民国国民身份证，正式定居台湾。他表示，不敢返回香港，担心被迫害，但会继续为香港发声，"追求自由无罪"。</text:p>
      <text:p text:style-name="P4">
林夕作品多达3800多首，许多歌曲脍炙人口，深受歌手和歌迷们的喜爱，他被北京方面封杀，令香港及内地艺人在大陆演唱其歌曲时碰到一个共同的难题。陈奕迅广州演唱会节目单风波只是其中的一例而已。香港歌手杨千嬅今年4月在广州的一次演唱会上唱的歌曲大多由林夕作词，但送审歌单只列出了歌名，作词人被留白。在陈奕迅广州演唱会拙劣的篡改作词人名字的风波之后，相关的送审歌单或同样会将作词人留白或做"佚名"处理。</text:p>
      <text:p text:style-name="P4">
批评者认为，如果香港艺人为进驻内地市场而允许将创作者改名或从其作品中除名，那即是篡改事实，变相成为当权者打击言论和创作自由的"帮凶"。从2014年以来，中国大陆不断通过封杀艺人整肃娱乐圈，对持不同政治主张的艺人更是执行尤为严格的封杀令。</text:p>
      <text:p text:style-name="P4">
(综合报道）</text:p>
      <text:p text:style-name="P4">
Source: <text:a xlink:type="simple" xlink:href="https://www.dw.com/zh/陈奕迅广州演唱会歌单风波与被封杀的林夕/a-65976920" text:style-name="Internet_20_link" text:visited-style-name="Visited_20_Internet_20_Link">
https://www.dw.com/zh/陈奕迅广州演唱会歌单风波与被封杀的林夕/a-65976920?maca=chi-rss-chi-all-1127-rdf</text:a>
</text:p>
      <!--NEWS-->
      <text:h text:style-name="P10" text:outline-level="1">
<text:span text:style-name="T4">
中国经济复苏停滞不前，政府补救措施捉襟见肘</text:span>
</text:h>
      <text:p text:style-name="P4">
Creator: KEITH BRADSHER,DAISUKE WAKABAYASHI,CLAIRE FU</text:p>
      <text:p text:style-name="P4">
Publisher: https://www.facebook.com/nytimeschinese</text:p>
      <text:p text:style-name="P4">
Published Time: 2023-06-20T12:28:41+08:00</text:p>
      <text:p text:style-name="P4">
Description: 出口萎缩、楼市低迷、失业率居高不下、消费者丧失信心......在这些难题之下，期待中的中国经济复苏并未出现。政府已采取一些刺激措施，但它们的有效性受到质疑。 Qilai Shen for The New York Times 中国的投资活动在去年冬末有过一段活跃期，到今年春天陷入了停滞。</text:p>
      <text:p text:style-name="P4">
Images: ["<text:a xlink:type="simple" xlink:href="https://static01.nyt.com/images/2023/06/18/multimedia/00China-Econ-01-hfkc/00China-Econ-01-hfkc-master1050.jpg" text:style-name="Internet_20_link" text:visited-style-name="Visited_20_Internet_20_Link">
00China-Econ-...</text:a>
"]</text:p>
      <text:p text:style-name="P4">
Category: 中国</text:p>
      <text:p text:style-name="P4">
Type: Article</text:p>
      <!--METADATA-->
      <text:p text:style-name="P4">
<draw:frame draw:style-name="fr1" draw:name="Image210" text:anchor-type="as-char" svg:width="6.9236in" svg:height="4.615733in" draw:z-index="0">
<draw:image xlink:href="../Images/cnnytimes/2023-06-20T12-28-41-08-00/00China-Econ-01-hfkc-master1050.jpg" xlink:type="simple" xlink:show="embed" xlink:actuate="onLoad" draw:mime-type="image/jpeg"/>
</draw:frame>
</text:p>
      <text:p text:style-name="P4">
去年12月，当中国突然取消封锁和其他防疫措施时，北京的官员和许多投资者曾预计经济将出现复苏。</text:p>
      <text:p text:style-name="P4">
但事与愿违。</text:p>
      <text:p text:style-name="P4">
在冬末出现了一系列投资活动后，到今年春天，中国的投资陷入停滞。出口正在萎缩。新开工的住房项目越来越少。价格正在下跌。超过五分之一的年轻人失业。</text:p>
      <text:p text:style-name="P4">
过去几年，当经济不景气时，中国尝试过许多补救措施，比如通过大量借款来支付公路和铁路建设费用。该国在疫情期间曾斥巨资开展检测和隔离。现在用借款进行额外的刺激支出可以刺激经济活动的爆发，但对于已经担心债务压力的政策制定者来说，这将是一个艰难的选择。</text:p>
      <text:p text:style-name="P4">
“当局在刺激经济方面存在落后于形势变化的风险，但没有快速的解决办法，”牛津经济研究院驻新加坡研究中国问题的经济学家卢姿蕙说。</text:p>
      <text:p text:style-name="P4">
为了对抗新冠病毒，中国在近三年的时间里与世界隔绝，这一决定促使许多公司开始将供应链转移到其他地方，中国现在需要对经济做出调整。中国领导人习近平 <text:a xlink:type="simple" xlink:href="https://cn.nytimes.com/china/20230619/blinken-china-xi-diplomacy/" text:style-name="Internet_20_link" text:visited-style-name="Visited_20_Internet_20_Link">
 周一会见</text:a>
了美国国务卿布林肯，两国试图缓和外交紧张局势，并为未来几周的高级别经济会谈铺路。这样的讨论有可能减缓近期制裁和反制措施的增加。</text:p>
      <text:p text:style-name="P4">
中国经济复苏停滞不前，只有旅游和餐饮等少数几类支出增长强劲。这些数字与2022年春季的极低水平相比有所上升，当时上海为期两个月的封锁扰乱了中国中部大片地区的经济活动。</text:p>
      <text:p text:style-name="P4">
</text:p>
      <text:p text:style-name="P4">
中国开工的新住宅项目越来越少。  Qilai Shen for The New York Times</text:p>
      <text:p text:style-name="P4">
最近几周经济尤其疲软。</text:p>
      <text:p text:style-name="P4">
“四五月份到现在，经济出现了明显的不及预期的变化，以致有人认为当初的判断可能过于乐观，”中共最高经济决策委员会前副主任尹艳林在周六的一个学术会议上发表讲话时说。</text:p>
      <text:p text:style-name="P4">
中国政府官员一直在暗示，可能即将出台经济刺激计划。</text:p>
      <text:p text:style-name="P4">
广告</text:p>
      <text:p text:style-name="P4">
上周五，中国国务院在新任总理李强主持召开的会议后表示：“针对经济形势的变化，必须采取更加有力的措施，增强发展动能，优化经济结构，推动经济持续回升向好。”</text:p>
      <text:p text:style-name="P4">
中国经济疲软对全球经济有利也有弊。过去四个月，中国的消费者和生产者价格下跌，通过压低从中国进口的成本抑制了西方的通胀。</text:p>
      <text:p text:style-name="P4">
</text:p>
      <text:p text:style-name="P4">
旅游是今年增长的少数几类支出之一。  Qilai Shen for The New York Times</text:p>
      <text:p text:style-name="P4">
但中国需求疲软也可能会加剧全球经济放缓。今年年初，欧洲已经 <text:a xlink:type="simple" xlink:href="https://www.nytimes.com/2023/06/08/business/eurozone-recession-economy.html" text:style-name="Internet_20_link" text:visited-style-name="Visited_20_Internet_20_Link">
 陷入温和衰退</text:a>
。美国的快速加息促使一些投资者押注美国今年年底也会出现衰退。</text:p>
      <text:p text:style-name="P4">
北京已经采取了一些措施来重振经济。对小微企业实行税收减免政策。降低银行存款利率，以鼓励家庭更多消费而不是储蓄。最新的政府措施于周二出台，国家控制的银行系统降低了企业贷款和住房抵押贷款的基准利率。</text:p>
      <text:p text:style-name="P4">
但国内外的许多经济学家都担心新措施的有效性。</text:p>
      <text:p text:style-name="P4">
消费者不愿消费，投资者对于向中国企业投资持谨慎态度。与2022年相比，今年到目前为止私人投资实际上有所下降。房地产市场仍处于危机中，开发商借贷更多资金来偿还现有债务、完成现有项目，尽管中国已经遭受住房供应过剩的困扰。</text:p>
      <text:p text:style-name="P4">
</text:p>
      <text:p text:style-name="P4">
消费者一直保持谨慎，部分原因是作为财富来源的房地产市场处于不稳定状态。  Qilai Shen for The New York Times</text:p>
      <text:p text:style-name="P4">
房市在中国目前所面临的麻烦当中居于中心位置。建筑业占中国经济产出的比重高达四分之一。但由于开发商债务违约，未能完成买家提前支付的公寓，导致潜在的购房者打消了买房计划。</text:p>
      <text:p text:style-name="P4">
与去年同期相比，今年前五个月的住房建设下降了近23%。这表明，房地产行业在未来几个月还会进一步下跌。</text:p>
      <text:p text:style-name="P4">
广告</text:p>
      <text:p text:style-name="P4">
27岁的陈蕾倩（音）在北京从事营销工作，她于2021年开始和交往了五年的男友一起找房子。但后来他们决定结婚后继续租房住。</text:p>
      <text:p text:style-name="P4">
“就是全国的房价都在掉，然后经济都很不好，就是不稳定的因素太多了，”陈蕾倩说。</text:p>
      <text:p text:style-name="P4">
陈蕾倩在一家在线辅导公司工作，在中国于2021年打击 <text:a xlink:type="simple" xlink:href="https://cn.nytimes.com/business/20210730/china-education-tutors/" text:style-name="Internet_20_link" text:visited-style-name="Visited_20_Internet_20_Link">
 营利性私立教培行业</text:a>
后，她所在部门三分之二的同事遭到解雇。她还有一个朋友，在科技行业失业后还不起房贷，因止赎而失去了房子。</text:p>
      <text:p text:style-name="P4">
在为新一轮经济刺激寻找有效方案时，可能给政策制定者带来最大困境的是像陈蕾倩这样的中产阶级家庭的谨慎态度。</text:p>
      <text:p text:style-name="P4">
“你可以向人们撒钱，但如果他们没有信心，就不会花钱，”法国外贸银行亚太区首席经济学家艾丽西亚·加西亚-埃雷罗说。</text:p>
      <text:p text:style-name="P4">
</text:p>
      <text:p text:style-name="P4">
在餐馆就餐的支出正在增长，但另一方面，家庭努力偿还债务并避免大宗商品的购买。  Qilai Shen for The New York Times</text:p>
      <text:p text:style-name="P4">
努力偿还债务的不仅仅是家庭，地方政府也是如此，这限制了他们加大基础设施支出的能力。</text:p>
      <text:p text:style-name="P4">
对于再次启动2009年全球金融崩溃期间和2016年中国股市经过一年暴跌后的那种信贷狂潮，中国政府持谨慎态度。</text:p>
      <text:p text:style-name="P4">
广告</text:p>
      <text:p text:style-name="P4">
低迷的房地产行业损害了国内需求，然而今年以来，出口也一直持平，5月份实际上还出现了下降。中国的出口一贯强劲，其疲软尤其值得注意，因为自1月中旬以来，北京已允许人民币兑美元贬值约7%。人民币贬值使中国出口产品在国外市场上更具竞争力。</text:p>
      <text:p text:style-name="P4">
更多的出口有助于创造就业机会，并可能弥补原本疲软的国内经济。但目前尚不清楚中国在多大程度上能够依靠出口来帮助经济增长，因为中国一些最大的贸易伙伴已将部分采购转移到亚洲其他国家。</text:p>
      <text:p text:style-name="P4">
在美国，特朗普政府对一系列中国工业产品征收关税，使美国公司从中国购买产品的成本更高。去年，拜登总统说服国会批准了对电动汽车和太阳能电池板等美国产品的广泛补贴。与去年5月相比，上个月中国对美国的出口下降了18.2%。</text:p>
      <text:p text:style-name="P4">
</text:p>
      <text:p text:style-name="P4">
美国制定了对美国电动汽车生产的补贴，试图对抗中国的出口。  Qilai Shen for The New York Times</text:p>
      <text:p text:style-name="P4">
现在，在中国考虑如何提振经济之际，它必须应对消费者信心的丧失。</text:p>
      <text:p text:style-name="P4">
查尔斯·王（音）在中国北方的张家口经营着一家只有八名员工的小型旅游公司。疫情过后，他的业务几乎完全反弹了回来，但他没有投资扩张的计划。</text:p>
      <text:p text:style-name="P4">
“我们的这个经济其实是在往下走的，大家就没有那么多的时间和意愿去消费了，”查尔斯·王说。“就是因为大家都不想花钱了。还是那句话，大家都怕，就是有钱的人也怕。”</text:p>
      <text:p text:style-name="P4">
Source: <text:a xlink:type="simple" xlink:href="https://cn.nytimes.com/china/20230620/china-economy-stimulus/" text:style-name="Internet_20_link" text:visited-style-name="Visited_20_Internet_20_Link">
https://cn.nytimes.com/china/20230620/china-economy-stimulus/</text:a>
</text:p>
      <!--NEWS-->
      <text:h text:style-name="P10" text:outline-level="1">
<text:span text:style-name="T4">
乌官员：俄无人机连夜大规模空袭基辅</text:span>
</text:h>
      <text:p text:style-name="P4">
Publisher: 法新社</text:p>
      <text:p text:style-name="P4">
Published Time: 2023-06-20T12:32:08+00:00</text:p>
      <text:p text:style-name="P4">
Modified Time: 2023-06-20T12:05:02+00:00</text:p>
      <text:p text:style-name="P4">
Description: （法新社基辅20日电） 乌克兰官员今天表示，俄军连夜对首都基辅发动大规模无人机袭击，同时袭击其他城市，目前还未获报有人员伤亡。</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617581in" draw:z-index="0">
<draw:image xlink:href="../Images/rficn/2023-06-20T12-32-08-00-00/000000.png" xlink:type="simple" xlink:show="embed" xlink:actuate="onLoad" draw:mime-type="image/png"/>
</draw:frame>
</text:p>
      <text:p text:style-name="P4">
基辅市兵役处在通讯软体Telegram发文表示，「首都遭受新一波大规模空袭」，并称这是俄军18天内首次派多架伊朗制见证者（Shahed）攻击式无人机对基辅发动攻击。</text:p>
      <text:p text:style-name="P4">
基辅市兵役处也指出：「根据大规模无人飞行载具（UAV）攻击的惯用手法，这些无人机从不同方向攻入首都，空袭警报连续响了超过3小时…我们在基辅周围空域侦测到20多个敌方目标，遭到军方及防空系统摧毁。」</text:p>
      <text:p text:style-name="P4">
基辅市兵役处说：「现阶段没有关于人员伤亡或损害的相关资讯。」</text:p>
      <text:p text:style-name="P4">
在乌克兰西边的利维夫（Lviv），利维夫州州长科济茨基（MaximKozytski）在Telegram发文说，有「关键基础设施」遭无人机攻击，但未提供更多细节。暂未获报有人员受伤。</text:p>
      <text:p text:style-name="P4">
乌克兰札波罗热（Zaporizhzhia）军方表示，札波罗热及周边地区一度成为锁定平民的「大规模攻击」目标。</text:p>
      <text:p text:style-name="P4">
尼古拉耶夫州州长吉姆（Vitaliy Kim）在Telegram发文说，尼古拉耶夫（Mykolaiv）南部地区也有3架见证者无人机被击落。</text:p>
      <text:p text:style-name="P4">
乌克兰总参谋部（Ukrainian General Staff）随后表示，俄军连夜出动的30架无人机当中，有28架被乌克兰防空系统击落。</text:p>
      <text:p text:style-name="P4">
Source: <text:a xlink:type="simple" xlink:href="https://www.rfi.fr/cn/%E5%9B%BD%E9%99%85%E6%8A%A5%E9%81%93/20230620-%E4%B9%8C%E5%AE%98%E5%91%98-%E4%BF%84%E6%97%A0%E4%BA%BA%E6%9C%BA%E8%BF%9E%E5%A4%9C%E5%A4%A7%E8%A7%84%E6%A8%A1%E7%A9%BA%E8%A2%AD%E5%9F%BA%E8%BE%85" text:style-name="Internet_20_link" text:visited-style-name="Visited_20_Internet_20_Link">
https://www.rfi.fr/cn/%E5%9B%BD%E9%99%85%E6%8A%A5%E9%81%93/20230620-%E4%B9%8C%E5%AE%98%E5%91%98-%E4%BF%84%E6%97%A0%E4%BA%BA%E6%9C%BA%E8%BF%9E%E5%A4%9C%E5%A4%A7%E8%A7%84%E6%A8%A1%E7%A9%BA%E8%A2%AD%E5%9F%BA%E8%BE%85</text:a>
</text:p>
      <!--NEWS-->
      <text:h text:style-name="P10" text:outline-level="1">
<text:span text:style-name="T4">
布林肯与习近平会面，中美寻求缓和关系</text:span>
</text:h>
      <text:p text:style-name="P4">
Creator: 黄安伟,DAVID PIERSON</text:p>
      <text:p text:style-name="P4">
Publisher: https://www.facebook.com/nytimeschinese</text:p>
      <text:p text:style-name="P4">
Published Time: 2023-06-20T12:36:10+08:00</text:p>
      <text:p text:style-name="P4">
Description: 全球对中美关系担忧加深之际，布林肯访华旨在确保竞争“不会演变成冲突”。习近平与他会面至少向外界发出了一个信号，即双方不希望两国关系被敌意所界定。 Pool photo by Leah Millis 周一，美国国务卿安东尼·布林肯在北京的人民大会堂与中国国家主席习近平会面。</text:p>
      <text:p text:style-name="P4">
Images: ["<text:a xlink:type="simple" xlink:href="https://static01.nyt.com/images/2023/06/19/multimedia/19china-blinken-ftjl/19china-blinken-ftjl-master1050.jpg" text:style-name="Internet_20_link" text:visited-style-name="Visited_20_Internet_20_Link">
19china-blink...</text:a>
", "<text:a xlink:type="simple" xlink:href="https://static01.nyt.com/images/2023/06/19/multimedia/19china-blinken-qbkv/19china-blinken-qbkv-master1050.jpg" text:style-name="Internet_20_link" text:visited-style-name="Visited_20_Internet_20_Link">
19china-blink...</text:a>
"]</text:p>
      <text:p text:style-name="P4">
Category: 中国</text:p>
      <text:p text:style-name="P4">
Type: Article</text:p>
      <!--METADATA-->
      <text:p text:style-name="P4">
<draw:frame draw:style-name="fr1" draw:name="Image217" text:anchor-type="as-char" svg:width="6.9236in" svg:height="4.615733in" draw:z-index="0">
<draw:image xlink:href="../Images/cnnytimes/2023-06-20T12-36-10-08-00/19china-blinken-ftjl-master1050.jpg" xlink:type="simple" xlink:show="embed" xlink:actuate="onLoad" draw:mime-type="image/jpeg"/>
</draw:frame>
</text:p>
      <text:p text:style-name="P4">
美国国务卿布林肯周一在北京与中国领导人习近平举行了会晤。美国和中国正寻求缓和陷入深度冻结状态的两国关系，这种状态已引发全球对两国间冲突风险增加的担忧。</text:p>
      <text:p text:style-name="P4">
这次35分钟的会晤是布林肯两天访华行程中的高潮，会面释放的信号是，至少就目前而言，美中均不希望两国关系被公开的敌意所定义，并且它们意识到双方的竞争以及外交努力具有巨大的利害关系。</text:p>
      <text:p text:style-name="P4">
布林肯和习近平在天安门广场西侧宏伟的人民大会堂举行了会晤，习近平经常在这里会见各国政要。他的开场白语气融洽，赞扬双方在布林肯访问期间在一些未指明的问题上取得了进展，称“这很好”。</text:p>
      <text:p text:style-name="P4">
作为世界上最大的两个经济体的领导人，习近平和拜登总统都面临来自其他国家越来越大的压力，要求他们遏制两国政府对彼此日益激烈的立场。两国在重大问题上的立场针锋相对：台湾问题，北京称这一事实上的独立岛屿为其领土；中国不断扩大的军事影响力；先进技术的开发；俄罗斯在乌克兰的战争，以及人权问题。</text:p>
      <text:p text:style-name="P4">
许多问题多年来一直困扰着美中关系。但随着中国军事和经济实力的增强，以及习近平和他的助手们认为美国正处于衰落的末期，围绕这些问题的冲突变得更加尖锐。目前尚不清楚高层外交能否改变两国关系的轨迹，但美国官员表示，他们至少希望这样的会谈能让双方更清楚地看到对方的意图，避免误判。</text:p>
      <text:p text:style-name="P4">
<draw:frame draw:style-name="fr1" draw:name="Image218" text:anchor-type="as-char" svg:width="6.9236in" svg:height="4.69486in" draw:z-index="0">
<draw:image xlink:href="../Images/cnnytimes/2023-06-20T12-36-10-08-00/19china-blinken-qbkv-master1050.jpg" xlink:type="simple" xlink:show="embed" xlink:actuate="onLoad" draw:mime-type="image/jpeg"/>
</draw:frame>
</text:p>
      <text:p text:style-name="P4">
周一，布林肯、习近平与王毅在人民大会堂。  Pool photo by Leah Millis</text:p>
      <text:p text:style-name="P4">
华盛顿和北京的官员承认有必要阻止两国关系的急剧下滑。但即使两国政府在布林肯访问期间摸索如何重建关系之时，双方也在试图表明不会在核心问题上妥协。</text:p>
      <text:p text:style-name="P4">
在与布林肯会晤的开场白中，习近平暗示了中国的不满，他说：“国与国之间的交往应始终建立在相互尊重和真诚的基础上。希望国务卿先生通过此访，为稳定中美关系作出更多积极贡献。”</text:p>
      <text:p text:style-name="P4">
布林肯事后表示，他在所有会议中都强调了“高层直接参与和持续沟通”的需要。华盛顿指责了中国政府在这方面的不足，布林肯在周一再次举例：他说他和助手在会谈中敦促中国开放军方沟通渠道——美国官员认为这对于避免中国周围海域和空域的危机至关重要——但遭到拒绝。</text:p>
      <text:p text:style-name="P4">
布林肯还说，他还讨论了其他棘手的话题：乌克兰战争、朝鲜的核计划、胁迫性经济政策、中国非法拘留美国公民以及在新疆、西藏和香港的镇压。</text:p>
      <text:p text:style-name="P4">
国务院表示，布林肯在与习近平、中国最高外交政策官员王毅和外交部长秦刚的分别会谈中进行了“坦诚、深入、建设性的沟通”。</text:p>
      <text:p text:style-name="P4">
在谈到两国之间的竞争时，他表示美国将“负责任地管理这场竞争，使两国关系不会陷入冲突”，并提出了潜在合作领域，包括气候变化、全球粮食安全和控制致命阿片类药物芬太尼的生产。</text:p>
      <text:p text:style-name="P4">
布林肯在为期两天的访问中听到了一些激烈的言辞。周一上午，王毅在钓鱼台国宾馆长达三小时的会议上直言不讳，将近期的紧张局势归咎于华盛顿。</text:p>
      <text:p text:style-name="P4">
据中国官方发布的信息，王毅说，美国应该与中国合作，而不是“炒作‘中国威胁论’”。他说，华盛顿必须取消对中国的制裁，停止打压中国的技术发展。他指责美国向台湾<text:a xlink:type="simple" xlink:href="https://cn.nytimes.com/asia-pacific/20221010/taiwan-biden-weapons-china/" text:style-name="Internet_20_link" text:visited-style-name="Visited_20_Internet_20_Link">
 提供武器 </text:a>
 ，在台湾等问题上“肆意干涉中国的内政”。</text:p>
      <text:p text:style-name="P4">
广告</text:p>
      <text:p text:style-name="P4">
美国外交官在与会前并未表达对重大突破抱有期待。相反，他们强调努力重建最近几个月崩溃的沟通渠道，并在两国间的签证和商业航班等较小问题的谈判中取得进展。双方同意在未来几个月努力解决这些问题。</text:p>
      <text:p text:style-name="P4">
布林肯是自2018年以来第一位访问北京的美国国务卿。在他访问之时，双方的关系在过去六年里已经跌至几十年的最低谷。2月，五角大楼宣布一个中国侦察气球正在美国大陆上空飘过——这促使布林肯取消了当时即将进行的北京之行——美国战斗机接到命令将气球击落，紧张局势加剧。</text:p>
      <text:p text:style-name="P4">
</text:p>
      <text:p text:style-name="P4">
2月，南加州海岸边，一个大型气球在大西洋上方被击落后，一架战斗机飞过。  Chad Fish, via Associated Press</text:p>
      <text:p text:style-name="P4">
布林肯今年2月底在慕尼黑安全会议期间曾与王毅对峙，他对王毅说，华盛顿认为中国正在考虑为俄罗斯的乌克兰战争提供杀伤性武器支持，导致两国关系进一步恶化。中国采取的回应是冻结了一些重要的外交往来，加强了国内的反美宣传。</text:p>
      <text:p text:style-name="P4">
尽管拜登及其助手们为试图限制中国在战略领域（尤其是半导体领域）的增长采取了出口管制等强硬而全面的商业政策，还加强了与亚洲各国的军事合作，但共和党政客们极力形容拜登政府对中国态度软弱。一些共和党议员甚至<text:a xlink:type="simple" xlink:href="https://www.nytimes.com/2023/06/16/us/politics/republicans-blinken-china.html" text:style-name="Internet_20_link" text:visited-style-name="Visited_20_Internet_20_Link">
 批评布林肯 </text:a>
 访华，称这无异于向北京做出让步。预计拜登明年寻求连任时，美国政客们在中国问题上的措辞将会越来越激烈。</text:p>
      <text:p text:style-name="P4">
双方官员都表示，布林肯的访华之旅将促成其他美国高级官员在不久的将来接二连三访问北京，包括财政部长珍妮特·耶伦、商务部长吉娜·雷蒙多，以及总统气候变化事务特使约翰·克里。秦刚也预计将在布林肯的邀请下访问华盛顿。</text:p>
      <text:p text:style-name="P4">
</text:p>
      <text:p text:style-name="P4">
周日，布林肯与中国外交部长秦刚进行了五个多小时的会面。  Pool photo by Leah Millis</text:p>
      <text:p text:style-name="P4">
但分析人士表示，互不信任拖累了两国关系，但要解决这个问题，布林肯的访问还远远不够。</text:p>
      <text:p text:style-name="P4">
人们的希望是，北京的这些会谈将促使两国政府“形成管理美中关系的原则框架，以便将竞争限制在可接受的范围内，并在中美利益有重叠的区域努力创造更多的合作空间，”康奈尔大学政治学家白洁曦(JessicaChen Weiss)说，她最近曾就中国政策向国务院提过建议。</text:p>
      <text:p text:style-name="P4">
</text:p>
      <text:p text:style-name="P4">
4月，台湾东莒岛附近的一艘中国海军舰艇。  Lam Yik Fei for The New York Times</text:p>
      <text:p text:style-name="P4">
在布林肯访华之前，中国采取了强硬姿态，多次指责美国缺乏“诚意”，在呼吁谈判的同时继续损害中国利益，无论是实施新制裁还是与台湾建立贸易关系。</text:p>
      <text:p text:style-name="P4">
但习近平与布林肯见面的决定表明，中国也对紧张关系升级感到不安。</text:p>
      <text:p text:style-name="P4">
广告</text:p>
      <text:p text:style-name="P4">
“尽管中国努力让此行带有美国方面看起来更想来华的样子，但中国方面也非常重视布林肯的访问，以及为美中关系带来更大稳定性的问题，”曾在布什政府和奥巴马政府的国家安全委员会任职的官员韩磊(PaulHaenle)说。</text:p>
      <text:p text:style-name="P4">
由于经济恶化，中国政府可能在稳定中美关系上面临越来越大的压力。习近平也想稳定两国关系来 <text:a xlink:type="simple" xlink:href="https://cn.nytimes.com/world/20230313/saudi-arabia-iran-china-biden/" text:style-name="Internet_20_link" text:visited-style-name="Visited_20_Internet_20_Link">
 将自己塑造为一名有世界影响的政治家</text:a>
。如果习近平选择出席亚太经合组织领导人峰会，今年11月他和拜登将在旧金山再次会面。</text:p>
      <text:p text:style-name="P4">
“中国在过去几个月里一直将中美关系以及更广泛的国内问题归咎于美国，”曾在奥巴马政府中任国家安全委员会中国事务部主任的布鲁金斯学会高级研究员何雷恩(RyanHass)说。“现在，中国的领导人们需要开辟政治空间，以便转向更直接的沟通。”</text:p>
      <text:p text:style-name="P4">
Source: <text:a xlink:type="simple" xlink:href="https://cn.nytimes.com/china/20230619/blinken-china-xi-diplomacy/" text:style-name="Internet_20_link" text:visited-style-name="Visited_20_Internet_20_Link">
https://cn.nytimes.com/china/20230619/blinken-china-xi-diplomacy/</text:a>
</text:p>
      <!--NEWS-->
      <text:h text:style-name="P10" text:outline-level="1">
<text:span text:style-name="T4">
谷歌可能将部分Pixel手机移往印度生产</text:span>
</text:h>
      <text:p text:style-name="P4">
Author: None</text:p>
      <text:p text:style-name="P4">
Publisher: Radio Free Asia (Organization)</text:p>
      <text:p text:style-name="P4">
Published Time: 2023-06-20T12:54:00-04:00</text:p>
      <text:p text:style-name="P4">
Modified Time: 2023-06-20T12:59: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2" text:anchor-type="as-char" svg:width="6.9236in" svg:height="4.612011in" draw:z-index="0">
<draw:image xlink:href="../Images/rfamandarin/2023-06-20T12-54-00-04-00/000000.png" xlink:type="simple" xlink:show="embed" xlink:actuate="onLoad" draw:mime-type="image/png"/>
</draw:frame>
图中所示为Pixel折叠式手机，摄于2023年5月10日。 <text:a xlink:type="simple" xlink:href="https://www.rfa.org/mandarin/Xinwen/6-06202023125143.html/@@images/image" text:style-name="Internet_20_link" text:visited-style-name="Visited_20_Internet_20_Link">
</text:a>
美联社图片  综合外电20日消息，彭博新闻社（Bloomberg News）当天引述知情人士，AlphabetInc旗下谷歌公司（Google）已开始与印度当地供应商展开初步交涉，寻求将其部分Pixel智能手机移往印度生产。据路透社报道，在中国的严格防疫限制措施妨碍国内制造业生产之后，全球科技巨擘开始将印度视为制造中心，把产能移出中国。彭博新闻社的报道说，Google已与印度企业Lava International Ltd、DixonTechnologies（India）及鸿海旗下富智康印度子公司Bharat FIH Limited（BFIH）展开交涉。对于上述报导，Lava、Dixon、BFIH及Alphabet未立即就路透社询问作出回应。 （责编：梒青）</text:p>
      <text:p text:style-name="P4">
Source: <text:a xlink:type="simple" xlink:href="https://www.rfa.org/mandarin/Xinwen/6-06202023125143.html" text:style-name="Internet_20_link" text:visited-style-name="Visited_20_Internet_20_Link">
https://www.rfa.org/mandarin/Xinwen/6-06202023125143.html</text:a>
</text:p>
      <!--NEWS-->
      <text:h text:style-name="P10" text:outline-level="1">
<text:span text:style-name="T4">
称要超越12年前新纳粹大屠杀 挪威男在匈牙利被捕</text:span>
</text:h>
      <text:p text:style-name="P4">
Publisher: 法新社</text:p>
      <text:p text:style-name="P4">
Published Time: 2023-06-20T13:02:10+00:00</text:p>
      <text:p text:style-name="P4">
Modified Time: 2023-06-20T12:35:02+00:00</text:p>
      <text:p text:style-name="P4">
Description: （法新社布达佩斯20日电） 匈牙利当局今天宣布逮捕一名挪威男子，他涉嫌策划发动一场类似2011年挪威极右翼新纳粹份子布列维克（And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4" text:anchor-type="as-char" svg:width="6.9236in" svg:height="3.617581in" draw:z-index="0">
<draw:image xlink:href="../Images/rficn/2023-06-20T13-02-10-00-00/000000.png" xlink:type="simple" xlink:show="embed" xlink:actuate="onLoad" draw:mime-type="image/png"/>
</draw:frame>
</text:p>
      <text:p text:style-name="P4">
警方表示，45岁的犯嫌14日遭匈牙利反恐警察拘留后，被依扬言犯下恐怖主义行径的罪嫌起诉。</text:p>
      <text:p text:style-name="P4">
警方指控，犯嫌在上传至网路的影片中说，他打算发动「超越2011年（布列维克）罪行」的攻击案。</text:p>
      <text:p text:style-name="P4">
犯嫌在预录影片中大部分是说挪威语，但某些影片中也用英语恐吓。</text:p>
      <text:p text:style-name="P4">
匈牙利警方表示，男子威胁攻击机场和火车站。</text:p>
      <text:p text:style-name="P4">
挪威警方告诉匈牙利调查人员，这名男子在母国曾因暴力和性犯罪被定罪多次。</text:p>
      <text:p text:style-name="P4">
挪威过去大多能幸免于极端份子的暴力事件，直到2011年7月22日，布列维克在奥斯陆放炸弹杀害8人后，再进入左翼青年在乌托亚岛（Utoya）的夏季营队滥杀无辜。</text:p>
      <text:p text:style-name="P4">
Source: <text:a xlink:type="simple" xlink:href="https://www.rfi.fr/cn/%E5%9B%BD%E9%99%85%E6%8A%A5%E9%81%93/20230620-%E7%A7%B0%E8%A6%81%E8%B6%85%E8%B6%8A12%E5%B9%B4%E5%89%8D%E6%96%B0%E7%BA%B3%E7%B2%B9%E5%A4%A7%E5%B1%A0%E6%9D%80-%E6%8C%AA%E5%A8%81%E7%94%B7%E5%9C%A8%E5%8C%88%E7%89%99%E5%88%A9%E8%A2%AB%E6%8D%95" text:style-name="Internet_20_link" text:visited-style-name="Visited_20_Internet_20_Link">
https://www.rfi.fr/cn/%E5%9B%BD%E9%99%85%E6%8A%A5%E9%81%93/20230620-%E7%A7%B0%E8%A6%81%E8%B6%85%E8%B6%8A12%E5%B9%B4%E5%89%8D%E6%96%B0%E7%BA%B3%E7%B2%B9%E5%A4%A7%E5%B1%A0%E6%9D%80-%E6%8C%AA%E5%A8%81%E7%94%B7%E5%9C%A8%E5%8C%88%E7%89%99%E5%88%A9%E8%A2%AB%E6%8D%95</text:a>
</text:p>
      <!--NEWS-->
      <text:h text:style-name="P10" text:outline-level="1">
<text:span text:style-name="T4">
欧盟在推进对华强硬方面受挫 (Free Version)</text:span>
</text:h>
      <text:p text:style-name="P4">
Authors: ['萨姆•弗莱明', '安迪•邦兹']</text:p>
      <text:p text:style-name="P4">
Publisher: 英国《金融时报》</text:p>
      <text:p text:style-name="P4">
Time: 2023-06-20T13:23:29+00:00</text:p>
      <text:p text:style-name="P4">
Published Time: 2023-06-19T12:00:99+08:00</text:p>
      <text:p text:style-name="P4">
Modified Time: 2023-06-20T07:33:99+08:00</text:p>
      <text:p text:style-name="P4">
Description: 欧盟成员国对建立一种审查对外投资的制度反应相对冷淡，要求有进一步证据说明其必要性。</text:p>
      <text:p text:style-name="P4">
Images: ["<text:a xlink:type="simple" xlink:href="https://thumbor.ftacademy.cn/unsafe/picture/1/000184931_piclink.jpg" text:style-name="Internet_20_link" text:visited-style-name="Visited_20_Internet_20_Link">
000184931_pic...</text:a>
"]</text:p>
      <text:p text:style-name="P4">
Themes: ['出口管制', '关注']</text:p>
      <text:p text:style-name="P4">
Keywords: ['出口管制', '技术封锁', '中欧关系', '欧盟', '贸易', '脱钩']</text:p>
      <text:p text:style-name="P4">
Type: Article</text:p>
      <!--METADATA-->
      <text:p text:style-name="P4">
<draw:frame draw:style-name="fr1" draw:name="Image225" text:anchor-type="as-char" svg:width="6.9236in" svg:height="3.901286in" draw:z-index="0">
<draw:image xlink:href="../Images/FT Chinese Free Version/2023-06-20T13-23-29-00-00/000184931_piclink.jpg" xlink:type="simple" xlink:show="embed" xlink:actuate="onLoad" draw:mime-type="image/jpeg"/>
</draw:frame>
</text:p>
      <text:p text:style-name="P4">
欧盟(EU)在进一步加强针对中国等竞争对手的经济保障措施方面受挫，因为欧盟成员国要求欧盟提供更多证据，才愿意支持实施更严格的规则。</text:p>
      <text:p text:style-name="P4">
欧盟委员会(EuropeanCommission)一直在向欧盟各国政府施压，要求它们考虑建立一种审查对外投资的制度，同时针对具有高度敏感性的技术建立更协调一致的出口管制体系。</text:p>
      <text:p text:style-name="P4">
Source: <text:a xlink:type="simple" xlink:href="http://www.ftchinese.com/story/001100034" text:style-name="Internet_20_link" text:visited-style-name="Visited_20_Internet_20_Link">
http://www.ftchinese.com/story/001100034</text:a>
</text:p>
      <!--NEWS-->
      <text:h text:style-name="P10" text:outline-level="1">
<text:span text:style-name="T4">
萧兹重申分散贸易风险 李强吁德中携手拚经济</text:span>
</text:h>
      <text:p text:style-name="P4">
Publisher: 法新社</text:p>
      <text:p text:style-name="P4">
Published Time: 2023-06-20T13:32:08+00:00</text:p>
      <text:p text:style-name="P4">
Modified Time: 2023-06-20T16:05:02+00:00</text:p>
      <text:p text:style-name="P4">
Description: （法新社柏林20日电） 德国总理萧兹今天会见来访的中国国务院总理李强，会后萧兹重申德国分散贸易风险的方针，李强则呼吁两国加强合作以提振全球经济，并敦促柏林勿以去风险化作为疏远中国藉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3.617581in" draw:z-index="0">
<draw:image xlink:href="../Images/rficn/2023-06-20T13-32-08-00-00/000000.png" xlink:type="simple" xlink:show="embed" xlink:actuate="onLoad" draw:mime-type="image/png"/>
</draw:frame>
</text:p>
      <text:p text:style-name="P4">
法新社报导，这是李强上任后首趟出访行程，凸显北京对于改善中国与欧洲联盟（EU）关系的重视。欧盟传出对北京的批评声浪愈来愈响亮。</text:p>
      <text:p text:style-name="P4">
德国与欧盟因仰赖俄罗斯天然气及COVID-19（2019冠状病毒疾病）疫情期间供应链中断而受到伤害，此后便不断加强摆脱对中国依赖的「去风险化」行动。</text:p>
      <text:p text:style-name="P4">
萧兹（Olaf Scholz）在会谈后的记者会上表示，德国正「致力于积极拓展与亚洲和其他地区的经济关系」。</text:p>
      <text:p text:style-name="P4">
然而，李强在记者会上则强调「全球经济复苏缺乏成长动能」，「中国与德国作为有影响力的大国，更应该密切合作推动世界和平与发展」。</text:p>
      <text:p text:style-name="P4">
李强还说，投资人很重视去除风险，「但如果是以去风险之名，来对某些国家行脱钩或差别对待措施之实...那就会违反市场规则及公平竞争环境原则」。</text:p>
      <text:p text:style-name="P4">
他并表示：「我想大多数德国产业界的朋友不会视中国为风险，也不会同意针对中国进行任何所谓去风险化行动。」</text:p>
      <text:p text:style-name="P4">
出口大国德国过去一直享有与中国的特殊关系。前总理梅克尔（AngelaMerkel）执政时期，德国对中国采取务实做法，一方面使得中国成为德国出口商的重大市场，同时也让德国在接纳刘晓波之妻刘霞等中国重要异议人士之下，仍显然不会遭受任何报复。</text:p>
      <text:p text:style-name="P4">
不过时至今日，德国政府在李强到访前几天发布的首份国家安全战略报告当中，却称呼中国是「伙伴、竞争者和敌对体制」，还指责北京的行为违反德国利益、令国际安全「面临愈来愈大压力」，并且漠视人权。</text:p>
      <text:p text:style-name="P4">
Source: <text:a xlink:type="simple" xlink:href="https://www.rfi.fr/cn/%E5%9B%BD%E9%99%85%E6%8A%A5%E9%81%93/20230620-%E8%90%A7%E5%85%B9%E9%87%8D%E7%94%B3%E5%88%86%E6%95%A3%E8%B4%B8%E6%98%93%E9%A3%8E%E9%99%A9-%E6%9D%8E%E5%BC%BA%E5%90%81%E5%BE%B7%E4%B8%AD%E6%90%BA%E6%89%8B%E6%8B%9A%E7%BB%8F%E6%B5%8E" text:style-name="Internet_20_link" text:visited-style-name="Visited_20_Internet_20_Link">
https://www.rfi.fr/cn/%E5%9B%BD%E9%99%85%E6%8A%A5%E9%81%93/20230620-%E8%90%A7%E5%85%B9%E9%87%8D%E7%94%B3%E5%88%86%E6%95%A3%E8%B4%B8%E6%98%93%E9%A3%8E%E9%99%A9-%E6%9D%8E%E5%BC%BA%E5%90%81%E5%BE%B7%E4%B8%AD%E6%90%BA%E6%89%8B%E6%8B%9A%E7%BB%8F%E6%B5%8E</text:a>
</text:p>
      <!--NEWS-->
      <text:h text:style-name="P10" text:outline-level="1">
<text:span text:style-name="T4">
欧盟发布经济安全战略 防关键技术泄漏中国</text:span>
</text:h>
      <text:p text:style-name="P4">
Author: chinese@voanews.com (杨安)</text:p>
      <text:p text:style-name="P4">
Publisher: 美国之音中文网 (Type: NewsMediaOrganization)</text:p>
      <text:p text:style-name="P4">
Published Time: 2023-06-20T13:36:22+08:00</text:p>
      <text:p text:style-name="P4">
Modified Time: 2023-06-20 05:36:22Z</text:p>
      <text:p text:style-name="P4">
Description: 欧盟委员会今年计划提出部分措施以解决境外投资带来的安全风险，并加强对民用和军用商品的出口管制，确保欧盟的珍贵技术不会流入中国等国家之手。</text:p>
      <text:p text:style-name="P4">
Videos: []</text:p>
      <text:p text:style-name="P4">
Images: []</text:p>
      <text:p text:style-name="P4">
Categories: ['欧洲', '中国', '科技']</text:p>
      <text:p text:style-name="P4">
Type: None</text:p>
      <!--METADATA-->
      <text:p text:style-name="P4">
NoneNone</text:p>
      <text:p text:style-name="P4">
Source: <text:a xlink:type="simple" xlink:href="https://www.voachinese.com/a/eu-to-introduce-technology-export-control-as-concerns-over-china-grow-20230620/7144540.html" text:style-name="Internet_20_link" text:visited-style-name="Visited_20_Internet_20_Link">
https://www.voachinese.com/a/eu-to-introduce-technology-export-control-as-concerns-over-china-grow-20230620/7144540.html</text:a>
</text:p>
      <!--NEWS-->
      <text:h text:style-name="P10" text:outline-level="1">
<text:span text:style-name="T4">
事实查核｜"红线"取代红毯 布林肯遭中国羞辱？</text:span>
</text:h>
      <text:p text:style-name="P4">
Author: 作者：庄敬</text:p>
      <text:p text:style-name="P4">
Publisher: Radio Free Asia (Organization)</text:p>
      <text:p text:style-name="P4">
Published Time: 2023-06-20T13:40:09-04:00</text:p>
      <text:p text:style-name="P4">
Modified Time: 2023-06-20T13:40:09-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7" text:anchor-type="as-char" svg:width="6.9236in" svg:height="3.629306in" draw:z-index="0">
<draw:image xlink:href="../Images/rfamandarin/2023-06-20T13-40-09-04-00/000000.png" xlink:type="simple" xlink:show="embed" xlink:actuate="onLoad" draw:mime-type="image/png"/>
</draw:frame>
 <text:a xlink:type="simple" xlink:href="https://www.rfa.org/mandarin/shishi-hecha/hc-06202023130648.html/@@images/image" text:style-name="Internet_20_link" text:visited-style-name="Visited_20_Internet_20_Link">
</text:a>
 自由亚洲电台制图</text:p>
      <text:p text:style-name="P4">
<text:span text:style-name="T4">
标签：错误</text:span>
</text:p>
      <text:p text:style-name="P4">
<text:span text:style-name="T4">
一分钟完读：</text:span>
</text:p>
      <text:p text:style-name="P4">
美国国务卿布林肯（Antony Blinken）6月18日抵达中国访问，他在北京下机时，未见中方铺红毯迎接，只见机场地面画着红线，引发外界联想。《华盛顿时报》等美媒解读布林肯遭北京冷对待，在中文舆论场中，网民也在推特、微博等平台上疯传布林肯遭“极致羞辱”，还有评论文章指地上的红线是在告诫"勿踩红线"，以此羞辱美方。</text:p>
      <text:p text:style-name="P4">
亚洲事实查核实验室检视蓬佩奥（MikePompeo）等四位历任美国国务卿任内访问中国的画面，发现下机时中方不一定铺红毯迎接，显示布林肯抵达北京时所受到的待遇为惯例，而非部分媒体与网民所指寒酸接机、借机羞辱。至于地面红线，是机场固定画设的标线。</text:p>
      <text:p text:style-name="P4">
<text:span text:style-name="T4">
深度解析：</text:span>
</text:p>
      <text:p text:style-name="P4">
美国国务卿布林肯6月18日至19日访问中国，是自2018年蓬佩奥访中以来，美国最高阶外交官首度访问中国；布林肯重启之前因“间谍气球”事件而推迟的访中行程，被外界视为美中关系破冰之旅。</text:p>
      <text:p text:style-name="P4">
布林肯18日抵达北京首都国际机场时，由中国外交部北美大洋洲司长杨涛、美国驻中国大使伯恩斯（NicholasBurns）接机，中方未铺红毯迎接，只见机场地面上画着红线，而现场画面也捕捉到布林肯脚踩红线的瞬间，而这个过程成为社群平台、媒体关注的焦点。</text:p>
      <text:p text:style-name="P4">
美国媒体 <text:a xlink:type="simple" xlink:href="https://www.washingtontimes.com/news/2023/jun/18/no-red-carpet-antony-blinken-beijing-biden-offiica/" text:style-name="Internet_20_link" text:visited-style-name="Visited_20_Internet_20_Link">
 《华盛顿时报》（Washington Times）</text:a>
 、 <text:a xlink:type="simple" xlink:href="https://www.newsweek.com/antony-blinken-muted-greeting-arrives-china-1807480" text:style-name="Internet_20_link" text:visited-style-name="Visited_20_Internet_20_Link">
 《新闻周刊》（Newsweek）</text:a>
都报导布林肯抵京下机时，没有红地毯，由司长层级接机等安排，是遭到中国冷淡对待。中国新华社记者、《环球》杂志前副总编辑刘洪的微信公众号 <text:a xlink:type="simple" xlink:href="https://mp.weixin.qq.com/s/SeU0z03Aj2iOvlat6iH45g" text:style-name="Internet_20_link" text:visited-style-name="Visited_20_Internet_20_Link">
 “牛弹琴”</text:a>
发文指，以往美国国务卿到访，似乎都会有红地毯，但这次没有红地毯，却有一根红线；他说，有所联想也未尝不可，“美方难道不知道中方的红线吗？”</text:p>
      <text:p text:style-name="P4">
上述“牛弹琴”发文、《新闻周刊》的报道，成为中国、香港、台湾等地媒体引述的来源，还有评论称红线取代红地毯，告诉布林肯勿踩红线。许多网民在推特、微博、抖音等平台疯传布林肯抵京的影片、照片，还有图卡写着“地上没有红毯只有红线，一切从简，极致羞辱”。</text:p>
      <text:p text:style-name="P4">
美国国务卿布林肯6月18日抵达中国访问，下机时没有红毯，机场地面上画红线，成许多网民、媒体关注焦点。（图/Tiktok、香港新闻连线网站截图）  <text:a xlink:type="simple" xlink:href="https://www.rfa.org/mandarin/shishi-hecha/hc-06202023130648.html/p2-99996e2f5a929ad45f158ff07f8e5a9258315c0e-63074e2d65b95bd2917863a56a5f4fee74065e03679780af3002571653d681ea99996e2f65b0805e90237dda7db27ad9.png" text:style-name="Internet_20_link" text:visited-style-name="Visited_20_Internet_20_Link">
</text:a>
</text:p>
      <text:p text:style-name="P4">
<text:span text:style-name="T4">
"没红毯、有红线"过往常见</text:span>
</text:p>
      <text:p text:style-name="P4">
亚洲事实查核实验室检视前国务卿蓬佩奥、蒂勒森（Rex Tillerson）、克里（John Kerry）、希拉里（HillaryClinton）任内抵达中国的影片和照片，发现并不如“牛弹琴”所说的“以往美国国务卿到访，似乎都会有红地毯”。例如， <text:a xlink:type="simple" xlink:href="https://www.youtube.com/watch" text:style-name="Internet_20_link" text:visited-style-name="Visited_20_Internet_20_Link">
 蓬佩奥2018年6月抵达北京的影片</text:a>
 显示，停机坪并没有红毯，影片31秒处可见地面画有红线。</text:p>
      <text:p text:style-name="P4">
<text:a xlink:type="simple" xlink:href="https://twitter.com/StateDept/status/842968609232228352" text:style-name="Internet_20_link" text:visited-style-name="Visited_20_Internet_20_Link">
 蒂勒森2017年3月抵达北京的照片 </text:a>
显示，中方并未铺红毯迎接他， <text:a xlink:type="simple" xlink:href="https://www.flickr.com/photos/statephotos/32659745504/in/photostream/" text:style-name="Internet_20_link" text:visited-style-name="Visited_20_Internet_20_Link">
 另张照片</text:a>
则可看到机场地上也有红线。</text:p>
      <text:p text:style-name="P4">
</text:p>
      <text:p text:style-name="P4">
蒂勒森2017年访问中国，照片显示下机时没有红毯，机场地面有画红线。图/美国国务院推特、Flickr  <text:a xlink:type="simple" xlink:href="https://www.rfa.org/mandarin/shishi-hecha/hc-06202023130648.html/p4-524d7f8e570b570b52d9537f848252d268ee20175e748a2a554f4e2d570b-71677247986f793a53174eac6a5f583457309762756b7d057dda3002571653d681ea7f8e570b570b52d99662flickr.png" text:style-name="Internet_20_link" text:visited-style-name="Visited_20_Internet_20_Link">
</text:a>
</text:p>
      <text:p text:style-name="P4">
克里2013年4月抵达北京访问时，机场未铺红毯，根据美国国务院的图说，当时由中国外交部美大司司长谢锋接机。</text:p>
      <text:p text:style-name="P4">
克里2013年4月访问中国，由时任中国外交部美大司司长谢锋接机。（图/美国国务院网站）  <text:a xlink:type="simple" xlink:href="https://www.rfa.org/mandarin/shishi-hecha/hc-06202023130648.html/p5-524d7f8e570b570b52d9537f514b91cc20135e748a2a554f4e2d570b-753166424efb4e2d570b59164ea490e87f8e592753f853f895778b1d92d263a56a5f3002571653d681ea7f8e570b570b52d996627db27ad9.png" text:style-name="Internet_20_link" text:visited-style-name="Visited_20_Internet_20_Link">
</text:a>
</text:p>
      <text:p text:style-name="P4">
<text:a xlink:type="simple" xlink:href="https://www.youtube.com/watch" text:style-name="Internet_20_link" text:visited-style-name="Visited_20_Internet_20_Link">
 希拉里2010年5月抵达北京机场的影片 </text:a>
显示，地上没有红毯。而 <text:a xlink:type="simple" xlink:href="http://big5.cctv.com/gate/big5/news.cntv.cn/special/kelindunfanghua201209/index.shtml" text:style-name="Internet_20_link" text:visited-style-name="Visited_20_Internet_20_Link">
 希拉里2012年9月访问</text:a>
时，中方在机场铺红毯迎接，当时由美大司司长谢锋接机。</text:p>
      <text:p text:style-name="P4">
至于布林肯跨过的“红线”，亚洲事实查核实验室根据国际民航组织发布的 <text:a xlink:type="simple" xlink:href="https://www.icao.int/SAM/Documents/GREPECAS/2011/GRPAGAAOP8/AGAAOPSG08WP14REv.pdf" text:style-name="Internet_20_link" text:visited-style-name="Visited_20_Internet_20_Link">
 停机坪安全作业规范</text:a>
及 <text:a xlink:type="simple" xlink:href="https://xxgk.mot.gov.cn/2020/gz/202202/W020220228585885583214.pdf" text:style-name="Internet_20_link" text:visited-style-name="Visited_20_Internet_20_Link">
 中国交通运输部规章“运输机场运行安全管理规定”</text:a>
第122条，确定它是机场的固定标线，称为“机位安全线”。它限制了在飞机刚进入或准备离开时，除非是导引或拖曳车辆，否则任何交通工具不准进入。</text:p>
      <text:p text:style-name="P4">
国际民航组织停机坪安全作业规范中展示的“机位安全线”的标准画设法。（图/国际民航组织相关文件截图）  <text:a xlink:type="simple" xlink:href="https://www.rfa.org/mandarin/shishi-hecha/hc-06202023130648.html/p6.png" text:style-name="Internet_20_link" text:visited-style-name="Visited_20_Internet_20_Link">
</text:a>
</text:p>
      <text:p text:style-name="P4">
<text:span text:style-name="T4">
布林肯vs马克龙</text:span>
</text:p>
      <text:p text:style-name="P4">
另有许多网民在社媒发布对照图，比较布林肯与法国总统马克龙（Emmanuel Macron）访问中国的差别，称布林肯下机没有红地毯，也没大阵仗欢迎，是被羞辱。</text:p>
      <text:p text:style-name="P4">
但 <text:a xlink:type="simple" xlink:href="http://politics.people.com.cn/BIG5/n1/2023/0406/c1024-32658827.html" text:style-name="Internet_20_link" text:visited-style-name="Visited_20_Internet_20_Link">
 马克龙今年4月赴中国进行国事访问</text:a>
，而国事访问（Statevisit，或称“国是访问”）为一国的国家元首接受另一国元首的邀请，是两国间最高等级的外交活动，接待规格非常正式，一般有红地毯、检阅仪仗队、鸣礼炮21响等。</text:p>
      <text:p text:style-name="P4">
马克龙与布林肯的层级与访问性质都不同，比较中方对两者的接待规格，毫无意义，也不能作为中方羞辱布林肯的证据。</text:p>
      <text:p text:style-name="P4">
<text:span text:style-name="T4">
结论：</text:span>
</text:p>
      <text:p text:style-name="P4">
经检视布林肯前任至少四位国务卿访中画面，亚洲事实查核实验室发现，中方并不一定会在机场铺红毯迎接美国国务卿。至于接机层级，克里、希拉里任内访中时，也曾由中国外交部美大司长接机。</text:p>
      <text:p text:style-name="P4">
因此，此次布林肯抵达北京时的待遇，符合过去的惯例。部分媒体与网民声称中方“以红线取代红毯”羞辱布林肯，并非事实。地上的“红线”，则是机场固定画设的标线。</text:p>
      <text:p text:style-name="P4">
<text:span text:style-name="T5">
亚洲事实查核实验室（Asia Fact CheckLab）是针对当今复杂媒体环境以及新兴传播生态而成立的新单位。我们本于新闻专业，提供正确的查核报告及深度报道，期待读者对公共议题获得多元而全面的认识。读者若对任何媒体及社交软件传播的信息有疑问，欢迎以电邮afcl@rfa.org寄给亚洲事实查核实验室，由我们为您查证核实。</text:span>
</text:p>
      <text:p text:style-name="P4">
Source: <text:a xlink:type="simple" xlink:href="https://www.rfa.org/mandarin/shishi-hecha/hc-06202023130648.html" text:style-name="Internet_20_link" text:visited-style-name="Visited_20_Internet_20_Link">
https://www.rfa.org/mandarin/shishi-hecha/hc-06202023130648.html</text:a>
</text:p>
      <!--NEWS-->
      <text:h text:style-name="P10" text:outline-level="1">
<text:span text:style-name="T4">
澳洲民调：民众支持台湾抗击中国对台动武</text:span>
</text:h>
      <text:p text:style-name="P4">
Author: None</text:p>
      <text:p text:style-name="P4">
Publisher: Radio Free Asia (Organization)</text:p>
      <text:p text:style-name="P4">
Published Time: 2023-06-20T13:42:00-04:00</text:p>
      <text:p text:style-name="P4">
Modified Time: 2023-06-20T13:43: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327795in" draw:z-index="0">
<draw:image xlink:href="../Images/rfamandarin/2023-06-20T13-42-00-04-00/000000.png" xlink:type="simple" xlink:show="embed" xlink:actuate="onLoad" draw:mime-type="image/png"/>
</draw:frame>
 智库罗伊国际政策研究所（Lowy Institutefor International Policy）所做的年度全球公众态度民调结果之一 <text:a xlink:type="simple" xlink:href="https://www.rfa.org/mandarin/Xinwen/7-06202023133527.html/@@images/image" text:style-name="Internet_20_link" text:visited-style-name="Visited_20_Internet_20_Link">
</text:a>
Lowy Institute 官网报告截图澳洲最新民意调查显示，一旦中国对台湾动武，民众将支持通过经济制裁、武器供应或出动海军防止台湾遭到封锁等措施来应对，但不支持派遣军队参战。路透社报道说，澳洲独立、非党派智库罗伊国际政策研究所（Lowy Institute for InternationalPolicy）所做的年度全球公众态度民调说，82%的受访者支持与美国的安全联盟，尽管三分之二的人认为这意味着澳洲将被卷入亚洲的冲突。64%的澳洲人认为，美国与中国就台湾问题爆发军事冲突的前景是“重大威胁”，比两年前增加了一倍。68%的受访者认为，最主要的威胁是来自其他国家的网络攻击。报道援引该智库公众舆论主任瑞安·尼拉姆（RyanNeelam）的话说，民调显示澳洲人对可能的台海冲突“持谨慎态度”，但愿意在不参与地面作战的情况下力挺台湾。该民调表明，80%的受访者表示支持接收台湾难民，76%的人支持“对中国实施经济和外交制裁”，64%的人支持“澳洲向台湾政府提供武器和军事物资”，61%的人支持“动用澳洲海军协助防止中国封锁台湾”。只有42%的人支持派遣“澳洲军事人员到台湾，协助防御中国”。另外，87%的受访者表示，他们担心中国可能在太平洋岛屿上设立军事基地。 澳洲总理艾班尼斯（AnthonyAlbanese）本月初在新加坡“香格里拉对话”亚洲安全会议上表示，澳洲支持美中对话，因为台海冲突将“对世界造成毁灭性影响”。 （责编：梒青）</text:p>
      <text:p text:style-name="P4">
Source: <text:a xlink:type="simple" xlink:href="https://www.rfa.org/mandarin/Xinwen/7-06202023133527.html" text:style-name="Internet_20_link" text:visited-style-name="Visited_20_Internet_20_Link">
https://www.rfa.org/mandarin/Xinwen/7-06202023133527.html</text:a>
</text:p>
      <!--NEWS-->
      <text:h text:style-name="P10" text:outline-level="1">
<text:span text:style-name="T4">
民调：如果中国攻台 澳民众挺台但会有所保留</text:span>
</text:h>
      <text:p text:style-name="P4">
Author: None (Language: zh)</text:p>
      <text:p text:style-name="P4">
Publisher: None</text:p>
      <text:p text:style-name="P4">
Time: 2023-06-20T13:49:00Z</text:p>
      <text:p text:style-name="P4">
Description: 一项最新的澳大利亚民调显示，如果中国攻台，大多数澳大利亚人将支持以经济制裁、武器供应等方式回应，但只有不到半数的民众支持该国直接派兵参与。</text:p>
      <text:p text:style-name="P4">
Videos: []</text:p>
      <text:p text:style-name="P4">
Images: []</text:p>
      <text:p text:style-name="P4">
Subject: 时政风云</text:p>
      <text:p text:style-name="P4">
Subjects: ['德中关系', '澳大利亚', '岛屿主权争端', '马英九', '专题报道：全景观看“习马会”', '专题报道：2016年台湾大选', '中国', '台湾', '中共十九大']</text:p>
      <text:p text:style-name="P4">
Keywords: ['澳大利亚', '澳洲', '台湾', '中国', '台海冲突', '攻台', '挺台', '洛伊国际政策研究所', '澳中关系', '中澳关系']</text:p>
      <text:p text:style-name="P4">
ID: 65978159</text:p>
      <!--METADATA-->
      <text:p text:style-name="P4">
<text:a xlink:type="simple" xlink:href="https://www.dw.com/zh/overlay/image/article/65978159/61374771" text:style-name="Internet_20_link" text:visited-style-name="Visited_20_Internet_20_Link">
 </text:a>
</text:p>
      <text:p text:style-name="P4">
澳洲民调显示，若北京攻台，只有42%的人支持派遣“澳大利亚军事人员到台湾，协助保卫台湾”</text:p>
      <text:p text:style-name="P4">
（德国之声中文网）洛伊国际政策研究所（LowyInstitute）针对公众对世界态度的年度民意调查发现，82%的受访者支持与美国建立安全联盟，同时，四分之三的人也认为这意味着澳大利亚会被卷入亚洲冲突。</text:p>
      <text:p text:style-name="P4">
在受访的澳大利亚民众中，64%的人认为美国和中国在台湾问题上发生军事冲突的可能前景是一个“严重威胁”，比两年前担心的人多了一倍。68%的受访者提到的最大威胁是来自其他国家的网络攻击。</text:p>
      <text:h text:style-name="P12" text:outline-level="3">
<text:span text:style-name="T4">
支持台湾但有限度</text:span>
</text:h>
      <text:p text:style-name="P4">
<text:a xlink:type="simple" xlink:href="https://www.dw.com/zh/zh/军情六处负责人中国现在是我们最关注的问题/a-62563503" text:style-name="Internet_20_link" text:visited-style-name="Visited_20_Internet_20_Link">
 如果中国攻台 </text:a>
，80%的受访者表示支持接收台湾难民，76%的人支持“对中国实施经济和外交制裁”，64%的人支持“澳大利亚向台湾政府提供武器和军事物资”，61%的人支持“利用澳大利亚海军协助防止中国在台湾周围实施封锁”。</text:p>
      <text:p text:style-name="P4">
与此同时，只有42%的人支持派遣“澳大利亚军事人员到台湾，协助保卫台湾”。</text:p>
      <text:p text:style-name="P4">
另外，87%的受访者表示，他们担心中国可能在太平洋岛屿上开设军事基地。</text:p>
      <text:p text:style-name="P4">
据路透社报道，该民调将于本周三正式公布。</text:p>
      <text:p text:style-name="P4">
澳大利亚政府多次表示，反对任何改变台湾现状的单边企图，而美国长期以来一直坚持“战略模糊”，即不明确表态是否会对攻台的行为作出军事回应，而北京一直表示不放弃武统。</text:p>
      <text:p text:style-name="P4">
洛伊国际政策研究所公众舆论领域的负责人尼拉姆（RyanNeelam）说，民意调查显示澳大利亚人对可能的台海冲突“持谨慎态度”，愿意在不参与地面战斗的情况下挺台。</text:p>
      <text:h text:style-name="P12" text:outline-level="3">
<text:span text:style-name="T4">
DW Conflict Zone：如果北京攻台，欧盟的计划是什么？</text:span>
</text:h>
      <text:h text:style-name="P12" text:outline-level="3">
<text:span text:style-name="T4">
对中国的信任度“低得惊人”</text:span>
</text:h>
      <text:p text:style-name="P4">
该民调也反映了 <text:a xlink:type="simple" xlink:href="https://www.dw.com/zh/zh/專訪-中澳關係將逐步獲得緩解/a-64158786" text:style-name="Internet_20_link" text:visited-style-name="Visited_20_Internet_20_Link">
 澳中关系趋于稳定 </text:a>
，56%的受访者表示，恢复外交接触符合国家利益。澳大利亚和中国是主要贸易伙伴。</text:p>
      <text:p text:style-name="P4">
与此同时，洛伊国际政策研究所的负责人富里洛夫(Michael Fullilove)说， <text:a xlink:type="simple" xlink:href="https://www.dw.com/zh/zh/民调澳大利亚对中国不信任感创新高/a-58009448" text:style-name="Internet_20_link" text:visited-style-name="Visited_20_Internet_20_Link">
 澳大利亚民众对中国的信任程度仍然“低得惊人”</text:a>
，只有15%的受访者说他们相信中国会在世界范围内采取负责任的行动，而五年前有一半人这样表示。</text:p>
      <text:p text:style-name="P4">
这项民调是基于今年3月份对2000人以及今年4月份对4000人的调查。</text:p>
      <text:p text:style-name="P4">
（路透社）</text:p>
      <text:p text:style-name="P4">
Source: <text:a xlink:type="simple" xlink:href="https://www.dw.com/zh/民调：如果中国攻台-澳民众挺台但会有所保留/a-65978159" text:style-name="Internet_20_link" text:visited-style-name="Visited_20_Internet_20_Link">
https://www.dw.com/zh/民调：如果中国攻台-澳民众挺台但会有所保留/a-65978159?maca=chi-rss-chi-all-1127-rdf</text:a>
</text:p>
      <!--NEWS-->
      <text:h text:style-name="P10" text:outline-level="1">
<text:span text:style-name="T4">
中国当局持续骚扰人权律师　王丹：危险的信号</text:span>
</text:h>
      <text:p text:style-name="P4">
Author: None</text:p>
      <text:p text:style-name="P4">
Publisher: Radio Free Asia (Organization)</text:p>
      <text:p text:style-name="P4">
Published Time: 2023-06-20T13:53:00-04:00</text:p>
      <text:p text:style-name="P4">
Modified Time: 2023-06-20T14:25:09-04:00</text:p>
      <text:p text:style-name="P4">
Description: None</text:p>
      <text:p text:style-name="P4">
Videos: []</text:p>
      <text:p text:style-name="P4">
Audios: ["<text:a xlink:type="simple" xlink:href="https://www.rfa.org/mandarin/yataibaodao/renquanfazhi/jw-062020231054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42" text:anchor-type="as-char" svg:width="6.9236in" svg:height="3.953152in" draw:z-index="0">
<draw:image xlink:href="../Images/rfamandarin/2023-06-20T13-53-00-04-00/000000.png" xlink:type="simple" xlink:show="embed" xlink:actuate="onLoad" draw:mime-type="image/png"/>
</draw:frame>
中国的一些人权律师屡遭当局强制逼迁。图为王全璋律师在住所被断水断电后点蜡烛照明。 李文足推特截图  <text:a xlink:type="simple" xlink:href="https://www.rfa.org/mandarin/yataibaodao/renquanfazhi/jw-06202023105429.html/@@stream" text:style-name="Internet_20_link" text:visited-style-name="Visited_20_Internet_20_Link">
Audio-1-Link：https://www.rfa.org/mandarin/yataibaodao/renquanfazhi/jw-06202023105429.html/@@stream</text:a>
</text:p>
      <text:p text:style-name="P4">
在中国当局针对维权律师和人权捍卫者的"709大抓捕"事件中，遭拘捕的人士虽已陆续出狱，但当局对这一群体的打压仍在持续。最近，在北京的人权律师王全璋及李和平等家庭成员屡遭当局强制逼迁。海外民运人士王丹就此发起联署，呼吁当局停止迫害维权公民。</text:p>
      <text:p text:style-name="P4">
<text:a xlink:type="simple" xlink:href="https://www.rfa.org/mandarin/Xinwen/8-06192023165053.html" text:style-name="Internet_20_link" text:visited-style-name="Visited_20_Internet_20_Link">
 <text:span text:style-name="T4">
中国人权律师团发表声明 谴责驱逐、骚扰人权律师</text:span>
 </text:a>
  * <text:span text:style-name="T4">
<text:a xlink:type="simple" xlink:href="https://www.rfa.org/mandarin/yataibaodao/renquanfazhi/ec-06192023095807.html" text:style-name="Internet_20_link" text:visited-style-name="Visited_20_Internet_20_Link">
 北京迫害力度再升级 王全璋夫妇遭不明大汉围困在家 </text:a>
 </text:span>
</text:p>
      <text:p text:style-name="P4">
海外民运人士王丹日前发起声援行动，联署致信北京市长殷勇、公安部长王小洪及北京市公安局长元延军，呼吁当局停止对“709大抓捕案”律师王全璋、李和平两家的政治迫害、逼迁及边控。</text:p>
      <text:p text:style-name="P4">
“以前的政治迫害都还没有像现在这样，不让人活下去。两位律师都已经服完刑期，不仅是让他们生活没法继续，还威胁到他们未成年的子女。我觉得，这个性质比以前更为升级。”本周二，王丹在接受本台采访时表示：“坦率讲，这已经是流氓治国了，都不仅仅是国家暴力。这种不给人活路的做法，应该引起国际社会的高度关注。”</text:p>
      <text:p text:style-name="P4">
“709各位都是社会中坚力量，他们本可以岁月静好、埋头赚钱，过着体面的生活。但是他们为追求法治、社会公平和国家进步而承担更多的责任，付出代价，他们是中国良心。”王丹在声明中还写道：“在此呼吁，无论是出于人性还是人的尊严，请停止对他们的迫害和骚扰，请让他们自由的工作、自由选择居住国；请解除对他们的边控，尤其是对无辜孩子们的边控，这个国家不应有这样的‘国家囚徒’。”</text:p>
      <text:p text:style-name="P4">
王丹透露，自2015年至2021年6年间，王全璋、李文足的住所已被迫搬迁4次。而最近两个月，他们被逼迁13次；李和平、王峭岭家被逼迁8次。</text:p>
      <text:p text:style-name="P4">
海外民运人士王丹日前发起声援行动，呼吁中国当局停止对"709大抓捕案"律师王全璋、李和平两家的政治迫害、逼迁及边控。（路透社图片）</text:p>
      <text:p text:style-name="P4">
本台此前曾报道，王全璋一家在北京屡遭当局逼迁，住处不但被断水断电，公安人员还在夜间砸门，各种骚扰手段不一而足。李文足曾告诉本台，孩子因受到惊吓而生病，被迫与父母分离。</text:p>
      <text:p text:style-name="P4">
据李文足推特发布的最新消息，他们一家近日在入住新居10天内，不仅被断电5次，还遭遇不明身份人员堵门，上门骚扰者中甚至还有未成年人。王全璋也在推特透露，在经历断电后，家门上的摄像头也被人用喷枪掩盖。</text:p>
      <text:p text:style-name="P4">
“这就是一个新的（迫害）模式的出现，尤其在王小洪上台后，针对包括709律师在内的异议人士采取新的做法，不仅在司法上利用冤案打击他们，在生活上让他们走投无路，彻底打掉他们的斗争意志。”王丹说：“所以我才认为，这是一个非常危险的信号。”</text:p>
      <text:p text:style-name="P4">
除王全璋、李文足一家外，在北京的人权律师李和平家庭也遭到暴力驱逐。不仅如此，李和平、王峭岭一家在本月上旬还被当局以“可能危害国家安全”的名义禁止出境。</text:p>
      <text:p text:style-name="P4">
上述公开信的联署者、身在荷兰的异议人士林生亮告诉本台，中国当局目前针对维权律师和人权捍卫者的迫害手段持续升级，且有黑帮化的趋势：“它是集体作恶，就不知道是谁下达的命令，不知道，但一定是来自上面，就是通过层层掩护，我们没法去追背后的黑手是谁。”</text:p>
      <text:p text:style-name="P4">
他还表示，当局变本加厉实施迫害的同时，早已对舆论的压力视若罔闻。因此他认为，海外的公开呼吁对改善中国人权律师等群体的生活状况效果有限。</text:p>
      <text:p text:style-name="P4">
他说：“我认为，（公开信）对他（生活状况）没有任何改善，（中共）早已不吃这一套了，不在乎舆论压力了。即使没有作用，我们还是要这样做。至于结果我不抱乐观，各方面已经越来越极端化了。”</text:p>
      <text:p text:style-name="P4">
周日当天，中国人权律师团也发表声明，谴责中共当局在最近几个月里对维权律师和人权捍卫者等群体的打压变本加厉、毫无底线。声明还敦促当局追究相关违法犯罪人员“非法侵入住宅罪”的刑事责任；履行法定义务，保障国际法、宪法、法律规定的公民住宅权等，还民众安居乐业的权利。</text:p>
      <text:p text:style-name="P4">
声明强调，“这种背离现代文明、侵害人权的丑恶罪行必须被制止。”</text:p>
      <text:p text:style-name="P4">
记者：经纬 责编：何平 网编：洪伟</text:p>
      <text:p text:style-name="P4">
Source: <text:a xlink:type="simple" xlink:href="https://www.rfa.org/mandarin/yataibaodao/renquanfazhi/jw-06202023105429.html" text:style-name="Internet_20_link" text:visited-style-name="Visited_20_Internet_20_Link">
https://www.rfa.org/mandarin/yataibaodao/renquanfazhi/jw-06202023105429.html</text:a>
</text:p>
      <!--NEWS-->
      <text:h text:style-name="P10" text:outline-level="1">
<text:span text:style-name="T4">
中国5月进口俄罗斯石油大增 创俄乌战争以来新高</text:span>
</text:h>
      <text:p text:style-name="P4">
Publisher: 法新社</text:p>
      <text:p text:style-name="P4">
Published Time: 2023-06-20T14:02:09+00:00</text:p>
      <text:p text:style-name="P4">
Modified Time: 2023-06-20T13:35:04+00:00</text:p>
      <text:p text:style-name="P4">
Description: （法新社北京20日电） 海关今天公布的数据显示，中国5月进口的俄罗斯石油创下莫斯科2022年2月全面入侵乌克兰以来的新高。</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4" text:anchor-type="as-char" svg:width="6.9236in" svg:height="3.617581in" draw:z-index="0">
<draw:image xlink:href="../Images/rficn/2023-06-20T14-02-09-00-00/000000.png" xlink:type="simple" xlink:show="embed" xlink:actuate="onLoad" draw:mime-type="image/png"/>
</draw:frame>
</text:p>
      <text:p text:style-name="P4">
根据中国海关的数据，中国是俄罗斯最大的经济伙伴，双方去年的贸易额达到创纪录的1900亿美元。</text:p>
      <text:p text:style-name="P4">
海关详细数据显示，中国在5月从俄罗斯进口971万吨石油，高于2022年2月的540万吨和同年3月的630万吨。</text:p>
      <text:p text:style-name="P4">
数据显示，自莫斯科全面入侵乌克兰以来，中国进口的俄罗斯原油几乎增加1倍。</text:p>
      <text:p text:style-name="P4">
这和6月公布的贸易数据一致，这些数据显示中国与俄罗斯的贸易飙升到2022年2月以来的新高。</text:p>
      <text:p text:style-name="P4">
北京当局的数据显示，两国之间5月的贸易额为205亿美元，其中中国从俄罗斯进口额为113亿美元。</text:p>
      <text:p text:style-name="P4">
在3月的一次峰会上，中国国家主席习近平和俄罗斯总统蒲亭（VladimirPutin）承诺在2023年将贸易额提高到2000亿美元，并赞扬两国间「无上限」的伙伴关系。</text:p>
      <text:p text:style-name="P4">
俄罗斯副总理诺瓦克（Alexander Novak）5月说，俄罗斯今年对中国的能源供应将增加40%。</text:p>
      <text:p text:style-name="P4">
Source: <text:a xlink:type="simple" xlink:href="https://www.rfi.fr/cn/%E8%B4%A2%E7%BB%8F%E5%BF%AB%E8%AE%AF/20230620-%E4%B8%AD%E5%9B%BD5%E6%9C%88%E8%BF%9B%E5%8F%A3%E4%BF%84%E7%BD%97%E6%96%AF%E7%9F%B3%E6%B2%B9%E5%A4%A7%E5%A2%9E-%E5%88%9B%E4%BF%84%E4%B9%8C%E6%88%98%E4%BA%89%E4%BB%A5%E6%9D%A5%E6%96%B0%E9%AB%98" text:style-name="Internet_20_link" text:visited-style-name="Visited_20_Internet_20_Link">
https://www.rfi.fr/cn/%E8%B4%A2%E7%BB%8F%E5%BF%AB%E8%AE%AF/20230620-%E4%B8%AD%E5%9B%BD5%E6%9C%88%E8%BF%9B%E5%8F%A3%E4%BF%84%E7%BD%97%E6%96%AF%E7%9F%B3%E6%B2%B9%E5%A4%A7%E5%A2%9E-%E5%88%9B%E4%BF%84%E4%B9%8C%E6%88%98%E4%BA%89%E4%BB%A5%E6%9D%A5%E6%96%B0%E9%AB%98</text:a>
</text:p>
      <!--NEWS-->
      <text:h text:style-name="P10" text:outline-level="1">
<text:span text:style-name="T4">
哈萨克斯坦：为德国输送原油 向中国关系靠拢</text:span>
</text:h>
      <text:p text:style-name="P4">
Author: None (Language: zh)</text:p>
      <text:p text:style-name="P4">
Publisher: None</text:p>
      <text:p text:style-name="P4">
Time: 2023-06-20T14:08:00Z</text:p>
      <text:p text:style-name="P4">
Description: 原油、天然气、稀土--中亚国家哈萨克斯坦拥有德国所需要的原材料。德国总统施泰因迈尔访问期间，双方约定将向德国一家炼油厂每月输送10万吨原油。乌克兰战争也给这个中亚国家带来变化。</text:p>
      <text:p text:style-name="P4">
Videos: []</text:p>
      <text:p text:style-name="P4">
Images: []</text:p>
      <text:p text:style-name="P4">
Subject: 时政风云</text:p>
      <text:p text:style-name="P4">
Subjects: ['欧债危机', '俄罗斯', '欧盟', '乌克兰', '岛屿主权争端', '专题报道：全景观看“习马会”', '德国', '中国', '稀土元素', '留学德国']</text:p>
      <text:p text:style-name="P4">
Keywords: ['哈萨克斯坦', '吉尔吉斯斯坦', '中亚五国', '中国', '德国', '稀土', '原油', '施泰因迈尔', '托卡耶夫', '阿斯塔纳', '乌克兰战争', '俄罗斯']</text:p>
      <text:p text:style-name="P4">
ID: 65978471</text:p>
      <!--METADATA-->
      <text:p text:style-name="P4">
<text:a xlink:type="simple" xlink:href="https://www.dw.com/zh/overlay/image/article/65978471/65968656" text:style-name="Internet_20_link" text:visited-style-name="Visited_20_Internet_20_Link">
 </text:a>
</text:p>
      <text:p text:style-name="P4">
施泰因迈尔：与哈萨克斯坦及中亚建立更紧密伙伴关系</text:p>
      <text:p text:style-name="P4">
（德国之声中文网）随同德国总统施泰因迈尔访问哈萨克斯坦的德意志电台记者发回的报道称，自俄罗斯对乌克兰战争以来， <text:a xlink:type="simple" xlink:href="https://www.dw.com/zh/zh/俄罗斯切断哈萨克斯坦出口原油通道/a-62382110" text:style-name="Internet_20_link" text:visited-style-name="Visited_20_Internet_20_Link">
 俄罗斯在哈萨克斯坦的影响减弱</text:a>
 ，而中国在那里的影响增加。</text:p>
      <text:h text:style-name="P12" text:outline-level="3">
<text:span text:style-name="T4">
政权寻找新的扶持力量--中国</text:span>
</text:h>
      <text:p text:style-name="P4">
报道引述政治学者的分析称，乌克兰战争使得 <text:a xlink:type="simple" xlink:href="https://www.dw.com/zh/zh/若即若离的哈俄关系/a-62408238" text:style-name="Internet_20_link" text:visited-style-name="Visited_20_Internet_20_Link">
 俄罗斯 </text:a>
的经济和地缘政治力量受到削弱，普京政权甚至可能崩塌，因此，哈萨克斯坦的专制统治者寻找新的强大力量，在必要时对其政权予以扶持。所以，这个中亚国家对于与中国建立紧密关系感兴趣。</text:p>
      <text:p text:style-name="P4">
而 <text:a xlink:type="simple" xlink:href="https://www.dw.com/zh/zh/新冠疫情以来习近平首次出访抵达哈萨克斯坦/a-63117213" text:style-name="Internet_20_link" text:visited-style-name="Visited_20_Internet_20_Link">
 中国也予以回应 </text:a>
，并于5月首次举行与 <text:a xlink:type="simple" xlink:href="https://www.dw.com/zh/zh/疫情後首出關-習近平為何出訪中亞/a-63100583" text:style-name="Internet_20_link" text:visited-style-name="Visited_20_Internet_20_Link">
 中亚 </text:a>
五国首脑的峰会。北京承诺为其提供34亿欧元的经济援助。而中国国家主席习近平也承诺为哈萨克斯坦提供 <text:a xlink:type="simple" xlink:href="https://www.dw.com/zh/zh/防堵颜色革命-中国称愿助哈萨克斯坦抵御外来势力/a-60381254" text:style-name="Internet_20_link" text:visited-style-name="Visited_20_Internet_20_Link">
 军事上的支持</text:a>
 。</text:p>
      <text:p text:style-name="P4">
</text:p>
      <text:p text:style-name="P4">
德总统施泰因迈尔访问哈萨克斯坦</text:p>
      <text:h text:style-name="P12" text:outline-level="3">
<text:span text:style-name="T4">
德、哈希望全面加强合作</text:span>
</text:h>
      <text:p text:style-name="P4">
在这一背景下，德国总统施泰因迈尔对哈萨克斯坦进行为期两天的访问。周二，施泰因迈尔与哈总统托卡耶夫在该国首都阿斯塔纳举行会晤。双方希望全面扩大关系。施泰因迈尔说："我们希望与哈萨克斯坦及中亚国家有更多和更紧密的伙伴关系。"托卡耶夫称，希望"我们的合作达到新的水平"。访问期间，双方约定哈萨克斯坦定期向德国勃兰登堡州施韦特市的PCK炼油厂提供原油。</text:p>
      <text:p text:style-name="P4">
据德新社报道，托卡耶夫称德国在许多领域是可信赖的伙伴。他指出，德国与中亚国家的贸易中，与哈萨克斯坦的比重占到83%。他还表示，该国是德国四大石油供应国之一。"我们的经济在许多领域互相补充。"</text:p>
      <text:p text:style-name="P4">
根据约定，哈萨克斯坦在2024年底前将向施韦特PCK炼油厂每月输送10万吨原油。德方称，这将使该厂的实际产能提高10%。在2022年底前，该厂主要是加工来自俄罗斯的原油，如今在寻找新的供应方。</text:p>
      <text:p text:style-name="P4">
除石油和天然气外，哈萨克斯坦还拥有稀土。德国在稀土上非常依赖于中国。此外，由于面积广大，该国也是风能和太阳能的良好地点。从面积上，哈萨克斯坦是德国的近八倍，然而仅有约1900万人口，不及德国的四分之一。该国与俄罗斯有约7600公里的共同边界，与中国有近1800公里的共同边界。</text:p>
      <text:h text:style-name="P12" text:outline-level="3">
<text:span text:style-name="T4">
乌克兰战争现分歧</text:span>
</text:h>
      <text:p text:style-name="P4">
该国处于专制统治下。国际观察家认为，在新闻、言论和集会自由上该国都存在问题。比如，在无国界记者组织2023年的新闻自由排名上，该国在180个国家中位列134位。作为比较：德国排名第21位。</text:p>
      <text:p text:style-name="P4">
此外， <text:a xlink:type="simple" xlink:href="https://www.dw.com/zh/zh/哈萨克斯坦否认违反西方对俄制裁/a-65670504" text:style-name="Internet_20_link" text:visited-style-name="Visited_20_Internet_20_Link">
 这个中亚国家还受到质疑，绕过欧盟对俄罗斯因乌克兰战争施加的制裁</text:a>
。两国总统会谈也谈及这一议题。施泰因迈尔强调："我们必须采取一切努力，阻止绕过制裁的行为。"托卡耶夫则表示："我们遵守制裁。"</text:p>
      <text:p text:style-name="P4">
对于乌克兰战争如何终结，双方也显露出意见分歧。托卡耶夫呼吁尽快停火，称"坏的和平好过好的战争"。施泰因迈尔则强调，目标必须是"公正的和平"，要保障乌克兰的主权和领土完整，"而我们距此还有很远"。</text:p>
      <text:p text:style-name="P4">
施泰因迈尔此次中亚之行还将访问吉尔吉斯斯坦。</text:p>
      <text:p text:style-name="P4">
（德新社、德意志电台）</text:p>
      <text:p text:style-name="P4">
Source: <text:a xlink:type="simple" xlink:href="https://www.dw.com/zh/哈萨克斯坦：为德国输送原油-向中国关系靠拢/a-65978471" text:style-name="Internet_20_link" text:visited-style-name="Visited_20_Internet_20_Link">
https://www.dw.com/zh/哈萨克斯坦：为德国输送原油-向中国关系靠拢/a-65978471?maca=chi-rss-chi-all-1127-rdf</text:a>
</text:p>
      <!--NEWS-->
      <text:h text:style-name="P10" text:outline-level="1">
<text:span text:style-name="T4">
白宫是否背着克里姆林宫向伊朗提出了一项协议？</text:span>
</text:h>
      <text:p text:style-name="P4">
Author: 俄罗斯媒体</text:p>
      <text:p text:style-name="P4">
Publisher: Al Jazeera</text:p>
      <text:p text:style-name="P4">
Published Time: 2023-06-20T14:22:58</text:p>
      <text:p text:style-name="P4">
Modified Time: 2023-06-20T14:22:58</text:p>
      <text:p text:style-name="P4">
Description: 有报道称白宫正秘密向伊朗提出一项协议，其中的细节可能会引起担忧，因为其中包含有关伊朗的一系列要求，而其中部分涉及与俄罗斯之间的合作。</text:p>
      <text:p text:style-name="P4">
Images: ["<text:a xlink:type="simple" xlink:href="https://chinese.aljazeera.net/wp-content/uploads/2023/06/GettyImages-1241996910-1687267920.jpg" text:style-name="Internet_20_link" text:visited-style-name="Visited_20_Internet_20_Link">
GettyImages-1...</text:a>
"]</text:p>
      <text:p text:style-name="P4">
Topics: ['政治', '新闻']</text:p>
      <text:p text:style-name="P4">
Keywords: ['政治', '新闻', '伊朗', '美国']</text:p>
      <text:p text:style-name="P4">
Type: Article</text:p>
      <!--METADATA-->
      <text:p text:style-name="P4">
<draw:frame draw:style-name="fr1" draw:name="Image247" text:anchor-type="as-char" svg:width="6.9236in" svg:height="4.608995in" draw:z-index="0">
<draw:image xlink:href="../Images/Aljazeera Chinese/2023-06-20T14-22-58/GettyImages-1241996910-1687267920.jpg" xlink:type="simple" xlink:show="embed" xlink:actuate="onLoad" draw:mime-type="image/jpeg"/>
</draw:frame>
白宫向伊朗提出的协议草案包括要求伊朗不得向俄罗斯出售弹道导弹 (阿纳多卢通讯社)</text:p>
      <text:p text:style-name="P4">
俄罗斯媒体“Nezavisimaya”刊登了作者伊戈尔·斯波廷的一篇 <text:a xlink:type="simple" xlink:href="https://www.ng.ru/world/2023-06-18/7_8750_iran.html" text:style-name="Internet_20_link" text:visited-style-name="Visited_20_Internet_20_Link">
 报道</text:a>
，这篇报道指出，白宫正秘密向伊朗提出一项协议，其中的细节可能会引起担忧，因为其中包含有关伊朗的一系列要求，而其中部分涉及与俄罗斯之间的合作。</text:p>
      <text:p text:style-name="P4">
这篇报道指出，白宫背着克里姆林宫向伊朗方面提出了这项协议，而以色列和美国共和党则反对美国拜登政府与伊朗达成替代协议的愿望，并认为这类替代协议将削弱对伊朗的制裁压力。</text:p>
      <text:p text:style-name="P4">
作者斯波廷援引以色列广播公司的话报道称，以色列正试图影响这项新的协议，因为该协议对以色列而言，可能要比关于重返伊核协议的先前协议更具危险性——美国前总统特朗普宣布单方面退出了伊核协议。</text:p>
      <text:h text:style-name="P13" text:outline-level="4">
<text:span text:style-name="T4">
在美国境内引发担忧</text:span>
</text:h>
      <text:p text:style-name="P4">
作者援引美国众议院外交事务委员会主席迈克尔·麦考尔对新协议的担忧指出，最近有报道称美国政府已经恢复了它与伊朗政权之间的间接会谈，而这将导致批准向伊朗支付大笔资金，从而引发了美国境内的担忧。作者解释称，“白宫的行动凌驾于2015年伊朗核协议审查法案的规定之上——该法案要求美国总统向国会报告伊朗的核能状况。”</text:p>
      <text:p text:style-name="P4">
 专家讨论 (半岛电视台)</text:p>
      <text:p text:style-name="P4">
这篇报道援引美国《纽约时报》的消息报道称，美国正寻求通过一项广泛的协议来绕过目前以对抗为基础的美伊关系，以结束两国之间现存的政治危机，此外，该协议草案侧重于“核”问题，要求伊朗不得将铀浓缩丰度提高至60%以上，并且要扩大其与国际核查人员的合作范围。</text:p>
      <text:h text:style-name="P13" text:outline-level="4">
<text:span text:style-name="T4">
要求伊朗不得向俄罗斯出售导弹</text:span>
</text:h>
      <text:p text:style-name="P4">
《纽约时报》补充称，该协议草案规定伊朗可以对打击美国在叙利亚和伊拉克的军事设施的什叶派组织施加影响力，但要避免向俄罗斯出售弹道导弹。</text:p>
      <text:p text:style-name="P4">
作者提到，一名美国历史学家认为，白宫提出的这一倡议符合中国的利益，并称拜登政府在达成新的协议之后，将向伊朗转移数十亿美元的资金，而这一倡议再加上中国的帮助，将会破坏海湾地区和北非地区的稳定。</text:p>
      <text:p text:style-name="P4">
作者还援引《纽约时报》的话称，这一倡议只是一项非正式协议，它需要双方之间存在一定程度的互信，尽管近年来两国关系出现了明显的恶化，与此同时，根据以色列媒体的报道，这种形式的协议并不会迫使伊朗采取限制其核力量的有效措施，而只会迫使其在不拆除设备的情况下，停止其当前的浓缩活动。</text:p>
      <text:p text:style-name="P4">
Source: <text:a xlink:type="simple" xlink:href="https://chinese.aljazeera.net/news/political/2023/6/20/%e7%99%bd%e5%ae%ab%e6%98%af%e5%90%a6%e8%83%8c%e7%9d%80%e5%85%8b%e9%87%8c%e5%a7%86%e6%9e%97%e5%ae%ab%e5%90%91%e4%bc%8a%e6%9c%97%e6%8f%90%e5%87%ba%e4%ba%86%e4%b8%80%e9%a1%b9%e5%8d%8f%e8%ae%ae" text:style-name="Internet_20_link" text:visited-style-name="Visited_20_Internet_20_Link">
https://chinese.aljazeera.net/news/political/2023/6/20/%e7%99%bd%e5%ae%ab%e6%98%af%e5%90%a6%e8%83%8c%e7%9d%80%e5%85%8b%e9%87%8c%e5%a7%86%e6%9e%97%e5%ae%ab%e5%90%91%e4%bc%8a%e6%9c%97%e6%8f%90%e5%87%ba%e4%ba%86%e4%b8%80%e9%a1%b9%e5%8d%8f%e8%ae%ae</text:a>
</text:p>
      <!--NEWS-->
      <text:h text:style-name="P10" text:outline-level="1">
<text:span text:style-name="T4">
德中政府磋商：不能提问的总理新闻发布会</text:span>
</text:h>
      <text:p text:style-name="P4">
Author: None (Language: zh)</text:p>
      <text:p text:style-name="P4">
Publisher: None</text:p>
      <text:p text:style-name="P4">
Time: 2023-06-20T14:26:00Z</text:p>
      <text:p text:style-name="P4">
Description: 在德中政府磋商后举行的新闻发布会上，德国总理肖尔茨和中国总理李强均强调了德中两国开展合作和对话的重要性。肖尔茨总理呼吁中国发挥对俄罗斯的影响力，尽快结束俄乌战争。</text:p>
      <text:p text:style-name="P4">
Videos: []</text:p>
      <text:p text:style-name="P4">
Images: []</text:p>
      <text:p text:style-name="P4">
Subject: 时政风云</text:p>
      <text:p text:style-name="P4">
Subjects: ['俄罗斯入侵乌克兰']</text:p>
      <text:p text:style-name="P4">
Keywords: ['肖尔茨', '李强', '德中政府磋商', '俄乌战争', '气候保护']</text:p>
      <text:p text:style-name="P4">
ID: 65978567</text:p>
      <!--METADATA-->
      <text:p text:style-name="P4">
<text:a xlink:type="simple" xlink:href="https://www.dw.com/zh/overlay/image/article/65978567/65976663" text:style-name="Internet_20_link" text:visited-style-name="Visited_20_Internet_20_Link">
 </text:a>
</text:p>
      <text:p text:style-name="P4">
（德国之声中文网）肖尔茨在 <text:a xlink:type="simple" xlink:href="https://www.dw.com/zh/zh/难度高悬念大德中政府磋商全面开启/a-65972739" text:style-name="Internet_20_link" text:visited-style-name="Visited_20_Internet_20_Link">
 政府磋商 </text:a>
后举行的新闻发布会上，强调了德中之间开展双边及多边对话的重要性。肖尔茨说："我们双边互相了解的越多，交流越频繁，产生误解的空间也就越小。"</text:p>
      <text:p text:style-name="P4">
<text:a xlink:type="simple" xlink:href="https://www.dw.com/zh/zh/德语媒体德国出台国安战略-对华关系定位语焉不详/a-65925314" text:style-name="Internet_20_link" text:visited-style-name="Visited_20_Internet_20_Link">
 前不久德国政府推出的国家安全战略中 </text:a>
，将中国称为"伙伴、竞争者和对手"，但周二整个新闻发布会上，"对手"一词并未出现。德中总理共同出席的新闻发布会上，并没有安排记者提问环节。一般认为，这一安排是应中国方面的要求做出的。</text:p>
      <text:h text:style-name="P12" text:outline-level="3">
<text:span text:style-name="T4">
德国公布二战后首部安全战略</text:span>
</text:h>
      <text:h text:style-name="P12" text:outline-level="3">
<text:span text:style-name="T4">
共同应对气候危机</text:span>
</text:h>
      <text:p text:style-name="P4">
肖尔茨表示，同为二氧化碳排放大国以及气候变化的受害国，德中将在应对气候危机方面开展合作。他谈到了中国的旱灾以及德国阿尔河谷的水灾。他表示，抗击气候变化，需要几代人的共同努力。</text:p>
      <text:p text:style-name="P4">
肖尔茨表示，除气候保护之外，德国和中国还将推动其他环保领域的合作。为此目的，今年秋季，德中将举行部长级环境论坛。</text:p>
      <text:h text:style-name="P12" text:outline-level="3">
<text:span text:style-name="T4">
俄乌战争</text:span>
</text:h>
      <text:p text:style-name="P4">
在谈到俄乌战争时，肖尔茨表示，他呼吁中国承担起联合国安理会常任理事国的责任，并对俄罗斯施加必要的影响力。肖尔茨强调，只有俄罗斯全面撤军，才能实现公正的和平。另外，中国不向俄罗斯出口武器，也是至关重要的一点。肖尔茨说："中国的立场仍然是，发出核威胁、甚至动用核武器是绝不可以接受的。我感谢中国坚持这一立场，这也是我们双方的共同立场。"</text:p>
      <text:p text:style-name="P4">
新闻发布会后，德国总理肖尔茨发布推文写道：全球问题只能通过共同努力得到解决，帝国主义行径绝不是解决问题的方式，因此我在德中政府磋商中，明确呼吁中国对俄罗斯发挥影响力。</text:p>
      <text:h text:style-name="P12" text:outline-level="3">
<text:span text:style-name="T4">
经济脱钩</text:span>
</text:h>
      <text:p text:style-name="P4">
肖尔茨强调，德国并不追求同中国的经济脱钩，但双方经济关系仍面临一系列挑战，一些问题亟待得到改善和解决。其中包括德国在华企业的市场准入问题以及营造公平的竞争环境。肖尔茨最后对李强说到："让我们继续保持对话，以便赢得相互理解，并共同应对全球性的挑战。"</text:p>
      <text:p text:style-name="P4">
</text:p>
      <text:p text:style-name="P4">
洛特：同中国定期举行政府磋商不合时宜。</text:p>
      <text:p text:style-name="P4">
同德国总理肖尔茨相比，中国总理李强的发言非常简短。他表示，中国注重发展中德关系以及中欧关系，也愿意将德中关系提升到新的高度。</text:p>
      <text:p text:style-name="P4">
他表示，尽管全球经济呈现疲软，但中国经济仍在稳步复苏。中国总理李强说："德中加强在科技、工业和经济领域的合作，对稳定全球经济也将是一个贡献。"</text:p>
      <text:p text:style-name="P4">
德国总理肖尔茨盛赞德中政府磋商举行的成果时，也有政界人士对德中政府磋商这一机制提出质疑。联邦议院外交委员会主席洛特指出："同中国进行定期政府磋商这一机制是否有未来，值得我们进行审核。因为政府磋商这一机制原本仅限于关系密切的价值观伙伴。"</text:p>
      <text:p text:style-name="P4">
（德新社，德广联，NTV）</text:p>
      <text:p text:style-name="P4">
Source: <text:a xlink:type="simple" xlink:href="https://www.dw.com/zh/德中政府磋商：不能提问的总理新闻发布会/a-65978567" text:style-name="Internet_20_link" text:visited-style-name="Visited_20_Internet_20_Link">
https://www.dw.com/zh/德中政府磋商：不能提问的总理新闻发布会/a-65978567?maca=chi-rss-chi-all-1127-rdf</text:a>
</text:p>
      <!--NEWS-->
      <text:h text:style-name="P10" text:outline-level="1">
<text:span text:style-name="T4">
萨尔瓦多调查记者获得德国之声言论自由奖</text:span>
</text:h>
      <text:p text:style-name="P4">
Author: None (Language: zh)</text:p>
      <text:p text:style-name="P4">
Publisher: None</text:p>
      <text:p text:style-name="P4">
Time: 2023-06-20T14:32:00Z</text:p>
      <text:p text:style-name="P4">
Description: 德国之声全球媒体论坛（GMF）正在波恩举行，来自萨尔瓦多的记者奥斯卡·马丁内兹获得“言论自由奖”。尽管受到当局打压，他还是坚持进行新闻报道，揭露暴力和腐败。</text:p>
      <text:p text:style-name="P4">
Videos: []</text:p>
      <text:p text:style-name="P4">
Images: []</text:p>
      <text:p text:style-name="P4">
Subject: 文化经纬</text:p>
      <text:p text:style-name="P4">
Subjects: []</text:p>
      <text:p text:style-name="P4">
Keywords: ['薄熙来', '中国反腐风暴', '德国之声', '高瑜', '周永康', '习近平']</text:p>
      <text:p text:style-name="P4">
ID: 65978508</text:p>
      <!--METADATA-->
      <text:p text:style-name="P4">
<text:a xlink:type="simple" xlink:href="https://www.dw.com/zh/overlay/image/article/65978508/65965456" text:style-name="Internet_20_link" text:visited-style-name="Visited_20_Internet_20_Link">
 </text:a>
</text:p>
      <text:p text:style-name="P4">
来自萨尔瓦多的记者马丁内兹（Óscar Martínez）</text:p>
      <text:p text:style-name="P4">
（德国之声中文网）“沉默不是选项”，这是奥斯卡·马丁内兹（ÓscarMartínez）的信条。这位来自中美洲国家萨尔瓦多的记者因为在从事调查新闻报道工作中的英勇无畏和调查研究而获得德国之声全球媒体论坛本年度的“言论自由奖”。</text:p>
      <text:p text:style-name="P4">
马丁内兹过去已经获得了众多奖项——包括墨西哥的“费尔南多·贝尼特兹国家记者奖”（Fernando Benítez National JournalismPrize）以及旨在表彰有关美洲的杰出新闻报道的“玛丽亚·摩尔·卡伯特奖”（Maria Moors Cabot Prize）。</text:p>
      <text:h text:style-name="P12" text:outline-level="3">
<text:span text:style-name="T4">
表彰杰出新闻工作者</text:span>
</text:h>
      <text:p text:style-name="P4">
<text:a xlink:type="simple" xlink:href="https://www.dw.com/zh/zh/德国之声言论自由奖来自14国的17位获奖者/a-53316666" text:style-name="Internet_20_link" text:visited-style-name="Visited_20_Internet_20_Link">
 今年是德国之声全球媒体论坛第九次颁发“言论自由奖”</text:a>
。这一奖项旨在关注世界上新闻自由受到限制的地区，并对杰出的新闻工作者予以表彰。</text:p>
      <text:p text:style-name="P4">
德国之声在阐述其颁奖理由时指出，马丁内兹1983年出生于萨尔瓦多，凭借其调查新闻工作而闻名于整个拉美。自从2019年萨尔瓦多总统布克尔（NayibBukele）上任以来，该国有多名对政府持批评态度的记者遭到袭击或者威胁。</text:p>
      <text:p text:style-name="P4">
</text:p>
      <text:p text:style-name="P4">
马丁内兹的报道也关注有组织犯罪、毒品贩运等内容</text:p>
      <text:p text:style-name="P4">
对犯罪集团进行报道的记者常常被定罪，媒体机构也会受到当局的刁难。2022年，因为犯罪率居高不下，萨尔瓦多政府宣布该国进入紧急状态。而紧急状态法则凌驾于包括言论自由和集会自由等宪法赋予的基本权利之上。</text:p>
      <text:p text:style-name="P4">
在全球118个国家的新闻自由榜单中，萨尔瓦多排在第115名。根据“记者无疆界”组织的报道，媒体在这个中美洲国家属于“普遍存在的暴力的受害者”。</text:p>
      <text:h text:style-name="P12" text:outline-level="3">
<text:span text:style-name="T4">
萨尔瓦多新闻自由堪忧</text:span>
</text:h>
      <text:p text:style-name="P4">
马丁内兹在发表获奖感言时说，已经有超过150名记者被迫离开萨尔瓦多，国际观察人士已经将这个国家的政体评价为“混合政权”。</text:p>
      <text:p text:style-name="P4">
他本人也多次因为受到刺杀威胁或者是由于担心被逮捕而离开萨尔瓦多。马丁内兹坚定地表示，不管是流亡生活，当局的打压，政治迫害，还是酷刑、监禁和专横暴行——这一切都无法阻挡他和他的同仁继续进行批评性新闻报道、揭露黑暗的决心。</text:p>
      <text:p text:style-name="P4">
在德国之声全球媒体论坛上，马丁内兹还呼吁与会者向身在中美和南美洲“勇敢且不可动摇地”揭露黑暗的记者展现团结。“不要对我们不闻不问，我们会跟您继续跟进后续发展。”</text:p>
      <text:p text:style-name="P4">
</text:p>
      <text:p text:style-name="P4">
德国之声台长林堡（Peter Limbourg）对马丁内兹及他所在的批评性媒体《灯塔报》给予高度评价</text:p>
      <text:p text:style-name="P4">
对于自己的国家，马丁内兹表示，萨尔瓦多在持续朝着独裁统治的方向迈进。德国之声台长林堡也在全球媒体论坛开幕前提到：“萨尔瓦多的媒体正在受到前所未有的强力监控。”他认为，中美洲正在经历一场新的威权统治浪潮，而新闻自由也随之受到越来越多的限制。</text:p>
      <text:p text:style-name="P4">
“奥斯卡·马丁内兹和《灯塔报》（ElFaro）的编辑部勇敢地面对记者在萨尔瓦多和其它中美洲国家的工作中所遭受的巨大压力”，林堡对这一调查性新闻平台的工作给予高度评价，并指出该报记者的工作使得他们个人面临高度风险。</text:p>
      <text:p text:style-name="P4">
如何消弭社会上的分裂？——这是第16届德国之声全球媒体论坛的主题。大约2200名来自世界各地的与会者本周来到德国之声总部所在地波恩，参加为期两天（6月19-20日）的全球媒体论坛。</text:p>
      <text:p text:style-name="P4">
过去历届“言论自由奖”的获奖者包括 <text:a xlink:type="simple" xlink:href="https://www.dw.com/zh/zh/德国之声2021年言论自由奖获得者奥武里-为无声者抗争/a-57412052" text:style-name="Internet_20_link" text:visited-style-name="Visited_20_Internet_20_Link">
 2021年的尼日利亚记者奥沃里</text:a>
 （ToboreOvuorie）和 <text:a xlink:type="simple" xlink:href="https://www.dw.com/zh/zh/两名乌克兰记者获德国之声言论自由奖/a-62189642" text:style-name="Internet_20_link" text:visited-style-name="Visited_20_Internet_20_Link">
 2022年的乌克兰战地记者米斯提拉夫·切尔诺夫（Mstyslav Chernov）和叶夫根尼·马洛莱特卡（EvgeniyMaloletka）等。 </text:a>
</text:p>
      <text:p text:style-name="P4">
Source: <text:a xlink:type="simple" xlink:href="https://www.dw.com/zh/萨尔瓦多调查记者获得德国之声言论自由奖/a-65978508" text:style-name="Internet_20_link" text:visited-style-name="Visited_20_Internet_20_Link">
https://www.dw.com/zh/萨尔瓦多调查记者获得德国之声言论自由奖/a-65978508?maca=chi-rss-chi-all-1127-rdf</text:a>
</text:p>
      <!--NEWS-->
      <text:h text:style-name="P10" text:outline-level="1">
<text:span text:style-name="T4">
警方突袭搜索总部 巴黎奥运主办单位陷入动荡</text:span>
</text:h>
      <text:p text:style-name="P4">
Publisher: 法新社</text:p>
      <text:p text:style-name="P4">
Published Time: 2023-06-20T14:32:09+00:00</text:p>
      <text:p text:style-name="P4">
Modified Time: 2023-06-20T14:05:05+00:00</text:p>
      <text:p text:style-name="P4">
Description: （法新社巴黎20日电） 法国警方今天突袭搜索2024巴黎奥运主办单位的总部，距离这场4年一度的夏季奥运会开幕只剩大约一年时间。</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3.617581in" draw:z-index="0">
<draw:image xlink:href="../Images/rficn/2023-06-20T14-32-09-00-00/000000.png" xlink:type="simple" xlink:show="embed" xlink:actuate="onLoad" draw:mime-type="image/png"/>
</draw:frame>
</text:p>
      <text:p text:style-name="P4">
与调查行动关系密切的一名消息人士告诉法新社，遭到搜索地点除了巴黎奥运组织委员会（COJO）总部，也包括负责兴建相关设施的奥运工程履行公司（SOLIDEO）办公室。</text:p>
      <text:p text:style-name="P4">
目前仍不清楚这场搜索行动的原因。巴黎奥运组织委员会则表示，他们「全力配合调查人员，好让调查工作更容易进行」。这是该委员会总部首度遭到这类搜索。</text:p>
      <text:p text:style-name="P4">
另一名与调查行动关系密切的消息人士透露，搜索行动是由法国反贪与金融犯罪调查人员及巴黎警方金融犯罪小组BRDE执行。</text:p>
      <text:p text:style-name="P4">
法国反贪腐局（AFA）2年前提出2份报告，凸显巴黎奥运的筹办存在「廉洁疑虑」及「利益冲突」问题，并警告这可能与组织委员会主席艾斯堂格（TonyEstanguet）希望这场奥运会呈现的「绝对清廉」形象相冲突。</text:p>
      <text:p text:style-name="P4">
法国反贪腐局的调查人员指出，巴黎奥运筹办的采购程序「不精确且不完全」，他们并强调「有时存在可能涉及利益冲突、却未受正确监督的情况」。</text:p>
      <text:p text:style-name="P4">
巴黎奥运将在明年7月26日开幕，8月11日闭幕。</text:p>
      <text:p text:style-name="P4">
Source: <text:a xlink:type="simple" xlink:href="https://www.rfi.fr/cn/%E8%BF%90%E5%8A%A8%E5%A4%A9%E5%9C%B0/20230620-%E8%AD%A6%E6%96%B9%E7%AA%81%E8%A2%AD%E6%90%9C%E7%B4%A2%E6%80%BB%E9%83%A8-%E5%B7%B4%E9%BB%8E%E5%A5%A5%E8%BF%90%E4%B8%BB%E5%8A%9E%E5%8D%95%E4%BD%8D%E9%99%B7%E5%85%A5%E5%8A%A8%E8%8D%A1" text:style-name="Internet_20_link" text:visited-style-name="Visited_20_Internet_20_Link">
https://www.rfi.fr/cn/%E8%BF%90%E5%8A%A8%E5%A4%A9%E5%9C%B0/20230620-%E8%AD%A6%E6%96%B9%E7%AA%81%E8%A2%AD%E6%90%9C%E7%B4%A2%E6%80%BB%E9%83%A8-%E5%B7%B4%E9%BB%8E%E5%A5%A5%E8%BF%90%E4%B8%BB%E5%8A%9E%E5%8D%95%E4%BD%8D%E9%99%B7%E5%85%A5%E5%8A%A8%E8%8D%A1</text:a>
</text:p>
      <!--NEWS-->
      <text:h text:style-name="P10" text:outline-level="1">
<text:span text:style-name="T4">
黎崇恩 ：父亲黎智英想保护自己的家园</text:span>
</text:h>
      <text:p text:style-name="P4">
Author: None</text:p>
      <text:p text:style-name="P4">
Publisher: Radio Free Asia (Organization)</text:p>
      <text:p text:style-name="P4">
Published Time: 2023-06-20T14:37:22-04:00</text:p>
      <text:p text:style-name="P4">
Modified Time: 2023-06-20T14:3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5.1927in" draw:z-index="0">
<draw:image xlink:href="../Images/rfamandarin/2023-06-20T14-37-22-04-00/000000.png" xlink:type="simple" xlink:show="embed" xlink:actuate="onLoad" draw:mime-type="image/png"/>
</draw:frame>
 《苹果日报》创始人黎智英（JimmyLai）的儿子黎崇恩 吕熙摄/RFA资料  据法国媒体20日报道，香港国安法的实施在6月底将满3周年，6月20日晚，巴黎的Bar 61放映《香港人》一片，以黎智英为主线回顾香港的变化。 欧洲议会6月15日通过了一项决议，呼吁立即释放《苹果日报》创始人黎智英（JimmyLai），并废除香港的国家安全法，该法被用来针对民主活动人士和黎智英等批评中国政府的人士。 黎智英在1995年创办了《苹果日报》，随后创建壹传媒。记者无国界组织指出，自从2020年香港国家安全法生效以来，香港新闻自由和其它基本权利迅速恶化。黎智英现年75岁，自2020年12月以来一直被关押在最高戒备级别的监狱。黎崇恩表示自己的父亲黎智英爱自由，非常有尊严和思想，他和众多香港人一样，想保护自己的家园。 （责编：梒青）</text:p>
      <text:p text:style-name="P4">
Source: <text:a xlink:type="simple" xlink:href="https://www.rfa.org/mandarin/Xinwen/8-06202023143514.html" text:style-name="Internet_20_link" text:visited-style-name="Visited_20_Internet_20_Link">
https://www.rfa.org/mandarin/Xinwen/8-06202023143514.html</text:a>
</text:p>
      <!--NEWS-->
      <text:h text:style-name="P10" text:outline-level="1">
<text:span text:style-name="T4">
德语媒体：柏林铺开红地毯</text:span>
</text:h>
      <text:p text:style-name="P4">
Author: None (Language: zh)</text:p>
      <text:p text:style-name="P4">
Publisher: None</text:p>
      <text:p text:style-name="P4">
Time: 2023-06-20T14:39:00Z</text:p>
      <text:p text:style-name="P4">
Description: 本周一，习近平会见美国国务卿布林肯是国际舆论聚焦的话题。而同一天在柏林举行的德中政府最高层的一场对话，则得到了德国媒体的关注。</text:p>
      <text:p text:style-name="P4">
Videos: []</text:p>
      <text:p text:style-name="P4">
Images: []</text:p>
      <text:p text:style-name="P4">
Subject: 评论分析</text:p>
      <text:p text:style-name="P4">
Subjects: ['专题报道：习近平访美', '中国共产党', '李克强', '南希·佩洛西']</text:p>
      <text:p text:style-name="P4">
Keywords: ['布林肯', '中美关系', '去风险', '管控', '竞争', '德中政府磋商', '李克强']</text:p>
      <text:p text:style-name="P4">
ID: 65979543</text:p>
      <!--METADATA-->
      <text:p text:style-name="P4">
<text:a xlink:type="simple" xlink:href="https://www.dw.com/zh/overlay/image/article/65979543/65964971" text:style-name="Internet_20_link" text:visited-style-name="Visited_20_Internet_20_Link">
 </text:a>
</text:p>
      <text:p text:style-name="P4">
中国总理李强受到德国总理肖尔茨的欢迎</text:p>
      <text:p text:style-name="P4">
（德国之声中文网）美国国务卿 <text:a xlink:type="simple" xlink:href="https://www.dw.com/zh/zh/布林肯告诉习近平拜登认为美中有义务处理好关系/a-65956287" text:style-name="Internet_20_link" text:visited-style-name="Visited_20_Internet_20_Link">
 布林肯在访华行程的最后见到了中国领导人习近平</text:a>
，在德国媒体看来是一个积极的信号。《南德意志报》发表评论称，“有时候，决定政治气候的，是那些细小的用词。”这篇题为“字字千金”（Wo jedes Wortzählt）的评论写道：</text:p>
      <text:p text:style-name="P4">
“‘进展’就是这样一个词。中国党和国家领导人习近平在与美国国务卿托尼·布林肯会晤时指出，中美关系取得了‘进展’，这个说法定位对国际贸易意味着千百亿美元，而且意义还不仅于此，这还是一笔巨大的政治资本，必须聪明地拿来投注。</text:p>
      <text:p text:style-name="P4">
布林肯访华最大的认知收获在于，人们意识到，尽管（美中）双方间存在种种竞争，但仍希望继续外交努力，而且仍能够找到共同语言。布林肯精心计算好的让步得到了中方的接受，后者还示意愿意回到可预判的轨道上来——特朗普治下的美国和习近平争取第三届任期以及疫情时期的中国都偏离了这条轨道。2017年以来，双边关系陷入低谷，现在，一个谨慎审视的时期开始了。世界上最强大的两个经济体之间无话可说的状态何其危险，过去数年里已有足够的例子。中国的制度容易造成的情况是，通过对外展示强力来掩盖内部的虚弱。而美国国内的反中情绪也早已脱离了现实，两党内部的对华强硬派展开了一场看谁更强硬的竞争，让国家无所适从。</text:p>
      <ul>
        <li>
</li>
      </ul>
      <h5>
布林肯访华哪些细节吸睛？</h5>
      <text:h text:style-name="P12" text:outline-level="3">
<text:span text:style-name="T4">
不铺红地毯、只给画红线</text:span>
</text:h>
      <text:p text:style-name="P4">
布林肯此次北京之行是美国国务卿5年来首次访华，也是拜登政府上台后美方访华的最高级别官员。不过，当布林肯抵达北京首都国际机场时，没有红地毯，没有人献花，到场迎接的中方官员只有相对级别较低的外交部北美大洋洲司司长杨涛。有意思的是，机场地面还画有几道红线，而现场照片也正好捕捉到布林肯脚踩“红线”的瞬间。在中美关系处于历史性低谷之际，所有这一切似乎都具有象征性意义。不过，也有专家指出，除了希拉里·克林顿2012年作为国务卿访华时中方为她铺了红地毯外，克里、蒂勒森、蓬佩奥等美国国务卿抵达中国时，停机坪也没有红地毯。</text:p>
      <ul>
        <li>
</li>
      </ul>
      <h5>
布林肯访华哪些细节吸睛？</h5>
      <text:h text:style-name="P12" text:outline-level="3">
<text:span text:style-name="T4">
中国官媒不提布林肯说了什么</text:span>
</text:h>
      <text:p text:style-name="P4">
布林肯6月18日早上抵达北京，下午抵达钓鱼台国宾馆，与中国国务委员兼外交部长秦刚会谈。不过，中国央视18日晚上7时播出的《新闻联播》却没报道此事。对于布林肯和秦刚长达6、7个小时的会谈，中国官媒新华社等只报道了秦刚以训诫口气表达的中方立场，但未提布林肯说了什么。新华社称，秦刚表示，“当前，中美关系处在建交以来的最低谷”，并强调“台湾问题是中国核心利益中的核心”，“也是最突出的风险”。</text:p>
      <ul>
        <li>
</li>
      </ul>
      <h5>
布林肯访华哪些细节吸睛？</h5>
      <text:h text:style-name="P12" text:outline-level="3">
<text:span text:style-name="T4">
分析：为习近平11月出席旧金山APEC峰会铺路</text:span>
</text:h>
      <text:p text:style-name="P4">
布林肯在与秦刚会谈后在推特写道，双方讨论了如何通过开放的沟通渠道负责任地管理两国的关系。美国国务院发表声明指出，布林肯强调了双方保持沟通渠道畅通的重要性，提出和中国在一些议题上可以合作，但同时表示，美国将继续保护美国人的利益，维护基于规则的国际秩序。《华尔街日报》先前分析，美中最近恢复对话的驱动力之一，是定于11月在旧金山举行的亚太经合组织（APEC）峰会。北京希望为中国国家主席习近平出席该会议并与美国总统拜登单独会面铺平道路。</text:p>
      <ul>
        <li>
</li>
      </ul>
      <h5>
布林肯访华哪些细节吸睛？</h5>
      <text:h text:style-name="P12" text:outline-level="3">
<text:span text:style-name="T4">
口罩的意义</text:span>
</text:h>
      <text:p text:style-name="P4">
从现场照片可以看到，在布林肯率领的美方代表团分别与中国外长秦刚以及中央政治局委员、中央外事工作委员会办公室主任王毅为首的中方代表团会晤时，除秦刚、王毅以外的中方人员都戴着口罩，美方人员除布林肯外也“入乡随俗”地戴上了口罩。今年3月北京斡旋沙伊两国达成协议的画面显示，在三方会谈上，所有官员都没戴口罩，与现在布林肯会晤北京官员的画面形成鲜明对比。</text:p>
      <ul>
        <li>
</li>
      </ul>
      <h5>
布林肯访华哪些细节吸睛？</h5>
      <text:h text:style-name="P12" text:outline-level="3">
<text:span text:style-name="T4">
悬念揭晓</text:span>
</text:h>
      <text:p text:style-name="P4">
直到最后一刻，中国国家主席、中共最高领导人习近平是否会接见布林肯一直是一个悬念。就在布林肯抵达北京的前夕，中国主席习近平会见了微软前总裁盖茨，称其是老朋友，并表示他始终寄希望于美国人民。分析家认为，如果习近平不见布林肯，那中美关系将会更加堪忧。如果见，双方关系可望进一步缓和，习近平11月赴旧金山参加APEC峰会时也可能对美国进行一次正式访问。</text:p>
      <ul>
        <li>
</li>
      </ul>
      <h5>
布林肯访华哪些细节吸睛？</h5>
      <text:h text:style-name="P12" text:outline-level="3">
<text:span text:style-name="T4">
布林肯完成此行的主要目标</text:span>
</text:h>
      <text:p text:style-name="P4">
按惯例，美国国务卿访华，中国领导人都会与之会晤。不过也有例外，比如布林肯前任蓬佩奥2018年10月访问中国时，习近平就没有见他。当时，中美贸易战已经登场，美国副总统彭斯刚刚发表强硬的对华政策演讲，双方关系非常紧张。如今，习近平在人民大会堂会见在中国气球侵入美国领空事件后推迟访华的布林肯，意味着中美将保持高层沟通，而布林肯也达成访华前宣布的与中国进行“坦率、直接和具有建设性”讨论的主要目标。会谈中，习近平坐在正中，左右手的长桌分别坐着中美官员。习近平和布林肯均没有戴口罩，而此前在与布林肯会晤中没有戴口罩的秦刚和王毅则和其他官员一样戴上了口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双方有太充足的理由将其竞争对抗纳入一个管控机制。从经济层面看，美国和中国都不能允许为争夺影响势力范围而展开一场战争，而军事上，这样一场对决将没有赢家。因此，考虑如何管理这一关系，是明智的。美国采取了主动，中国则予以了回应。在长时间的互不交流之后，这一成果不可小觑。”</text:p>
      <text:h text:style-name="P12" text:outline-level="3">
<text:span text:style-name="T4">
相互竞争的伙伴</text:span>
</text:h>
      <text:p text:style-name="P4">
柏林出版的《日报》关注了中国总理李强率团访问柏林，参加 <text:a xlink:type="simple" xlink:href="https://www.dw.com/zh/zh/难度高悬念大德中政府磋商全面开启/a-65972739" text:style-name="Internet_20_link" text:visited-style-name="Visited_20_Internet_20_Link">
 德中政府间磋商</text:a>
。作者认为，中国正在对欧洲展开一场魅力攻势，而德国仍被中国视为在欧盟内最重要的伙伴。但这篇题为“柏林为来自北京的对手铺开红地毯”的文章写道：</text:p>
      <text:p text:style-name="P4">
“不过，德国政府不应被顺耳的言辞所蒙蔽。中国在习近平的领导下发生了巨大的变化。不仅对内变得更加高压，而且停止了其经济改革路线。向以前那样一切照旧是不可能了。</text:p>
      <text:p text:style-name="P4">
北京在国际上表现出的越来越强的攻击性、其对台湾日益加剧的军事威胁、对香港民主运动的彻底打压以及对经济活动更强化的干预，都使得德国国内对中国的态度受到很大影响。现在已经没有人再谈‘以贸易促转变’了。尽管如此，正如德国联邦总理肖尔茨（社民党）上周所说，眼下正是对话的时机，‘在目前的世界局势下，相互交流是非常有意义的。’</text:p>
      <text:h text:style-name="P12" text:outline-level="3">
<text:span text:style-name="T4">
德中政府磋商在即 如何重新定位对华关系</text:span>
</text:h>
      <text:p text:style-name="P4">
德国政府在这个问题上持务实的乐观态度，政府发言人毕希纳（WolfgangBüchner）表示，期待一场‘良好和建设性的交流’。此次磋商的主题是‘共同可持续行动’，意在强调同中国关系中伙伴的层面。对德中关系，柏林不厌其烦描述的定义是‘伙伴、竞争者和战略对手’。</text:p>
      <text:p text:style-name="P4">
然而近来，重心越来越偏向战略对手的方向。本周三在柏林公布的国家安全战略也表明了这一点。该战略强调，中国‘一再采取与我们（德国）的利益和价值观相违背的行动’，同时，发展伙伴关系还有现实可能的领域正在缩小。</text:p>
      <text:p text:style-name="P4">
文章最后写道：“吸取了对俄罗斯关系的教训，联邦政府面对德国对中国（比对俄罗斯）更为巨大的依赖性，选择了‘去风险’ （De-Risking）的口号。这意味着减少风险和依赖性，以便能应对比如北京将威胁付诸实施、进攻台湾这样的情况。但是对一些德国企业和跨国公司来说，其对中国市场和生产基地的依赖性如此之大，不得不作长期的转型。”</text:p>
      <text:p text:style-name="P4">
<text:span text:style-name="T5">
摘编自其他媒体的内容，不代表德国之声的立场或观点。</text:span>
</text:p>
      <text:p text:style-name="P4">
Source: <text:a xlink:type="simple" xlink:href="https://www.dw.com/zh/德语媒体：柏林铺开红地毯/a-65979543" text:style-name="Internet_20_link" text:visited-style-name="Visited_20_Internet_20_Link">
https://www.dw.com/zh/德语媒体：柏林铺开红地毯/a-65979543?maca=chi-rss-chi-all-1127-rdf</text:a>
</text:p>
      <!--NEWS-->
      <text:h text:style-name="P10" text:outline-level="1">
<text:span text:style-name="T4">
莫迪称印度和美国互信达前所未有水平</text:span>
</text:h>
      <text:p text:style-name="P4">
Author: 联合早报 (Person)</text:p>
      <text:p text:style-name="P4">
Publisher: 联合早报 (Organization)</text:p>
      <text:p text:style-name="P4">
Published Time: 2023-06-20T14:58</text:p>
      <text:p text:style-name="P4">
Modified Time: 2023-06-20T14:59</text:p>
      <text:p text:style-name="P4">
Description: 即将访问美国的印度总理莫迪认为，新德里和华盛顿对彼此的信任，“达到前所未有水平”。路透社报道，应美国总统拜登的邀请，莫迪将于星期三至星期六（6月21日至24日）到美国进行国事访问。</text:p>
      <text:p text:style-name="P4">
Videos: []</text:p>
      <text:p text:style-name="P4">
Audios: []</text:p>
      <text:p text:style-name="P4">
Images: []</text:p>
      <text:p text:style-name="P4">
Type: NewsArticle</text:p>
      <text:p text:style-name="P4">
Breadcrumbs: ['即时', '国际']</text:p>
      <text:p text:style-name="P4">
Keywords: ['印度', '莫迪', '美国', '马斯克']</text:p>
      <!--METADATA-->
      <text:p text:style-name="P4">
即将访问美国的印度总理莫迪认为，新德里和华盛顿对彼此的信任，“达到前所未有水平”。</text:p>
      <text:p text:style-name="P4">
路透社报道，应美国总统拜登的邀请，莫迪将于星期三至星期六（6月21日至24日）到美国进行国事访问。</text:p>
      <text:p text:style-name="P4">
莫迪在启程前接受《华尔街日报》访问时说，印美关系比以往任何时候更为坚固和深入。他说，印度理应更受重视，让印度在更宽广领域扮演更重要角色。</text:p>
      <text:p text:style-name="P4">
当被问及美国评论批评印度，没有对入侵乌克兰的俄罗斯采取更强硬的立场时，莫迪认为这种看法在美国并不普遍。</text:p>
      <text:p text:style-name="P4">
莫迪说：“我认为印度的立场，全世界都很清楚。印度的首要倡议是和平，全世界对我们绝对有信心。”</text:p>
      <text:p text:style-name="P4">
另外，莫迪还谈到印度和中国的关系。莫迪说，只有在印中边界实现和平的情况下，印度与中国的关系才能向前发展。</text:p>
      <text:p text:style-name="P4">
过去三年，印度和中国在喜马拉雅山争议边界地区加强阵地并部署了大量军队和装备。至今有20名印度士兵和四名中国士兵在肢体混战中丧生。</text:p>
      <text:p text:style-name="P4">
莫迪说：“对于印度与中国的正常双边关系，边境地区的和平与安宁至关重要。”</text:p>
      <text:p text:style-name="P4">
莫迪还说：“我们的核心信念是尊重主权和领土完整，遵守法治，和平解决分歧和争端。与此同时，印度已做好充分准备，并致力于维护主权和尊严。”</text:p>
      <text:p text:style-name="P4">
另据路透社印度合作伙伴亚洲国际新闻（ANI）报道，莫迪访美期间，将在纽约与电动车公司特斯拉总裁马斯克会面。</text:p>
      <text:p text:style-name="P4">
拜登星期四将在白宫为莫迪设国宴。莫迪也受邀在当天到美国国会联席会议发表演说。</text:p>
      <text:p text:style-name="P4">
Source: <text:a xlink:type="simple" xlink:href="https://www.zaobao.com.sg/realtime/world/story20230620-1406094" text:style-name="Internet_20_link" text:visited-style-name="Visited_20_Internet_20_Link">
https://www.zaobao.com.sg/realtime/world/story20230620-1406094</text:a>
</text:p>
      <!--NEWS-->
      <text:h text:style-name="P10" text:outline-level="1">
<text:span text:style-name="T4">
阿里巴巴将换帅 马云再有「高论」</text:span>
</text:h>
      <text:p text:style-name="P4">
Author: None (Language: zh)</text:p>
      <text:p text:style-name="P4">
Publisher: None</text:p>
      <text:p text:style-name="P4">
Time: 2023-06-20T15:00:00Z</text:p>
      <text:p text:style-name="P4">
Description: 6月20日，阿里巴巴控股集团宣布将换帅，显示其重组拆小的方案正在推进。此外，中国财经媒体“晚点LatePost”透露的阿里巴巴创始人马云5月的内部讲话也引起关注，最近现身东京的马云当时说，“一个企业从行业标杆到死亡，半年到一年就足够了“。</text:p>
      <text:p text:style-name="P4">
Videos: []</text:p>
      <text:p text:style-name="P4">
Images: []</text:p>
      <text:p text:style-name="P4">
Subject: 经济纵横</text:p>
      <text:p text:style-name="P4">
Subjects: ['岛屿主权争端', '日本']</text:p>
      <text:p text:style-name="P4">
Keywords: ['马云', '淘宝', '阿里巴巴', '东京大学', '日本']</text:p>
      <text:p text:style-name="P4">
ID: 65980411</text:p>
      <!--METADATA-->
      <text:p text:style-name="P4">
<text:a xlink:type="simple" xlink:href="https://www.dw.com/zh/overlay/image/article/65980411/64312741" text:style-name="Internet_20_link" text:visited-style-name="Visited_20_Internet_20_Link">
 </text:a>
</text:p>
      <text:p text:style-name="P4">
马云在今年5月对淘天集团业务负责人的内部讲话中表示，竞争局势十分严峻</text:p>
      <text:p text:style-name="P4">
（德国之声中文网）本周二（6月20日），阿里巴巴控股集团董事会主席兼CEO张勇宣布将于今年9月卸任现有职务，专注于担任阿里云智能集团董事长兼CEO。阿里巴巴控股集团董事会主席将由现在的执行副主席蔡崇信出任，CEO将由淘天集团董事长吴泳铭出任。</text:p>
      <text:p text:style-name="P4">
阿里巴巴先前曾表示，它将建立一个更灵活的架构，以便在面对新的监管挑战和全球经济日益增长的压力时保持竞争力。今年3月， <text:a xlink:type="simple" xlink:href="https://www.dw.com/zh/zh/阿里巴巴宣布分拆成6家公司-股價大漲/a-65161738" text:style-name="Internet_20_link" text:visited-style-name="Visited_20_Internet_20_Link">
阿里巴巴集团宣布将重组为一家拥有六个不同业务集团的控股公司 </text:a>
，包括阿里云智能、淘宝天猫商业、本地生活、国际数字商业、菜鸟、大文娱等。5月18日，张勇还宣布，计划在未来12个月将云智能集团从阿里集团完全分拆并完成上市，在股权和公司治理上形成一家与阿里集团完全独立的新公司。"6+N"重组方案的出台被业内人士评论为阿里巴巴要通过"做小"来求生，以免体量过大成为众矢之的以及政府的打压对象。2021年4月，阿里巴巴集团被指违反中国《反垄断法》并被除以历来同类案件中最高的罚款182.28亿元人民币，当时合计为27.8亿美元。</text:p>
      <text:h text:style-name="P12" text:outline-level="3">
<text:span text:style-name="T4">
马云：竞争局势十分严峻</text:span>
</text:h>
      <text:p text:style-name="P4">
除阿里巴巴控股集团重组及换帅的消息外，阿里巴巴创始人马云的最新动向和言论也引起关注。</text:p>
      <text:p text:style-name="P4">
本周一（6月19日），中国财经媒体"晚点LatePost"报道，5月下旬，马云召集淘天集团各业务负责人，开了一场小范围内的沟通会。据多位阿里巴巴的员工转述，马云认为淘天集团当前面临的竞争局势十分严峻，他以诺基亚和柯达举例说，一个企业从行业标杆到死亡，半年到一年就足够了，在互联网行业这个速度可能会更快。此外，马云还谈了阿里电商应该"回归淘宝"、淘天集团应回归用户、回归互联网等观点，建议团队未来应该多做产品创新，比如结合 AI 服务中小商家，"做小生意"。</text:p>
      <text:p text:style-name="P4">
近3年来，马云一直保持低调，鲜有发表"高论"。2020年，马云批评中国监管机构扼杀阿里巴巴金融科技姊妹公司蚂蚁集团的创新，之后遭到打压，长时间退出公众视野，海外滞留一年多。2023年1月，<text:a xlink:type="simple" xlink:href="https://www.dw.com/zh/zh/蚂蚁集团结构调整-马云不再是集团实控人/a-64313275" text:style-name="Internet_20_link" text:visited-style-name="Visited_20_Internet_20_Link">
 马云放弃对蚂蚁集团的控制权 </text:a>
，不再是蚂蚁集团的控制人。不过，就在媒体纷纷报道马云进一步"隐退"后不久， <text:a xlink:type="simple" xlink:href="https://www.dw.com/zh/zh/马云回国-彭博社新政府要树立亲商形象/a-65135585" text:style-name="Internet_20_link" text:visited-style-name="Visited_20_Internet_20_Link">
 马云在中共20大之后于今年3月底返回国内，现身杭州</text:a>
 。</text:p>
      <text:p text:style-name="P4">
到了6月16日，东京大学发布消息称，马云6月12日以"创新和企业家精神"为主题登台，向东京学院的学生们发表了演讲。东京大学还发布了马云面对学生演讲的照片，显示马云已在日本。之前，日本东京大学于5月1日宣布已聘请马云担任该校研究机构东京学院的客座教授。</text:p>
      <ul>
        <li>
</li>
      </ul>
      <h5>
阿里巴巴和马云走下神坛？</h5>
      <text:h text:style-name="P12" text:outline-level="3">
<text:span text:style-name="T4">
2013年：淘宝网十周年庆</text:span>
</text:h>
      <text:p text:style-name="P4">
1999年，马云辞去教师公职，带领18人团队在杭州创办阿里巴巴集团。2003年，阿里巴巴推出淘宝网和支付宝，开拓电子商务。2013年5月10日，当马云在淘宝十周年庆典上辞去淘宝CEO职位时，阿里巴巴集团不仅已是中国最大的电商，而且已将业务伸展到金融等领域。</text:p>
      <ul>
        <li>
</li>
      </ul>
      <h5>
阿里巴巴和马云走下神坛？</h5>
      <text:h text:style-name="P12" text:outline-level="3">
<text:span text:style-name="T4">
2014年：阿里巴巴纽约上市</text:span>
</text:h>
      <text:p text:style-name="P4">
2014年9月19日，阿里巴巴集团在纽约证券交易所正式挂牌上市，创造了史上最大IPO记录。在当年的胡润百富榜和《福布斯富豪榜》上，马云家族及马云首次问鼎中国首富。2014年12月，彭博亿万富翁指数显示，马云身家达到286亿美元，超越李嘉诚，登顶亚洲首富。</text:p>
      <ul>
        <li>
</li>
      </ul>
      <h5>
阿里巴巴和马云走下神坛？</h5>
      <text:h text:style-name="P12" text:outline-level="3">
<text:span text:style-name="T4">
阿里巴巴的金融业务：蚂蚁金服</text:span>
</text:h>
      <text:p text:style-name="P4">
2014年，阿里巴巴集团成立浙江蚂蚁小微金融服务公司（简称蚂蚁金服）。2015年1月，蚂蚁金服推出芝麻信用。之后数年，蚂蚁金服进行了一系列大规模收购。阿里巴巴集团2019年11月26日在港交所上市后，蚂蚁集团2020年7月宣布，将在香港交易所和上海证券交易所科创板同步发行上市。</text:p>
      <ul>
        <li>
</li>
      </ul>
      <h5>
阿里巴巴和马云走下神坛？</h5>
      <text:h text:style-name="P12" text:outline-level="3">
<text:span text:style-name="T4">
蚂蚁集团上市被叫停</text:span>
</text:h>
      <text:p text:style-name="P4">
不过，蚂蚁集团迄今并没有迎来上市这一天。2020年11月3日，蚂蚁集团11月5日在上海和香港同步上市的计划被中国监管机构叫停。2020年十月下旬，马云在上海一个论坛上炮轰中国金融监管制度。此前，他刚于9月底卸任阿里巴巴集团董事局主席，但仍为包括蚂蚁集团在内的600多家企业的实际控制人。</text:p>
      <ul>
        <li>
</li>
      </ul>
      <h5>
阿里巴巴和马云走下神坛？</h5>
      <text:h text:style-name="P12" text:outline-level="3">
<text:span text:style-name="T4">
阿里巴巴集团据悉被要求削减其媒体资产</text:span>
</text:h>
      <text:p text:style-name="P4">
据《华尔街日报》报道，因担心其对中国舆论的影响力，中国政府已要求阿里巴巴集团削减其媒体资产。3月16日，阿里巴巴旗下的UC浏览器从中国的各大应用商店全面下架。阿里巴巴持有微博和多家中国数字和平面新闻媒体的股份，其中包含香港主要英文报纸《南华早报》。</text:p>
      <ul>
        <li>
</li>
      </ul>
      <h5>
阿里巴巴和马云走下神坛？</h5>
      <text:h text:style-name="P12" text:outline-level="3">
<text:span text:style-name="T4">
消失近三月的前首富</text:span>
</text:h>
      <text:p text:style-name="P4">
自去年11月蚂蚁集团上市被叫停后，一向曝光率很高的马云近3个月未公开亮相，直到今年1月20日才首次通过视频形式公开露面，在“马云公益基金会”的一个颁奖典礼上致词。3月11日，蚂蚁集团公布了其金融自律准则，包含机构准入、平台治理、保护消费者权益和数据隐私等，并保证不对未成年人、低偿还能力群体等放贷。蚂蚁集团能否及何时上市无从知晓，在今年3月公布的胡润排行榜，上两次坐拥中国首富之位的马云已跌至第四名。</text:p>
      <text:p text:style-name="P4">
作者: 乐然</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新浪财经头条也转载了"晚点LatePost"6月19日有关马云的部分报道，但没有引述马云"一个企业从行业标杆到死亡，半年到一年就足够了"的言论，只是综述称马云判断接下来是淘宝而不是天猫的机会以及马云在会上为淘天集团指出三个方向。报道说，从刘强东强调低价，到马云提出回归淘宝，国内电商平台的头部玩家都在试图用低价缓解焦虑。</text:p>
      <text:p text:style-name="P4">
刚刚过去的618购物节被指是史上最卷、最冷清的购物节，显示中国市场消费仍疲软，经济复苏弱，人们对现状和未来的焦虑在上升。对于马云的最新言论，网民评论说，"兜兜转转，发现还是穷人多。"</text:p>
      <text:p text:style-name="P4">
(综合报道）</text:p>
      <text:p text:style-name="P4">
Source: <text:a xlink:type="simple" xlink:href="https://www.dw.com/zh/阿里巴巴将换帅-马云再有「高论」/a-65980411" text:style-name="Internet_20_link" text:visited-style-name="Visited_20_Internet_20_Link">
https://www.dw.com/zh/阿里巴巴将换帅-马云再有「高论」/a-65980411?maca=chi-rss-chi-all-1127-rdf</text:a>
</text:p>
      <!--NEWS-->
      <text:h text:style-name="P10" text:outline-level="1">
<text:span text:style-name="T4">
传中国图在古巴设军事设施 布林肯：已对中方提警告</text:span>
</text:h>
      <text:p text:style-name="P4">
Publisher: 法新社</text:p>
      <text:p text:style-name="P4">
Published Time: 2023-06-20T15:02:08+00:00</text:p>
      <text:p text:style-name="P4">
Modified Time: 2023-06-20T14:35:01+00:00</text:p>
      <text:p text:style-name="P4">
Description: （法新社伦敦20日电） 媒体披露中国正针对在古巴建立联合军事训练设施进行谈判，刚访问过北京的美国国务卿布林肯今天表示，他已就此向中国领导人警告，美方对此事深为关切。</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0" text:anchor-type="as-char" svg:width="6.9236in" svg:height="3.617581in" draw:z-index="0">
<draw:image xlink:href="../Images/rficn/2023-06-20T15-02-08-00-00/000000.png" xlink:type="simple" xlink:show="embed" xlink:actuate="onLoad" draw:mime-type="image/png"/>
</draw:frame>
</text:p>
      <text:p text:style-name="P4">
布林肯（Antony Blinken）在伦敦告诉记者：「是的，我非常清楚表明，关于中华人民共和国在古巴进行情报或军事活动，我们会深感关切。」</text:p>
      <text:p text:style-name="P4">
他又说：「我们会非常、非常密切关注此事，我们对此态度非常明确。我们将会保护自己的国家，我们会保护自己的利益。」</text:p>
      <text:p text:style-name="P4">
Source: <text:a xlink:type="simple" xlink:href="https://www.rfi.fr/cn/%E5%9B%BD%E9%99%85%E6%8A%A5%E9%81%93/20230620-%E4%BC%A0%E4%B8%AD%E5%9B%BD%E5%9B%BE%E5%9C%A8%E5%8F%A4%E5%B7%B4%E8%AE%BE%E5%86%9B%E4%BA%8B%E8%AE%BE%E6%96%BD-%E5%B8%83%E6%9E%97%E8%82%AF-%E5%B7%B2%E5%AF%B9%E4%B8%AD%E6%96%B9%E6%8F%90%E8%AD%A6%E5%91%8A" text:style-name="Internet_20_link" text:visited-style-name="Visited_20_Internet_20_Link">
https://www.rfi.fr/cn/%E5%9B%BD%E9%99%85%E6%8A%A5%E9%81%93/20230620-%E4%BC%A0%E4%B8%AD%E5%9B%BD%E5%9B%BE%E5%9C%A8%E5%8F%A4%E5%B7%B4%E8%AE%BE%E5%86%9B%E4%BA%8B%E8%AE%BE%E6%96%BD-%E5%B8%83%E6%9E%97%E8%82%AF-%E5%B7%B2%E5%AF%B9%E4%B8%AD%E6%96%B9%E6%8F%90%E8%AD%A6%E5%91%8A</text:a>
</text:p>
      <!--NEWS-->
      <text:h text:style-name="P10" text:outline-level="1">
<text:span text:style-name="T4">
今年头5个月内蒙因安全生产事故死亡160人</text:span>
</text:h>
      <text:p text:style-name="P4">
Author: None</text:p>
      <text:p text:style-name="P4">
Publisher: Radio Free Asia (Organization)</text:p>
      <text:p text:style-name="P4">
Published Time: 2023-06-20T15:16:00-04:00</text:p>
      <text:p text:style-name="P4">
Modified Time: 2023-06-20T15:17: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4.612011in" draw:z-index="0">
<draw:image xlink:href="../Images/rfamandarin/2023-06-20T15-16-00-04-00/000000.png" xlink:type="simple" xlink:show="embed" xlink:actuate="onLoad" draw:mime-type="image/png"/>
</draw:frame>
今年2月22日，内蒙古阿拉善盟新井煤矿发生大面积坍塌，图为施救人员23日在现场工作。 <text:a xlink:type="simple" xlink:href="https://www.rfa.org/mandarin/Xinwen/9-06202023151256.html/@@images/image" text:style-name="Internet_20_link" text:visited-style-name="Visited_20_Internet_20_Link">
</text:a>
美联社图片据中国媒体报道，近日，内蒙古自治区应急管理厅接连发布了今年头5个月的安全生产形势总体情况。数据显示，今年1-5月，全区共发生生产安全事故106起、死亡160人。值得关注的是，据澎湃新闻此前报道，今年2月22日，内蒙古阿拉善盟新井煤矿发生大面积坍塌，导致53名工人失联或死亡。6月20日，有权威人士向澎湃新闻表示，新井煤矿坍塌事故的搜救工作已结束，失联人员已确认无生命体征，所以全部记为死亡。另外事故原因调查工作仍在进行中，并称“国家矿山安全监察局那边在做这个工作。”（责编：梒青）</text:p>
      <text:p text:style-name="P4">
Source: <text:a xlink:type="simple" xlink:href="https://www.rfa.org/mandarin/Xinwen/9-06202023151256.html" text:style-name="Internet_20_link" text:visited-style-name="Visited_20_Internet_20_Link">
https://www.rfa.org/mandarin/Xinwen/9-06202023151256.html</text:a>
</text:p>
      <!--NEWS-->
      <text:h text:style-name="P10" text:outline-level="1">
<text:span text:style-name="T4">
中国与古巴军事设施计划曝光    对美启动"新冷战"？</text:span>
</text:h>
      <text:p text:style-name="P4">
Author: None</text:p>
      <text:p text:style-name="P4">
Publisher: Radio Free Asia (Organization)</text:p>
      <text:p text:style-name="P4">
Published Time: 2023-06-20T15:27:00-04:00</text:p>
      <text:p text:style-name="P4">
Modified Time: 2023-06-20T16:48:38-04:00</text:p>
      <text:p text:style-name="P4">
Description: None</text:p>
      <text:p text:style-name="P4">
Videos: []</text:p>
      <text:p text:style-name="P4">
Audios: ["<text:a xlink:type="simple" xlink:href="https://www.rfa.org/mandarin/yataibaodao/junshiwaijiao/kw-062020231107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3" text:anchor-type="as-char" svg:width="6.9236in" svg:height="4.567343in" draw:z-index="0">
<draw:image xlink:href="../Images/rfamandarin/2023-06-20T15-27-00-04-00/000000.png" xlink:type="simple" xlink:show="embed" xlink:actuate="onLoad" draw:mime-type="image/png"/>
</draw:frame>
 在古巴哈瓦那港停靠的中国军舰 <text:a xlink:type="simple" xlink:href="https://www.rfa.org/mandarin/yataibaodao/junshiwaijiao/kw-06202023110737.html/@@images/image" text:style-name="Internet_20_link" text:visited-style-name="Visited_20_Internet_20_Link">
</text:a>
美联社资料图  <text:a xlink:type="simple" xlink:href="https://www.rfa.org/mandarin/yataibaodao/junshiwaijiao/kw-06202023110737.html/@@stream" text:style-name="Internet_20_link" text:visited-style-name="Visited_20_Internet_20_Link">
Audio-1-Link：https://www.rfa.org/mandarin/yataibaodao/junshiwaijiao/kw-06202023110737.html/@@stream</text:a>
</text:p>
      <text:p text:style-name="P4">
美国媒体周二（20日）披露，中国计划在古巴建立新的联合军事训练设施。随后，中国外交部对此予以否认。与此同时，美国高层官员再次呼吁北京恢复两国军事沟通渠道。</text:p>
      <text:p text:style-name="P4">
<text:a xlink:type="simple" xlink:href="https://www.rfa.org/mandarin/yataibaodao/junshiwaijiao/hx2-06012023114156.html" text:style-name="Internet_20_link" text:visited-style-name="Visited_20_Internet_20_Link">
 <text:span text:style-name="T4">
中国拒绝美中防长会晤</text:span>
 </text:a>
  * <text:span text:style-name="T4">
<text:a xlink:type="simple" xlink:href="https://www.rfa.org/mandarin/Xinwen/6-06082023131014.html" text:style-name="Internet_20_link" text:visited-style-name="Visited_20_Internet_20_Link">
 华尔街日报：中国将在古巴设秘密情报窃听基地 针对美国 </text:a>
 </text:span>
</text:p>
      <text:p text:style-name="P4">
就在美国国务卿布林肯结束访华行程之际，美国《华尔街日报》6月20日援引消息官员报道称，中国和古巴正在进行谈判，计划在古巴北部海岸建立一个新的联合军事训练设施。这将让中国得以在距离美国佛罗里达海岸仅100英里处驻扎军队，并展开情报及其他军事行动。报道披露，上述相关谈判已进入后期，但还未得出结论。</text:p>
      <text:p text:style-name="P4">
白宫国家安全委员会发言人柯比（JohnKirby）周二在记者会上回答媒体相关提问时表示，中国一直在努力提高其在西半球的影响力和情报收集能力，这已不是什么秘密或令人惊讶的事情，这包括他们与古巴建立了相当长一段时间的关系。美国并非不知道或未予监控或未采取措施。他还说，美国将继续采取措施，以保护自身机密和国家安全。</text:p>
      <text:p text:style-name="P4">
中国外交部发言人毛宁在周二的例行记者会上回应相关提问时表示：“我不了解你提到的情况，希望有关方面把精力多用在有利于增进互信和地区和平稳定发展的事上。”</text:p>
      <text:p text:style-name="P4">
<text:span text:style-name="T4">
美媒：</text:span>
 <text:span text:style-name="T4">
中国计划在古巴建立新军事训练设施</text:span>
</text:p>
      <text:p text:style-name="P4">
根据《华尔街日报》的报道，中国在古巴建立新军事训练设施的情报已引起美国警觉。拜登政府已经和古巴官员联系，尝试阻止这一计划，同时也对古巴可能让渡部分主权的担忧进行深入了解。</text:p>
      <text:p text:style-name="P4">
美国官员表示，新的军事设施可为中国提供一个平台，令其有可能在古巴永久驻军，扩大针对美国的情报收集活动，包括电子窃听。而最令美国担忧的是，这一规划设施是中国“141项目”的一部分。该项目旨在扩大中国军方的全球军事基地和后勤保障网络，在10年内设立15个海外基地，但北京从未承认该计划的存在。</text:p>
      <text:p text:style-name="P4">
美国官员还透露，中古双方已经在古巴联合运行4个窃听站。日前,《华尔街日报》曾报道，中国计划在古巴建立新的监听站。白宫后来也公开证实，至少从2019年起，中国就在古巴设有情报收集设施。</text:p>
      <text:p text:style-name="P4">
 古巴街头一景（美联社图片）  <text:a xlink:type="simple" xlink:href="https://www.rfa.org/mandarin/yataibaodao/junshiwaijiao/kw-06202023110737.html/ap23139694726764.jpg" text:style-name="Internet_20_link" text:visited-style-name="Visited_20_Internet_20_Link">
</text:a>
</text:p>
      <text:p text:style-name="P4">
<text:span text:style-name="T4">
古巴导弹事件翻版？专家：中国宣示全球野心</text:span>
</text:p>
      <text:p text:style-name="P4">
身在美国的前中国海军司令部中校参谋姚诚告诉本台：“因为美国的太空卫星、包括航天飞机发射很多都在佛罗里达，古巴那个位置对监视美国太空行动非常重要。在这个地方弄一个情报收集站是非常有必要的，（中共）是早就有这个计划的，包括在南太平洋的一些岛国建立一些中继站,它都是为了太空战的需要。”</text:p>
      <text:p text:style-name="P4">
姚诚强调，中国在古巴建立情报收集设施将对美国构成极大威胁：“美国拜登政府在这上面有警觉是毫无疑问的，这有一点像当年的古巴导弹事件，就看看美国怎样去施压。”不过，他认为中国要在古巴建立一个军事训练设施的可能性不大。</text:p>
      <text:p text:style-name="P4">
美国智库哈德逊研究所亚太项目主任克罗宁（PatrickCroning）则告诉本台：“一段时间以来，人们都知道中国一直在扩大港口和情报设施的全球网络。虽然这对美中关系不利，但就中国而言，在临近佛罗里达州的古巴建立军事训练设施和信号情报设施，我认为华盛顿的军事或国家安全界的任何人都不会对此感到惊讶。这是中国在宣示其全球野心和全球军事存在。”</text:p>
      <text:p text:style-name="P4">
克罗宁认为，美国恐怕无法阻止古巴与中国建立军事训练设施和情报设施的行动。至于如何应对中国的威胁，他说：“美国将继续建立其盟友和伙伴网络，尤其是在亚太地区。中国将此视为对中国的威胁，但美国及其盟友和伙伴则将此视为自我防御。美国也将不得不越来越多地关注其他地区，尤其是我们自己的西半球。”</text:p>
      <text:p text:style-name="P4">
<text:span text:style-name="T4">
北京拒绝布林肯建议 白宫官员再吁中方恢复两军沟通</text:span>
</text:p>
      <text:p text:style-name="P4">
美国国务卿布林肯周一刚刚结束对中国的访问，不过此行并未能让北京同意恢复两军之间的沟通渠道以避免误判。周二（20日），白宫国家安全委员会负责中国和台湾事务的高级主任莎拉·贝兰(SarahBeran)在有关此次访问的简报会上说，建立军事沟通对于减少两个全球大国之间的摩擦至关重要。</text:p>
      <text:p text:style-name="P4">
“这是我们管理竞争、危机沟通，确保不存在误解或误会彼此意图的绝对关键方式。” 贝兰说，“我们仍然愿意并能够在各个层面会面，并呼吁中国对此做出适当回应。”</text:p>
      <text:p text:style-name="P4">
美国的德国马歇尔基金会亚洲项目主任葛来仪（BonnieGlaser）日前推文表示，中国拒绝恢复军事沟通管道的事实令人感到失望和担忧。北京显然根本不接受拜登政府提出的“大国竞争”这一框架，这让人对于美中之间是否有可能稳定关系产生疑问。</text:p>
      <text:p text:style-name="P4">
<text:span text:style-name="T4">
专家：中国视抵制军事对话为手段</text:span>
 <text:span text:style-name="T4">
美中对抗难降温</text:span>
</text:p>
      <text:p text:style-name="P4">
中国国防部长李尚福本月早些时候拒绝了在香格里拉安全峰会上与美国国防部长奥斯汀举行会晤的邀请。自2018年以来，李尚福因为参与中国军方从一家受制裁的俄罗斯公司购买战机和导弹系统而受到美国制裁。</text:p>
      <text:p text:style-name="P4">
克罗宁认为，美中缺乏军事沟通渠道的影响并不会太大：“在中国附近的海域或空域以及东海和南海，发生事件的可能性很大。但我认为，它们不会升级到局部性事件（alocalincident）之上。尽管如此，进行更直接的军方对话以避免发生这种局部事件将是非常有利的。”他还表示，中国在未来几个月依然有可能改变其立场，恢复军事对话。</text:p>
      <text:p text:style-name="P4">
克罗宁还指出，美国对于中国防长李尚福的制裁并非北京抵制军事对话的主因。“中国不希望被视为对美军在南海、台湾和东海的活动放行或开绿灯。”他说，对中国来说，他们也将抵制这种两军对话视为一种手段，用以对华盛顿施加影响力，来改变其对台湾的支持，以及在该地区不断扩大的联盟和伙伴关系网络。</text:p>
      <text:p text:style-name="P4">
姚诚则认为，美中军事对话难以恢复的原因，一方面是美国没有撤销对李尚福的制裁，“第二是中美之间的对抗已经从贸易、经济、外交各方面，升级到军事对抗状态。这个是不可调和的，我认为美中之间的军事对抗只能升级，不会降温。”姚诚指出，美国在第一岛链对中国形成的军事包围已经日趋明显，北京也已看到这一点，而习近平的所谓底线思维、极限思维就是立足于打仗，美中之战恐怕难以避免。他认为，中国之所以接待布林肯访华，主要是为缓和一下目前军事对抗的局势，以争取更多的时间和空间。</text:p>
      <text:p text:style-name="P4">
记者：凯迪 责编：何平 网编：洪伟</text:p>
      <text:p text:style-name="P4">
Source: <text:a xlink:type="simple" xlink:href="https://www.rfa.org/mandarin/yataibaodao/junshiwaijiao/kw-06202023110737.html" text:style-name="Internet_20_link" text:visited-style-name="Visited_20_Internet_20_Link">
https://www.rfa.org/mandarin/yataibaodao/junshiwaijiao/kw-06202023110737.html</text:a>
</text:p>
      <!--NEWS-->
      <text:h text:style-name="P10" text:outline-level="1">
<text:span text:style-name="T4">
美股早盘走低</text:span>
</text:h>
      <text:p text:style-name="P4">
Publisher: 法新社</text:p>
      <text:p text:style-name="P4">
Published Time: 2023-06-20T15:32:10+00:00</text:p>
      <text:p text:style-name="P4">
Modified Time: 2023-06-20T15:05:02+00:00</text:p>
      <text:p text:style-name="P4">
Description: （法新社纽约20日电） 华尔街股市今天早盘下挫，道琼指数下跌逾370点，在经历春季以来的涨势后，不少投资人预期股市可能回档。</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7" text:anchor-type="as-char" svg:width="6.9236in" svg:height="3.617581in" draw:z-index="0">
<draw:image xlink:href="../Images/rficn/2023-06-20T15-32-10-00-00/000000.png" xlink:type="simple" xlink:show="embed" xlink:actuate="onLoad" draw:mime-type="image/png"/>
</draw:frame>
</text:p>
      <text:p text:style-name="P4">
开盘后约1小时，道琼工业指数下跌376.74点，或1.10%，来到33922.38点。</text:p>
      <text:p text:style-name="P4">
标准普尔500指数下跌41.60点，或0.94%，来到4367.99点；那斯达克指数下跌123.73点，或0.90%，来到13565.84点。</text:p>
      <text:p text:style-name="P4">
Source: <text:a xlink:type="simple" xlink:href="https://www.rfi.fr/cn/%E8%B4%A2%E7%BB%8F%E5%BF%AB%E8%AE%AF/20230620-%E7%BE%8E%E8%82%A1%E6%97%A9%E7%9B%98%E8%B5%B0%E4%BD%8E" text:style-name="Internet_20_link" text:visited-style-name="Visited_20_Internet_20_Link">
https://www.rfi.fr/cn/%E8%B4%A2%E7%BB%8F%E5%BF%AB%E8%AE%AF/20230620-%E7%BE%8E%E8%82%A1%E6%97%A9%E7%9B%98%E8%B5%B0%E4%BD%8E</text:a>
</text:p>
      <!--NEWS-->
      <text:h text:style-name="P10" text:outline-level="1">
<text:span text:style-name="T4">
布林肯访华 揭示美中处理双边关系的根本差异</text:span>
</text:h>
      <text:p text:style-name="P4">
Author: None</text:p>
      <text:p text:style-name="P4">
Publisher: Radio Free Asia (Organization)</text:p>
      <text:p text:style-name="P4">
Published Time: 2023-06-20T15:33:00-04:00</text:p>
      <text:p text:style-name="P4">
Modified Time: 2023-06-20T15:42:32-04:00</text:p>
      <text:p text:style-name="P4">
Description: None</text:p>
      <text:p text:style-name="P4">
Videos: []</text:p>
      <text:p text:style-name="P4">
Audios: ["<text:a xlink:type="simple" xlink:href="https://www.rfa.org/mandarin/yataibaodao/junshiwaijiao/wy-062020231029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8" text:anchor-type="as-char" svg:width="6.9236in" svg:height="4.612011in" draw:z-index="0">
<draw:image xlink:href="../Images/rfamandarin/2023-06-20T15-33-00-04-00/000000.png" xlink:type="simple" xlink:show="embed" xlink:actuate="onLoad" draw:mime-type="image/png"/>
</draw:frame>
中国领导人习近平2023年6月19日在北京人民大会堂会见美国国务卿布林肯 <text:a xlink:type="simple" xlink:href="https://www.rfa.org/mandarin/yataibaodao/junshiwaijiao/wy-06202023102946.html/@@images/image" text:style-name="Internet_20_link" text:visited-style-name="Visited_20_Internet_20_Link">
</text:a>
Pool Photo via AP  <text:a xlink:type="simple" xlink:href="https://www.rfa.org/mandarin/yataibaodao/junshiwaijiao/wy-06202023102946.html/@@stream" text:style-name="Internet_20_link" text:visited-style-name="Visited_20_Internet_20_Link">
Audio-1-Link：https://www.rfa.org/mandarin/yataibaodao/junshiwaijiao/wy-06202023102946.html/@@stream</text:a>
</text:p>
      <text:p text:style-name="P4">
美国国务卿布林肯在刚刚过去的这个周末结束了对华访问。虽然外界对这次访问的成果普遍期待不高，但从媒体公布的布林肯与中国国家主席习近平等人的对话中，仍然可以看到美中之间在对待两国关系上的深刻差异。</text:p>
      <text:p text:style-name="P4">
<text:a xlink:type="simple" xlink:href="https://www.rfa.org/mandarin/yataibaodao/junshiwaijiao/kw-06192023132239.html" text:style-name="Internet_20_link" text:visited-style-name="Visited_20_Internet_20_Link">
 <text:span text:style-name="T4">
布林肯结束访华 美中均同意"稳定关系"</text:span>
 </text:a>
  * <text:span text:style-name="T4">
<text:a xlink:type="simple" xlink:href="https://www.rfa.org/mandarin/yataibaodao/junshiwaijiao/gt1-06192023055614.html" text:style-name="Internet_20_link" text:visited-style-name="Visited_20_Internet_20_Link">
 习近平最后时刻会见布林肯 对中美关系具重大象征意义 </text:a>
 </text:span>
</text:p>
      <text:p text:style-name="P4">
虽然此前各界对布林肯此行期待不高，但能成功访问中国，与中国最高领导人习近平以及中共中央外事工作委员会办公室主任王毅和外交部长秦刚等人对话等等，为两国重建沟通的渠道，仍被看作是给急转直下的美中关系注入了新的希望。</text:p>
      <text:p text:style-name="P4">
但与此同时，布林肯此次访华的沟通记录仍然显示出美中对待两国关系上的重大差别。据美国驻华大使馆网站消息，实际上，布林肯周一在会见习近平后就对外界强调，美国对于管理美中关系的挑战没有任何幻想，“在许多问题上，我们深深地、甚至激烈地持不同意见。”</text:p>
      <text:p text:style-name="P4">
<text:span text:style-name="T4">
第一颗纽扣没扣好</text:span>
</text:p>
      <text:p text:style-name="P4">
根据中国官方媒体报道，习近平在会见布林肯时提到，大国竞争不符合时代潮流，更解决不了美国自身的问题和世界面临的挑战。中国尊重美国的利益，不会去挑战和取代美国。同样，美国也要尊重中国，不要损害中国的正当权益。</text:p>
      <text:p text:style-name="P4">
“大国竞争不符合时代潮流”这句话，显然与美方对外界发出的信息存在冲突。自拜登总统上任以来，美国政府在美中关系上一直在强调两国是竞争关系，但中方似乎不愿意承认这一点。</text:p>
      <text:p text:style-name="P4">
海外政论刊物《中国战略分析》杂志社社长李伟东认为，习近平在说这句话时重点是“竞争”二字，“在习看来，或者在中国官方看来，美国提的竞争就是对抗。所以他说竞争不符合潮流，实际上是在说对抗不符合潮流。中方认为你就是要围堵我，要打压我，打着竞争的旗号实际上是在跟我搞对抗。”</text:p>
      <text:p text:style-name="P4">
李伟东援引中国外交部长秦刚的一句表述说，在中方看来，美国在处理美中关系时，“第一颗纽扣就扣错了”。</text:p>
      <text:p text:style-name="P4">
今年三月，秦刚在十四届全国人大一次会议的记者会上说，“美国的对华认知和定位出现了严重偏差，把中国当作最主要的竞争对手和最严峻的地缘政治挑战，这第一颗纽扣扣错了，就导致美国的对华政策完全偏离了理性健康的正轨。”</text:p>
      <text:p text:style-name="P4">
李伟东认为，实际上中方对美方有误判，“首先美国是不想阻碍中国的经济发展，中国的经济发展对美国也是有利的，这次布林肯也表达了。”但他强调，这种误判很难扭转，这也是美中之间的悲剧所在，“布林肯在回答美国有线电视新闻网（CNN）的提问时说得很清楚，限制高端芯片的原因就是你生产高超音速导弹威胁到美国的国家安全，所以我就要限制你；而中国则说，我这个高超音速导弹本来就不是针对你的，你不到我家门口来，这个高超音速导弹就跟你没关系。”</text:p>
      <text:p text:style-name="P4">
美国圣托马斯大学国际研究与当代语言学系系主任叶耀元也认为，习近平的那句话重点在“竞争”二字，但他的理解不同，“他（习近平）可能认为竞争二字某种程度上对中国是不利的，因为就目前全球的经济局势来讲，当很多国家慢慢把矛头指向中国，对它的经济发展或政权稳定其实都会有一定的负面影响。”</text:p>
      <text:p text:style-name="P4">
叶耀元注意到，习近平其实是想淡化竞争二字，“我们常常可以看到，习近平在谈相关问题时，他都不太用‘竞争’这两个字，无论是中国外交部或是习近平的发言，很多时候他们都是在谈大国之间的合作。”</text:p>
      <text:p text:style-name="P4">
中国显然并不忌惮于与美国竞争。美国《华尔街日报》周二（6月20日）报道说，中国正在与古巴谈判，以在当地建立一个新的联合军事训练设施，美国已经对此引起了警觉；另外，中国以进入制造业强国为目标的2025计划，以及中国近两年持续在台海地区增加压力，种种迹象都显示出中国主动与美国竞争的态势。</text:p>
      <text:p text:style-name="P4">
“所以，习近平通过讲弱化‘大国竞争’的讲法并没有减少美国的疑虑，也没有真的让两国间的竞争转化为合作，”叶耀元这样评价说。</text:p>
      <text:p text:style-name="P4">
中国领导人习近平2023年6月19日在北京人民大会堂会见美国国务卿布林肯（Pool Photo via AP）  <text:a xlink:type="simple" xlink:href="https://www.rfa.org/mandarin/yataibaodao/junshiwaijiao/wy-06202023102946.html/ap23170334217494.jpg" text:style-name="Internet_20_link" text:visited-style-name="Visited_20_Internet_20_Link">
</text:a>
</text:p>
      <text:p text:style-name="P4">
<text:span text:style-name="T4">
军事沟通？No!</text:span>
</text:p>
      <text:p text:style-name="P4">
同样值得关注的是，布林肯对外界表示，此次访问他屡次提出要重建与中方的军事沟通渠道，并强调这一沟通的关键重要性，但中方没有同意。</text:p>
      <text:p text:style-name="P4">
自从去年八月初美国国会时任众议长佩洛西突访台湾后，中方就取消了美中之间的军事交流机制。今年6月初，美国国防部长奥斯汀（LloydAustin）在访问日本时也表示，中方拒绝了由美方提出在新加坡香格里拉安全对话会期间举行两国防长会谈的建议，并强调这是“不幸的”。</text:p>
      <text:p text:style-name="P4">
对于中方拒绝恢复美中军事交流，李伟东认为，这不是一个本质问题，“这其实很简单，在香格里拉峰会上说了多少次了，中方就是要求解除对李尚福的制裁。中方没有别的，也不是不想沟通，就是不想接受一个屈辱条件下的沟通，就是你在制裁我，还要跟我谈，那我就不谈。”</text:p>
      <text:p text:style-name="P4">
李尚福今年三月被任命为中国国防部部长。在2018年，美国依据《以制裁反击美国对手法案》制裁了时任中共中央军委装备发展部部长的李尚福。美国国务院指出，这一制裁与中国在2017年购买十架苏-35战斗机，以及在2018年购买S-400地对空导弹系统相关设备有关。在今年五月底，美国国务院曾出面声明，不会解除对李尚福的制裁。</text:p>
      <text:p text:style-name="P4">
叶耀元则认为，中国拒绝军事交流的目的是为了给美国施压，“所谓双方军事沟通就是要去减缓军事冲突的可能性，但如果没有建构这种沟通的桥梁，就等于是把这种潜在的风险或压力让美国去承担，这在某种程度上也是中国对美国的一种威吓行为。”</text:p>
      <text:p text:style-name="P4">
但据香港电台报道，中国外交部美大司司长杨涛在评价这次布林肯访华时说，本次访问标志了一个新开始，但美方肯定清楚中美军事交流出现困难的原因。他并没有解释，这里说的原因到底是什么。</text:p>
      <text:p text:style-name="P4">
记者：王允 责编：何平 网编：洪伟</text:p>
      <text:p text:style-name="P4">
Source: <text:a xlink:type="simple" xlink:href="https://www.rfa.org/mandarin/yataibaodao/junshiwaijiao/wy-06202023102946.html" text:style-name="Internet_20_link" text:visited-style-name="Visited_20_Internet_20_Link">
https://www.rfa.org/mandarin/yataibaodao/junshiwaijiao/wy-06202023102946.html</text:a>
</text:p>
      <!--NEWS-->
      <text:h text:style-name="P10" text:outline-level="1">
<text:span text:style-name="T4">
前纽约警官因充当中国特工被定罪</text:span>
</text:h>
      <text:p text:style-name="P4">
Author: None</text:p>
      <text:p text:style-name="P4">
Publisher: Radio Free Asia (Organization)</text:p>
      <text:p text:style-name="P4">
Published Time: 2023-06-20T15:36:00-04:00</text:p>
      <text:p text:style-name="P4">
Modified Time: 2023-06-20T15:38: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2" text:anchor-type="as-char" svg:width="6.9236in" svg:height="3.88615in" draw:z-index="0">
<draw:image xlink:href="../Images/rfamandarin/2023-06-20T15-36-00-04-00/000000.png" xlink:type="simple" xlink:show="embed" xlink:actuate="onLoad" draw:mime-type="image/png"/>
</draw:frame>
 图为前纽约市警局警官麦克马洪（MichaelMcMahon）5月31日抵达布鲁克林联邦法院受审。 法新社图片纽约布鲁克林陪审团周二裁定一名前纽约市警察中士有罪，因其作为非法中国特工，恐吓一名在美国的所谓中国逃犯返回中国接受指控。 路透社6 月 20日的报道援引布鲁克林的联邦检察官说，从纽约警局退休后成为私家侦探的迈克尔·麦克马洪 (Michael McMahon)，受雇监视新泽西州居民、原武汉市发改委主任徐进，这是中国执法部门名为“猎狐行动”的追捕逃亡到境外的人员的专项行动的一部分。美国一直在打击对持不同政见者和所谓逃犯的“跨国镇压”，其中包括中国。中国驻华盛顿大使馆表示，被告不是中国执法人员，并表示这些指控是诽谤性的或基于谣言，并称遣返逃犯是一个正义的事业。麦克马洪拒不不认罪，并辩称他不知道自己在为中国工作。 （责编：梒青）</text:p>
      <text:p text:style-name="P4">
Source: <text:a xlink:type="simple" xlink:href="https://www.rfa.org/mandarin/Xinwen/10-06202023153455.html" text:style-name="Internet_20_link" text:visited-style-name="Visited_20_Internet_20_Link">
https://www.rfa.org/mandarin/Xinwen/10-06202023153455.html</text:a>
</text:p>
      <!--NEWS-->
      <text:h text:style-name="P10" text:outline-level="1">
<text:span text:style-name="T4">
中国恢复进口台湾番荔枝 国民党称交流对话有成效 民进党批政治操作</text:span>
</text:h>
      <text:p text:style-name="P4">
Author: chinese@voanews.com (杨安)</text:p>
      <text:p text:style-name="P4">
Publisher: 美国之音中文网 (Type: NewsMediaOrganization)</text:p>
      <text:p text:style-name="P4">
Published Time: 2023-06-20T15:36:32+08:00</text:p>
      <text:p text:style-name="P4">
Modified Time: 2023-06-20 07:36:32Z</text:p>
      <text:p text:style-name="P4">
Description: 中国国台办发言人朱凤莲周二（6月20日）通过新闻稿表示，即日起恢复台湾地区番荔枝（台湾称释迦）输入，并秉持“两岸一家亲”理念，愿意与岛内有关方面共同努力，继续为恢复台湾农渔产品输入提供帮助。</text:p>
      <text:p text:style-name="P4">
Videos: []</text:p>
      <text:p text:style-name="P4">
Images: []</text:p>
      <text:p text:style-name="P4">
Categories: ['台湾', '经济·金融·贸易', '中国']</text:p>
      <text:p text:style-name="P4">
Type: None</text:p>
      <!--METADATA-->
      <text:p text:style-name="P4">
NoneNone</text:p>
      <text:p text:style-name="P4">
Source: <text:a xlink:type="simple" xlink:href="https://www.voachinese.com/a/china-resumes-imports-of-taiwanese-sugar-apples-20230620/7144582.html" text:style-name="Internet_20_link" text:visited-style-name="Visited_20_Internet_20_Link">
https://www.voachinese.com/a/china-resumes-imports-of-taiwanese-sugar-apples-20230620/7144582.html</text:a>
</text:p>
      <!--NEWS-->
      <text:h text:style-name="P10" text:outline-level="1">
<text:span text:style-name="T4">
在起诉特朗普之后：关于美国爆发内战的警告</text:span>
</text:h>
      <text:p text:style-name="P4">
Author: 费加罗报</text:p>
      <text:p text:style-name="P4">
Publisher: Al Jazeera</text:p>
      <text:p text:style-name="P4">
Published Time: 2023-06-20T15:45:21</text:p>
      <text:p text:style-name="P4">
Modified Time: 2023-06-20T15:45:21</text:p>
      <text:p text:style-name="P4">
Description: 美国前总统、2024年大选候选人唐纳德·特朗普正面临着美国历史上前所未见的法律困境，并且可能会加剧当前撕裂美国人的两极分化。</text:p>
      <text:p text:style-name="P4">
Images: ["<text:a xlink:type="simple" xlink:href="https://chinese.aljazeera.net/wp-content/uploads/2023/06/RTX8KXXM-1687274829.jpg" text:style-name="Internet_20_link" text:visited-style-name="Visited_20_Internet_20_Link">
RTX8KXXM-1687...</text:a>
"]</text:p>
      <text:p text:style-name="P4">
Topics: ['政治', '新闻', '新闻幕后']</text:p>
      <text:p text:style-name="P4">
Keywords: ['政治', '新闻', '新闻幕后', '美国']</text:p>
      <text:p text:style-name="P4">
Type: Article</text:p>
      <!--METADATA-->
      <text:p text:style-name="P4">
<draw:frame draw:style-name="fr1" draw:name="Image283" text:anchor-type="as-char" svg:width="6.9236in" svg:height="4.608995in" draw:z-index="0">
<draw:image xlink:href="../Images/Aljazeera Chinese/2023-06-20T15-45-21/RTX8KXXM-1687274829.jpg" xlink:type="simple" xlink:show="embed" xlink:actuate="onLoad" draw:mime-type="image/jpeg"/>
</draw:frame>
支持特朗普的示威者冲进美国国会大厦，反对认证2020年美国总统大选结果 (路透社)</text:p>
      <text:p text:style-name="P4">
法国《费加罗报》报道称，美国前总统、2024年大选候选人唐纳德·特朗普正面临着美国历史上前所未见的法律困境，并且可能会加剧当前撕裂美国人的两极分化，那么，这种局势可能会走向美国的一场内战吗？</text:p>
      <text:p text:style-name="P4">
法国历史学家冉·哈勒维（Ran Halévi）在该报上发表的一篇 <text:a xlink:type="simple" xlink:href="https://www.lefigaro.fr/vox/monde/ran-halevi-apres-l-inculpation-de-donald-trump-le-risque-de-la-guerre-civile-20230619" text:style-name="Internet_20_link" text:visited-style-name="Visited_20_Internet_20_Link">
 文章 </text:a>
中指出，特朗普这一次可能无法摆脱他所处的困境，尽管像这样可能摧毁任何政治人物生活的法律困难却并未动摇他，他反而是在那些极为严重的指控——例如性侵犯、逃税、诽谤以及向艳星支付封口费——之下，尝试以受害者的形象出现，从而在等待完成对其他指控的持续调查的过程中，鼓励他的支持者并提高他在共和党选民中的支持率。</text:p>
      <text:p text:style-name="P4">
法国国家科学研究中心的研究主任解释称，由于针对特朗普的37项指控异常严重，一旦被判有罪，他就将受到处罚，并且可能会因此要在狱中度过多年的时间。</text:p>
      <text:p text:style-name="P4">
 美国前总统特朗普 (通讯社)</text:p>
      <text:p text:style-name="P4">
在这场审判中，首次有美国前总统出庭受审。联邦法院将以国家罪行起诉他，此外，这些审判还将与总统竞选活动同时进行。在此期间，特朗普将不得不在公共平台和被告席之间分配时间，而如果他赢得了共和党的总统候选人提名，那么他还将在回应刑事指控和重复有关针对美国的阴谋论的受害者言论之间分配时间。在撕裂美国人的两极分化气氛未见好转的情况下，有80%的民主党人认为，共和党人对国家构成了威胁，而共和党人也对民主党人持同样的看法。</text:p>
      <text:p text:style-name="P4">
该研究人员指出，针对这位前总统的指控非常严重，尽管根据特朗普的说法，他们披露了一个“严重滥用职权”的司法团伙。作者认为，其带走数千份涉密材料（甚至包括绝密材料）的行为令人难以理解，在明知保留这些材料和文件是非法行为的情况下，这是对《间谍法》的故意违背，正如他的律师反复告诉他的那样，尤其是鉴于特朗普曾将揭露前国务卿希拉里·克林顿在保管机密材料上的疏忽，作为其竞选的主题，并要求因此对希拉里处以监禁。</text:p>
      <text:p text:style-name="P4">
 美国街头 (通讯社)</text:p>
      <text:h text:style-name="P13" text:outline-level="4">
<text:span text:style-name="T4">
难以解释</text:span>
</text:h>
      <text:p text:style-name="P4">
哈勒维对特朗普坚持保留这些敏感文件的做法感到意外，因为这些文件除了能将他送进监狱之外，已经没有其他任何用处。尽管他被多次要求归还这些文件，但是他仍发布了虚假声明，仅仅归还了其中的一部分文件，并将其他一些文件更秘密地保藏在他家中的临时地点内，并称“在我的脑海中，这些文件都已经解密了”。</text:p>
      <text:p text:style-name="P4">
作者认为，对这一演化为政治对抗的、史无前例的法律事件的解读，可归于特朗普的自恋、傲慢、对真相的漠视以及逍遥法外的强烈意识——他从不接受失败，因为他不能是一位“失败者”，他和他的支持者仍然认为他是以不公平的方式被推翻的，并且他应当获得连任。</text:p>
      <text:p text:style-name="P4">
在对他提起指控之后，特朗普坦言，善良的美国人正是这出司法闹剧的针对目标，他还表示，“如果这些共和党人如愿以偿，那么我的事情也不会终结，他们会加紧针对基督徒和活跃人士的迫害”，他还在谈到拜登总统时补充称，“一个被暴徒包围的腐败总统，正在试图摧毁美国的民主。”</text:p>
      <text:p text:style-name="P4">
 特朗普的飞机 (通讯社)</text:p>
      <text:p text:style-name="P4">
特朗普在国会内的盟友称，针对他的起诉是一种“战争行为”。亚利桑那州的一位议员表示，“以眼还眼”，而另一位特朗普支持者警告称，政府追随者及其媒体伙伴——“如果他们将特朗普总统赶下台，那么他们将面对7500万美国人的问责。要知道，我们大多数人都拥有枪支。这并不是一种威胁，而是一项公共服务声明”，对此，研究人员评论称，这场口水战即将呈现出内战的特征。</text:p>
      <text:p text:style-name="P4">
Source: <text:a xlink:type="simple" xlink:href="https://chinese.aljazeera.net/behind-the-news/2023/6/20/%e5%9c%a8%e8%b5%b7%e8%af%89%e7%89%b9%e6%9c%97%e6%99%ae%e4%b9%8b%e5%90%8e%e5%85%b3%e4%ba%8e%e7%be%8e%e5%9b%bd%e7%88%86%e5%8f%91%e5%86%85%e6%88%98%e7%9a%84%e8%ad%a6%e5%91%8a" text:style-name="Internet_20_link" text:visited-style-name="Visited_20_Internet_20_Link">
https://chinese.aljazeera.net/behind-the-news/2023/6/20/%e5%9c%a8%e8%b5%b7%e8%af%89%e7%89%b9%e6%9c%97%e6%99%ae%e4%b9%8b%e5%90%8e%e5%85%b3%e4%ba%8e%e7%be%8e%e5%9b%bd%e7%88%86%e5%8f%91%e5%86%85%e6%88%98%e7%9a%84%e8%ad%a6%e5%91%8a</text:a>
</text:p>
      <!--NEWS-->
      <text:h text:style-name="P10" text:outline-level="1">
<text:span text:style-name="T4">
韩国将对境内海水浴场进行紧急辐射检测</text:span>
</text:h>
      <text:p text:style-name="P4">
Author: 联合早报 (Person)</text:p>
      <text:p text:style-name="P4">
Publisher: 联合早报 (Organization)</text:p>
      <text:p text:style-name="P4">
Published Time: 2023-06-20T16:00</text:p>
      <text:p text:style-name="P4">
Modified Time: 2023-06-20T16:00</text:p>
      <text:p text:style-name="P4">
Description: 韩国政府将对境内海水浴场进行紧急核辐射检测。韩联社报道，韩国海洋水产部次官（副部长）宋相根星期二（6月20日）出席日本福岛核污染水排海验证工作记者会时说，暑期将至，为了让国民放心、...</text:p>
      <text:p text:style-name="P4">
Videos: []</text:p>
      <text:p text:style-name="P4">
Audios: []</text:p>
      <text:p text:style-name="P4">
Images: []</text:p>
      <text:p text:style-name="P4">
Type: NewsArticle</text:p>
      <text:p text:style-name="P4">
Breadcrumbs: ['即时', '国际']</text:p>
      <text:p text:style-name="P4">
Keywords: ['韩国', '辐射', '检测', '福岛第一核电站', '日本']</text:p>
      <!--METADATA-->
      <text:p text:style-name="P4">
韩国政府将对境内海水浴场进行紧急核辐射检测。</text:p>
      <text:p text:style-name="P4">
韩联社报道，韩国海洋水产部次官（副部长）宋相根星期二（6月20日）出席日本福岛核污染水排海验证工作记者会时说，暑期将至，为了让国民放心、愉快地度过假期，将对境内海水浴场进行紧急核辐射检测。</text:p>
      <text:p text:style-name="P4">
当局将对国内20个最具代表性的海水浴场进行检测，包括济州道咸德海水浴场和江原道镜浦海水浴场等。</text:p>
      <text:p text:style-name="P4">
宋相根说，日本福岛核污水排海后，政府也将对海水浴场进行每周辐射分析并公开结果，以便让国民放心。</text:p>
      <text:p text:style-name="P4">
对于执政党和政府18日商定将海洋辐射调查点从92处扩大至200处一事，宋相根说，将考虑海流等因素，选定韩国西南、东南地区和济州海域的108处紧急调查点，并采用迅速分析法，不同于耗时一至三个月的精确分析法。</text:p>
      <text:p text:style-name="P4">
另外，为提前监测日本福岛核污水的安全性，以及是否流入境内海域，将每月对日本福岛附近公海进行辐射调查。针对目前在西北太平洋渔场捕捞的所有远洋水产品，实施与境内水产品相同的辐射监测。</text:p>
      <text:p text:style-name="P4">
日本政府2021年4月13日正式决定，将福岛第一核电站上百万吨核污染水过滤并稀释后排入大海。尽管日本渔业团体、部分地方官员等强烈反对这一处理方案，中国、韩国等邻国也强烈反对和质疑。2023年1月，日本政府将福岛核污染水的排放时间定为“今年春夏之际”。</text:p>
      <text:p text:style-name="P4">
日本东京电力公司6月12日开始 <text:a xlink:type="simple" xlink:href="https://www.zaobao.com/realtime/world/story20230612-1403599" text:style-name="Internet_20_link" text:visited-style-name="Visited_20_Internet_20_Link">
 对福岛核电站核污水排海设施进行试运行</text:a>
。据报，试运行将持续两周，以便东电按计划在今年夏天正式开启核污水排放。</text:p>
      <text:p text:style-name="P4">
Source: <text:a xlink:type="simple" xlink:href="https://www.zaobao.com.sg/realtime/world/story20230620-1406178" text:style-name="Internet_20_link" text:visited-style-name="Visited_20_Internet_20_Link">
https://www.zaobao.com.sg/realtime/world/story20230620-1406178</text:a>
</text:p>
      <!--NEWS-->
      <text:h text:style-name="P10" text:outline-level="1">
<text:span text:style-name="T4">
伊党：首相安华六州选举后或下台</text:span>
</text:h>
      <text:p text:style-name="P4">
Author: 联合早报 (Person)</text:p>
      <text:p text:style-name="P4">
Publisher: 联合早报 (Organization)</text:p>
      <text:p text:style-name="P4">
Published Time: 2023-06-20T16:01</text:p>
      <text:p text:style-name="P4">
Modified Time: 2023-06-20T16:07</text:p>
      <text:p text:style-name="P4">
Description: 马来西亚反对党伊斯兰党认为，如果伊党所属的国民联盟（国盟）在来临六州选举能拿下目前希盟执政的雪兰莪与森美兰两州，就可能严重冲击首相安华领导的团结政府，甚至造成联邦政府变天。据伊党党...</text:p>
      <text:p text:style-name="P4">
Videos: []</text:p>
      <text:p text:style-name="P4">
Audios: []</text:p>
      <text:p text:style-name="P4">
Images: []</text:p>
      <text:p text:style-name="P4">
Type: NewsArticle</text:p>
      <text:p text:style-name="P4">
Breadcrumbs: ['即时', '国际']</text:p>
      <text:p text:style-name="P4">
Keywords: ['马国六州选举', '伊斯兰党', '安华']</text:p>
      <!--METADATA-->
      <text:p text:style-name="P4">
马来西亚反对党 <text:a xlink:type="simple" xlink:href="https://www.zaobao.com/keywords/yi-si-lan-dang" text:style-name="Internet_20_link" text:visited-style-name="Visited_20_Internet_20_Link">
 伊斯兰党 </text:a>
认为，如果伊党所属的国民联盟（国盟）在来临 <text:a xlink:type="simple" xlink:href="https://www.zaobao.com/keywords/ma-guo-liu-zhou-xuan-ju" text:style-name="Internet_20_link" text:visited-style-name="Visited_20_Internet_20_Link">
 六州选举 </text:a>
 能拿下目前希盟执政的雪兰莪与森美兰两州，就可能严重冲击首相安华领导的团结政府，甚至造成联邦政府变天。</text:p>
      <text:p text:style-name="P4">
据伊党党报“哈拉卡”星期二（6月20日）报道，伊党署理主席端依布拉欣星期一（6月19日）晚间在关丹向党员演说时指出，只要国盟能在雪兰莪与森美兰两州胜出，同时保住国盟目前执政的吉打、登嘉楼与玻璃市三州，到时就可能“威胁”甚至扳倒联邦政府。</text:p>
      <text:p text:style-name="P4">
这次将进行州选举的六州之中，吉打、吉兰丹和登嘉楼三州目前由国盟执政，希盟则掌握槟城、雪兰莪与森美兰三州政权。</text:p>
      <text:p text:style-name="P4">
六州这次只选举州议员，六州的国会议员并未改选。端依布拉欣并未说明为何这些州议会的选举结果将影响联邦政府。他也没有提及槟城州选举结果的影响。</text:p>
      <text:p text:style-name="P4">
Source: <text:a xlink:type="simple" xlink:href="https://www.zaobao.com.sg/realtime/world/story20230620-1406180" text:style-name="Internet_20_link" text:visited-style-name="Visited_20_Internet_20_Link">
https://www.zaobao.com.sg/realtime/world/story20230620-1406180</text:a>
</text:p>
      <!--NEWS-->
      <text:h text:style-name="P10" text:outline-level="1">
<text:span text:style-name="T4">
《亚太报道》2023年6月20日音频</text:span>
</text:h>
      <text:p text:style-name="P4">
Author: None</text:p>
      <text:p text:style-name="P4">
Publisher: Radio Free Asia (Organization)</text:p>
      <text:p text:style-name="P4">
Published Time: 2023-06-20T16:15:00-04:00</text:p>
      <text:p text:style-name="P4">
Modified Time: 2023-06-20T16:15:00-04:00</text:p>
      <text:p text:style-name="P4">
Description: None</text:p>
      <text:p text:style-name="P4">
Videos: []</text:p>
      <text:p text:style-name="P4">
Audios: ["<text:a xlink:type="simple" xlink:href="https://www.rfa.org/mandarin/apr-audio/yp-062020231355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7" text:anchor-type="as-char" svg:width="6.9236in" svg:height="3.88615in" draw:z-index="0">
<draw:image xlink:href="../Images/rfamandarin/2023-06-20T16-15-00-04-00/000000.png" xlink:type="simple" xlink:show="embed" xlink:actuate="onLoad" draw:mime-type="image/png"/>
</draw:frame>
 <text:a xlink:type="simple" xlink:href="https://www.rfa.org/mandarin/apr-audio/yp-06202023135520.html/@@images/image" text:style-name="Internet_20_link" text:visited-style-name="Visited_20_Internet_20_Link">
</text:a>
 自由亚洲电台制图  <text:a xlink:type="simple" xlink:href="https://www.rfa.org/mandarin/apr-audio/yp-06202023135520.html/@@stream" text:style-name="Internet_20_link" text:visited-style-name="Visited_20_Internet_20_Link">
Audio-1-Link：https://www.rfa.org/mandarin/apr-audio/yp-06202023135520.html/@@stream </text:a>
</text:p>
      <text:p text:style-name="P4">
此次节目的主要内容：</text:p>
      <text:p text:style-name="P4">
1. 北京当局针对维权律师家庭的驱赶和骚扰持续升级，人权组织发起联署声援；</text:p>
      <text:p text:style-name="P4">
2. 湖南女子派出所猝死事件引发舆论关注，家属谴责警方刑讯逼供；</text:p>
      <text:p text:style-name="P4">
3. 美国媒体披露，中国计划在古巴建立新的军事训练设施；</text:p>
      <text:p text:style-name="P4">
4. 布林肯结束访华离京，但美中关系僵局仍前途未卜；</text:p>
      <text:p text:style-name="P4">
5. 台湾政界批评中方借恢复释迦输入，试图分化、统战台湾。</text:p>
      <text:p text:style-name="P4">
Source: <text:a xlink:type="simple" xlink:href="https://www.rfa.org/mandarin/apr-audio/yp-06202023135520.html" text:style-name="Internet_20_link" text:visited-style-name="Visited_20_Internet_20_Link">
https://www.rfa.org/mandarin/apr-audio/yp-06202023135520.html</text:a>
</text:p>
      <!--NEWS-->
      <text:h text:style-name="P10" text:outline-level="1">
<text:span text:style-name="T4">
韩国将公开朝鲜人权报告</text:span>
</text:h>
      <text:p text:style-name="P4">
Author: 联合早报 (Person)</text:p>
      <text:p text:style-name="P4">
Publisher: 联合早报 (Organization)</text:p>
      <text:p text:style-name="P4">
Published Time: 2023-06-20T16:32</text:p>
      <text:p text:style-name="P4">
Modified Time: 2023-06-20T16:40</text:p>
      <text:p text:style-name="P4">
Description: 韩国决定公开有关朝鲜强迫劳动、女权、劳动权等内容的深度人权报告。韩联社报道，韩国统一部官员星期二（6月20日）接受记者采访时作出上述说明。这将是韩国统一部继今年3月底首次对外公开《...</text:p>
      <text:p text:style-name="P4">
Videos: []</text:p>
      <text:p text:style-name="P4">
Audios: []</text:p>
      <text:p text:style-name="P4">
Images: []</text:p>
      <text:p text:style-name="P4">
Type: NewsArticle</text:p>
      <text:p text:style-name="P4">
Breadcrumbs: ['即时', '国际']</text:p>
      <text:p text:style-name="P4">
Keywords: ['韩国', '朝鲜', '人权', '女权', '劳动力']</text:p>
      <!--METADATA-->
      <text:p text:style-name="P4">
韩国决定公开有关朝鲜强迫劳动、女权、劳动权等内容的深度人权报告。</text:p>
      <text:p text:style-name="P4">
韩联社报道，韩国统一部官员星期二（6月20日）接受记者采访时作出上述说明。</text:p>
      <text:p text:style-name="P4">
这将是韩国统一部继今年3月底 <text:a xlink:type="simple" xlink:href="https://www.zaobao.com/realtime/world/story20230328-1377213" text:style-name="Internet_20_link" text:visited-style-name="Visited_20_Internet_20_Link">
 首次对外公开《朝鲜人权报告》</text:a>
后，再次公开有关朝鲜人权细节领域的深入调查报告。统一部官员说，当局考虑到有必要广泛宣传朝鲜的人权状况等因素后，作出上述决定。</text:p>
      <text:p text:style-name="P4">
统一部旗下的朝鲜人权档案中心持续对朝鲜人权状况进行调查，但调查内容仅供内部参考，此次是首次决定公开。据悉，档案中心今年将对朝鲜强迫劳动现状进行深度调查。</text:p>
      <text:p text:style-name="P4">
Source: <text:a xlink:type="simple" xlink:href="https://www.zaobao.com.sg/realtime/world/story20230620-1406190" text:style-name="Internet_20_link" text:visited-style-name="Visited_20_Internet_20_Link">
https://www.zaobao.com.sg/realtime/world/story20230620-1406190</text:a>
</text:p>
      <!--NEWS-->
      <text:h text:style-name="P10" text:outline-level="1">
<text:span text:style-name="T4">
拜登儿子韩特涉逃税和违法拥枪 与检方达成认罪协议</text:span>
</text:h>
      <text:p text:style-name="P4">
Publisher: 法新社</text:p>
      <text:p text:style-name="P4">
Published Time: 2023-06-20T16:32:08+00:00</text:p>
      <text:p text:style-name="P4">
Modified Time: 2023-06-20T16:20:05+00:00</text:p>
      <text:p text:style-name="P4">
Description: （法新社华盛顿20日电） 检方表示，美国总统拜登的儿子韩特（Hunter Biden）被控未缴交联邦所得税和非法拥有枪枝等罪名，他已经和司法部达成协议同意认罪。白宫表示，拜登夫妇对儿子表示支持。</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9" text:anchor-type="as-char" svg:width="6.9236in" svg:height="3.617581in" draw:z-index="0">
<draw:image xlink:href="../Images/rficn/2023-06-20T16-32-08-00-00/000000.png" xlink:type="simple" xlink:show="embed" xlink:actuate="onLoad" draw:mime-type="image/png"/>
</draw:frame>
</text:p>
      <text:p text:style-name="P4">
53岁的韩特．拜登与家乡德拉瓦州联邦检方达成的这项认罪协议，尚须获得联邦法官同意，他不太可能面临牢狱之灾。</text:p>
      <text:p text:style-name="P4">
韩特．拜登的商业交易引发不少争议，多年来受到共和党国会议员抨击。</text:p>
      <text:p text:style-name="P4">
白宫发言人山姆斯（IanSams）代表拜登夫妇就此事发表简短声明说：「总统和第一夫人都爱他们的儿子并支持他，他在持续重建自己的生活。我们对此没有进一步评论。」</text:p>
      <text:p text:style-name="P4">
联邦检察官魏斯（David Weiss）说，韩特．拜登同意接受认罪协议，承认「两项故意不支付联邦所得税的罪名」。</text:p>
      <text:p text:style-name="P4">
根据法庭文件，韩特．拜登2017和2018年收入都超过150万美元，却未准时报税，因此这两年都欠下超过10万美元税款。这两项罪名可让他最高各被判一年刑期，外加10万美元或双倍罚款。</text:p>
      <text:p text:style-name="P4">
魏斯说，韩特．拜登也面临另一项罪名，即「管制药物使用者或成瘾者拥有枪械」。他曾承认过去苦于毒品问题。</text:p>
      <text:p text:style-name="P4">
Source: <text:a xlink:type="simple" xlink:href="https://www.rfi.fr/cn/%E5%9B%BD%E9%99%85%E6%8A%A5%E9%81%93/20230620-%E6%8B%9C%E7%99%BB%E5%84%BF%E5%AD%90%E9%9F%A9%E7%89%B9%E6%B6%89%E9%80%83%E7%A8%8E%E5%92%8C%E8%BF%9D%E6%B3%95%E6%8B%A5%E6%9E%AA-%E4%B8%8E%E6%A3%80%E6%96%B9%E8%BE%BE%E6%88%90%E8%AE%A4%E7%BD%AA%E5%8D%8F%E8%AE%AE" text:style-name="Internet_20_link" text:visited-style-name="Visited_20_Internet_20_Link">
https://www.rfi.fr/cn/%E5%9B%BD%E9%99%85%E6%8A%A5%E9%81%93/20230620-%E6%8B%9C%E7%99%BB%E5%84%BF%E5%AD%90%E9%9F%A9%E7%89%B9%E6%B6%89%E9%80%83%E7%A8%8E%E5%92%8C%E8%BF%9D%E6%B3%95%E6%8B%A5%E6%9E%AA-%E4%B8%8E%E6%A3%80%E6%96%B9%E8%BE%BE%E6%88%90%E8%AE%A4%E7%BD%AA%E5%8D%8F%E8%AE%AE</text:a>
</text:p>
      <!--NEWS-->
      <text:h text:style-name="P10" text:outline-level="1">
<text:span text:style-name="T4">
中国央行降息幅度低于预期   欧股收低</text:span>
</text:h>
      <text:p text:style-name="P4">
Publisher: 法新社</text:p>
      <text:p text:style-name="P4">
Published Time: 2023-06-20T17:02:09+00:00</text:p>
      <text:p text:style-name="P4">
Modified Time: 2023-06-20T16:50:01+00:00</text:p>
      <text:p text:style-name="P4">
Description: （法新社伦敦20日电） 投资人担忧中国央行降息幅度低于预期，不足提振经济复苏，欧洲股市今天收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0" text:anchor-type="as-char" svg:width="6.9236in" svg:height="3.617581in" draw:z-index="0">
<draw:image xlink:href="../Images/rficn/2023-06-20T17-02-09-00-00/000000.png" xlink:type="simple" xlink:show="embed" xlink:actuate="onLoad" draw:mime-type="image/png"/>
</draw:frame>
</text:p>
      <text:p text:style-name="P4">
中国经济持续疲软，成长减缓，外界寄望北京祭出有力振兴措施，但迄今未如所愿，带动上周全球股市反弹的乐观情绪似乎正在消退。</text:p>
      <text:p text:style-name="P4">
伦敦FTSE 100指数下跌19.17点或0.25%，收7569.31点。</text:p>
      <text:p text:style-name="P4">
法兰克福DAX指数下挫89.88点或0.55%，收16111.32点。</text:p>
      <text:p text:style-name="P4">
巴黎CAC 40指数挫跌19.88点或0.27%，收7294.17点。（译者：陈政一）</text:p>
      <text:p text:style-name="P4">
Source: <text:a xlink:type="simple" xlink:href="https://www.rfi.fr/cn/%E8%B4%A2%E7%BB%8F%E5%BF%AB%E8%AE%AF/20230620-%E4%B8%AD%E5%9B%BD%E5%A4%AE%E8%A1%8C%E9%99%8D%E6%81%AF%E5%B9%85%E5%BA%A6%E4%BD%8E%E4%BA%8E%E9%A2%84%E6%9C%9F-%E6%AC%A7%E8%82%A1%E6%94%B6%E4%BD%8E" text:style-name="Internet_20_link" text:visited-style-name="Visited_20_Internet_20_Link">
https://www.rfi.fr/cn/%E8%B4%A2%E7%BB%8F%E5%BF%AB%E8%AE%AF/20230620-%E4%B8%AD%E5%9B%BD%E5%A4%AE%E8%A1%8C%E9%99%8D%E6%81%AF%E5%B9%85%E5%BA%A6%E4%BD%8E%E4%BA%8E%E9%A2%84%E6%9C%9F-%E6%AC%A7%E8%82%A1%E6%94%B6%E4%BD%8E</text:a>
</text:p>
      <!--NEWS-->
      <text:h text:style-name="P10" text:outline-level="1">
<text:span text:style-name="T4">
美中持续抗衡下 李强周二与德国政府进行磋商寻求中国利益</text:span>
</text:h>
      <text:p text:style-name="P4">
Author: chinese@voanews.com (金谷)</text:p>
      <text:p text:style-name="P4">
Publisher: 美国之音中文网 (Type: NewsMediaOrganization)</text:p>
      <text:p text:style-name="P4">
Published Time: 2023-06-20T17:06:10+08:00</text:p>
      <text:p text:style-name="P4">
Modified Time: 2023-06-20 09:06:10Z</text:p>
      <text:p text:style-name="P4">
Description: 中国国务院总理李强正在德国进行访问，周二(6月20日) 和德国总理奥拉夫·朔尔茨（Olaf Scholz）率领各自内阁成员，举行第七轮德中政府磋商。</text:p>
      <text:p text:style-name="P4">
Videos: []</text:p>
      <text:p text:style-name="P4">
Images: []</text:p>
      <text:p text:style-name="P4">
Categories: ['欧洲', '经济·金融·贸易', '中国']</text:p>
      <text:p text:style-name="P4">
Type: None</text:p>
      <!--METADATA-->
      <text:p text:style-name="P4">
NoneNone</text:p>
      <text:p text:style-name="P4">
Source: <text:a xlink:type="simple" xlink:href="https://www.voachinese.com/a/li-qiang-continues-visit-in-europe-to-seek-opportunity-amid-tension-with-the-us/7144603.html" text:style-name="Internet_20_link" text:visited-style-name="Visited_20_Internet_20_Link">
https://www.voachinese.com/a/li-qiang-continues-visit-in-europe-to-seek-opportunity-amid-tension-with-the-us/7144603.html</text:a>
</text:p>
      <!--NEWS-->
      <text:h text:style-name="P10" text:outline-level="1">
<text:span text:style-name="T4">
芬兰议会投票通过 奥尔波取代马林出任总理</text:span>
</text:h>
      <text:p text:style-name="P4">
Author: 联合早报 (Person)</text:p>
      <text:p text:style-name="P4">
Publisher: 联合早报 (Organization)</text:p>
      <text:p text:style-name="P4">
Published Time: 2023-06-20T17:09</text:p>
      <text:p text:style-name="P4">
Modified Time: 2023-06-20T17:51</text:p>
      <text:p text:style-name="P4">
Description: 芬兰议会投票赞成奥尔波担任总理，这意味着总理马林的任期已经结束。路透社报道，芬兰星期二（6月20日）的选举议会正如预料，投票选出中右翼的民族联合党党主席奥尔波（Petteri Or...</text:p>
      <text:p text:style-name="P4">
Videos: []</text:p>
      <text:p text:style-name="P4">
Audios: []</text:p>
      <text:p text:style-name="P4">
Images: []</text:p>
      <text:p text:style-name="P4">
Type: NewsArticle</text:p>
      <text:p text:style-name="P4">
Breadcrumbs: ['即时', '国际']</text:p>
      <text:p text:style-name="P4">
Keywords: ['芬兰', '议会', '总理']</text:p>
      <!--METADATA-->
      <text:p text:style-name="P4">
芬兰议会投票赞成奥尔波担任总理，这意味着总理马林的任期已经结束。</text:p>
      <text:p text:style-name="P4">
路透社报道，芬兰星期二（6月20日）的选举议会正如预料，投票选出中右翼的民族联合党党主席奥尔波（PetteriOrpo）出任总理，结束了社会民主党的马林任期。议会投票结果为：107票赞成，81票反对，11票缺席。</text:p>
      <text:p text:style-name="P4">
53岁的奥尔波将领导一个由民族联合党（National Coalition Party，简称NCP）、芬兰人党（FinnsParty）、瑞典族人民党（The Swedish People’s Party）及芬兰基督教民主党（ChristianDemocrats）组成的联盟。这些政党在4月2日的选举中共同赢得了多数议会席位，执政党社会民主党在选举中落败。</text:p>
      <text:p text:style-name="P4">
新政府将于星期二就职。芬兰人党领导人普拉（Riikka Purra）将担任财政部长；NCP副领导人瓦尔托宁（Elina Valtonen）将担任外交部长。</text:p>
      <text:p text:style-name="P4">
奥尔波在议会投票结束后不久说：“我非常感谢你们对我的信任。”</text:p>
      <text:p text:style-name="P4">
奥尔波在竞选时承诺通过削减开支，减少政府的预算赤字，同时减少税收并寻求促进私营部门创造就业机会。新的政府联盟将对移民政策做出改变；减少难民配额、提高工作签证的门槛与提高外国人获得公民身份的难度；这些都是芬兰人党的关键优先事项。</text:p>
      <text:p text:style-name="P4">
马林2019年出任芬兰总理时年仅34岁，为当时全球最年轻的总理。</text:p>
      <text:p text:style-name="P4">
Source: <text:a xlink:type="simple" xlink:href="https://www.zaobao.com.sg/realtime/world/story20230620-1406198" text:style-name="Internet_20_link" text:visited-style-name="Visited_20_Internet_20_Link">
https://www.zaobao.com.sg/realtime/world/story20230620-1406198</text:a>
</text:p>
      <!--NEWS-->
      <text:h text:style-name="P10" text:outline-level="1">
<text:span text:style-name="T4">
薄熙来大管家徐鸣一审被判刑15年</text:span>
</text:h>
      <text:p text:style-name="P4">
Author: None</text:p>
      <text:p text:style-name="P4">
Publisher: Radio Free Asia (Organization)</text:p>
      <text:p text:style-name="P4">
Published Time: 2023-06-20T17:25:51-04:00</text:p>
      <text:p text:style-name="P4">
Modified Time: 2023-06-20T17:25: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91" text:anchor-type="as-char" svg:width="6.9236in" svg:height="5.494212in" draw:z-index="0">
<draw:image xlink:href="../Images/rfamandarin/2023-06-20T17-25-51-04-00/000000.png" xlink:type="simple" xlink:show="embed" xlink:actuate="onLoad" draw:mime-type="image/png"/>
</draw:frame>
 原国家粮食局党组成员、副局长徐鸣 网络图片</text:p>
      <text:p text:style-name="P4">
前中国国家粮食局副局长、被视为前中共重庆市委书记薄熙来大管家的徐鸣，因任官26年来受贿人民币5120万余元，20日被厦门市中级人民法院一审判处有期徒刑15年及410万元罚款。</text:p>
      <text:p text:style-name="P4">
徐鸣为中国政府财经系统出身，长期在中国商务部任职，官至综合司长，是薄熙来担任商务部长时的部属，受到薄熙来信任。2007年薄熙来调任重庆市委书记后，徐鸣即追随调往重庆，官至市委秘书长，被中共官场视为薄熙来的“大管家”。</text:p>
      <text:p text:style-name="P4">
中国官方新华社报导，徐鸣自1995至2021年，利用职权，非法收受财物共折合5120万余元，其中890万元截至案发尚未实际取得。此外，徐鸣2021年离职后，利用曾担任重庆市委秘书长等职权、地位形成的便利条件，为他人案件申诉提供帮助，收受钱款120万元。</text:p>
      <text:p text:style-name="P4">
（责编：梒青）</text:p>
      <text:p text:style-name="P4">
Source: <text:a xlink:type="simple" xlink:href="https://www.rfa.org/mandarin/Xinwen/11-06202023172445.html" text:style-name="Internet_20_link" text:visited-style-name="Visited_20_Internet_20_Link">
https://www.rfa.org/mandarin/Xinwen/11-06202023172445.html</text:a>
</text:p>
      <!--NEWS-->
      <text:h text:style-name="P10" text:outline-level="1">
<text:span text:style-name="T4">
布林肯访中期间重申反对改变台海现状 台政府表态持续深化台美安全伙伴关系</text:span>
</text:h>
      <text:p text:style-name="P4">
Author: chinese@voanews.com (杨安)</text:p>
      <text:p text:style-name="P4">
Publisher: 美国之音中文网 (Type: NewsMediaOrganization)</text:p>
      <text:p text:style-name="P4">
Published Time: 2023-06-20T17:28:33+08:00</text:p>
      <text:p text:style-name="P4">
Modified Time: 2023-06-20 09:28:33Z</text:p>
      <text:p text:style-name="P4">
Description: 美国国务卿安东尼·布林肯（Antony Blinken）星期一（2023年6月19日）会见中国国家主席习近平，重申美国不支持台独，反对任何一方单方面改变台海现状的立场。台湾外交部周二表示欢迎与肯定美方一再公开强调支持台海和平稳定的坚定立场，将持续深化与美国及安全伙伴关系。</text:p>
      <text:p text:style-name="P4">
Videos: []</text:p>
      <text:p text:style-name="P4">
Images: []</text:p>
      <text:p text:style-name="P4">
Categories: ['台湾', '美国', '中国']</text:p>
      <text:p text:style-name="P4">
Type: None</text:p>
      <!--METADATA-->
      <text:p text:style-name="P4">
NoneNone</text:p>
      <text:p text:style-name="P4">
Source: <text:a xlink:type="simple" xlink:href="https://www.voachinese.com/a/taiwan-and-japan-react-to-blinken-s-visit-to-beijing-20230620/7144613.html" text:style-name="Internet_20_link" text:visited-style-name="Visited_20_Internet_20_Link">
https://www.voachinese.com/a/taiwan-and-japan-react-to-blinken-s-visit-to-beijing-20230620/7144613.html</text:a>
</text:p>
      <!--NEWS-->
      <text:h text:style-name="P10" text:outline-level="1">
<text:span text:style-name="T4">
凯利：安华应该担心“马来民怨海啸”</text:span>
</text:h>
      <text:p text:style-name="P4">
Author: 联合早报 (Person)</text:p>
      <text:p text:style-name="P4">
Publisher: 联合早报 (Organization)</text:p>
      <text:p text:style-name="P4">
Published Time: 2023-06-20T17:46</text:p>
      <text:p text:style-name="P4">
Modified Time: 2023-06-20T18:13</text:p>
      <text:p text:style-name="P4">
Description: 马来西亚前卫生部长凯利认为，对于即将到来的六州选举，首相安华政府必须担心的是马来社群的“民怨海啸”，而非伊斯兰党带来的“绿潮”。这是因为许多马来选民不满政府缺乏经济方向。凯利目前也...</text:p>
      <text:p text:style-name="P4">
Videos: []</text:p>
      <text:p text:style-name="P4">
Audios: []</text:p>
      <text:p text:style-name="P4">
Images: []</text:p>
      <text:p text:style-name="P4">
Type: NewsArticle</text:p>
      <text:p text:style-name="P4">
Breadcrumbs: ['即时', '国际']</text:p>
      <text:p text:style-name="P4">
Keywords: ['凯利', '安华', '马国六州选举']</text:p>
      <!--METADATA-->
      <text:p text:style-name="P4">
马来西亚前卫生部长凯利认为，对于即将到来的 <text:a xlink:type="simple" xlink:href="https://www.zaobao.com/keywords/ma-guo-liu-zhou-xuan-ju" text:style-name="Internet_20_link" text:visited-style-name="Visited_20_Internet_20_Link">
 六州选举 </text:a>
 ，首相安华政府必须担心的是马来社群的“民怨海啸”，而非伊斯兰党带来的“绿潮”。这是因为许多马来选民不满政府缺乏经济方向。</text:p>
      <text:p text:style-name="P4">
凯利目前也是新加坡尤索夫伊萨东南亚研究院马来西亚研究计划的高级访问研究员。他星期二（6月20日）在尤索夫伊萨东南亚研究院的学术网站“支点”（Fulcrum），发表题为“马国的‘绿潮’是否更可能是‘民怨海啸’？”的文章中指出，安华政府过去执政的七个月里，马国经济明显缺乏方向、令吉继续走弱，生活成本危机持续侵蚀人民的消费能力。</text:p>
      <text:p text:style-name="P4">
他说：“马国如今的局势与其说是极端主义‘绿潮’兴起，不如说是马来社群对3R（种族、宗教和王室）课题以外的民生课题表达了真正的不满。 ”</text:p>
      <text:p text:style-name="P4">
他认为，安华政府的一些做法进一步激怒马来族，例如团结政府声称根除贪腐和坚持善政，但却容纳了受贪腐污染的巫统领导层。</text:p>
      <text:p text:style-name="P4">
他指出，安华任命巫统主席阿末扎希出任副首相，其实是不受欢迎的决定。阿末扎希面临47项涉及挪用健康思维基金资金的控罪，以及涉嫌在2013年至2018年担任内政部长期间在多个项目中受贿。</text:p>
      <text:p text:style-name="P4">
此外，凯利认为，巫统几乎没有表现出任何的改革意愿。“巫统代表大会几乎没有表现出改革意愿，只是强调巫统对安华政府的支持是正当的，并试图召集党代表声援坐牢的前首相纳吉。巫青团长最近也承认巫统正处于其历史的‘最低点’。”</text:p>
      <text:p text:style-name="P4">
他说：“巫统最初被视为是希盟的助力，有可能带头冲进马来选民占多数的选区，但如今看来这不太可能。”</text:p>
      <text:p text:style-name="P4">
他也说，安华的强敌国盟主打种族、宗教和王室的“3R”课题。“以最近国盟攻击团结政府放弃对2021年高庭裁决的上诉。相关裁决允许基督教出版物使用 <text:a xlink:type="simple" xlink:href="https://www.zaobao.com/news/sea/story20230605-1401513" text:style-name="Internet_20_link" text:visited-style-name="Visited_20_Internet_20_Link">
‘阿拉’一词 </text:a>
。国盟的社交媒体也极力利用马来选民对民主行动党在政府中的存在而产生的不安来争取支持。 ”</text:p>
      <text:p text:style-name="P4">
Source: <text:a xlink:type="simple" xlink:href="https://www.zaobao.com.sg/realtime/world/story20230620-1406205" text:style-name="Internet_20_link" text:visited-style-name="Visited_20_Internet_20_Link">
https://www.zaobao.com.sg/realtime/world/story20230620-1406205</text:a>
</text:p>
      <!--NEWS-->
      <text:h text:style-name="P10" text:outline-level="1">
<text:span text:style-name="T4">
菲总统：正与中国协调南中国海捕鱼禁令</text:span>
</text:h>
      <text:p text:style-name="P4">
Author: 联合早报 (Person)</text:p>
      <text:p text:style-name="P4">
Publisher: 联合早报 (Organization)</text:p>
      <text:p text:style-name="P4">
Published Time: 2023-06-20T18:11</text:p>
      <text:p text:style-name="P4">
Modified Time: 2023-06-20T18:11</text:p>
      <text:p text:style-name="P4">
Description: 菲律宾总统小马可斯说，菲律宾和中国正就南中国海的捕鱼禁令进行协调。路透社报道，小马可斯星期二（6月20日）出席菲律宾农业部的一个活动后对记者说，双方“在这方面正取得进展”。中国政府...</text:p>
      <text:p text:style-name="P4">
Videos: []</text:p>
      <text:p text:style-name="P4">
Audios: []</text:p>
      <text:p text:style-name="P4">
Images: []</text:p>
      <text:p text:style-name="P4">
Type: NewsArticle</text:p>
      <text:p text:style-name="P4">
Breadcrumbs: ['即时', '国际']</text:p>
      <text:p text:style-name="P4">
Keywords: ['菲律宾', '中国', '南中国海', '禁令']</text:p>
      <!--METADATA-->
      <text:p text:style-name="P4">
菲律宾总统小马可斯说，菲律宾和中国正就 <text:a xlink:type="simple" xlink:href="https://www.zaobao.com/keywords/nan-zhong-guo-hai" text:style-name="Internet_20_link" text:visited-style-name="Visited_20_Internet_20_Link">
 南中国海 </text:a>
 的捕鱼禁令进行协调。</text:p>
      <text:p text:style-name="P4">
路透社报道，小马可斯星期二（6月20日）出席菲律宾农业部的一个活动后对记者说，双方“在这方面正取得进展”。</text:p>
      <text:p text:style-name="P4">
<text:a xlink:type="simple" xlink:href="https://www.gov.cn/lianbo/2023-05/02/content_5753937.htm" text:style-name="Internet_20_link" text:visited-style-name="Visited_20_Internet_20_Link">
 中国政府规定 </text:a>
，从5月1日12时起，渤海、黄海、东海及北纬12度以北的南中国海海域全面进入海洋伏季休渔期，禁止捕鱼作业。中国在有主权争议的海域实施捕捞禁令，引起菲律宾的长期不满。</text:p>
      <text:p text:style-name="P4">
Source: <text:a xlink:type="simple" xlink:href="https://www.zaobao.com.sg/realtime/world/story20230620-1406217" text:style-name="Internet_20_link" text:visited-style-name="Visited_20_Internet_20_Link">
https://www.zaobao.com.sg/realtime/world/story20230620-1406217</text:a>
</text:p>
      <!--NEWS-->
      <text:h text:style-name="P10" text:outline-level="1">
<text:span text:style-name="T4">
报道：日本金融监管机构提醒银行为潜在台海冲突制定因应方案</text:span>
</text:h>
      <text:p text:style-name="P4">
Author: chinese@voanews.com (金谷)</text:p>
      <text:p text:style-name="P4">
Publisher: 美国之音中文网 (Type: NewsMediaOrganization)</text:p>
      <text:p text:style-name="P4">
Published Time: 2023-06-20T18:14:10+08:00</text:p>
      <text:p text:style-name="P4">
Modified Time: 2023-06-20 10:14:10Z</text:p>
      <text:p text:style-name="P4">
Description: 据《路透社》周二（6月20日）报道，多名消息人士称，日本金融监管机构已向国内主要银行询问中国风险，以及若中西方紧张局势升级，他们是否已制定相应的计划。</text:p>
      <text:p text:style-name="P4">
Videos: []</text:p>
      <text:p text:style-name="P4">
Images: []</text:p>
      <text:p text:style-name="P4">
Categories: ['亚太', '中国', '台湾']</text:p>
      <text:p text:style-name="P4">
Type: None</text:p>
      <!--METADATA-->
      <text:p text:style-name="P4">
NoneNone</text:p>
      <text:p text:style-name="P4">
Source: <text:a xlink:type="simple" xlink:href="https://www.voachinese.com/a/japan-reportedly-warns-banks-of-risks-in-event-of-taiwan-conflict-20230620/7144647.html" text:style-name="Internet_20_link" text:visited-style-name="Visited_20_Internet_20_Link">
https://www.voachinese.com/a/japan-reportedly-warns-banks-of-risks-in-event-of-taiwan-conflict-20230620/7144647.html</text:a>
</text:p>
      <!--NEWS-->
      <text:h text:style-name="P10" text:outline-level="1">
<text:span text:style-name="T4">
马国财政部：令吉汇率不与美元挂钩</text:span>
</text:h>
      <text:p text:style-name="P4">
Author: 联合早报 (Person)</text:p>
      <text:p text:style-name="P4">
Publisher: 联合早报 (Organization)</text:p>
      <text:p text:style-name="P4">
Published Time: 2023-06-20T18:23</text:p>
      <text:p text:style-name="P4">
Modified Time: 2023-06-20T19:07</text:p>
      <text:p text:style-name="P4">
Description: 马来西亚令吉对美元的汇率近来不断走低，但马国财政部强调，政府不会再像1998年亚洲金融风暴时让令吉汇率与美元挂钩，因为这将导致马国失去货币政策的主导权，同时也让令吉面对美元汇率产生...</text:p>
      <text:p text:style-name="P4">
Videos: []</text:p>
      <text:p text:style-name="P4">
Audios: []</text:p>
      <text:p text:style-name="P4">
Images: []</text:p>
      <text:p text:style-name="P4">
Type: NewsArticle</text:p>
      <text:p text:style-name="P4">
Breadcrumbs: ['即时', '国际']</text:p>
      <text:p text:style-name="P4">
Keywords: ['令吉', '美元', '亚洲', '马来西亚']</text:p>
      <!--METADATA-->
      <text:p text:style-name="P4">
马来西亚令吉对美元的汇率近来不断走低，但马国财政部强调，政府不会再像1998年亚洲金融风暴时让令吉汇率与美元挂钩，因为这将导致马国失去货币政策的主导权，同时也让令吉面对美元汇率产生突然变动的风险。</text:p>
      <text:p text:style-name="P4">
上议员三苏丁阿都嘉法星期二（6月20日）在国会上议院询问政府是否计划将令吉与美元挂钩，以解决令吉近来不断贬值的问题。财政部副部长阿末马斯兰答询时指出，政府不会这么做。</text:p>
      <text:p text:style-name="P4">
阿末马斯兰说，让令吉与美元挂钩可能导致隔夜政策利率（OPR）进一步上升。他说，马国的隔夜政策利率是3%，美国的则是5.25%。“如果将令吉币值固定在3.80令吉兑一美元，我们的隔夜政策利率也将提高至5.25%。”</text:p>
      <text:p text:style-name="P4">
他说：“马国目前隔夜政策利率3%已经让人民非常不舒服。如果将隔夜政策利率提高至5.25%，情况将更糟。”马国国家银行（央行）今年5月宣布将隔夜政策利率调高25个基点，达到3%。这是央行自2022年以来，首次调高隔夜政策利率。</text:p>
      <text:p text:style-name="P4">
阿末马斯兰说，令吉与美元挂钩后，马国也需要动用大量储备金来维持令吉币值。当局也将实施资本管制而导致资本流动不再自由，因为到时外国资金进出马国都将受到约束。</text:p>
      <text:p text:style-name="P4">
他强调，在充满不确定的全球金融市场，灵活的令吉汇率可减少市场变动对国内经济活动的影响。“政府将继续提高国家经济增长和竞争力，吸引外国资金和投资流入，从而支持令吉币值走强。”</text:p>
      <text:p text:style-name="P4">
Source: <text:a xlink:type="simple" xlink:href="https://www.zaobao.com.sg/realtime/world/story20230620-1406219" text:style-name="Internet_20_link" text:visited-style-name="Visited_20_Internet_20_Link">
https://www.zaobao.com.sg/realtime/world/story20230620-1406219</text:a>
</text:p>
      <!--NEWS-->
      <text:h text:style-name="P10" text:outline-level="1">
<text:span text:style-name="T4">
巴黎2024年奥组委总部遭金融特警搜查</text:span>
</text:h>
      <text:p text:style-name="P4">
Author: 联合早报 (Person)</text:p>
      <text:p text:style-name="P4">
Publisher: 联合早报 (Organization)</text:p>
      <text:p text:style-name="P4">
Published Time: 2023-06-20T19:10</text:p>
      <text:p text:style-name="P4">
Modified Time: 2023-06-20T22:57</text:p>
      <text:p text:style-name="P4">
Description: 法国金融特警部队突击搜查巴黎2024奥组委与合作伙伴的总部，以调查涉嫌挪用公款和徇私舞弊。路透社报道，法国金融检察官办公室（PNF）星期二（6月20日）说，当局在2017年对奥组委...</text:p>
      <text:p text:style-name="P4">
Videos: []</text:p>
      <text:p text:style-name="P4">
Audios: []</text:p>
      <text:p text:style-name="P4">
Images: []</text:p>
      <text:p text:style-name="P4">
Type: NewsArticle</text:p>
      <text:p text:style-name="P4">
Breadcrumbs: ['即时', '国际']</text:p>
      <text:p text:style-name="P4">
Keywords: ['法国', '奥运会', '巴黎']</text:p>
      <!--METADATA-->
      <text:p text:style-name="P4">
法国金融特警部队突击搜查巴黎2024奥组委与合作伙伴的总部，以调查涉嫌挪用公款和徇私舞弊。</text:p>
      <text:p text:style-name="P4">
路透社报道，法国金融检察官办公室（PNF）星期二（6月20日）说，当局在2017年对奥组委签订的合同展开初步调查后，对巴黎2024奥组委总部展开突击行动。</text:p>
      <text:p text:style-name="P4">
PNF补充说，负责提供奥运会和残奥会基础设施的公共机构SOLIDEO的总部也被搜查。</text:p>
      <text:p text:style-name="P4">
检察官办公室一名发言人说，这些调查涉及 “非法利益冲突、滥用公共资金和徇私舞弊”。</text:p>
      <text:p text:style-name="P4">
巴黎2024奥组委星期二较早前发声明说：“组委会总部目前正在进行搜查。巴黎2024奥组委正与调查员合作，协助调查。”</text:p>
      <text:p text:style-name="P4">
声明未提供更多细节。巴黎2024发言人说：“我们目前没有任何其他信息可以分享。”</text:p>
      <text:p text:style-name="P4">
巴黎奥运会将于7月26日至8月11日举行，残奥会将于8月28日至9月6日举行。</text:p>
      <text:p text:style-name="P4">
Source: <text:a xlink:type="simple" xlink:href="https://www.zaobao.com.sg/realtime/world/story20230620-1406226" text:style-name="Internet_20_link" text:visited-style-name="Visited_20_Internet_20_Link">
https://www.zaobao.com.sg/realtime/world/story20230620-1406226</text:a>
</text:p>
      <!--NEWS-->
      <text:h text:style-name="P10" text:outline-level="1">
<text:span text:style-name="T4">
报道：瑞银因瑞士信贷对Archegos的不当操作而面临数亿美元的罚款 (Free Version)</text:span>
</text:h>
      <text:p text:style-name="P4">
Author: Penny Sukhraj</text:p>
      <text:p text:style-name="P4">
Publisher: 华尔街日报中文网</text:p>
      <text:p text:style-name="P4">
Published Time: 2023-06-20T2:25:00.000Z</text:p>
      <text:p text:style-name="P4">
Modified Time: 2023-06-20T08:25:00.000Z</text:p>
      <text:p text:style-name="P4">
Created Time: 2023-06-20T07:16:00.000Z</text:p>
      <text:p text:style-name="P4">
Description: 在英国、瑞士和美国监管机构的调查之后，瑞士信贷与家族办公室Archegos Capital的关系将对瑞银造成打击。</text:p>
      <text:p text:style-name="P4">
Images: []</text:p>
      <text:p text:style-name="P4">
Categories: ['金融市场']</text:p>
      <text:p text:style-name="P4">
Keywords: SYND</text:p>
      <text:p text:style-name="P4">
Type: Article</text:p>
      <!--METADATA-->
      <text:p text:style-name="P4">
在英国、瑞士和美国监管机构的调查之后，瑞士信贷(Credit Suisse)与家族办公室Archegos Capital的关系将对瑞银(UBS)造成打击。</text:p>
      <text:p text:style-name="P4">
Source: <text:a xlink:type="simple" xlink:href="https://cn.wsj.com/articles/%E6%8A%A5%E9%81%93-%E7%91%9E%E9%93%B6%E5%9B%A0%E7%91%9E%E5%A3%AB%E4%BF%A1%E8%B4%B7%E5%AF%B9archegos%E7%9A%84%E4%B8%8D%E5%BD%93%E6%93%8D%E4%BD%9C%E8%80%8C%E9%9D%A2%E4%B8%B4%E6%95%B0%E4%BA%BF%E7%BE%8E%E5%85%83%E7%9A%84%E7%BD%9A%E6%AC%BE-f0616c7f" text:style-name="Internet_20_link" text:visited-style-name="Visited_20_Internet_20_Link">
https://cn.wsj.com/articles/%E6%8A%A5%E9%81%93-%E7%91%9E%E9%93%B6%E5%9B%A0%E7%91%9E%E5%A3%AB%E4%BF%A1%E8%B4%B7%E5%AF%B9archegos%E7%9A%84%E4%B8%8D%E5%BD%93%E6%93%8D%E4%BD%9C%E8%80%8C%E9%9D%A2%E4%B8%B4%E6%95%B0%E4%BA%BF%E7%BE%8E%E5%85%83%E7%9A%84%E7%BD%9A%E6%AC%BE-f0616c7f</text:a>
</text:p>
      <!--NEWS-->
      <text:h text:style-name="P10" text:outline-level="1">
<text:span text:style-name="T4">
布林肯：与中国的气球事件应到此为止</text:span>
</text:h>
      <text:p text:style-name="P4">
Author: 联合早报 (Person)</text:p>
      <text:p text:style-name="P4">
Publisher: 联合早报 (Organization)</text:p>
      <text:p text:style-name="P4">
Published Time: 2023-06-20T20:12</text:p>
      <text:p text:style-name="P4">
Modified Time: 2023-06-20T20:28</text:p>
      <text:p text:style-name="P4">
Description: 美国国务卿布林肯说，与中国的气球事件应该到此为止。路透社报道，布林肯在微软全国广播公司（MSNBC）星期二（6月20日）发布的访问中说：“我们做了需要做的事情来保护我们的利益，我们...</text:p>
      <text:p text:style-name="P4">
Videos: []</text:p>
      <text:p text:style-name="P4">
Audios: []</text:p>
      <text:p text:style-name="P4">
Images: []</text:p>
      <text:p text:style-name="P4">
Type: NewsArticle</text:p>
      <text:p text:style-name="P4">
Breadcrumbs: ['即时', '国际']</text:p>
      <text:p text:style-name="P4">
Keywords: ['美国', '中国', '布林肯', '中美关系']</text:p>
      <!--METADATA-->
      <text:p text:style-name="P4">
美国国务卿布林肯说，与中国的 <text:a xlink:type="simple" xlink:href="https://www.zaobao.com/realtime/china/story20230205-1360034" text:style-name="Internet_20_link" text:visited-style-name="Visited_20_Internet_20_Link">
 气球事件</text:a>
 应该到此为止。</text:p>
      <text:p text:style-name="P4">
路透社报道，布林肯在微软全国广播公司（MSNBC）星期二（6月20日）发布的访问中说：“我们做了需要做的事情来保护我们的利益，我们说了需要说的话，并阐明了不让这种情况再次发生。因此，只要它不再发生，这一章就应该到此为止。”</text:p>
      <text:p text:style-name="P4">
布林肯6月18日早上 <text:a xlink:type="simple" xlink:href="https://www.zaobao.com/realtime/china/story20230618-1405448" text:style-name="Internet_20_link" text:visited-style-name="Visited_20_Internet_20_Link">
 抵达北京展开两天的访问</text:a>
，重启今年2月因气球事件推迟的访华行程。布林肯在访华期间与中国国家主席习近平、外长秦刚及中共政治局委员、中央外事工作委员会办公室主任王毅举行会谈。</text:p>
      <text:p text:style-name="P4">
Source: <text:a xlink:type="simple" xlink:href="https://www.zaobao.com.sg/realtime/world/story20230620-1406251" text:style-name="Internet_20_link" text:visited-style-name="Visited_20_Internet_20_Link">
https://www.zaobao.com.sg/realtime/world/story20230620-1406251</text:a>
</text:p>
      <!--NEWS-->
      <text:h text:style-name="P10" text:outline-level="1">
<text:span text:style-name="T4">
世界媒体看中国：美中关系的悬念</text:span>
</text:h>
      <text:p text:style-name="P4">
Author: chinese@voanews.com (金哲)</text:p>
      <text:p text:style-name="P4">
Publisher: 美国之音中文网 (Type: NewsMediaOrganization)</text:p>
      <text:p text:style-name="P4">
Published Time: 2023-06-20T20:34:46+08:00</text:p>
      <text:p text:style-name="P4">
Modified Time: 2023-06-20 12:34:46Z</text:p>
      <text:p text:style-name="P4">
Description: 在美国和中国这两个世界最大的经济体和军事大国关系不断呈现紧张之际，美国国务卿布林肯访问北京。中国共产党中央总书记、中国国家主席习近平与布林肯举行了在最后一刻才宣布的会晤，表示“希望中美关系能够健康稳定”。但在世界媒体看来，美中两国之间诸多重要分歧依然各说各话，悬而未决。</text:p>
      <text:p text:style-name="P4">
Videos: []</text:p>
      <text:p text:style-name="P4">
Images: []</text:p>
      <text:p text:style-name="P4">
Categories: ['世界媒体看中国', '中国', '美中关系']</text:p>
      <text:p text:style-name="P4">
Type: None</text:p>
      <!--METADATA-->
      <text:p text:style-name="P4">
NoneNone</text:p>
      <text:p text:style-name="P4">
Source: <text:a xlink:type="simple" xlink:href="https://www.voachinese.com/a/world-media-on-china---sino--us-relations-still-in-suspense-20230620/7144738.html" text:style-name="Internet_20_link" text:visited-style-name="Visited_20_Internet_20_Link">
https://www.voachinese.com/a/world-media-on-china---sino--us-relations-still-in-suspense-20230620/7144738.html</text:a>
</text:p>
      <!--NEWS-->
      <text:h text:style-name="P10" text:outline-level="1">
<text:span text:style-name="T4">
周二美市盘前退低 重点谈达美航空连续15天的创纪录涨势</text:span>
</text:h>
      <text:p text:style-name="P4">
Author: 李可爱 (Person)</text:p>
      <text:p text:style-name="P4">
Publisher: 联合早报 (Organization)</text:p>
      <text:p text:style-name="P4">
Published Time: 2023-06-20T20:35</text:p>
      <text:p text:style-name="P4">
Modified Time: 2023-06-20T20:54</text:p>
      <text:p text:style-name="P4">
Description: 星期二（6月20日）重点：本星期投资者焦点放在美联储主席鲍威尔在国会的两天证词。美国华尔街股市主要股指期货星期二（6月20日）退低。在7时截稿时，标准与普尔500指数期货微跌3.1...</text:p>
      <text:p text:style-name="P4">
Videos: []</text:p>
      <text:p text:style-name="P4">
Audios: []</text:p>
      <text:p text:style-name="P4">
Images: []</text:p>
      <text:p text:style-name="P4">
Type: NewsArticle</text:p>
      <text:p text:style-name="P4">
Breadcrumbs: ['即时', '国际']</text:p>
      <text:p text:style-name="P4">
Keywords: ['美国股市', '美市', '财经即时', '达美航空']</text:p>
      <!--METADATA-->
      <text:h text:style-name="P13" text:outline-level="4">
<text:span text:style-name="T4">
星期二（6月20日）重点：</text:span>
</text:h>
      <ul>
        <li>
本星期投资者焦点放在美联储主席鲍威尔在国会的两天证词。美国华尔街股市主要股指期货星期二（6月20日）退低。   * 在7时截稿时，标准与普尔500指数期货微跌3.10点或0.07％，报4406.05点；纳斯达克100指数期货也跌16.50点或0.11％，报15067.40点；道琼斯指数期货则退低21.10点，报34278.00点。   * 美国股市隔夜休市。标准与普尔500指数上星期五（16日）则是受到微软和其他重量级股的拖累而收低。两位美国联邦储备局官员上星期发布的言论，也削弱了人们对央行即将结束激进加息的乐观情绪。   * 标准与普尔500指数上星期五下跌16.25点，闭市报4409.59点。重量级的道琼斯指数则跌108.94点，闭市报34299.12点。以科技股为主的 <text:a xlink:type="simple" xlink:href="https://www.zaobao.com/keywords/na-si-da-ke" text:style-name="Internet_20_link" text:visited-style-name="Visited_20_Internet_20_Link">
 纳斯达克 </text:a>
 100指数也退低0.67％或101.56点，以15083.92点收市。   * 美国股市上星期五的交易非常活跃，再加上碰到股票期权到期日，交易所的总成交量接近170亿股，比过去20天的110亿9000万股平均成交量显著多了不少。</li>
      </ul>
      <text:h text:style-name="P13" text:outline-level="4">
<text:span text:style-name="T4">
盘前交易重点：</text:span>
</text:h>
      <ul>
        <li>
为了冲季度业绩， <text:a xlink:type="simple" xlink:href="https://www.zaobao.com/keywords/te-si-la" text:style-name="Internet_20_link" text:visited-style-name="Visited_20_Internet_20_Link">
 特斯拉 </text:a>
 （Tesla）在美国的Model S/X电动车将折价8000美元，外加三年免费充电服务。特斯拉股价在今晚盘前跌了2.40美元，截稿时报258.14美元。   * 据知情人士透露， <text:a xlink:type="simple" xlink:href="https://www.zaobao.com/keywords/grab" text:style-name="Internet_20_link" text:visited-style-name="Visited_20_Internet_20_Link">
 Grab </text:a>
 控股计划展开疫情以来的 <text:a xlink:type="simple" xlink:href="https://www.zaobao.com/realtime/singapore/story20230620-1406207" text:style-name="Internet_20_link" text:visited-style-name="Visited_20_Internet_20_Link">
 最大规模裁员行动 </text:a>
 。该股在今晚盘前上涨3.51％，截稿时报3.54美元。这项裁员计划最早可能会在本星期宣布，裁员人数可能超过2020年裁员的约360人。</li>
      </ul>
      <text:p text:style-name="P4">
 GrabHoldings预料最早会在本星期宣布疫情以来的最大规模裁员行动。（档案照片）</text:p>
      <ul>
        <li>
中国电子商务巨头 <text:a xlink:type="simple" xlink:href="https://www.zaobao.com/keywords/li-ba-ba" text:style-name="Internet_20_link" text:visited-style-name="Visited_20_Internet_20_Link">
 阿里巴巴 </text:a>
 说，张勇将辞去董事长兼首席执行官职务。阿里巴巴股价在今晚盘前下跌2.58％，截稿时报89.72美元。张勇将继续担任公司旗下云智能集团的负责人。阿里巴巴5月宣布会将云智能集团剥离该集团。   * 星期二下文我们来谈谈 <text:a xlink:type="simple" xlink:href="https://www.zaobao.com/keywords/da-mei-hang-kong" text:style-name="Internet_20_link" text:visited-style-name="Visited_20_Internet_20_Link">
 达美航空 </text:a>
 （Delta Air Lines）连续15天的创纪录涨势。今晚盘前该股退低0.32美元，截稿时报42.47美元。   * 盘前活跃股按序：特斯拉（Tesla）、Carnival Corp、Palantir Technologies、维珍银河控股（Virgin Galactic）和英特尔（Intel）。截稿时，这五只活跃股的股价起落参半。</li>
      </ul>
      <text:p text:style-name="P4">
达美航空即将在6月27日举行“投资者日”，市场投资者都希望它会发布一些有利消息。（法新社）</text:p>
      <text:h text:style-name="P13" text:outline-level="4">
<text:span text:style-name="T4">
达美航空（Delta Air Lines）（纽约证券交易所代码：DAL）</text:span>
</text:h>
      <text:p text:style-name="P4">
美国达美航空股价连续15天难以置信地攀高之后，终于在上星期五稍微退低0.21％，结束这股创纪录的涨势。但达美航空即将在6月27日举行“投资者日”，因此许多业内人士认为该股走高的趋势可能还会卷土重来。</text:p>
      <text:p text:style-name="P4">
自今年5月25日以来，达美航空股价已经上升了23％。这段时间也正好是美国的阵亡将士纪念日的长周末至六月节长周末期间，也就是美国所谓的旅游业丰收期。整个夏季旅游的乐观情绪围绕着许多旅游业相关的股票。</text:p>
      <text:p text:style-name="P4">
美国运输安全管理局上星期五说，单在上星期四（15日）就有超过270万人通过美国机场检查站，超越了2019年疫情前的水平。它也预计在接下来的假期周末里还会有至少1000万人通过美国机场检查站。</text:p>
      <text:p text:style-name="P4">
该局数据也显示，这次六月节长周末的机场人流量有望超越阵亡将士纪念日长周末。当时从星期五至星期一（5月26日至29日）约有980万人出行。</text:p>
      <text:p text:style-name="P4">
另一方面，达美航空五天前也宣布再次派发股息。这也是该航空公司自2020年3月取消派息以来，首次恢复派息。达美航空将派发每股0.10美元的股息，股票注册截止日期是7月17日，股息会在8月7日派发。</text:p>
      <text:p text:style-name="P4">
达美航空恢复派息是它业务上重要的里程碑。公司说，这反映了它三年财务计划取得良好的进展，而且它在过去两年偿还了超过100亿美元债务的事实。</text:p>
      <text:p text:style-name="P4">
在上星期五结束涨势的不仅是达美航空股票，联合航空（United Airlines）和美国航空（AmericanAirlines）在同一天也结束了它们八天的连胜走势。</text:p>
      <text:p text:style-name="P4">
目前投资者似乎是在等待更多数据来支持旅游需求会继续强劲的论调。例如六月节长周末的人流数据，或是达美航空下星期的投资者日，可能发布的任何有利消息。WolfeResearch分析师古博（Scott Group）预测，到时达美航空可能会发布乐观的评论，甚至是调高全年盈利预测。</text:p>
      <text:p text:style-name="P4">
到目前为止，在Tipranks的11名分析师全部都给予达美航空股“买进”评级，一年期限平均目标价是52.45美元。以上星期五的42.79闭市价计算，他们认为该股平均还有22.58％的上升潜能。</text:p>
      <text:p text:style-name="P4">
Source: <text:a xlink:type="simple" xlink:href="https://www.zaobao.com.sg/realtime/world/story20230620-1406255" text:style-name="Internet_20_link" text:visited-style-name="Visited_20_Internet_20_Link">
https://www.zaobao.com.sg/realtime/world/story20230620-1406255</text:a>
</text:p>
      <!--NEWS-->
      <text:h text:style-name="P10" text:outline-level="1">
<text:span text:style-name="T4">
美中关系再添变数：中古谈判在古巴岛北部建立联合军事训练设施</text:span>
</text:h>
      <text:p text:style-name="P4">
Author: chinese@voanews.com (美国之音)</text:p>
      <text:p text:style-name="P4">
Publisher: 美国之音中文网 (Type: NewsMediaOrganization)</text:p>
      <text:p text:style-name="P4">
Published Time: 2023-06-20T21:41:41+08:00</text:p>
      <text:p text:style-name="P4">
Modified Time: 2023-06-20 13:41:41Z</text:p>
      <text:p text:style-name="P4">
Description: 美国华尔街日报星期二（6月20日）援引美国现任及前任官员的消息报道，中国和古巴正就在古巴北部海岸设立一个新的联合军事训练设施进行谈判。该情报在政策制定者和情报分析界引发不同程度的震惊，担心这可能导致在距离美国佛罗里达州仅仅100英里的古巴驻扎中国部队和从事其他安全行动</text:p>
      <text:p text:style-name="P4">
Videos: []</text:p>
      <text:p text:style-name="P4">
Images: []</text:p>
      <text:p text:style-name="P4">
Categories: ['中国', '美洲', '美国']</text:p>
      <text:p text:style-name="P4">
Type: None</text:p>
      <!--METADATA-->
      <text:p text:style-name="P4">
NoneNone</text:p>
      <text:p text:style-name="P4">
Source: <text:a xlink:type="simple" xlink:href="https://www.voachinese.com/a/china-plans-a-new-military-training-facility-in-cuba-20230620/7144831.html" text:style-name="Internet_20_link" text:visited-style-name="Visited_20_Internet_20_Link">
https://www.voachinese.com/a/china-plans-a-new-military-training-facility-in-cuba-20230620/7144831.html</text:a>
</text:p>
      <!--NEWS-->
      <text:h text:style-name="P10" text:outline-level="1">
<text:span text:style-name="T4">
俄防长：乌克兰拟用美英导弹袭击克里米亚</text:span>
</text:h>
      <text:p text:style-name="P4">
Author: 联合早报 (Person)</text:p>
      <text:p text:style-name="P4">
Publisher: 联合早报 (Organization)</text:p>
      <text:p text:style-name="P4">
Published Time: 2023-06-20T22:37</text:p>
      <text:p text:style-name="P4">
Modified Time: 2023-06-20T22:45</text:p>
      <text:p text:style-name="P4">
Description: 俄罗斯指乌克兰正计划用美国和英国的远程导弹袭击俄罗斯控制的克里米亚。国防部长绍伊古说，如果克里米亚遭攻击，俄方将予以还击。路透社报道，绍伊古星期二（6月20日）在一次军事官员会议上...</text:p>
      <text:p text:style-name="P4">
Videos: []</text:p>
      <text:p text:style-name="P4">
Audios: []</text:p>
      <text:p text:style-name="P4">
Images: []</text:p>
      <text:p text:style-name="P4">
Type: NewsArticle</text:p>
      <text:p text:style-name="P4">
Breadcrumbs: ['即时', '国际']</text:p>
      <text:p text:style-name="P4">
Keywords: ['俄罗斯', '乌克兰', '英国', '美国', '俄乌战争']</text:p>
      <!--METADATA-->
      <text:p text:style-name="P4">
俄罗斯指乌克兰正计划用美国和英国的远程导弹袭击俄罗斯控制的克里米亚。</text:p>
      <text:p text:style-name="P4">
国防部长绍伊古说，如果克里米亚遭攻击，俄方将予以还击。</text:p>
      <text:p text:style-name="P4">
路透社报道，绍伊古星期二（6月20日）在一次军事官员会议上说，莫斯科掌握的情报显示，乌克兰计划用美国提供的高机动性多管火箭系统（HIMARS，又称海马斯）和英国提供的“暴风影”（StormShadow）巡航导弹袭击克里米亚。</text:p>
      <text:p text:style-name="P4">
绍伊古说：“在我们的特别军事行动区之外使用这些导弹，意味着美国和英国将完全卷入这场冲突，乌克兰的决策中心会立即受到袭击。”</text:p>
      <text:p text:style-name="P4">
莫斯科去年2月入侵乌克兰东部和南部，却将之称为“特别军事行动”。莫斯科认为它在2014年吞并的克里米亚不属于这次特别军事行动的战争地区。</text:p>
      <text:p text:style-name="P4">
俄罗斯在2014年吞并克里米亚，乌克兰则誓言要在这场战争夺回包括克里米亚半岛在内，所有被俄罗斯占领的领土。</text:p>
      <text:p text:style-name="P4">
绍伊古说，6月4日以来，乌克兰军队对俄罗斯军队的阵地进行了263次攻击。“由于我们部队聪明和无私的行动，所有这些（攻击）都被击退，敌人没有完成目标。”</text:p>
      <text:p text:style-name="P4">
乌克兰称，在反攻的早期阶段已经 <text:a xlink:type="simple" xlink:href="https://www.zaobao.com/news/world/story20230619-1405985" text:style-name="Internet_20_link" text:visited-style-name="Visited_20_Internet_20_Link">
 夺回八个村庄</text:a>
。一名国防官员说，尽管俄军顽强抵抗，但基辅“最大的打击”还在后头。</text:p>
      <text:p text:style-name="P4">
Source: <text:a xlink:type="simple" xlink:href="https://www.zaobao.com.sg/realtime/world/story20230620-1406289" text:style-name="Internet_20_link" text:visited-style-name="Visited_20_Internet_20_Link">
https://www.zaobao.com.sg/realtime/world/story20230620-1406289</text:a>
</text:p>
      <!--NEWS-->
      <text:h text:style-name="P10" text:outline-level="1">
<text:span text:style-name="T4">
乌克兰和英国共同主办乌克兰复苏会议</text:span>
</text:h>
      <text:p text:style-name="P4">
Author: chinese@voanews.com (美国之音)</text:p>
      <text:p text:style-name="P4">
Publisher: 美国之音中文网 (Type: NewsMediaOrganization)</text:p>
      <text:p text:style-name="P4">
Published Time: 2023-06-20T23:02:26+08:00</text:p>
      <text:p text:style-name="P4">
Modified Time: 2023-06-20 15:02:26Z</text:p>
      <text:p text:style-name="P4">
Description: 美国国务卿安东尼·布林肯星期二前往伦敦，在那里他将在乌克兰复苏会议前与英国和乌克兰的同行会面。会议的重点是促进国际支持，帮助乌克兰从俄罗斯入侵的影响中恢复过来。</text:p>
      <text:p text:style-name="P4">
Videos: []</text:p>
      <text:p text:style-name="P4">
Images: []</text:p>
      <text:p text:style-name="P4">
Categories: ['美国', '欧洲', '乌克兰局势']</text:p>
      <text:p text:style-name="P4">
Type: None</text:p>
      <!--METADATA-->
      <text:p text:style-name="P4">
NoneNone</text:p>
      <text:p text:style-name="P4">
Source: <text:a xlink:type="simple" xlink:href="https://www.voachinese.com/a/ukraine-and-britain-are-co-hosting-a-conference-on-ukraine-s-recovery-from-russia-s-invasion-20230620/7145005.html" text:style-name="Internet_20_link" text:visited-style-name="Visited_20_Internet_20_Link">
https://www.voachinese.com/a/ukraine-and-britain-are-co-hosting-a-conference-on-ukraine-s-recovery-from-russia-s-invasion-20230620/7145005.html</text:a>
</text:p>
      <!--NEWS-->
      <text:h text:style-name="P10" text:outline-level="1">
<text:span text:style-name="T4">
布林肯：美国将提出“强有力”援乌方案</text:span>
</text:h>
      <text:p text:style-name="P4">
Author: 联合早报 (Person)</text:p>
      <text:p text:style-name="P4">
Publisher: 联合早报 (Organization)</text:p>
      <text:p text:style-name="P4">
Published Time: 2023-06-20T23:17</text:p>
      <text:p text:style-name="P4">
Modified Time: 2023-06-20T23:17</text:p>
      <text:p text:style-name="P4">
Description: 美国国务卿布林肯说，他星期三（6月21日）将提出对乌克兰的新援助方案，鼓励私人企业投资乌克兰的重建工作。路透社报道，布林肯星期二（20日）在与英国外交部长克莱弗利一起举行的记者会上...</text:p>
      <text:p text:style-name="P4">
Videos: []</text:p>
      <text:p text:style-name="P4">
Audios: []</text:p>
      <text:p text:style-name="P4">
Images: []</text:p>
      <text:p text:style-name="P4">
Type: NewsArticle</text:p>
      <text:p text:style-name="P4">
Breadcrumbs: ['即时', '国际']</text:p>
      <text:p text:style-name="P4">
Keywords: ['美国', '乌克兰', '英国', '布林肯']</text:p>
      <!--METADATA-->
      <text:p text:style-name="P4">
美国国务卿布林肯说，他星期三（6月21日）将提出对乌克兰的新援助方案，鼓励私人企业投资乌克兰的重建工作。</text:p>
      <text:p text:style-name="P4">
路透社报道，布林肯星期二（20日）在与英国外交部长克莱弗利一起举行的记者会上说：“拜登总统说，我们会一直站在乌克兰这边，我们（美英）两国都非常致力于这一点。”</text:p>
      <text:p text:style-name="P4">
他说，美英两国会继续遵守这份承诺，并说将于星期三宣布“新的、强有力的美国援助计划”。</text:p>
      <text:p text:style-name="P4">
乌克兰和英国将在星期三举行为期两天的乌克兰重建会议，来自60多个国家的超过1000名外交官、商界领袖和全球投资者将聚集伦敦，讨论帮助乌克兰重建。</text:p>
      <text:p text:style-name="P4">
布林肯和克莱弗利都强调，这场会议着重于鼓励私企利用自身的资源加快乌克兰的重建，但乌克兰必须做好本分推动改革，世界也必须找出办法，为公司提供战争损失和破坏的保险。</text:p>
      <text:p text:style-name="P4">
乌克兰一名高级官员在会议前说，乌克兰正在寻求高达400亿美元（约538亿新元）的资金，以资助“绿色马歇尔计划”的第一阶段，包括发展无煤钢铁工业。</text:p>
      <text:p text:style-name="P4">
Source: <text:a xlink:type="simple" xlink:href="https://www.zaobao.com.sg/realtime/world/story20230620-1406296" text:style-name="Internet_20_link" text:visited-style-name="Visited_20_Internet_20_Link">
https://www.zaobao.com.sg/realtime/world/story20230620-1406296</text:a>
</text:p>
      <!--NEWS-->
      <text:h text:style-name="P10" text:outline-level="1">
<text:span text:style-name="T4">
专钻美高端芯片出口管制漏洞，深圳黑市出售英伟达顶尖芯片</text:span>
</text:h>
      <text:p text:style-name="P4">
Author: chinese@voanews.com (美国之音)</text:p>
      <text:p text:style-name="P4">
Publisher: 美国之音中文网 (Type: NewsMediaOrganization)</text:p>
      <text:p text:style-name="P4">
Published Time: 2023-06-20T23:37:53+08:00</text:p>
      <text:p text:style-name="P4">
Modified Time: 2023-06-20 15:37:53Z</text:p>
      <text:p text:style-name="P4">
Description: 美国政府对高端电脑芯片的出口限制，迫使中国产生芯片黑市。在中国科技重镇深圳的华强北电子市场的供货商以比原价翻倍的价格出售顶尖的英伟达（Nvidia）人工智能（AI）芯片。</text:p>
      <text:p text:style-name="P4">
Videos: []</text:p>
      <text:p text:style-name="P4">
Images: []</text:p>
      <text:p text:style-name="P4">
Categories: ['中国', '科技']</text:p>
      <text:p text:style-name="P4">
Type: None</text:p>
      <!--METADATA-->
      <text:p text:style-name="P4">
NoneNone</text:p>
      <text:p text:style-name="P4">
Source: <text:a xlink:type="simple" xlink:href="https://www.voachinese.com/a/inside-china-s-underground-market-for-high-end-nvidia-ai-chips-20230620/7144844.html" text:style-name="Internet_20_link" text:visited-style-name="Visited_20_Internet_20_Link">
https://www.voachinese.com/a/inside-china-s-underground-market-for-high-end-nvidia-ai-chips-20230620/7144844.html</text:a>
</text:p>
      <!--NEWS-->
      <text:h text:style-name="P10" text:outline-level="1">
<text:span text:style-name="T4">
东协9月联合军演 改在南纳土纳海举行</text:span>
</text:h>
      <text:p text:style-name="P4">
Publisher: 法新社</text:p>
      <text:p text:style-name="P4">
Published Time: 2023-06-20T3:02:09+00:00</text:p>
      <text:p text:style-name="P4">
Modified Time: 2023-06-20T13:35:03+00:00</text:p>
      <text:p text:style-name="P4">
Description: （法新社雅加达20日电） 印尼军方今天表示，东南亚国家协会（ASEAN）首场联合军事演习已更换地点，避开与中国有主权争端的海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4" text:anchor-type="as-char" svg:width="6.9236in" svg:height="3.617581in" draw:z-index="0">
<draw:image xlink:href="../Images/rficn/2023-06-20T3-02-09-00-00/000000.png" xlink:type="simple" xlink:show="embed" xlink:actuate="onLoad" draw:mime-type="image/png"/>
</draw:frame>
</text:p>
      <text:p text:style-name="P4">
东协军演原定在北纳土纳海（North NatunaSea）举行，印尼把这块海域划为专属经济区，但中国船只偶尔会到那里巡逻。与雅加达政府对质时，中国则搬出所谓的「九段线」，宣称对当地有历史性权利。</text:p>
      <text:p text:style-name="P4">
中国宣称拥有南海大部分海域的主权，不顾印尼、越南、菲律宾、马来西亚等东南亚国家的抗议。</text:p>
      <text:p text:style-name="P4">
印尼军方今天发声明表示，9月18日至25日的东协军演目前订于南纳土纳海（South Natuna Sea）举行，避开有争议的海域。</text:p>
      <text:p text:style-name="P4">
东协成员国曾跟美国、中国举行海军演习，但不曾以东协整个集团举行军演。</text:p>
      <text:p text:style-name="P4">
印尼军方表示，东协轮值主席国印尼与数个东协伙伴进行筹备会议后，做出上述决定，但未公布有哪些国家参与或弃权。</text:p>
      <text:p text:style-name="P4">
东协的中国头号盟邦柬埔寨拒绝证实会参与演习。印尼军方则在今天的声明中表示，东协10国的军事领导人都会参加演习。</text:p>
      <text:p text:style-name="P4">
印尼国军总司令尤多（Yudo Margono）本月稍早告诉记者，演习重点为海事安全和救援，无涉作战行动。</text:p>
      <text:p text:style-name="P4">
Source: <text:a xlink:type="simple" xlink:href="https://www.rfi.fr/cn/%E5%9B%BD%E9%99%85%E6%8A%A5%E9%81%93/20230620-%E4%B8%9C%E5%8D%8F9%E6%9C%88%E8%81%94%E5%90%88%E5%86%9B%E6%BC%94-%E6%94%B9%E5%9C%A8%E5%8D%97%E7%BA%B3%E5%9C%9F%E7%BA%B3%E6%B5%B7%E4%B8%BE%E8%A1%8C" text:style-name="Internet_20_link" text:visited-style-name="Visited_20_Internet_20_Link">
https://www.rfi.fr/cn/%E5%9B%BD%E9%99%85%E6%8A%A5%E9%81%93/20230620-%E4%B8%9C%E5%8D%8F9%E6%9C%88%E8%81%94%E5%90%88%E5%86%9B%E6%BC%94-%E6%94%B9%E5%9C%A8%E5%8D%97%E7%BA%B3%E5%9C%9F%E7%BA%B3%E6%B5%B7%E4%B8%BE%E8%A1%8C</text:a>
</text:p>
      <!--NEWS-->
      <text:h text:style-name="P10" text:outline-level="1">
<text:span text:style-name="T4">
参加铁达尼号探险行动后失联 英富豪哈定热爱冒险拥3项金氏纪录</text:span>
</text:h>
      <text:p text:style-name="P4">
Publisher: 法新社</text:p>
      <text:p text:style-name="P4">
Published Time: 2023-06-20T6:32:09+00:00</text:p>
      <text:p text:style-name="P4">
Modified Time: 2023-06-20T14:05:03+00:00</text:p>
      <text:p text:style-name="P4">
Description: （法新社伦敦20日电） 探索「铁达尼号」残骸的潜水器失联事件引发各界关注。英国航空大亨哈定（Hamish Harding）是潜水器上的5名乘客之一，他平常就热爱探险，个人还拥有3项金氏世界纪录。……</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5" text:anchor-type="as-char" svg:width="6.9236in" svg:height="3.617581in" draw:z-index="0">
<draw:image xlink:href="../Images/rficn/2023-06-20T6-32-09-00-00/000000.png" xlink:type="simple" xlink:show="embed" xlink:actuate="onLoad" draw:mime-type="image/png"/>
</draw:frame>
</text:p>
      <text:p text:style-name="P4">
在2004年成立Action Aviation之前，这位英国富商曾在印度班加罗尔（Bangalore）工作5年，担任1间物流公司的总经理。</text:p>
      <text:p text:style-name="P4">
尽管富比世杂志（Forbes Magazine）并未将哈定列入「亿万富豪俱乐部」，哈定显然仍有足够财力来支持其昂贵的探险嗜好。</text:p>
      <text:p text:style-name="P4">
一年前，他成为首个参加美国亿万富豪贝佐斯（Jeff Bezos）旗下蓝源（Blue Origin）公司第5次载人太空任务的英国人，进行太空旅行。</text:p>
      <text:p text:style-name="P4">
正如哈定在自己的Instagram上所写，「我会抓住所有机会去旅行、打破世界纪录和驾驶喷射机。」 热爱冒险的哈定是3项金氏世界纪录（GuinnessWorld Records）保持人。2019年7月，他以46小时39分38秒完成飞越地球南北极逾4万公里行程，创下环绕地球两极最快纪录。</text:p>
      <text:p text:style-name="P4">
2021年3月，他和另名探险家韦斯柯沃（Victor Vescovo）乘坐潜艇抵达马里亚纳海沟（MarianaTrench）最深处「挑战者深渊」（ChallengerDeep，距地表约1万973公尺），他在此次为期12小时的水下任务最终缔造2项世界纪录，包括全海洋深度下停留的最长时间（4小时15分钟），以及在此深度下行驶的最长距离（约4.5公里）。</text:p>
      <text:p text:style-name="P4">
上周末，哈定在Instagram发文，说他「终于可以自豪地宣布」自己将登上探索铁达尼号残骸的潜水器。</text:p>
      <text:p text:style-name="P4">
1912年4月，当时号称不沉巨轮的铁达尼号从英国南安普敦（Southampton）驶往纽约的处女航途中，在北大西洋撞冰山沉没，船上2200多名乘客与船员中有超过1500人罹难。</text:p>
      <text:p text:style-name="P4">
Source: <text:a xlink:type="simple" xlink:href="https://www.rfi.fr/cn/%E5%9B%BD%E9%99%85%E6%8A%A5%E9%81%93/20230620-%E5%8F%82%E5%8A%A0%E9%93%81%E8%BE%BE%E5%B0%BC%E5%8F%B7%E6%8E%A2%E9%99%A9%E8%A1%8C%E5%8A%A8%E5%90%8E%E5%A4%B1%E8%81%94-%E8%8B%B1%E5%AF%8C%E8%B1%AA%E5%93%88%E5%AE%9A%E7%83%AD%E7%88%B1%E5%86%92%E9%99%A9%E6%8B%A53%E9%A1%B9%E9%87%91%E6%B0%8F%E7%BA%AA%E5%BD%95" text:style-name="Internet_20_link" text:visited-style-name="Visited_20_Internet_20_Link">
https://www.rfi.fr/cn/%E5%9B%BD%E9%99%85%E6%8A%A5%E9%81%93/20230620-%E5%8F%82%E5%8A%A0%E9%93%81%E8%BE%BE%E5%B0%BC%E5%8F%B7%E6%8E%A2%E9%99%A9%E8%A1%8C%E5%8A%A8%E5%90%8E%E5%A4%B1%E8%81%94-%E8%8B%B1%E5%AF%8C%E8%B1%AA%E5%93%88%E5%AE%9A%E7%83%AD%E7%88%B1%E5%86%92%E9%99%A9%E6%8B%A53%E9%A1%B9%E9%87%91%E6%B0%8F%E7%BA%AA%E5%BD%95</text:a>
</text:p>
      <!--NEWS-->
      <text:h text:style-name="P10" text:outline-level="1">
<text:span text:style-name="T4">
世界难民日：在英港人的漫长等待</text:span>
</text:h>
      <text:p text:style-name="P4">
Author: chinese@voanews.com (郑乐捷)</text:p>
      <text:p text:style-name="P4">
Publisher: 美国之音中文网 (Type: NewsMediaOrganization)</text:p>
      <text:p text:style-name="P4">
Published Time: 2023-06-21T00:07:31+08:00</text:p>
      <text:p text:style-name="P4">
Modified Time: 2023-06-20 19:41:25Z</text:p>
      <text:p text:style-name="P4">
Description: 6月20日是世界难民日，今年的主题是“去国离乡的希望”（Hope away from home）。香港近年的政治动荡导致大批港人离开，许多人到了英国申请政治庇护，在等待批准的漫漫长路上，这些在英港人的生活如何，在世界难民日这一天，美国之音带您进入他们的世界。</text:p>
      <text:p text:style-name="P4">
Videos: []</text:p>
      <text:p text:style-name="P4">
Images: []</text:p>
      <text:p text:style-name="P4">
Categories: ['难民问题', '港澳', '人权', '法律']</text:p>
      <text:p text:style-name="P4">
Type: None</text:p>
      <!--METADATA-->
      <text:p text:style-name="P4">
NoneNone</text:p>
      <text:p text:style-name="P4">
Source: <text:a xlink:type="simple" xlink:href="https://www.voachinese.com/a/hong-kong-asylum-seekers-in-uk-part-1-keep-sanity-in-the-long-wait-20230620/7145107.html" text:style-name="Internet_20_link" text:visited-style-name="Visited_20_Internet_20_Link">
https://www.voachinese.com/a/hong-kong-asylum-seekers-in-uk-part-1-keep-sanity-in-the-long-wait-20230620/7145107.html</text:a>
</text:p>
      <!--NEWS-->
      <text:h text:style-name="P10" text:outline-level="1">
<text:span text:style-name="T4">
拜登将以超规格礼遇迎接印度总理莫迪的访问</text:span>
</text:h>
      <text:p text:style-name="P4">
Author: chinese@voanews.com (帕斯里恰)</text:p>
      <text:p text:style-name="P4">
Publisher: 美国之音中文网 (Type: NewsMediaOrganization)</text:p>
      <text:p text:style-name="P4">
Published Time: 2023-06-21T00:24:13+08:00</text:p>
      <text:p text:style-name="P4">
Modified Time: 2023-06-20 16:24:13Z</text:p>
      <text:p text:style-name="P4">
Description: 一个明显的迹象显示，印度对于美国来说越来越重要。白宫将在周四（6月22日）以最隆重的礼仪欢迎印度总理纳伦德拉·莫迪（Narendra Modi）到美国进行正式国事访问，并为他举行国宴。</text:p>
      <text:p text:style-name="P4">
Videos: []</text:p>
      <text:p text:style-name="P4">
Images: []</text:p>
      <text:p text:style-name="P4">
Categories: ['亚太', '美国']</text:p>
      <text:p text:style-name="P4">
Type: None</text:p>
      <!--METADATA-->
      <text:p text:style-name="P4">
NoneNone</text:p>
      <text:p text:style-name="P4">
Source: <text:a xlink:type="simple" xlink:href="https://www.voachinese.com/a/modi-heads-to-us-to-deepen-ties-says-no-doubting-india-s-position-on-ukraine-20230620/7144694.html" text:style-name="Internet_20_link" text:visited-style-name="Visited_20_Internet_20_Link">
https://www.voachinese.com/a/modi-heads-to-us-to-deepen-ties-says-no-doubting-india-s-position-on-ukraine-20230620/7144694.html</text:a>
</text:p>
      <!--NEWS-->
      <text:h text:style-name="P10" text:outline-level="1">
<text:span text:style-name="T4">
拜登称普京动用战术核武的威胁是“真实”的</text:span>
</text:h>
      <text:p text:style-name="P4">
Author: chinese@voanews.com (松仁)</text:p>
      <text:p text:style-name="P4">
Publisher: 美国之音中文网 (Type: NewsMediaOrganization)</text:p>
      <text:p text:style-name="P4">
Published Time: 2023-06-21T00:25:47+07:59</text:p>
      <text:p text:style-name="P4">
Modified Time: 2023-06-20 16:25:47Z</text:p>
      <text:p text:style-name="P4">
Description: 美国总统拜登星期一（6月19日）表示，俄罗斯总统普京使用战术核武的威胁是“真实”的。仅仅在两天前，拜登曾谴责莫斯科在白俄罗斯部署战术核武器，强调普京在白俄罗斯部署战术核武器的行为“绝对不负责任”。</text:p>
      <text:p text:style-name="P4">
Videos: []</text:p>
      <text:p text:style-name="P4">
Images: []</text:p>
      <text:p text:style-name="P4">
Categories: ['美国', '欧洲', '军事', '乌克兰局势']</text:p>
      <text:p text:style-name="P4">
Type: None</text:p>
      <!--METADATA-->
      <text:p text:style-name="P4">
NoneNone</text:p>
      <text:p text:style-name="P4">
Source: <text:a xlink:type="simple" xlink:href="https://www.voachinese.com/a/biden-says-threat-of-putin-using-tactical-nuclear-weapons-is-real-20230620/7144847.html" text:style-name="Internet_20_link" text:visited-style-name="Visited_20_Internet_20_Link">
https://www.voachinese.com/a/biden-says-threat-of-putin-using-tactical-nuclear-weapons-is-real-20230620/7144847.html</text:a>
</text:p>
      <!--NEWS-->
      <text:h text:style-name="P10" text:outline-level="1">
<text:span text:style-name="T4">
民调显示多数澳大利亚人支持台湾抗击中国攻击</text:span>
</text:h>
      <text:p text:style-name="P4">
Author: chinese@voanews.com (美国之音)</text:p>
      <text:p text:style-name="P4">
Publisher: 美国之音中文网 (Type: NewsMediaOrganization)</text:p>
      <text:p text:style-name="P4">
Published Time: 2023-06-21T00:45:35+08:00</text:p>
      <text:p text:style-name="P4">
Modified Time: 2023-06-20 16:45:35Z</text:p>
      <text:p text:style-name="P4">
Description: 澳大利亚时间周三（6月21日）公布的一份民调显示，多数澳大利亚人支持以经济制裁、提供武器或动用海军防止封锁等手段回应中国对台湾的攻击，不过不支持派遣部队参战。</text:p>
      <text:p text:style-name="P4">
Videos: []</text:p>
      <text:p text:style-name="P4">
Images: []</text:p>
      <text:p text:style-name="P4">
Categories: ['亚太', '中国', '台湾', '军事']</text:p>
      <text:p text:style-name="P4">
Type: None</text:p>
      <!--METADATA-->
      <text:p text:style-name="P4">
NoneNone</text:p>
      <text:p text:style-name="P4">
Source: <text:a xlink:type="simple" xlink:href="https://www.voachinese.com/a/australians-say-they-would-support-taiwan-if-china-attacked-with-limits-20230620/7145146.html" text:style-name="Internet_20_link" text:visited-style-name="Visited_20_Internet_20_Link">
https://www.voachinese.com/a/australians-say-they-would-support-taiwan-if-china-attacked-with-limits-20230620/7145146.html</text:a>
</text:p>
      <!--NEWS-->
      <text:h text:style-name="P10" text:outline-level="1">
<text:span text:style-name="T4">
中国爆发停贷风波近一年 多数烂尾楼未复工</text:span>
</text:h>
      <text:p text:style-name="P4">
Author: chinese@voanews.com (高锋)</text:p>
      <text:p text:style-name="P4">
Publisher: 美国之音中文网 (Type: NewsMediaOrganization)</text:p>
      <text:p text:style-name="P4">
Published Time: 2023-06-21T00:48:35+08:00</text:p>
      <text:p text:style-name="P4">
Modified Time: 2023-06-20 16:48:35Z</text:p>
      <text:p text:style-name="P4">
Description: 中国多个省市爆发烂尾楼停供潮接近一年后，大多数相关房地产项目至今无法复工，未能如期交付。有观察人士认为，目前不仅一般老百姓，就连银行也对开发商解决烂尾楼问题失去信心。</text:p>
      <text:p text:style-name="P4">
Videos: []</text:p>
      <text:p text:style-name="P4">
Images: []</text:p>
      <text:p text:style-name="P4">
Categories: ['中国', '经济·金融·贸易']</text:p>
      <text:p text:style-name="P4">
Type: None</text:p>
      <!--METADATA-->
      <text:p text:style-name="P4">
NoneNone</text:p>
      <text:p text:style-name="P4">
Source: <text:a xlink:type="simple" xlink:href="https://www.voachinese.com/a/majority-of-china-s-stalled-residential-projects-yet-to-resume-20230620/7144861.html" text:style-name="Internet_20_link" text:visited-style-name="Visited_20_Internet_20_Link">
https://www.voachinese.com/a/majority-of-china-s-stalled-residential-projects-yet-to-resume-20230620/7144861.html</text:a>
</text:p>
      <!--NEWS-->
      <text:h text:style-name="P10" text:outline-level="1">
<text:span text:style-name="T4">
俄罗斯利用人民币逃避制裁，漏洞现已被堵死</text:span>
</text:h>
      <text:p text:style-name="P4">
Author: chinese@voanews.com (松仁)</text:p>
      <text:p text:style-name="P4">
Publisher: 美国之音中文网 (Type: NewsMediaOrganization)</text:p>
      <text:p text:style-name="P4">
Published Time: 2023-06-21T01:11:39+08:00</text:p>
      <text:p text:style-name="P4">
Modified Time: 2023-06-20 17:11:39Z</text:p>
      <text:p text:style-name="P4">
Description: 俄罗斯因为入侵乌克兰遭到西方国家全面制裁之后曾经利用人民币向美欧的债权人支付信贷款项，以逃避西方的制裁，但是这一漏洞至少已被一家主要的中国金融机构堵死。</text:p>
      <text:p text:style-name="P4">
Videos: []</text:p>
      <text:p text:style-name="P4">
Images: []</text:p>
      <text:p text:style-name="P4">
Categories: ['经济·金融·贸易', '中国']</text:p>
      <text:p text:style-name="P4">
Type: None</text:p>
      <!--METADATA-->
      <text:p text:style-name="P4">
NoneNone</text:p>
      <text:p text:style-name="P4">
Source: <text:a xlink:type="simple" xlink:href="https://www.voachinese.com/a/bank-of-china-restricts-russian-transfers-of-yuan-to-eu-us-20230620/7144853.html" text:style-name="Internet_20_link" text:visited-style-name="Visited_20_Internet_20_Link">
https://www.voachinese.com/a/bank-of-china-restricts-russian-transfers-of-yuan-to-eu-us-20230620/7144853.html</text:a>
</text:p>
      <!--NEWS-->
      <text:h text:style-name="P10" text:outline-level="1">
<text:span text:style-name="T4">
俄罗斯使用无人机空袭基辅和利沃夫等地</text:span>
</text:h>
      <text:p text:style-name="P4">
Author: chinese@voanews.com (美国之音)</text:p>
      <text:p text:style-name="P4">
Publisher: 美国之音中文网 (Type: NewsMediaOrganization)</text:p>
      <text:p text:style-name="P4">
Published Time: 2023-06-21T03:33:14+08:00</text:p>
      <text:p text:style-name="P4">
Modified Time: 2023-06-20 19:33:14Z</text:p>
      <text:p text:style-name="P4">
Description: 乌克兰国防部星期二(6月20日)说，俄罗斯使用35架伊朗制造的“见证者”(Shahed)无人机空袭乌克兰首都基辅以及其他城市，乌军击落了其中的32架。</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russia-targets-kyiv-lviv-in-latest-drone-attacks-20230620/7145420.html" text:style-name="Internet_20_link" text:visited-style-name="Visited_20_Internet_20_Link">
https://www.voachinese.com/a/russia-targets-kyiv-lviv-in-latest-drone-attacks-20230620/7145420.html</text:a>
</text:p>
      <!--NEWS-->
      <text:h text:style-name="P10" text:outline-level="1">
<text:span text:style-name="T4">
乌克兰复仇者系统防御低空  法意SAMP/T反导系统成功部署</text:span>
</text:h>
      <text:p text:style-name="P4">
Author: chinese@voanews.com (刘恩民)</text:p>
      <text:p text:style-name="P4">
Publisher: 美国之音中文网 (Type: Organization)</text:p>
      <text:p text:style-name="P4">
Published Time: 2023-06-21T04:09:01+08:00</text:p>
      <text:p text:style-name="P4">
Modified Time: 2023-06-20 20:09:01Z</text:p>
      <text:p text:style-name="P4">
Description: 随着乌克兰发起反攻，俄罗斯开始大幅增加远程导弹和无人机袭击的打击力度。基辅20日晚间再度遭遇空袭，在周围空域发现并摧毁大约20个敌方目标。在爱国者系统外，美国提供了至少12套复仇者短程防空系统来抵御无人机及巡航导弹，而法国本周也宣布，法意合制的SAMP/T反导弹系统现已在乌克兰成功部署。</text:p>
      <text:p text:style-name="P4">
Videos: []</text:p>
      <text:p text:style-name="P4">
Images: []</text:p>
      <text:p text:style-name="P4">
Categories: ['乌克兰局势', '军事', '每日视频新闻', '社媒-最IN视频']</text:p>
      <text:p text:style-name="P4">
Type: None</text:p>
      <!--METADATA-->
      <text:p text:style-name="P4">
NoneNone</text:p>
      <text:p text:style-name="P4">
Source: <text:a xlink:type="simple" xlink:href="https://www.voachinese.com/a/ukraine-builds-layered-air-defenses-with-aveger-and-samp-t-as-russia-ramps-up-strikes-20230621/7145518.html" text:style-name="Internet_20_link" text:visited-style-name="Visited_20_Internet_20_Link">
https://www.voachinese.com/a/ukraine-builds-layered-air-defenses-with-aveger-and-samp-t-as-russia-ramps-up-strikes-20230621/7145518.html</text:a>
</text:p>
      <!--NEWS-->
      <text:h text:style-name="P10" text:outline-level="1">
<text:span text:style-name="T4">
亨特·拜登与司法部达成控辩协议，就税收和枪支指控认罪</text:span>
</text:h>
      <text:p text:style-name="P4">
Author: chinese@voanews.com (布雷德迈尔)</text:p>
      <text:p text:style-name="P4">
Publisher: 美国之音中文网 (Type: NewsMediaOrganization)</text:p>
      <text:p text:style-name="P4">
Published Time: 2023-06-21T04:09:17+08:00</text:p>
      <text:p text:style-name="P4">
Modified Time: 2023-06-20 21:39:13Z</text:p>
      <text:p text:style-name="P4">
Description: 美国总统乔·拜登的儿子亨特·拜登已与司法部达成协议，就三项联邦税收和枪支指控认罪，他不太可能被判监禁。</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hunter-biden-to-plead-guilty-to-tax-gun-charges-20230620/7145492.html" text:style-name="Internet_20_link" text:visited-style-name="Visited_20_Internet_20_Link">
https://www.voachinese.com/a/hunter-biden-to-plead-guilty-to-tax-gun-charges-20230620/7145492.html</text:a>
</text:p>
      <!--NEWS-->
      <text:h text:style-name="P10" text:outline-level="1">
<text:span text:style-name="T4">
法官决定8月14日开审特朗普机密文件案</text:span>
</text:h>
      <text:p text:style-name="P4">
Author: chinese@voanews.com (布雷德迈尔)</text:p>
      <text:p text:style-name="P4">
Publisher: 美国之音中文网 (Type: NewsMediaOrganization)</text:p>
      <text:p text:style-name="P4">
Published Time: 2023-06-21T04:17:48+08:00</text:p>
      <text:p text:style-name="P4">
Modified Time: 2023-06-20 21:03:32Z</text:p>
      <text:p text:style-name="P4">
Description: 佛罗里达州的一位美国联邦法官星期二(6月20日)将8月14日定为前总统唐纳德·特朗普被控卸任后不当处理机密文件案的开审日。</text:p>
      <text:p text:style-name="P4">
Videos: []</text:p>
      <text:p text:style-name="P4">
Images: []</text:p>
      <text:p text:style-name="P4">
Categories: ['美国', '法律']</text:p>
      <text:p text:style-name="P4">
Type: None</text:p>
      <!--METADATA-->
      <text:p text:style-name="P4">
NoneNone</text:p>
      <text:p text:style-name="P4">
Source: <text:a xlink:type="simple" xlink:href="https://www.voachinese.com/a/judge-sets-august-14-for-start-of-trump-trial-20230620/7145538.html" text:style-name="Internet_20_link" text:visited-style-name="Visited_20_Internet_20_Link">
https://www.voachinese.com/a/judge-sets-august-14-for-start-of-trump-trial-20230620/7145538.html</text:a>
</text:p>
      <!--NEWS-->
      <text:h text:style-name="P10" text:outline-level="1">
<text:span text:style-name="T4">
被控参与中国猎狐行动的三名男子在美国经审判被裁定有罪</text:span>
</text:h>
      <text:p text:style-name="P4">
Author: chinese@voanews.com (美国之音)</text:p>
      <text:p text:style-name="P4">
Publisher: 美国之音中文网 (Type: NewsMediaOrganization)</text:p>
      <text:p text:style-name="P4">
Published Time: 2023-06-21T04:48:57+08:00</text:p>
      <text:p text:style-name="P4">
Modified Time: 2023-06-20 21:01:56Z</text:p>
      <text:p text:style-name="P4">
Description: 周二（6月20日），三名被控参与中国政府“猎狐行动”的男子经审判被裁定有罪。这次审判展现了美国对华盛顿所说的北京“跨国镇压”行动的反击。</text:p>
      <text:p text:style-name="P4">
Videos: []</text:p>
      <text:p text:style-name="P4">
Images: []</text:p>
      <text:p text:style-name="P4">
Categories: ['美中关系', '美国', '人权', '中国', '法律', '编辑推荐']</text:p>
      <text:p text:style-name="P4">
Type: None</text:p>
      <!--METADATA-->
      <text:p text:style-name="P4">
NoneNone</text:p>
      <text:p text:style-name="P4">
Source: <text:a xlink:type="simple" xlink:href="https://www.voachinese.com/a/men-convicted-in-us-trial-that-scrutinized-china-s-operation-fox-hunt-repatriation-campaign-20230620/7145563.html" text:style-name="Internet_20_link" text:visited-style-name="Visited_20_Internet_20_Link">
https://www.voachinese.com/a/men-convicted-in-us-trial-that-scrutinized-china-s-operation-fox-hunt-repatriation-campaign-20230620/7145563.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